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loister Black" svg:font-family="'Cloister Black'" style:font-adornments="Light" style:font-pitch="variable"/>
    <style:font-face style:name="Times VR" svg:font-family="'Times VR'" style:font-adornments="Regular" style:font-pitch="variable"/>
    <style:font-face style:name="Times New Roman" svg:font-family="'Times New Roman'" style:font-family-generic="roman" style:font-pitch="variable"/>
  </office:font-face-decls>
  <office:automatic-styles>
    <style:style style:name="TableParallel" style:family="table" style:master-page-name="">
      <style:table-properties style:page-number="0" table:align="margins"/>
    </style:style>
    <style:style style:name="TableParallel.A" style:family="table-column">
      <style:table-column-properties style:rel-column-width="92*"/>
    </style:style>
    <style:style style:name="TableParallel.B" style:family="table-column">
      <style:table-column-properties style:rel-column-width="100*"/>
    </style:style>
    <style:style style:name="TableParallel.B1" style:family="table-cell">
      <style:table-cell-properties fo:background-color="transparent" fo:padding-left="0in" fo:padding-right="0.04in" fo:padding-top="0in" fo:padding-bottom="0in" fo:border="none">
        <style:background-image/>
      </style:table-cell-properties>
    </style:style>
    <style:style style:name="TableParallel.A1" style:family="table-cell">
      <style:table-cell-properties fo:background-color="transparent" fo:padding-left="0.04in" fo:padding-right="0in" fo:padding-top="0in" fo:padding-bottom="0in" fo:border-left="none" fo:border-right="none" fo:border-top="none" fo:border-bottom="none">
        <style:background-image/>
      </style:table-cell-properties>
    </style:style>
    <style:style style:name="TableKalendar" style:family="table">
      <style:table-properties table:align="margins"/>
    </style:style>
    <style:style style:name="TableKalendar.A" style:family="table-column">
      <style:table-column-properties style:rel-column-width="3832*"/>
    </style:style>
    <style:style style:name="TableKalendar.B" style:family="table-column">
      <style:table-column-properties style:rel-column-width="61703*"/>
    </style:style>
    <style:style style:name="TableKalendar.1" style:family="table-row">
      <style:table-row-properties style:keep-together="false" fo:keep-together="always"/>
    </style:style>
    <style:style style:name="TableKalendar.A1" style:family="table-cell">
      <style:table-cell-properties fo:padding-left="0.04in" fo:padding-right="0.04in" fo:padding-top="0in" fo:padding-bottom="0in" fo:border="none"/>
    </style:style>
    <style:style style:name="TableOccurrence" style:family="table">
      <style:table-properties style:width="3.4in" table:align="center"/>
    </style:style>
    <style:style style:name="TableOccurrence.A" style:family="table-column">
      <style:table-column-properties style:column-width="0.9236in"/>
    </style:style>
    <style:style style:name="TableOccurrence.B" style:family="table-column">
      <style:table-column-properties style:column-width="0.1549in"/>
    </style:style>
    <style:style style:name="TableOccurrence.G" style:family="table-column">
      <style:table-column-properties style:column-width="0.1542in"/>
    </style:style>
    <style:style style:name="TableOccurrence.A1" style:family="table-cell">
      <style:table-cell-properties fo:padding-left="0.0403in" fo:padding-right="0in" fo:padding-top="0.0403in" fo:padding-bottom="0.0403in" fo:border-left="0.0007in solid #000000" fo:border-right="none" fo:border-top="0.0007in solid #000000" fo:border-bottom="0.0007in solid #000000"/>
    </style:style>
    <style:style style:name="TableOccurrence.B1" style:family="table-cell">
      <style:table-cell-properties fo:padding-left="0in" fo:padding-right="0in" fo:padding-top="0.0403in" fo:padding-bottom="0.0403in" fo:border-left="0.0007in solid #000000" fo:border-right="none" fo:border-top="0.0007in solid #000000" fo:border-bottom="0.0007in solid #000000"/>
    </style:style>
    <style:style style:name="TableOccurrence.Q1" style:family="table-cell">
      <style:table-cell-properties fo:padding-left="0in" fo:padding-right="0in" fo:padding-top="0.0403in" fo:padding-bottom="0.0403in" fo:border="0.0007in solid #000000"/>
    </style:style>
    <style:style style:name="TableOccurrence.A2" style:family="table-cell">
      <style:table-cell-properties fo:padding-left="0.0403in" fo:padding-right="0in" fo:padding-top="0.0403in" fo:padding-bottom="0.0403in" fo:border-left="0.0007in solid #000000" fo:border-right="none" fo:border-top="none" fo:border-bottom="0.0007in solid #000000"/>
    </style:style>
    <style:style style:name="TableOccurrence.B2" style:family="table-cell">
      <style:table-cell-properties fo:padding-left="0in" fo:padding-right="0in" fo:padding-top="0.0403in" fo:padding-bottom="0.0403in" fo:border-left="0.0007in solid #000000" fo:border-right="none" fo:border-top="none" fo:border-bottom="0.0007in solid #000000"/>
    </style:style>
    <style:style style:name="TableOccurrence.Q2" style:family="table-cell">
      <style:table-cell-properties fo:padding-left="0in" fo:padding-right="0in" fo:padding-top="0.0403in" fo:padding-bottom="0.0403in" fo:border-left="0.0007in solid #000000" fo:border-right="0.0007in solid #000000" fo:border-top="none" fo:border-bottom="0.0007in solid #000000"/>
    </style:style>
    <style:style style:name="TableOccurrence.A9" style:family="table-cell">
      <style:table-cell-properties fo:padding="0.0403in" fo:border-left="0.0007in solid #000000" fo:border-right="none" fo:border-top="none" fo:border-bottom="0.0007in solid #000000"/>
    </style:style>
    <style:style style:name="TableOccurrence.B9" style:family="table-cell">
      <style:table-cell-properties fo:padding-left="0in" fo:padding-right="0in" fo:padding-top="0.0403in" fo:padding-bottom="0in" fo:border-left="0.0007in solid #000000" fo:border-right="none" fo:border-top="none" fo:border-bottom="0.0007in solid #000000"/>
    </style:style>
    <style:style style:name="TableOccurrence.Q9" style:family="table-cell">
      <style:table-cell-properties fo:padding-left="0in" fo:padding-right="0in" fo:padding-top="0.0403in" fo:padding-bottom="0in" fo:border-left="0.0007in solid #000000" fo:border-right="0.0007in solid #000000" fo:border-top="none" fo:border-bottom="0.0007in solid #000000"/>
    </style:style>
    <style:style style:name="TableConcurrence" style:family="table">
      <style:table-properties style:width="3.4in" table:align="center"/>
    </style:style>
    <style:style style:name="TableConcurrence.A" style:family="table-column">
      <style:table-column-properties style:column-width="2.9403in"/>
    </style:style>
    <style:style style:name="TableConcurrence.B" style:family="table-column">
      <style:table-column-properties style:column-width="0.1549in"/>
    </style:style>
    <style:style style:name="TableConcurrence.D" style:family="table-column">
      <style:table-column-properties style:column-width="0.15in"/>
    </style:style>
    <style:style style:name="TableConcurrence.A1" style:family="table-cell">
      <style:table-cell-properties fo:padding-left="0.0403in" fo:padding-right="0in" fo:padding-top="0.0403in" fo:padding-bottom="0.0403in" fo:border-left="0.0007in solid #000000" fo:border-right="none" fo:border-top="0.0007in solid #000000" fo:border-bottom="0.0007in solid #000000"/>
    </style:style>
    <style:style style:name="TableConcurrence.B1" style:family="table-cell">
      <style:table-cell-properties fo:padding-left="0in" fo:padding-right="0in" fo:padding-top="0.0403in" fo:padding-bottom="0.0403in" fo:border-left="0.0007in solid #000000" fo:border-right="none" fo:border-top="0.0007in solid #000000" fo:border-bottom="0.0007in solid #000000"/>
    </style:style>
    <style:style style:name="TableConcurrence.D1" style:family="table-cell">
      <style:table-cell-properties fo:padding-left="0in" fo:padding-right="0in" fo:padding-top="0.0403in" fo:padding-bottom="0.0403in" fo:border="0.0007in solid #000000"/>
    </style:style>
    <style:style style:name="TableConcurrence.A2" style:family="table-cell">
      <style:table-cell-properties fo:padding-left="0.0403in" fo:padding-right="0in" fo:padding-top="0.0403in" fo:padding-bottom="0.0403in" fo:border-left="0.0007in solid #000000" fo:border-right="none" fo:border-top="none" fo:border-bottom="0.0007in solid #000000"/>
    </style:style>
    <style:style style:name="TableConcurrence.B2" style:family="table-cell">
      <style:table-cell-properties fo:padding-left="0in" fo:padding-right="0in" fo:padding-top="0.0403in" fo:padding-bottom="0.0403in" fo:border-left="0.0007in solid #000000" fo:border-right="none" fo:border-top="none" fo:border-bottom="0.0007in solid #000000"/>
    </style:style>
    <style:style style:name="TableConcurrence.D2" style:family="table-cell">
      <style:table-cell-properties fo:padding-left="0in" fo:padding-right="0in" fo:padding-top="0.0403in" fo:padding-bottom="0.0403in" fo:border-left="0.0007in solid #000000" fo:border-right="0.0007in solid #000000" fo:border-top="none" fo:border-bottom="0.0007in solid #000000"/>
    </style:style>
    <style:style style:name="TableConcurrence.A11" style:family="table-cell">
      <style:table-cell-properties fo:padding="0.0403in" fo:border-left="0.0007in solid #000000" fo:border-right="none" fo:border-top="none" fo:border-bottom="0.0007in solid #000000"/>
    </style:style>
    <style:style style:name="TableConcurrence.B11" style:family="table-cell">
      <style:table-cell-properties fo:padding-left="0in" fo:padding-right="0in" fo:padding-top="0.0403in" fo:padding-bottom="0in" fo:border-left="0.0007in solid #000000" fo:border-right="none" fo:border-top="none" fo:border-bottom="0.0007in solid #000000"/>
    </style:style>
    <style:style style:name="TableConcurrence.D11" style:family="table-cell">
      <style:table-cell-properties fo:padding-left="0in" fo:padding-right="0in" fo:padding-top="0.0403in" fo:padding-bottom="0in" fo:border-left="0.0007in solid #000000" fo:border-right="0.0007in solid #000000" fo:border-top="none" fo:border-bottom="0.0007in solid #000000"/>
    </style:style>
    <style:style style:name="P1" style:family="paragraph" style:parent-style-name="Spacer">
      <style:paragraph-properties fo:break-before="page"/>
    </style:style>
    <style:style style:name="P4" style:family="paragraph" style:parent-style-name="Rubric"/>
    <style:style style:name="P25" style:family="paragraph" style:parent-style-name="BodySm" style:list-style-name="L1"/>
    <style:style style:name="P159" style:family="paragraph" style:parent-style-name="Body">
      <style:paragraph-properties fo:text-align="center" style:justify-single-word="false"/>
    </style:style>
    <style:style style:name="P160" style:family="paragraph" style:parent-style-name="Body">
      <style:paragraph-properties fo:text-align="center" style:justify-single-word="false" fo:hyphenation-ladder-count="no-limit"/>
      <style:text-properties fo:hyphenate="false" fo:hyphenation-remain-char-count="2" fo:hyphenation-push-char-count="2"/>
    </style:style>
    <style:style style:name="P161" style:family="paragraph" style:parent-style-name="Body">
      <style:paragraph-properties fo:text-align="center" style:justify-single-word="false"/>
      <style:text-properties fo:font-weight="bold" style:font-weight-asian="bold" style:font-weight-complex="bold"/>
    </style:style>
    <style:style style:name="P169" style:family="paragraph" style:parent-style-name="Body" style:master-page-name="">
      <style:paragraph-properties fo:text-align="center" style:justify-single-word="false" fo:hyphenation-ladder-count="no-limit" style:page-number="auto"/>
      <style:text-properties fo:font-weight="bold" style:font-weight-asian="bold" style:font-weight-complex="bold" fo:hyphenate="false" fo:hyphenation-remain-char-count="2" fo:hyphenation-push-char-count="2"/>
    </style:style>
    <style:style style:name="P179" style:family="paragraph" style:parent-style-name="Spacer" style:master-page-name="Intro">
      <style:paragraph-properties style:page-number="auto"/>
    </style:style>
    <style:style style:name="P180" style:family="paragraph" style:parent-style-name="Spacer" style:master-page-name="Header_20_Page">
      <style:paragraph-properties style:page-number="1"/>
    </style:style>
    <style:style style:name="P181" style:family="paragraph" style:parent-style-name="Spacer" style:master-page-name="Body">
      <style:paragraph-properties style:page-number="auto"/>
    </style:style>
    <style:style style:name="P182" style:family="paragraph" style:parent-style-name="Spacer" style:master-page-name="Header_20_Page">
      <style:paragraph-properties style:page-number="auto"/>
    </style:style>
    <style:style style:name="P191" style:family="paragraph" style:parent-style-name="Spacer">
      <style:paragraph-properties fo:padding="0in" fo:border-left="none" fo:border-right="none" fo:border-top="none" fo:border-bottom="0.0008in solid #000000" style:shadow="none"/>
    </style:style>
    <style:style style:name="P199" style:family="paragraph" style:parent-style-name="BodySm">
      <style:paragraph-properties fo:text-align="center" style:justify-single-word="false"/>
    </style:style>
    <style:style style:name="P201" style:family="paragraph" style:parent-style-name="BodySm">
      <style:paragraph-properties fo:text-align="center" style:justify-single-word="false"/>
      <style:text-properties fo:font-style="italic" style:font-style-asian="italic" style:font-style-complex="italic"/>
    </style:style>
    <style:style style:name="P203" style:family="paragraph" style:parent-style-name="BodySm">
      <style:paragraph-properties fo:text-align="center" style:justify-single-word="false"/>
      <style:text-properties style:text-position="0% 100%" style:text-rotation-angle="270" style:text-rotation-scale="line-height"/>
    </style:style>
    <style:style style:name="P227" style:family="paragraph" style:parent-style-name="RubricH">
      <style:paragraph-properties fo:text-align="center" style:justify-single-word="false"/>
    </style:style>
    <style:style style:name="T2"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vertical-pos="from-top" style:vertical-rel="page-content" style:horizontal-pos="center" style:horizontal-rel="page-content" fo:padding="0in" fo:border="none" style:shadow="none"/>
    </style:style>
    <style:style style:name="fr2" style:family="graphic" style:parent-style-name="Frame">
      <style:graphic-properties fo:margin-left="0in" fo:margin-right="0in" fo:margin-top="0in" fo:margin-bottom="0in" style:vertical-pos="from-top" style:vertical-rel="page-content" style:horizontal-pos="center" style:horizontal-rel="page-content" fo:background-color="transparent" style:background-transparency="100%" fo:padding="0in" fo:border="none" style:shadow="none">
        <style:background-image/>
        <style:columns fo:column-count="1" fo:column-gap="0in"/>
      </style:graphic-properties>
    </style:style>
    <style:style style:name="fr3" style:family="graphic" style:parent-style-name="Frame">
      <style:graphic-properties style:run-through="foreground" style:wrap="parallel" style:number-wrapped-paragraphs="no-limit" style:vertical-pos="middle" style:vertical-rel="page-content" style:horizontal-pos="center" style:horizontal-rel="page-content" fo:background-color="transparent" style:background-transparency="100%" fo:padding="0in" fo:border="none" style:shadow="none">
        <style:background-image/>
      </style:graphic-properties>
    </style:style>
    <style:style style:name="fr4" style:family="graphic" style:parent-style-name="Frame">
      <style:graphic-properties fo:margin-left="0in" fo:margin-right="0in" fo:margin-top="0in" fo:margin-bottom="0in" style:wrap="none"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wrap="none" style:vertical-pos="top" style:vertical-rel="paragraph-content" style:horizontal-pos="center" style:horizontal-rel="paragraph" fo:background-color="transparent" style:background-transparency="100%" fo:padding="0in" fo:border="none" style:shadow="none">
        <style:background-image/>
      </style:graphic-properties>
    </style:style>
    <style:style style:name="fr6" style:family="graphic" style:parent-style-name="Graphics">
      <style:graphic-properties style:vertical-pos="middle" style:vertical-rel="page-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space-before="0.2in" text:min-label-width="0.1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13"/>
      </text:user-field-decls>
      <text:p text:style-name="P182"/>
      <text:p text:style-name="Head3"><draw:frame text:anchor-type="as-char" svg:width="1354" style:rel-width="100%" svg:height="528" style:rel-height="scale"><draw:image xlink:href="../Images/CS/00_common_of_saints.tif" xlink:type="simple" xlink:show="embed" xlink:actuate="onLoad"/></draw:frame></text:p>
      <text:p text:style-name="Head1NI"/>
      <text:p text:style-name="Head0">Commune Sanctorum</text:p>
      <text:p text:style-name="Spacer"/>
      <text:p text:style-name="P181"/>
      <text:p text:style-name="Body"/>
      <text:p text:style-name="Head3"><draw:frame text:anchor-type="as-char" svg:width="933" style:rel-width="100%" svg:height="170" style:rel-height="scale"><draw:image xlink:href="../Images/separator3.tif" xlink:type="simple" xlink:show="embed" xlink:actuate="onLoad"/></draw:frame></text:p>
      <text:p text:style-name="RubricH"/>
      <text:p text:style-name="Hidden1">Common of Saints</text:p>
      <text:p text:style-name="Hidden2">Apostles</text:p>
      <text:p text:style-name="BkHidden"><text:bookmark text:name="csAp"/></text:p>
      <text:p text:style-name="Head1">Commune Apostolorum</text:p>
      <text:p text:style-name="Head3">(extra Tempus Paschale)</text:p>
      <text:p text:style-name="Head2">ad I Vésperas</text:p>
      <text:p text:style-name="Rubric">Said on Feasts of the 1st class.</text:p>
      <text:p text:style-name="Rubric">Antiphons as in Lauds.</text:p>
      <text:p text:style-name="Rubric">Psalms as in Sunday Vespers, <text:span text:style-name="NonRubric">p. <text:bookmark-ref text:reference-format="page" text:ref-name="PsSuV"/></text:span>, but in the last place Ps. 116, <text:span text:style-name="NonRubric">Laudáte Dóminum, p. <text:bookmark-ref text:reference-format="page" text:ref-name="Ps116"/></text:span>.</text:p>
      <text:p text:style-name="Rubric">Little Chapter &amp; Hymn <text:span text:style-name="NonRubric">Exsúltet orbis gáudiis</text:span> as in Lauds, <text:span text:style-name="NonRubric">p. <text:bookmark-ref text:reference-format="page" text:ref-name="csApLlc"/></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Into all the earth their sound hath gone forth. <text:span text:style-name="VR">R. </text:span>And their words unto the ends of the world.</text:p>
          </table:table-cell>
          <table:table-cell table:style-name="TableParallel.A1" office:value-type="string">
            <text:p text:style-name="BodyL"><text:span text:style-name="VR">V. </text:span>In omnem terram exívit sonus eórum. <text:span text:style-name="VR">R. </text:span>Et in fines orbis terræ verba eórum.</text:p>
          </table:table-cell>
        </table:table-row>
      </table:table>
      <text:p text:style-name="Head3">Magnificat</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For they shall deliver you up * to councils, and shall scourge you in their synagogues, and ye shall be led before kings and governors, for my sake, for a testimony unto them, and unto the gentiles.</text:p>
          </table:table-cell>
          <table:table-cell table:style-name="TableParallel.A1" office:value-type="string">
            <text:p text:style-name="BodyL"><text:span text:style-name="Rubric">Ant. </text:span>Tradent enim vos * in concíliis, et in synagógis suis flagellábunt vos, et ante reges et præsides ducémini propter me in testimónium illis, et géntibus.</text:p>
          </table:table-cell>
        </table:table-row>
      </table:table>
      <text:p text:style-name="Rubric">On Feasts of the 1st class, Compline of Sunday is said.</text:p>
      <text:p text:style-name="BodySm"/>
      <text:p text:style-name="Head2">ad Laudes</text:p>
      <text:p text:style-name="Head3">Psalmi cum Antiphona</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1. </text:span>This is my commandment, * that you love one another, as I have loved you.</text:p>
          </table:table-cell>
          <table:table-cell table:style-name="TableParallel.A1" office:value-type="string">
            <text:p text:style-name="BodyL"><text:span text:style-name="Rubric">Ant 1. </text:span>Hoc est præcéptum meum, * ut diligátis ínvicem, sicut diléxi vos.</text:p>
          </table:table-cell>
        </table:table-row>
      </table:table>
      <text:p text:style-name="Rubric">Psalms as in Sunday Lauds I, <text:span text:style-name="NonRubric">p. <text:bookmark-ref text:reference-format="page" text:ref-name="PsSuL1"/></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2. </text:span>Greater love than this * no man hath, that a man lay down his life for his friends.</text:p>
          </table:table-cell>
          <table:table-cell table:style-name="TableParallel.A1" office:value-type="string">
            <text:p text:style-name="BodyL"><text:span text:style-name="Rubric">Ant 2. </text:span>Majórem caritátem * nemo habet, ut ánimam suam ponat quis pro amícis suis.</text:p>
          </table:table-cell>
        </table:table-row>
        <table:table-row>
          <table:table-cell table:style-name="TableParallel.B1" office:value-type="string">
            <text:p text:style-name="BodyE"><text:span text:style-name="Rubric">Ant 3. </text:span>Ye are my friends, * if ye do the things that I command you, saith the Lord.</text:p>
          </table:table-cell>
          <table:table-cell table:style-name="TableParallel.A1" office:value-type="string">
            <text:p text:style-name="BodyL"><text:span text:style-name="Rubric">Ant 3. </text:span>Vos amíci mei estis, * si fecéritis quæ præcípio vobis, dicit Dóminus.</text:p>
          </table:table-cell>
        </table:table-row>
        <table:table-row>
          <table:table-cell table:style-name="TableParallel.B1" office:value-type="string">
            <text:p text:style-name="BodyE"><text:span text:style-name="Rubric">Ant 4. </text:span>Blessed are the peacemakers, * blessed are the clean of heart; for they shall see God.</text:p>
          </table:table-cell>
          <table:table-cell table:style-name="TableParallel.A1" office:value-type="string">
            <text:p text:style-name="BodyL"><text:span text:style-name="Rubric">Ant 4. </text:span>Beáti pacífici, * beáti mundo corde; quóniam ipsi Deum vidébunt.</text:p>
          </table:table-cell>
        </table:table-row>
        <table:table-row>
          <table:table-cell table:style-name="TableParallel.B1" office:value-type="string">
            <text:p text:style-name="BodyE"><text:span text:style-name="Rubric">Ant 5. </text:span>In your patience * ye shall possess your souls.</text:p>
          </table:table-cell>
          <table:table-cell table:style-name="TableParallel.A1" office:value-type="string">
            <text:p text:style-name="BodyL"><text:span text:style-name="Rubric">Ant 5. </text:span>In patiéntia vestra * possidébitis ánimas vestras.</text:p>
          </table:table-cell>
        </table:table-row>
      </table:table>
      <text:p text:style-name="BkHidden"><text:bookmark text:name="csApLlc"/></text:p>
      <text:p text:style-name="Head3">Capitulum</text:p>
      <text:p text:style-name="RubricHSm"><text:tab/>Eph. 2:19-20</text:p>
      <table:table table:name="Table2399" table:style-name="TableParallel">
        <table:table-column table:style-name="TableParallel.B"/>
        <table:table-column table:style-name="TableParallel.A"/>
        <table:table-row>
          <table:table-cell table:style-name="TableParallel.B1" office:value-type="string">
            <text:p text:style-name="BodyEDrop">BRETHREN: Now you are no more strangers and foreigners; but you are fellow citizens with the Saints, and the domestics of God, built upon the foundation of the Apostles and Prophets, Jesus Christ himself being the chief corner stone.</text:p>
            <text:p text:style-name="BodyE"><text:span text:style-name="VR">R. </text:span>Thanks be to God.</text:p>
          </table:table-cell>
          <table:table-cell table:style-name="TableParallel.A1" office:value-type="string">
            <text:p text:style-name="BodyLDrop">FRATRES Jam non estis hóspites et ádvenæ; sed estis cives Sanctórum et doméstici Dei, superædificáti super fundaméntum Apostolórum et Prophetárum, ipso summo angulári lápide Christo Jesu.</text:p>
            <text:p text:style-name="BodyL"><text:span text:style-name="VR">R. </text:span>Deo grátias.</text:p>
          </table:table-cell>
        </table:table-row>
      </table:table>
      <text:p text:style-name="BkHidden"><text:bookmark text:name="exsultet_orbis_gaudiis"/></text:p>
      <text:p text:style-name="Head3">Hymnus cum Versum</text:p>
      <table:table table:name="Table2399" table:style-name="TableParallel">
        <table:table-column table:style-name="TableParallel.B"/>
        <table:table-column table:style-name="TableParallel.A"/>
        <table:table-row>
          <table:table-cell table:style-name="TableParallel.B1" office:value-type="string">
            <text:p text:style-name="HymnE1"><text:span text:style-name="HymnR">N</text:span>ow let the earth with joy resound,</text:p>
            <text:p text:style-name="HymnE">And highest Heaven re-echo round;</text:p>
            <text:p text:style-name="HymnE">Nor Heaven nor earth too high can raise</text:p>
            <text:p text:style-name="HymnE">The great Apostle’s glorious praise.</text:p>
          </table:table-cell>
          <table:table-cell table:style-name="TableParallel.A1" office:value-type="string">
            <text:p text:style-name="HymnL1"><text:span text:style-name="HymnR">E</text:span>xsúltet orbis gáudiis,</text:p>
            <text:p text:style-name="HymnL">Cælum resúltet láudibus</text:p>
            <text:p text:style-name="HymnL">Apostolórum glóriam</text:p>
            <text:p text:style-name="HymnL">Tellus et astra cóncinunt.</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O</text:span> ye who, throned in glory dread,</text:p>
            <text:p text:style-name="HymnE">Shall judge the living and the dead!</text:p>
            <text:p text:style-name="HymnE">Lights of the world for evermore!</text:p>
            <text:p text:style-name="HymnE">To you the suppliant prayer we pour.</text:p>
          </table:table-cell>
          <table:table-cell table:style-name="TableParallel.A1" office:value-type="string">
            <text:p text:style-name="HymnL"><text:span text:style-name="HymnR">V</text:span>os, sæculórum júdices,</text:p>
            <text:p text:style-name="HymnL">Et vera mundi lúmina,</text:p>
            <text:p text:style-name="HymnL">Votis precámur córdium</text:p>
            <text:p text:style-name="HymnL">Audíte voces súpplicum.</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Y</text:span>e close the sacred gates on high;</text:p>
            <text:p text:style-name="HymnE">At your command apart they fly:</text:p>
            <text:p text:style-name="HymnE">Oh! loose us from the guilty chain</text:p>
            <text:p text:style-name="HymnE">We strive to break, and strive in vain.</text:p>
          </table:table-cell>
          <table:table-cell table:style-name="TableParallel.A1" office:value-type="string">
            <text:p text:style-name="HymnL"><text:span text:style-name="HymnR">Q</text:span>ui templa cæli cláuditis</text:p>
            <text:p text:style-name="HymnL">Serásque verbo sólvitis,</text:p>
            <text:p text:style-name="HymnL">Nos a reátu nóxios</text:p>
            <text:p text:style-name="HymnL">Solvi jubéte, quæsumus.</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S</text:span>ickness and health your voice obey;</text:p>
            <text:p text:style-name="HymnE">At your command they go or stay:</text:p>
            <text:p text:style-name="HymnE">From sin’s disease our souls restore;</text:p>
            <text:p text:style-name="HymnE">In good confirm us more and more.</text:p>
          </table:table-cell>
          <table:table-cell table:style-name="TableParallel.A1" office:value-type="string">
            <text:p text:style-name="HymnL"><text:span text:style-name="HymnR">P</text:span>ræcépta quorum prótinus</text:p>
            <text:p text:style-name="HymnL">Languor salúsque séntiunt,</text:p>
            <text:p text:style-name="HymnL">Sanáte mentes lánguidas,</text:p>
            <text:p text:style-name="HymnL">Augéte nos virtútibus</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S</text:span>o when the world is at its end,</text:p>
            <text:p text:style-name="HymnE">And Christ to Judgment shall descend,</text:p>
            <text:p text:style-name="HymnE">May we be call’d those joys to see</text:p>
            <text:p text:style-name="HymnE">Prepared from all eternity.</text:p>
          </table:table-cell>
          <table:table-cell table:style-name="TableParallel.A1" office:value-type="string">
            <text:p text:style-name="HymnL"><text:span text:style-name="HymnR">U</text:span>t, cum redíbit árbiter</text:p>
            <text:p text:style-name="HymnL">In fine Christus sæculi,</text:p>
            <text:p text:style-name="HymnL">Nos sempitérni gáudii</text:p>
            <text:p text:style-name="HymnL">Concédat esse cómpotes.</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P</text:span>raise to the Father, with the Son,</text:p>
            <text:p text:style-name="HymnE">And Holy Spirit, Three in One;</text:p>
            <text:p text:style-name="HymnE">As ever was in ages past,</text:p>
            <text:p text:style-name="HymnE">And shall be so while ages last. Amen.</text:p>
          </table:table-cell>
          <table:table-cell table:style-name="TableParallel.A1" office:value-type="string">
            <text:p text:style-name="HymnL"><text:span text:style-name="HymnR">P</text:span>atri, simúlque Fílio,</text:p>
            <text:p text:style-name="HymnL">Tibíque, Sancte Spíritus,</text:p>
            <text:p text:style-name="HymnL">Sicut fuit, sit júgiter</text:p>
            <text:p text:style-name="HymnL">Sæclum per omne glória. Amen.</text:p>
          </table:table-cell>
        </table:table-row>
      </table:table>
      <text:p text:style-name="BodySm"><text:span text:style-name="Rubric">Auth. Unk. 10-15th c.<text:tab/>Trans. Fr. E.Caswall</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ey declared the works of God.  <text:span text:style-name="VR">R. </text:span>And understood his doings.</text:p>
          </table:table-cell>
          <table:table-cell table:style-name="TableParallel.A1" office:value-type="string">
            <text:p text:style-name="BodyL"><text:span text:style-name="VR">V. </text:span>Annuntiavérunt ópera Dei.  <text:span text:style-name="VR">R. </text:span>Et facta ejus intellexérunt.</text:p>
          </table:table-cell>
        </table:table-row>
      </table:table>
      <text:p text:style-name="Head3">Benedíctus</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You, who have left * all things, and have followed me, shall receive an hundredfold, and shall possess eternal life.</text:p>
          </table:table-cell>
          <table:table-cell table:style-name="TableParallel.A1" office:value-type="string">
            <text:p text:style-name="BodyL"><text:span text:style-name="Rubric">Ant. </text:span>Vos qui reliquístis * ómnia, et secúti estis me, céntuplum accipiétis, et vitam ætérnam possidébitis.</text:p>
          </table:table-cell>
        </table:table-row>
      </table:table>
      <text:p text:style-name="BodySm"/>
      <text:p text:style-name="BkHidden"><text:bookmark text:name="PsComApLH"/></text:p>
      <text:p text:style-name="Head2">ad Horas</text:p>
      <text:p text:style-name="Rubric">On Feasts of the 1st class, antiphons 1, 2, 3 &amp; 5 from Lauds are used at Prime, Terce, Sext &amp; None, respectively. The psalms are of Sunday; except at Prime, Psalm 53 is said in the first place, in place of Ps 117.</text:p>
      <text:p text:style-name="Rubric">On all other Feasts, psalms and antiphons are of the current feria.</text:p>
      <text:p text:style-name="BodySm"/>
      <text:p text:style-name="Head2">ad Tértiam</text:p>
      <text:p text:style-name="Head3">Capitulum</text:p>
      <text:p text:style-name="RubricHSm"><text:tab/>Eph. 2:19-20</text:p>
      <table:table table:name="Table2399" table:style-name="TableParallel">
        <table:table-column table:style-name="TableParallel.B"/>
        <table:table-column table:style-name="TableParallel.A"/>
        <table:table-row>
          <table:table-cell table:style-name="TableParallel.B1" office:value-type="string">
            <text:p text:style-name="BodyEDrop">BRETHREN: Now you are no more strangers and foreigners; but you are fellow citizens with the Saints, and the domestics of God, built upon the foundation of the Apostles and Prophets, Jesus Christ himself being the chief corner stone.</text:p>
            <text:p text:style-name="BodyE"><text:span text:style-name="VR">R. </text:span>Thanks be to God.</text:p>
          </table:table-cell>
          <table:table-cell table:style-name="TableParallel.A1" office:value-type="string">
            <text:p text:style-name="BodyLDrop">FRATRES Jam non estis hóspites et ádvenæ; sed estis cives Sanctórum et doméstici Dei, superædificáti super fundaméntum Apostolórum et Prophetárum, ipso summo angulári lápide Christo Jesu.</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Into all the earth * Their sound hath gone forth. <text:span text:style-name="VR">R. </text:span>Into all...</text:p>
          </table:table-cell>
          <table:table-cell table:style-name="TableParallel.A1" office:value-type="string">
            <text:p text:style-name="BodyL"><text:span text:style-name="VR">V. </text:span>In omnem terram * Exívit sonus eórum. <text:span text:style-name="VR">R. </text:span>In omnem...</text:p>
          </table:table-cell>
        </table:table-row>
        <table:table-row>
          <table:table-cell table:style-name="TableParallel.B1" office:value-type="string">
            <text:p text:style-name="BodyE"><text:span text:style-name="VR">V. </text:span>And their words unto the ends of the world. <text:span text:style-name="VR">R. </text:span>Their sound hath gone forth.</text:p>
          </table:table-cell>
          <table:table-cell table:style-name="TableParallel.A1" office:value-type="string">
            <text:p text:style-name="BodyL"><text:span text:style-name="VR">V. </text:span>Et in fines orbis terræ verba eórum. <text:span text:style-name="VR">R. </text:span>Exívit sonus eórum.</text:p>
          </table:table-cell>
        </table:table-row>
        <table:table-row>
          <table:table-cell table:style-name="TableParallel.B1" office:value-type="string">
            <text:p text:style-name="BodyE"><text:span text:style-name="VR">V. </text:span>Glory be...Spirit. <text:span text:style-name="VR">R. </text:span>Into all...</text:p>
          </table:table-cell>
          <table:table-cell table:style-name="TableParallel.A1" office:value-type="string">
            <text:p text:style-name="BodyL"><text:span text:style-name="VR">V. </text:span>Glória Patri...Sancto. <text:span text:style-name="VR">R. </text:span>In omnem...</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ou shalt make them princes over all the earth. <text:span text:style-name="VR">R. </text:span>They shall be mindful of thy name, O Lord.</text:p>
          </table:table-cell>
          <table:table-cell table:style-name="TableParallel.A1" office:value-type="string">
            <text:p text:style-name="BodyL"><text:span text:style-name="VR">V. </text:span>Constítues eos príncipes super omnem terram. <text:span text:style-name="VR">R. </text:span>Mémores erunt nóminis tui, Dómine.</text:p>
          </table:table-cell>
        </table:table-row>
      </table:table>
      <text:p text:style-name="BodySm"/>
      <text:p text:style-name="Head2">ad Sextam</text:p>
      <text:p text:style-name="Head3">Capitulum</text:p>
      <text:p text:style-name="RubricHSm"><text:tab/>Acts 5:12</text:p>
      <table:table table:name="Table2399" table:style-name="TableParallel">
        <table:table-column table:style-name="TableParallel.B"/>
        <table:table-column table:style-name="TableParallel.A"/>
        <table:table-row>
          <table:table-cell table:style-name="TableParallel.B1" office:value-type="string">
            <text:p text:style-name="BodyEDrop">AND BY the hands of the Apostles were many signs and wonders wrought among the people.</text:p>
            <text:p text:style-name="BodyE"><text:span text:style-name="VR">R. </text:span>Thanks be to God.</text:p>
          </table:table-cell>
          <table:table-cell table:style-name="TableParallel.A1" office:value-type="string">
            <text:p text:style-name="BodyLDrop">PER MANUS autem Apostolórum fiébant signa et prodígia multa in plebe.</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ou shalt make them princes * Over all the earth. <text:span text:style-name="VR">R. </text:span>Thou shalt...</text:p>
          </table:table-cell>
          <table:table-cell table:style-name="TableParallel.A1" office:value-type="string">
            <text:p text:style-name="BodyL"><text:span text:style-name="VR">V. </text:span>Constítues eos príncipes * Super omnem terram. <text:span text:style-name="VR">R. </text:span>Constítues eos...</text:p>
          </table:table-cell>
        </table:table-row>
        <table:table-row>
          <table:table-cell table:style-name="TableParallel.B1" office:value-type="string">
            <text:p text:style-name="BodyE"><text:span text:style-name="VR">V. </text:span>They shall be mindful of thy name, O Lord. <text:span text:style-name="VR">R. </text:span>Over all the earth.</text:p>
          </table:table-cell>
          <table:table-cell table:style-name="TableParallel.A1" office:value-type="string">
            <text:p text:style-name="BodyL"><text:span text:style-name="VR">V. </text:span>Mémores erunt nóminis tui, Dómine. <text:span text:style-name="VR">R. </text:span>Super omnem terram.</text:p>
          </table:table-cell>
        </table:table-row>
        <table:table-row>
          <table:table-cell table:style-name="TableParallel.B1" office:value-type="string">
            <text:p text:style-name="BodyE"><text:span text:style-name="VR">V. </text:span>Glory be...Spirit. <text:span text:style-name="VR">R. </text:span>Thou shalt...</text:p>
          </table:table-cell>
          <table:table-cell table:style-name="TableParallel.A1" office:value-type="string">
            <text:p text:style-name="BodyL"><text:span text:style-name="VR">V. </text:span>Glória Patri...Sancto. <text:span text:style-name="VR">R. </text:span>Constítues eos...</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Exceedingly honorable are made, thy friends, O God. <text:span text:style-name="VR">R. </text:span>Their principality is exceedingly strengthened.</text:p>
          </table:table-cell>
          <table:table-cell table:style-name="TableParallel.A1" office:value-type="string">
            <text:p text:style-name="BodyL"><text:span text:style-name="VR">V. </text:span>Nimis honoráti sunt, amíci tui, Deus. <text:span text:style-name="VR">R. </text:span>Nimis confortátus est principátus eórum.</text:p>
          </table:table-cell>
        </table:table-row>
      </table:table>
      <text:p text:style-name="BodySm"/>
      <text:p text:style-name="Head2">ad Nonam</text:p>
      <text:p text:style-name="Head3">Capitulum</text:p>
      <text:p text:style-name="RubricHSm"><text:tab/>Acts 5:41</text:p>
      <table:table table:name="Table2399" table:style-name="TableParallel">
        <table:table-column table:style-name="TableParallel.B"/>
        <table:table-column table:style-name="TableParallel.A"/>
        <table:table-row>
          <table:table-cell table:style-name="TableParallel.B1" office:value-type="string">
            <text:p text:style-name="BodyEDrop">THE Apostles went from the presence of the council rejoicing, that they were accounted worthy to suffer reproach for the name of Jesus.</text:p>
            <text:p text:style-name="BodyE"><text:span text:style-name="VR">R. </text:span>Thanks be to God.</text:p>
          </table:table-cell>
          <table:table-cell table:style-name="TableParallel.A1" office:value-type="string">
            <text:p text:style-name="BodyLDrop">IBANT Apóstoli gaudéntes a conspéctu concílii, quóniam digni hábiti sunt pro nómine Jesu contuméliam pati.</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Exceedingly honorable are made, * Thy friends, O God. <text:span text:style-name="VR">R. </text:span>Exceedingly honorable...</text:p>
          </table:table-cell>
          <table:table-cell table:style-name="TableParallel.A1" office:value-type="string">
            <text:p text:style-name="BodyL"><text:span text:style-name="VR">V. </text:span>Nimis honoráti sunt, * Amíci tui, Deus. <text:span text:style-name="VR">R. </text:span>Nimis honoráti...</text:p>
          </table:table-cell>
        </table:table-row>
        <table:table-row>
          <table:table-cell table:style-name="TableParallel.B1" office:value-type="string">
            <text:p text:style-name="BodyE"><text:span text:style-name="VR">V. </text:span>Their principality is exceedingly strengthened. <text:span text:style-name="VR">R. </text:span>Thy friends, O God.</text:p>
          </table:table-cell>
          <table:table-cell table:style-name="TableParallel.A1" office:value-type="string">
            <text:p text:style-name="BodyL"><text:span text:style-name="VR">V. </text:span>Nimis confortátus est principátus eórum. <text:span text:style-name="VR">R. </text:span>Amíci tui, Deus.</text:p>
          </table:table-cell>
        </table:table-row>
        <table:table-row>
          <table:table-cell table:style-name="TableParallel.B1" office:value-type="string">
            <text:p text:style-name="BodyE"><text:span text:style-name="VR">V. </text:span>Glory be...Spirit. <text:span text:style-name="VR">R. </text:span>Exceedingly honorable...</text:p>
          </table:table-cell>
          <table:table-cell table:style-name="TableParallel.A1" office:value-type="string">
            <text:p text:style-name="BodyL"><text:span text:style-name="VR">V. </text:span>Glória Patri...Sancto. <text:span text:style-name="VR">R. </text:span>Nimis honoráti...</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ey declared the works of God.  <text:span text:style-name="VR">R. </text:span>And understood his doings.</text:p>
          </table:table-cell>
          <table:table-cell table:style-name="TableParallel.A1" office:value-type="string">
            <text:p text:style-name="BodyL"><text:span text:style-name="VR">V. </text:span>Annuntiavérunt ópera Dei.  <text:span text:style-name="VR">R. </text:span>Et facta ejus intellexérunt.</text:p>
          </table:table-cell>
        </table:table-row>
      </table:table>
      <text:p text:style-name="BodySm"/>
      <text:p text:style-name="Head2">ad II Vésperas</text:p>
      <text:p text:style-name="BkHidden"><text:bookmark text:name="PsComAp"/></text:p>
      <text:p text:style-name="Head3">Psalmi cum Antiphona</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1. </text:span>This is my commandment, * that you love one another, as I have loved you.</text:p>
          </table:table-cell>
          <table:table-cell table:style-name="TableParallel.A1" office:value-type="string">
            <text:p text:style-name="BodyL"><text:span text:style-name="Rubric">Ant 1. </text:span>Hoc est præcéptum meum, * ut diligátis ínvicem, sicut diléxi vos.</text:p>
          </table:table-cell>
        </table:table-row>
      </table:table>
      <text:p text:style-name="Head2Ps">Psalmus 109. Dixit Dominus</text:p>
      <table:table table:name="Table2399" table:style-name="TableParallel">
        <table:table-column table:style-name="TableParallel.B"/>
        <table:table-column table:style-name="TableParallel.A"/>
        <table:table-row>
          <table:table-cell table:style-name="TableParallel.B1" office:value-type="string">
            <text:p text:style-name="BodyEDrop">THE Lord said to my Lord: * Sit thou at my right hand:</text:p>
          </table:table-cell>
          <table:table-cell table:style-name="TableParallel.A1" office:value-type="string">
            <text:p text:style-name="BodyLDrop">DIXIT Dóminus Dómino meo: * sede a dextris meis:</text:p>
          </table:table-cell>
        </table:table-row>
        <table:table-row>
          <table:table-cell table:style-name="TableParallel.B1" office:value-type="string">
            <text:p text:style-name="BodyEIndent">Until I make thy enemies * thy footstool.</text:p>
          </table:table-cell>
          <table:table-cell table:style-name="TableParallel.A1" office:value-type="string">
            <text:p text:style-name="BodyLIndent">Donec ponam inimícos tuos, * scabéllum pedum tuórum.</text:p>
          </table:table-cell>
        </table:table-row>
        <table:table-row>
          <table:table-cell table:style-name="TableParallel.B1" office:value-type="string">
            <text:p text:style-name="BodyEIndent">The Lord will send forth the sceptre of thy power out of Sion: * rule thou in the midst of thy enemies.</text:p>
          </table:table-cell>
          <table:table-cell table:style-name="TableParallel.A1" office:value-type="string">
            <text:p text:style-name="BodyLIndent">Virgam virtútis tuæ emíttet Dóminus ex Sion: * domináre in médio inimicórum tuórum.</text:p>
          </table:table-cell>
        </table:table-row>
        <table:table-row>
          <table:table-cell table:style-name="TableParallel.B1" office:value-type="string">
            <text:p text:style-name="BodyEIndent">With thee is the principality in the day of thy strength: in the brightness of the saints: * from the womb before the day star I begot thee.</text:p>
          </table:table-cell>
          <table:table-cell table:style-name="TableParallel.A1" office:value-type="string">
            <text:p text:style-name="BodyLIndent">Tecum princípium in die virtútis tuæ in splendóribus sanctórum: * ex útero ante lucíferum génui te.</text:p>
          </table:table-cell>
        </table:table-row>
        <table:table-row>
          <table:table-cell table:style-name="TableParallel.B1" office:value-type="string">
            <text:p text:style-name="BodyEIndent">The Lord hath sworn, and he will not repent: * Thou art a priest for ever according to the order of Melchisedech.</text:p>
          </table:table-cell>
          <table:table-cell table:style-name="TableParallel.A1" office:value-type="string">
            <text:p text:style-name="BodyLIndent">Jurávit Dóminus, et non pœnitébit eum: * Tu es sacérdos in ætérnum secúndum órdinem Melchísedech.</text:p>
          </table:table-cell>
        </table:table-row>
        <table:table-row>
          <table:table-cell table:style-name="TableParallel.B1" office:value-type="string">
            <text:p text:style-name="BodyEIndent">The Lord at thy right hand * hath broken kings in the day of his wrath.</text:p>
          </table:table-cell>
          <table:table-cell table:style-name="TableParallel.A1" office:value-type="string">
            <text:p text:style-name="BodyLIndent">Dóminus a dextris tuis, * confrégit in die iræ suæ reges.</text:p>
          </table:table-cell>
        </table:table-row>
        <table:table-row>
          <table:table-cell table:style-name="TableParallel.B1" office:value-type="string">
            <text:p text:style-name="BodyEIndent">He shall judge among nations, he shall fill ruins: * he shall crush the heads in the land of many.</text:p>
          </table:table-cell>
          <table:table-cell table:style-name="TableParallel.A1" office:value-type="string">
            <text:p text:style-name="BodyLIndent">Judicábit in natiónibus, implébit ruínas: * conquassábit cápita in terra multórum.</text:p>
          </table:table-cell>
        </table:table-row>
        <table:table-row>
          <table:table-cell table:style-name="TableParallel.B1" office:value-type="string">
            <text:p text:style-name="BodyEIndent">He shall drink of the torrent in the way: * therefore shall he lift up the head.</text:p>
          </table:table-cell>
          <table:table-cell table:style-name="TableParallel.A1" office:value-type="string">
            <text:p text:style-name="BodyLIndent">De torrénte in via bibet: * proptérea exaltábit caput.</text:p>
          </table:table-cell>
        </table:table-row>
      </table:table>
      <text:p text:style-name="Spacer"/>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This is my commandment, that you love one another, as I have loved you.</text:p>
          </table:table-cell>
          <table:table-cell table:style-name="TableParallel.A1" office:value-type="string">
            <text:p text:style-name="BodyL"><text:span text:style-name="Rubric">Ant. </text:span>Hoc est præcéptum meum, ut diligátis ínvicem, sicut diléxi vos.</text:p>
          </table:table-cell>
        </table:table-row>
        <table:table-row>
          <table:table-cell table:style-name="TableParallel.B1" office:value-type="string">
            <text:p text:style-name="BodyE"><text:span text:style-name="Rubric">Ant 2. </text:span>Greater love than this * no man hath, that a man lay down his life for his friends.</text:p>
          </table:table-cell>
          <table:table-cell table:style-name="TableParallel.A1" office:value-type="string">
            <text:p text:style-name="BodyL"><text:span text:style-name="Rubric">Ant 2. </text:span>Majórem caritátem * nemo habet, ut ánimam suam ponat quis pro amícis suis.</text:p>
          </table:table-cell>
        </table:table-row>
      </table:table>
      <text:p text:style-name="Head2Ps">Psalmus 112. Laudáte, púeri</text:p>
      <table:table table:name="Table2399" table:style-name="TableParallel">
        <table:table-column table:style-name="TableParallel.B"/>
        <table:table-column table:style-name="TableParallel.A"/>
        <table:table-row>
          <table:table-cell table:style-name="TableParallel.B1" office:value-type="string">
            <text:p text:style-name="BodyEDrop">PRAISE the Lord, ye children: * praise ye the name of the Lord.</text:p>
          </table:table-cell>
          <table:table-cell table:style-name="TableParallel.A1" office:value-type="string">
            <text:p text:style-name="BodyLDrop">LAUDÁTE, púeri, Dóminum: * laudáte nomen Dómini.</text:p>
          </table:table-cell>
        </table:table-row>
        <table:table-row>
          <table:table-cell table:style-name="TableParallel.B1" office:value-type="string">
            <text:p text:style-name="BodyEIndent">Blessed be the name of the Lord, * from henceforth now and for ever.</text:p>
          </table:table-cell>
          <table:table-cell table:style-name="TableParallel.A1" office:value-type="string">
            <text:p text:style-name="BodyLIndent">Sit nomen Dómini benedíctum, * ex hoc nunc, ut usque in sæculum.</text:p>
          </table:table-cell>
        </table:table-row>
        <table:table-row>
          <table:table-cell table:style-name="TableParallel.B1" office:value-type="string">
            <text:p text:style-name="BodyEIndent">From the rising of the sun unto the going down of the same, * the name of the Lord is worthy of praise.</text:p>
          </table:table-cell>
          <table:table-cell table:style-name="TableParallel.A1" office:value-type="string">
            <text:p text:style-name="BodyLIndent">A solis ortu usque ad occásum, * laudábile nomen Dómini.</text:p>
          </table:table-cell>
        </table:table-row>
        <table:table-row>
          <table:table-cell table:style-name="TableParallel.B1" office:value-type="string">
            <text:p text:style-name="BodyEIndent">The Lord is high above all nations; * and his glory above the heavens.</text:p>
          </table:table-cell>
          <table:table-cell table:style-name="TableParallel.A1" office:value-type="string">
            <text:p text:style-name="BodyLIndent">Excélsus super omnes gentes Dóminus, * et super cælos glória ejus.</text:p>
          </table:table-cell>
        </table:table-row>
        <table:table-row>
          <table:table-cell table:style-name="TableParallel.B1" office:value-type="string">
            <text:p text:style-name="BodyEIndent">Who is as the Lord our God, who dwelleth on high: * and looketh down on the low things in heaven and in earth?</text:p>
          </table:table-cell>
          <table:table-cell table:style-name="TableParallel.A1" office:value-type="string">
            <text:p text:style-name="BodyLIndent">Quis sicut Dóminus, Deus noster, qui in altis hábitat, * et humília réspicit in cælo et in terra?</text:p>
          </table:table-cell>
        </table:table-row>
        <table:table-row>
          <table:table-cell table:style-name="TableParallel.B1" office:value-type="string">
            <text:p text:style-name="BodyEIndent">Raising up the needy from the earth, * and lifting up the poor out of the dunghill:</text:p>
          </table:table-cell>
          <table:table-cell table:style-name="TableParallel.A1" office:value-type="string">
            <text:p text:style-name="BodyLIndent">Súscitans a terra ínopem, * et de stércore érigens páuperem:</text:p>
          </table:table-cell>
        </table:table-row>
        <table:table-row>
          <table:table-cell table:style-name="TableParallel.B1" office:value-type="string">
            <text:p text:style-name="BodyEIndent">That he may place him with princes, * with the princes of his people.</text:p>
          </table:table-cell>
          <table:table-cell table:style-name="TableParallel.A1" office:value-type="string">
            <text:p text:style-name="BodyLIndent">Ut cóllocet eum cum princípibus, * cum princípibus pópuli sui.</text:p>
          </table:table-cell>
        </table:table-row>
        <table:table-row>
          <table:table-cell table:style-name="TableParallel.B1" office:value-type="string">
            <text:p text:style-name="BodyEIndent">Who maketh a barren woman to dwell in a house, * the joyful mother of children.</text:p>
          </table:table-cell>
          <table:table-cell table:style-name="TableParallel.A1" office:value-type="string">
            <text:p text:style-name="BodyLIndent">Qui habitáre facit stérilem in domo, * matrem filiórum lætántem.</text:p>
          </table:table-cell>
        </table:table-row>
      </table:table>
      <text:p text:style-name="Spacer"/>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Greater love than this no man hath, that a man lay down his life for his friends.</text:p>
          </table:table-cell>
          <table:table-cell table:style-name="TableParallel.A1" office:value-type="string">
            <text:p text:style-name="BodyL"><text:span text:style-name="Rubric">Ant. </text:span>Majórem caritátem nemo habet, ut ánimam suam ponat quis pro amícis suis.</text:p>
          </table:table-cell>
        </table:table-row>
        <table:table-row>
          <table:table-cell table:style-name="TableParallel.B1" office:value-type="string">
            <text:p text:style-name="BodyE"><text:span text:style-name="Rubric">Ant 3. </text:span>Ye are my friends, * if ye do the things that I command you, saith the Lord.</text:p>
          </table:table-cell>
          <table:table-cell table:style-name="TableParallel.A1" office:value-type="string">
            <text:p text:style-name="BodyL"><text:span text:style-name="Rubric">Ant 3. </text:span>Vos amíci mei estis, * si fecéritis quæ præcípio vobis, dicit Dóminus.</text:p>
          </table:table-cell>
        </table:table-row>
      </table:table>
      <text:p text:style-name="Head2Ps">Psalmus 115. Crédidi</text:p>
      <table:table table:name="Table2399" table:style-name="TableParallel">
        <table:table-column table:style-name="TableParallel.B"/>
        <table:table-column table:style-name="TableParallel.A"/>
        <table:table-row>
          <table:table-cell table:style-name="TableParallel.B1" office:value-type="string">
            <text:p text:style-name="BodyEDrop">I HAVE believed, therefore have I spoken; * but I have been humbled exceedingly.</text:p>
          </table:table-cell>
          <table:table-cell table:style-name="TableParallel.A1" office:value-type="string">
            <text:p text:style-name="BodyLDrop">CRÉDIDI, propter quod locútus sum: * ego autem humiliátus sum nimis.</text:p>
          </table:table-cell>
        </table:table-row>
        <table:table-row>
          <table:table-cell table:style-name="TableParallel.B1" office:value-type="string">
            <text:p text:style-name="BodyEIndent">I said in my excess: * Every man is a liar.</text:p>
          </table:table-cell>
          <table:table-cell table:style-name="TableParallel.A1" office:value-type="string">
            <text:p text:style-name="BodyLIndent">Ego dixi in excéssu meo: * Omnis homo mendax.</text:p>
          </table:table-cell>
        </table:table-row>
        <table:table-row>
          <table:table-cell table:style-name="TableParallel.B1" office:value-type="string">
            <text:p text:style-name="BodyEIndent">What shall I render to the Lord, * for all the things that he hath rendered to me?</text:p>
          </table:table-cell>
          <table:table-cell table:style-name="TableParallel.A1" office:value-type="string">
            <text:p text:style-name="BodyLIndent">Quid retríbuam Dómino, * pro ómnibus, quæ retríbuit mihi?</text:p>
          </table:table-cell>
        </table:table-row>
        <table:table-row>
          <table:table-cell table:style-name="TableParallel.B1" office:value-type="string">
            <text:p text:style-name="BodyEIndent">I will take the chalice of salvation; * and I will call upon the name of the Lord.</text:p>
          </table:table-cell>
          <table:table-cell table:style-name="TableParallel.A1" office:value-type="string">
            <text:p text:style-name="BodyLIndent">Cálicem salutáris accípiam: * et nomen Dómini invocábo.</text:p>
          </table:table-cell>
        </table:table-row>
        <table:table-row>
          <table:table-cell table:style-name="TableParallel.B1" office:value-type="string">
            <text:p text:style-name="BodyEIndent">I will pay my vows to the Lord before all his people: * precious in the sight of the Lord is the death of his saints.</text:p>
          </table:table-cell>
          <table:table-cell table:style-name="TableParallel.A1" office:value-type="string">
            <text:p text:style-name="BodyLIndent">Vota mea Dómino reddam coram omni pópulo ejus: * pretiósa in conspéctu Dómini mors sanctórum ejus:</text:p>
          </table:table-cell>
        </table:table-row>
        <table:table-row>
          <table:table-cell table:style-name="TableParallel.B1" office:value-type="string">
            <text:p text:style-name="BodyEIndent">O Lord, for I am thy servant: * I am thy servant, and the son of thy handmaid.</text:p>
          </table:table-cell>
          <table:table-cell table:style-name="TableParallel.A1" office:value-type="string">
            <text:p text:style-name="BodyLIndent">O Dómine, quia ego servus tuus: * ego servus tuus, et fílius ancíllæ tuæ.</text:p>
          </table:table-cell>
        </table:table-row>
        <table:table-row>
          <table:table-cell table:style-name="TableParallel.B1" office:value-type="string">
            <text:p text:style-name="BodyEIndent">Thou hast broken my bonds: * I will sacrifice to thee the sacrifice of praise, and I will call upon the name of the Lord.</text:p>
          </table:table-cell>
          <table:table-cell table:style-name="TableParallel.A1" office:value-type="string">
            <text:p text:style-name="BodyLIndent">Dirupísti víncula mea: * tibi sacrificábo hóstiam laudis, et nomen Dómini invocábo.</text:p>
          </table:table-cell>
        </table:table-row>
        <table:table-row>
          <table:table-cell table:style-name="TableParallel.B1" office:value-type="string">
            <text:p text:style-name="BodyEIndent">I will pay my vows to the Lord in the sight of all his people: * in the courts of the house of the Lord, in the midst of thee, O Jerusalem.</text:p>
          </table:table-cell>
          <table:table-cell table:style-name="TableParallel.A1" office:value-type="string">
            <text:p text:style-name="BodyLIndent">Vota mea Dómino reddam in conspéctu omnis pópuli ejus: * in átriis domus Dómini, in médio tui, Jerúsalem.</text:p>
          </table:table-cell>
        </table:table-row>
      </table:table>
      <text:p text:style-name="Spacer"/>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Ye are my friends, if ye do the things that I command you, saith the Lord.</text:p>
          </table:table-cell>
          <table:table-cell table:style-name="TableParallel.A1" office:value-type="string">
            <text:p text:style-name="BodyL"><text:span text:style-name="Rubric">Ant. </text:span>Vos amíci mei estis, si fecéritis quæ præcípio vobis, dicit Dóminus.</text:p>
          </table:table-cell>
        </table:table-row>
        <table:table-row>
          <table:table-cell table:style-name="TableParallel.B1" office:value-type="string">
            <text:p text:style-name="BodyE"><text:span text:style-name="Rubric">Ant 4. </text:span>Blessed are the peacemakers, * blessed are the clean of heart; for they shall see God.</text:p>
          </table:table-cell>
          <table:table-cell table:style-name="TableParallel.A1" office:value-type="string">
            <text:p text:style-name="BodyL"><text:span text:style-name="Rubric">Ant 4. </text:span>Beáti pacífici, * beáti mundo corde; quóniam ipsi Deum vidébunt.</text:p>
          </table:table-cell>
        </table:table-row>
      </table:table>
      <text:p text:style-name="Head2Ps">Psalmus 125. In converténdo</text:p>
      <table:table table:name="Table2399" table:style-name="TableParallel">
        <table:table-column table:style-name="TableParallel.B"/>
        <table:table-column table:style-name="TableParallel.A"/>
        <table:table-row>
          <table:table-cell table:style-name="TableParallel.B1" office:value-type="string">
            <text:p text:style-name="BodyEDrop">WHEN the Lord brought back the captivity of Sion, * we became like men comforted.</text:p>
          </table:table-cell>
          <table:table-cell table:style-name="TableParallel.A1" office:value-type="string">
            <text:p text:style-name="BodyLDrop">IN CONVERTÉNDO Dóminus captivitátem Sion: * facti sumus sicut consoláti:</text:p>
          </table:table-cell>
        </table:table-row>
        <table:table-row>
          <table:table-cell table:style-name="TableParallel.B1" office:value-type="string">
            <text:p text:style-name="BodyEIndent">Then was our mouth filled with gladness; * and our tongue with joy.</text:p>
          </table:table-cell>
          <table:table-cell table:style-name="TableParallel.A1" office:value-type="string">
            <text:p text:style-name="BodyLIndent">Tunc replétum est gáudio os nostrum: * et lingua nostra exsultatióne.</text:p>
          </table:table-cell>
        </table:table-row>
        <table:table-row>
          <table:table-cell table:style-name="TableParallel.B1" office:value-type="string">
            <text:p text:style-name="BodyEIndent">Then shall they say among the Gentiles: * The Lord hath done great things for them.</text:p>
          </table:table-cell>
          <table:table-cell table:style-name="TableParallel.A1" office:value-type="string">
            <text:p text:style-name="BodyLIndent">Tunc dicent inter gentes: * Magnificávit Dóminus fácere cum eis.</text:p>
          </table:table-cell>
        </table:table-row>
        <table:table-row>
          <table:table-cell table:style-name="TableParallel.B1" office:value-type="string">
            <text:p text:style-name="BodyEIndent">The Lord hath done great things for us: * we are become joyful.</text:p>
          </table:table-cell>
          <table:table-cell table:style-name="TableParallel.A1" office:value-type="string">
            <text:p text:style-name="BodyLIndent">Magnificávit Dóminus fácere nobíscum: * facti sumus lætántes.</text:p>
          </table:table-cell>
        </table:table-row>
        <table:table-row>
          <table:table-cell table:style-name="TableParallel.B1" office:value-type="string">
            <text:p text:style-name="BodyEIndent">Turn again our captivity, O Lord, * as a stream in the south.</text:p>
          </table:table-cell>
          <table:table-cell table:style-name="TableParallel.A1" office:value-type="string">
            <text:p text:style-name="BodyLIndent">Convérte, Dómine, captivitátem nostram, * sicut torrens in Austro.</text:p>
          </table:table-cell>
        </table:table-row>
        <table:table-row>
          <table:table-cell table:style-name="TableParallel.B1" office:value-type="string">
            <text:p text:style-name="BodyEIndent">They that sow in tears * shall reap in joy.</text:p>
          </table:table-cell>
          <table:table-cell table:style-name="TableParallel.A1" office:value-type="string">
            <text:p text:style-name="BodyLIndent">Qui séminant in lácrimis, * in exsultatióne metent.</text:p>
          </table:table-cell>
        </table:table-row>
        <table:table-row>
          <table:table-cell table:style-name="TableParallel.B1" office:value-type="string">
            <text:p text:style-name="BodyEIndent">Going they went and wept, * casting their seeds.</text:p>
          </table:table-cell>
          <table:table-cell table:style-name="TableParallel.A1" office:value-type="string">
            <text:p text:style-name="BodyLIndent">Eúntes ibant et flebant, * mitténtes sémina sua.</text:p>
          </table:table-cell>
        </table:table-row>
        <table:table-row>
          <table:table-cell table:style-name="TableParallel.B1" office:value-type="string">
            <text:p text:style-name="BodyEIndent">But coming they shall come with joyfulness, * carrying their sheaves.</text:p>
          </table:table-cell>
          <table:table-cell table:style-name="TableParallel.A1" office:value-type="string">
            <text:p text:style-name="BodyLIndent">Veniéntes autem vénient cum exsultatióne, * portántes manípulos suos.</text:p>
          </table:table-cell>
        </table:table-row>
      </table:table>
      <text:p text:style-name="Spacer"/>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Blessed are the peacemakers, blessed are the clean of heart; for they shall see God.</text:p>
          </table:table-cell>
          <table:table-cell table:style-name="TableParallel.A1" office:value-type="string">
            <text:p text:style-name="BodyL"><text:span text:style-name="Rubric">Ant. </text:span>Beáti pacífici, beáti mundo corde; quóniam ipsi Deum vidébunt.</text:p>
          </table:table-cell>
        </table:table-row>
        <table:table-row>
          <table:table-cell table:style-name="TableParallel.B1" office:value-type="string">
            <text:p text:style-name="BodyE"><text:span text:style-name="Rubric">Ant 5. </text:span>In your patience * ye shall possess your souls.</text:p>
          </table:table-cell>
          <table:table-cell table:style-name="TableParallel.A1" office:value-type="string">
            <text:p text:style-name="BodyL"><text:span text:style-name="Rubric">Ant 5. </text:span>In patiéntia vestra * possidébitis ánimas vestras.</text:p>
          </table:table-cell>
        </table:table-row>
      </table:table>
      <text:p text:style-name="Head2Ps">Psalmus 138 i. Dómine, probásti</text:p>
      <table:table table:name="Table2399" table:style-name="TableParallel">
        <table:table-column table:style-name="TableParallel.B"/>
        <table:table-column table:style-name="TableParallel.A"/>
        <table:table-row>
          <table:table-cell table:style-name="TableParallel.B1" office:value-type="string">
            <text:p text:style-name="BodyEDrop">LORD, thou hast proved me, and known me: * thou hast known my sitting down, and my rising up.</text:p>
          </table:table-cell>
          <table:table-cell table:style-name="TableParallel.A1" office:value-type="string">
            <text:p text:style-name="BodyLDrop">DÓMINE, probásti me, et cognovísti me: * tu cognovísti sessiónem meam, et resurrectiónem meam.</text:p>
          </table:table-cell>
        </table:table-row>
        <table:table-row>
          <table:table-cell table:style-name="TableParallel.B1" office:value-type="string">
            <text:p text:style-name="BodyEIndent">Thou hast understood my thoughts afar off: * my path and my line thou hast searched out.</text:p>
          </table:table-cell>
          <table:table-cell table:style-name="TableParallel.A1" office:value-type="string">
            <text:p text:style-name="BodyLIndent">Intellexísti cogitatiónes meas de longe: * sémitam meam, et funículum meum investigásti.</text:p>
          </table:table-cell>
        </table:table-row>
        <table:table-row>
          <table:table-cell table:style-name="TableParallel.B1" office:value-type="string">
            <text:p text:style-name="BodyEIndent">And thou hast foreseen all my ways: * for there is no speech in my tongue.</text:p>
          </table:table-cell>
          <table:table-cell table:style-name="TableParallel.A1" office:value-type="string">
            <text:p text:style-name="BodyLIndent">Et omnes vias meas prævidísti: * quia non est sermo in lingua mea.</text:p>
          </table:table-cell>
        </table:table-row>
        <table:table-row>
          <table:table-cell table:style-name="TableParallel.B1" office:value-type="string">
            <text:p text:style-name="BodyEIndent">Behold, O Lord, thou hast known all things, the last and those of old: * thou hast formed me, and hast laid thy hand upon me.</text:p>
          </table:table-cell>
          <table:table-cell table:style-name="TableParallel.A1" office:value-type="string">
            <text:p text:style-name="BodyLIndent">Ecce, Dómine, tu cognovísti ómnia novíssima, et antíqua: * tu formásti me, et posuísti super me manum tuam.</text:p>
          </table:table-cell>
        </table:table-row>
        <table:table-row>
          <table:table-cell table:style-name="TableParallel.B1" office:value-type="string">
            <text:p text:style-name="BodyEIndent">Thy knowledge is become wonderful to me: * it is high, and I cannot reach to it.</text:p>
          </table:table-cell>
          <table:table-cell table:style-name="TableParallel.A1" office:value-type="string">
            <text:p text:style-name="BodyLIndent">Mirábilis facta est sciéntia tua ex me: * confortáta est, et non pótero ad eam.</text:p>
          </table:table-cell>
        </table:table-row>
        <table:table-row>
          <table:table-cell table:style-name="TableParallel.B1" office:value-type="string">
            <text:p text:style-name="BodyEIndent">Whither shall I go from thy spirit? * or whither shall I flee from thy face?</text:p>
          </table:table-cell>
          <table:table-cell table:style-name="TableParallel.A1" office:value-type="string">
            <text:p text:style-name="BodyLIndent">Quo ibo a spíritu tuo? * et quo a fácie tua fúgiam?</text:p>
          </table:table-cell>
        </table:table-row>
        <table:table-row>
          <table:table-cell table:style-name="TableParallel.B1" office:value-type="string">
            <text:p text:style-name="BodyEIndent">If I ascend into heaven, thou art there: * if I descend into hell, thou art present.</text:p>
          </table:table-cell>
          <table:table-cell table:style-name="TableParallel.A1" office:value-type="string">
            <text:p text:style-name="BodyLIndent">Si ascéndero in cælum, tu illic es: * si descéndero in inférnum, ades.</text:p>
          </table:table-cell>
        </table:table-row>
        <table:table-row>
          <table:table-cell table:style-name="TableParallel.B1" office:value-type="string">
            <text:p text:style-name="BodyEIndent">If I take my wings early in the morning, * and dwell in the uttermost parts of the sea:</text:p>
          </table:table-cell>
          <table:table-cell table:style-name="TableParallel.A1" office:value-type="string">
            <text:p text:style-name="BodyLIndent">Si súmpsero pennas meas dilúculo, * et habitávero in extrémis maris:</text:p>
          </table:table-cell>
        </table:table-row>
        <table:table-row>
          <table:table-cell table:style-name="TableParallel.B1" office:value-type="string">
            <text:p text:style-name="BodyEIndent">Even there also shall thy hand lead me: * and thy right hand shall hold me.</text:p>
          </table:table-cell>
          <table:table-cell table:style-name="TableParallel.A1" office:value-type="string">
            <text:p text:style-name="BodyLIndent">Étenim illuc manus tua dedúcet me: * et tenébit me déxtera tua.</text:p>
          </table:table-cell>
        </table:table-row>
        <table:table-row>
          <table:table-cell table:style-name="TableParallel.B1" office:value-type="string">
            <text:p text:style-name="BodyEIndent">And I said: Perhaps darkness shall cover me: * and night shall be my light in my pleasures.</text:p>
          </table:table-cell>
          <table:table-cell table:style-name="TableParallel.A1" office:value-type="string">
            <text:p text:style-name="BodyLIndent">Et dixi: Fórsitan ténebræ conculcábunt me: * et nox illuminátio mea in delíciis meis.</text:p>
          </table:table-cell>
        </table:table-row>
        <table:table-row>
          <table:table-cell table:style-name="TableParallel.B1" office:value-type="string">
            <text:p text:style-name="BodyEIndent">But darkness shall not be dark to thee, and night shall be light as the day: * the darkness thereof, and the light thereof are alike to thee.</text:p>
          </table:table-cell>
          <table:table-cell table:style-name="TableParallel.A1" office:value-type="string">
            <text:p text:style-name="BodyLIndent">Quia ténebræ non obscurabúntur a te, et nox sicut dies illuminábitur: * sicut ténebræ ejus, ita et lumen ejus.</text:p>
          </table:table-cell>
        </table:table-row>
        <table:table-row>
          <table:table-cell table:style-name="TableParallel.B1" office:value-type="string">
            <text:p text:style-name="BodyEIndent">For thou hast possessed my reins: * thou hast protected me from my mother’s womb.</text:p>
          </table:table-cell>
          <table:table-cell table:style-name="TableParallel.A1" office:value-type="string">
            <text:p text:style-name="BodyLIndent">Quia tu possedísti renes meos: * suscepísti me de útero matris meæ.</text:p>
          </table:table-cell>
        </table:table-row>
        <table:table-row>
          <table:table-cell table:style-name="TableParallel.B1" office:value-type="string">
            <text:p text:style-name="BodyEIndent">I will praise thee, for thou art fearfully magnified: * wonderful are thy works, and my soul knoweth right well.</text:p>
          </table:table-cell>
          <table:table-cell table:style-name="TableParallel.A1" office:value-type="string">
            <text:p text:style-name="BodyLIndent">Confitébor tibi quia terribíliter magnificátus es: * mirabília ópera tua, et ánima mea cognóscit nimis.</text:p>
          </table:table-cell>
        </table:table-row>
        <table:table-row>
          <table:table-cell table:style-name="TableParallel.B1" office:value-type="string">
            <text:p text:style-name="BodyEIndent">My bone is not hidden from thee, which thou hast made in secret: * and my substance in the lower parts of the earth.</text:p>
          </table:table-cell>
          <table:table-cell table:style-name="TableParallel.A1" office:value-type="string">
            <text:p text:style-name="BodyLIndent">Non est occultátum os meum a te, quod fecísti in occúlto: * et substántia mea in inferióribus terræ.</text:p>
          </table:table-cell>
        </table:table-row>
        <table:table-row>
          <table:table-cell table:style-name="TableParallel.B1" office:value-type="string">
            <text:p text:style-name="BodyEIndent">Thy eyes did see my imperfect being, and in thy book all shall be written: * days shall be formed, and no one in them.</text:p>
          </table:table-cell>
          <table:table-cell table:style-name="TableParallel.A1" office:value-type="string">
            <text:p text:style-name="BodyLIndent">Imperféctum meum vidérunt óculi tui, et in libro tuo omnes scribéntur: * dies formabúntur, et nemo in eis.</text:p>
          </table:table-cell>
        </table:table-row>
        <table:table-row>
          <table:table-cell table:style-name="TableParallel.B1" office:value-type="string">
            <text:p text:style-name="BodyEIndent">But to me thy friends, O God, are made exceedingly honourable: * their principality is exceedingly strengthened.</text:p>
          </table:table-cell>
          <table:table-cell table:style-name="TableParallel.A1" office:value-type="string">
            <text:p text:style-name="BodyLIndent">Mihi autem nimis honorificáti sunt amíci tui, Deus: * nimis confortátus est principátus eórum.</text:p>
          </table:table-cell>
        </table:table-row>
        <table:table-row>
          <table:table-cell table:style-name="TableParallel.B1" office:value-type="string">
            <text:p text:style-name="BodyEIndent">I will number them, and they shall be multiplied above the sand: * I rose up and am still with thee.</text:p>
          </table:table-cell>
          <table:table-cell table:style-name="TableParallel.A1" office:value-type="string">
            <text:p text:style-name="BodyLIndent">Dinumerábo eos, et super arénam multiplicabúntur: * exsurréxi, et adhuc sum tecum.</text:p>
          </table:table-cell>
        </table:table-row>
        <table:table-row>
          <table:table-cell table:style-name="TableParallel.B1" office:value-type="string">
            <text:p text:style-name="BodyEIndent">If thou wilt kill the wicked, O God: * ye men of blood, depart from me:</text:p>
          </table:table-cell>
          <table:table-cell table:style-name="TableParallel.A1" office:value-type="string">
            <text:p text:style-name="BodyLIndent">Si occíderis, Deus, peccatóres: * viri sánguinum, declináte a me:</text:p>
          </table:table-cell>
        </table:table-row>
        <table:table-row>
          <table:table-cell table:style-name="TableParallel.B1" office:value-type="string">
            <text:p text:style-name="BodyEIndent">Because you say in thought: * They shall receive thy cities in vain.</text:p>
          </table:table-cell>
          <table:table-cell table:style-name="TableParallel.A1" office:value-type="string">
            <text:p text:style-name="BodyLIndent">Quia dícitis in cogitatióne: * Accípient in vanitáte civitátes tuas.</text:p>
          </table:table-cell>
        </table:table-row>
        <table:table-row>
          <table:table-cell table:style-name="TableParallel.B1" office:value-type="string">
            <text:p text:style-name="BodyEIndent">Have I not hated them, O Lord, that hated thee: * and pined away because of thy enemies?</text:p>
          </table:table-cell>
          <table:table-cell table:style-name="TableParallel.A1" office:value-type="string">
            <text:p text:style-name="BodyLIndent">Nonne qui odérunt te, Dómine, óderam? * et super inimícos tuos tabescébam?</text:p>
          </table:table-cell>
        </table:table-row>
        <table:table-row>
          <table:table-cell table:style-name="TableParallel.B1" office:value-type="string">
            <text:p text:style-name="BodyEIndent">I have hated them with a perfect hatred: * and they are become enemies to me.</text:p>
          </table:table-cell>
          <table:table-cell table:style-name="TableParallel.A1" office:value-type="string">
            <text:p text:style-name="BodyLIndent">Perfécto ódio óderam illos: * et inimíci facti sunt mihi.</text:p>
          </table:table-cell>
        </table:table-row>
        <table:table-row>
          <table:table-cell table:style-name="TableParallel.B1" office:value-type="string">
            <text:p text:style-name="BodyEIndent">Prove me, O God, and know my heart: * examine me, and know my paths.</text:p>
          </table:table-cell>
          <table:table-cell table:style-name="TableParallel.A1" office:value-type="string">
            <text:p text:style-name="BodyLIndent">Proba me, Deus, et scito cor meum: * intérroga me, et cognósce sémitas meas.</text:p>
          </table:table-cell>
        </table:table-row>
        <table:table-row>
          <table:table-cell table:style-name="TableParallel.B1" office:value-type="string">
            <text:p text:style-name="BodyEIndent">And see if there be in me the way of iniquity: * and lead me in the eternal way.</text:p>
          </table:table-cell>
          <table:table-cell table:style-name="TableParallel.A1" office:value-type="string">
            <text:p text:style-name="BodyLIndent">Et vide, si via iniquitátis in me est: * et deduc me in via ætérna.</text:p>
          </table:table-cell>
        </table:table-row>
      </table:table>
      <text:p text:style-name="Spacer"/>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In your patience ye shall possess your souls.</text:p>
          </table:table-cell>
          <table:table-cell table:style-name="TableParallel.A1" office:value-type="string">
            <text:p text:style-name="BodyL"><text:span text:style-name="Rubric">Ant. </text:span>In patiéntia vestra possidébitis ánimas vestras.</text:p>
          </table:table-cell>
        </table:table-row>
      </table:table>
      <text:p text:style-name="Head3">Capitulum</text:p>
      <text:p text:style-name="RubricHSm"><text:tab/>Eph. 2:19-20</text:p>
      <table:table table:name="Table2399" table:style-name="TableParallel">
        <table:table-column table:style-name="TableParallel.B"/>
        <table:table-column table:style-name="TableParallel.A"/>
        <table:table-row>
          <table:table-cell table:style-name="TableParallel.B1" office:value-type="string">
            <text:p text:style-name="BodyEDrop">BRETHREN: Now you are no more strangers and foreigners; but you are fellow citizens with the Saints, and the domestics of God, built upon the foundation of the Apostles and Prophets, Jesus Christ himself being the chief corner stone.</text:p>
            <text:p text:style-name="BodyE"><text:span text:style-name="VR">R. </text:span>Thanks be to God.</text:p>
          </table:table-cell>
          <table:table-cell table:style-name="TableParallel.A1" office:value-type="string">
            <text:p text:style-name="BodyLDrop">FRATRES Jam non estis hóspites et ádvenæ; sed estis cives Sanctórum et doméstici Dei, superædificáti super fundaméntum Apostolórum et Prophetárum, ipso summo angulári lápide Christo Jesu.</text:p>
            <text:p text:style-name="BodyL"><text:span text:style-name="VR">R. </text:span>Deo grátias.</text:p>
          </table:table-cell>
        </table:table-row>
      </table:table>
      <text:p text:style-name="Rubric">Hymn <text:span text:style-name="NonRubric">Exsúltet orbis gáudiis</text:span> as in Lauds, <text:span text:style-name="NonRubric">p. <text:bookmark-ref text:reference-format="page" text:ref-name="exsultet_orbis_gaudiis"/></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ey declared the works of God.  <text:span text:style-name="VR">R. </text:span>And understood his doings.</text:p>
          </table:table-cell>
          <table:table-cell table:style-name="TableParallel.A1" office:value-type="string">
            <text:p text:style-name="BodyL"><text:span text:style-name="VR">V. </text:span>Annuntiavérunt ópera Dei.  <text:span text:style-name="VR">R. </text:span>Et facta ejus intellexérunt.</text:p>
          </table:table-cell>
        </table:table-row>
      </table:table>
      <text:p text:style-name="Head3">Magnificat</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Be ye valiant * in war, and fight with the old serpent, and ye shall receive an everlasting kingdom, alleluia.</text:p>
          </table:table-cell>
          <table:table-cell table:style-name="TableParallel.A1" office:value-type="string">
            <text:p text:style-name="BodyL"><text:span text:style-name="Rubric">Ant. </text:span>Estóte fortes * in bello et pugnáte cum antíquo serpénte: et accipiétis regnum ætérnum, allelúja.</text:p>
          </table:table-cell>
        </table:table-row>
      </table:table>
      <text:p text:style-name="Rubric">On Feasts of the 1st or 2nd class, Compline of Sunday is said; on Feasts of the 3rd class, Compline of the feria is said.</text:p>
      <text:p text:style-name="Body"/>
      <text:p text:style-name="Head3"><draw:frame text:anchor-type="as-char" svg:width="933" style:rel-width="100%" svg:height="170" style:rel-height="scale"><draw:image xlink:href="../Images/separator3.tif" xlink:type="simple" xlink:show="embed" xlink:actuate="onLoad"/></draw:frame></text:p>
      <text:p text:style-name="RubricH"/>
      <text:p text:style-name="Hidden1">Common of Saints</text:p>
      <text:p text:style-name="Hidden2">Apostles/Martyrs PT</text:p>
      <text:p text:style-name="BkHidden"><text:bookmark text:name="csApPT"/></text:p>
      <text:p text:style-name="Head1">Commune Apostolorum aut Martyrum PT</text:p>
      <text:p text:style-name="Head3">Tempore Paschali</text:p>
      <text:p text:style-name="Head2">Oratio</text:p>
      <text:p text:style-name="Rubric">For a Martyr Pope, prayer as in Common of Supreme Pontiff, <text:span text:style-name="NonRubric">p. <text:bookmark-ref text:reference-format="page" text:ref-name="csPope"/></text:span></text:p>
      <text:p text:style-name="Rubric">For One Martyr, prayer as in Common of One Martyr, <text:span text:style-name="NonRubric">p. <text:bookmark-ref text:reference-format="page" text:ref-name="csM"/></text:span></text:p>
      <text:p text:style-name="Rubric">For Several Martyrs, prayer as in Common of Several Martyrs, <text:span text:style-name="NonRubric">p. <text:bookmark-ref text:reference-format="page" text:ref-name="csMm"/></text:span></text:p>
      <text:p text:style-name="Head2">ad I Vésperas</text:p>
      <text:p text:style-name="Rubric">Said on Feasts of the 1st class.</text:p>
      <text:p text:style-name="Rubric">Antiphons as in Lauds.</text:p>
      <text:p text:style-name="Rubric">Psalms as in Sunday Vespers, <text:span text:style-name="NonRubric">p. <text:bookmark-ref text:reference-format="page" text:ref-name="PsSuV"/></text:span>, but in the last place Ps. 116, <text:span text:style-name="NonRubric">Laudáte Dóminum, p. <text:bookmark-ref text:reference-format="page" text:ref-name="Ps116"/></text:span>.</text:p>
      <text:p text:style-name="Rubric">Little Chapter &amp; Hymn <text:span text:style-name="NonRubric">Exsúltet orbis gáudiis</text:span> as in II Vespers, <text:span text:style-name="NonRubric">p. <text:bookmark-ref text:reference-format="page" text:ref-name="csApPTVlc"/></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O ye holy and just ones, rejoice in the Lord.  Alleluia. <text:span text:style-name="VR">R. </text:span>God hath chosen you unto himself for an inheritance. Alleluia.</text:p>
          </table:table-cell>
          <table:table-cell table:style-name="TableParallel.A1" office:value-type="string">
            <text:p text:style-name="BodyL"><text:span text:style-name="VR">V. </text:span>Sancti et justi, in Dómino gaudéte.  Allelúja. <text:span text:style-name="VR">R. </text:span>Vos elégit Deus in hereditátem sibi. Allelúja.</text:p>
          </table:table-cell>
        </table:table-row>
      </table:table>
      <text:p text:style-name="Head3">Magnificat</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Perpetual light * shall shine upon thy Saints, O Lord, and an eternity of ages, alleluia.</text:p>
          </table:table-cell>
          <table:table-cell table:style-name="TableParallel.A1" office:value-type="string">
            <text:p text:style-name="BodyL"><text:span text:style-name="Rubric">Ant. </text:span>Lux perpétua * lucébit Sanctis tuis, Dómine, et ætérnitas témporum, allelúja.</text:p>
          </table:table-cell>
        </table:table-row>
      </table:table>
      <text:p text:style-name="Rubric">On Feasts of the 1st class, Compline of Sunday is said.</text:p>
      <text:p text:style-name="BodySm"/>
      <text:p text:style-name="Head2">ad Laudes</text:p>
      <text:p text:style-name="Head3">Psalmi cum Antiphona</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1. </text:span>Thy Saints, * O Lord, shall flourish as the lily, alleluia: and as the odour of balsam shall they be in thy sight, alleluia.</text:p>
          </table:table-cell>
          <table:table-cell table:style-name="TableParallel.A1" office:value-type="string">
            <text:p text:style-name="BodyL"><text:span text:style-name="Rubric">Ant 1. </text:span>Sancti tui, * Dómine, florébunt sicut lílium, allelúja: et sicut odor bálsami erunt ante te, allelúja.</text:p>
          </table:table-cell>
        </table:table-row>
      </table:table>
      <text:p text:style-name="Rubric">Psalms as in Sunday Lauds I, <text:span text:style-name="NonRubric">p. <text:bookmark-ref text:reference-format="page" text:ref-name="PsSuL1"/></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2. </text:span>In the heavenly kingdoms * is the dwelling of the Saints, alleluia: and their rest for evermore, alleluia.</text:p>
          </table:table-cell>
          <table:table-cell table:style-name="TableParallel.A1" office:value-type="string">
            <text:p text:style-name="BodyL"><text:span text:style-name="Rubric">Ant 2. </text:span>In cæléstibus regnis * Sanctórum habitátio est, allelúja: et in ætérnum réquies eórum, allelúja.</text:p>
          </table:table-cell>
        </table:table-row>
        <table:table-row>
          <table:table-cell table:style-name="TableParallel.B1" office:value-type="string">
            <text:p text:style-name="BodyE"><text:span text:style-name="Rubric">Ant 3. </text:span>Thy Saints, * O Lord, cried out within the veil, alleluia, alleluia, alleluia.</text:p>
          </table:table-cell>
          <table:table-cell table:style-name="TableParallel.A1" office:value-type="string">
            <text:p text:style-name="BodyL"><text:span text:style-name="Rubric">Ant 3. </text:span>In velaménto * clamábant Sancti tui, Dómine, allelúja, allelúja, allelúja.</text:p>
          </table:table-cell>
        </table:table-row>
        <table:table-row>
          <table:table-cell table:style-name="TableParallel.B1" office:value-type="string">
            <text:p text:style-name="BodyE"><text:span text:style-name="Rubric">Ant 4. </text:span>O ye spirits and souls * of the just, sing ye a hymn to our God, alleluia, alleluia.</text:p>
          </table:table-cell>
          <table:table-cell table:style-name="TableParallel.A1" office:value-type="string">
            <text:p text:style-name="BodyL"><text:span text:style-name="Rubric">Ant 4. </text:span>Spíritus et ánimæ * justórum, hymnum dícite Deo nostro, allelúja, allelúja.</text:p>
          </table:table-cell>
        </table:table-row>
        <table:table-row>
          <table:table-cell table:style-name="TableParallel.B1" office:value-type="string">
            <text:p text:style-name="BodyE"><text:span text:style-name="Rubric">Ant 5. </text:span>The just shall shine * as the sun in the sight of God, alleluia.</text:p>
          </table:table-cell>
          <table:table-cell table:style-name="TableParallel.A1" office:value-type="string">
            <text:p text:style-name="BodyL"><text:span text:style-name="Rubric">Ant 5. </text:span>Fulgébunt justi * sicut sol in conspéctu Dei, allelúja.</text:p>
          </table:table-cell>
        </table:table-row>
      </table:table>
      <text:p text:style-name="Head3">Capitulum</text:p>
      <text:p text:style-name="RubricHSm"><text:tab/>Wis. 5:1</text:p>
      <table:table table:name="Table2399" table:style-name="TableParallel">
        <table:table-column table:style-name="TableParallel.B"/>
        <table:table-column table:style-name="TableParallel.A"/>
        <table:table-row>
          <table:table-cell table:style-name="TableParallel.B1" office:value-type="string">
            <text:p text:style-name="BodyEDrop">THE JUST shall stand with great constancy against those that have afflicted them, and taken away their labours.</text:p>
            <text:p text:style-name="BodyE"><text:span text:style-name="VR">R. </text:span>Thanks be to God.</text:p>
          </table:table-cell>
          <table:table-cell table:style-name="TableParallel.A1" office:value-type="string">
            <text:p text:style-name="BodyLDrop">STABUNT justi in magna constántia advérsus eos qui se angustiavérunt, et qui abstulérunt labóres eórum.</text:p>
            <text:p text:style-name="BodyL"><text:span text:style-name="VR">R. </text:span>Deo grátias.</text:p>
          </table:table-cell>
        </table:table-row>
      </table:table>
      <text:p text:style-name="Head3">Hymnus cum Versum</text:p>
      <text:p text:style-name="Rubric">For One Martyr, Hymn <text:span text:style-name="NonRubric">Invícte Martyr, únicum</text:span> as in Lauds, Common of One Martyr, <text:span text:style-name="NonRubric">p. <text:bookmark-ref text:reference-format="page" text:ref-name="csMLh"/></text:span></text:p>
      <text:p text:style-name="Rubric">For Several Martyrs, Hymn <text:span text:style-name="NonRubric">Rex glorióse Mártyrum</text:span> as in Lauds, Common of Several Martyrs, <text:span text:style-name="NonRubric">p. <text:bookmark-ref text:reference-format="page" text:ref-name="csMmLh"/></text:span></text:p>
      <text:p text:style-name="RubricH">For Apostles:</text:p>
      <table:table table:name="Table2399" table:style-name="TableParallel">
        <table:table-column table:style-name="TableParallel.B"/>
        <table:table-column table:style-name="TableParallel.A"/>
        <table:table-row>
          <table:table-cell table:style-name="TableParallel.B1" office:value-type="string">
            <text:p text:style-name="HymnE1"><text:span text:style-name="HymnR">N</text:span>ow daily shines the sun more fair,</text:p>
            <text:p text:style-name="HymnE">Recalling that blest time,</text:p>
            <text:p text:style-name="HymnE">When Christ on his apostles shone,</text:p>
            <text:p text:style-name="HymnE">In radiant light sublime.</text:p>
          </table:table-cell>
          <table:table-cell table:style-name="TableParallel.A1" office:value-type="string">
            <text:p text:style-name="HymnL1"><text:span text:style-name="HymnR">P</text:span>aschále mundo gáudium</text:p>
            <text:p text:style-name="HymnL">Sol núntiat formósior,</text:p>
            <text:p text:style-name="HymnL">Cum luce fulgéntem nova</text:p>
            <text:p text:style-name="HymnL">Jesum vident Apóstoli.</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T</text:span>hey in his Body see the wounds</text:p>
            <text:p text:style-name="HymnE">Like stars divinely glow;</text:p>
            <text:p text:style-name="HymnE">Then forth, as his true Witnesses,</text:p>
            <text:p text:style-name="HymnE">Throughout the world they go.</text:p>
          </table:table-cell>
          <table:table-cell table:style-name="TableParallel.A1" office:value-type="string">
            <text:p text:style-name="HymnL"><text:span text:style-name="HymnR">I</text:span>n carne Christi vúlnera</text:p>
            <text:p text:style-name="HymnL">Micáre tamquam sídera</text:p>
            <text:p text:style-name="HymnL">Mirántur, et quidquid vident</text:p>
            <text:p text:style-name="HymnL">Testes fidéles prædicant.</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O</text:span> Christ! thou King most merciful!</text:p>
            <text:p text:style-name="HymnE">Our inmost hearts possess;</text:p>
            <text:p text:style-name="HymnE">So may our canticles of praise</text:p>
            <text:p text:style-name="HymnE">Thy name for ever bless.</text:p>
          </table:table-cell>
          <table:table-cell table:style-name="TableParallel.A1" office:value-type="string">
            <text:p text:style-name="HymnL"><text:span text:style-name="HymnR">R</text:span>ex Christe clementíssime,</text:p>
            <text:p text:style-name="HymnL">Tu corda nostra pósside,</text:p>
            <text:p text:style-name="HymnL">Ut lingua grates débitas</text:p>
            <text:p text:style-name="HymnL">Tuo repéndat nómini.</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K</text:span>eep us, O Jesu! from the death</text:p>
            <text:p text:style-name="HymnE">Of sin; and deign to be</text:p>
            <text:p text:style-name="HymnE">The everlasting Paschal joy</text:p>
            <text:p text:style-name="HymnE">Of all new-born to Thee.</text:p>
          </table:table-cell>
          <table:table-cell table:style-name="TableParallel.A1" office:value-type="string">
            <text:p text:style-name="HymnL"><text:span text:style-name="HymnR">U</text:span>t sis perénne méntibus</text:p>
            <text:p text:style-name="HymnL">Paschále, Jesu, gáudium,</text:p>
            <text:p text:style-name="HymnL">A morte dira críminum</text:p>
            <text:p text:style-name="HymnL">Vitæ renátos líbera.</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text:span> Praise to the Father, and the Son,</text:p>
            <text:p text:style-name="HymnE">Who from the dead arose;</text:p>
            <text:p text:style-name="HymnE">Praise to the blessed Paraclete,</text:p>
            <text:p text:style-name="HymnE">While age on ages flows. Amen.</text:p>
          </table:table-cell>
          <table:table-cell table:style-name="TableParallel.A1" office:value-type="string">
            <text:p text:style-name="HymnL"><text:span text:style-name="HymnR">¶</text:span> Deo Patri sit glória,</text:p>
            <text:p text:style-name="HymnL">Et Fílio, qui a mórtuis</text:p>
            <text:p text:style-name="HymnL">Surréxit, ac Paráclito,</text:p>
            <text:p text:style-name="HymnL">In sempitérna sæcula. Amen.</text:p>
          </table:table-cell>
        </table:table-row>
      </table:table>
      <text:p text:style-name="RubricH">¶ Tempore Ascensionis:</text:p>
      <table:table table:name="Table2399" table:style-name="TableParallel">
        <table:table-column table:style-name="TableParallel.B"/>
        <table:table-column table:style-name="TableParallel.A"/>
        <table:table-row>
          <table:table-cell table:style-name="TableParallel.B1" office:value-type="string">
            <text:p text:style-name="HymnE"><text:span text:style-name="HymnR">A</text:span>ll glory, Lord, to Thee we pay,</text:p>
            <text:p text:style-name="HymnE">Ascending o’er the stars to-day;</text:p>
            <text:p text:style-name="HymnE">All glory, as is ever meet;</text:p>
            <text:p text:style-name="HymnE">To Father and to Paraclete. Amen.</text:p>
          </table:table-cell>
          <table:table-cell table:style-name="TableParallel.A1" office:value-type="string">
            <text:p text:style-name="HymnL"><text:span text:style-name="HymnR">J</text:span>esu tibi sit glória,</text:p>
            <text:p text:style-name="HymnL">Qui victor in cælum redis,</text:p>
            <text:p text:style-name="HymnL">Cum Patre, et almo Spíritu,</text:p>
            <text:p text:style-name="HymnL">In sempitérna sæcula. Amen.</text:p>
          </table:table-cell>
        </table:table-row>
      </table:table>
      <text:p text:style-name="BodySm"><text:span text:style-name="Rubric">Auth. St. Ambrose(?)<text:tab/>Trans. Fr. E.Caswall et al.</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Precious in the sight of the Lord.  Alleluia. <text:span text:style-name="VR">R. </text:span>Is the death of his Saints. Alleluia.</text:p>
          </table:table-cell>
          <table:table-cell table:style-name="TableParallel.A1" office:value-type="string">
            <text:p text:style-name="BodyL"><text:span text:style-name="VR">V. </text:span>Pretiósa in conspéctu Dómini.  Allelúja. <text:span text:style-name="VR">R. </text:span>Mors Sanctórum ejus. Allelúja.</text:p>
          </table:table-cell>
        </table:table-row>
      </table:table>
      <text:p text:style-name="Head3">Benedíctus</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Ye daughters of Jerusalem, * come and see the Martyrs with the crowns wherewith the Lord hath crowned them, on the day of their solemn feast and rejoicing, alleluia, alleluia.</text:p>
          </table:table-cell>
          <table:table-cell table:style-name="TableParallel.A1" office:value-type="string">
            <text:p text:style-name="BodyL"><text:span text:style-name="Rubric">Ant. </text:span>Fíliæ Jerúsalem, * veníte et vidéte Mártyres cum corónis, quibus coronávit eos Dóminus in die solemnitátis et lætítiæ, allelúja, allelúja.</text:p>
          </table:table-cell>
        </table:table-row>
      </table:table>
      <text:p text:style-name="BodySm"/>
      <text:p text:style-name="BkHidden"><text:bookmark text:name="csApPTLH"/></text:p>
      <text:p text:style-name="Head2">ad Horas</text:p>
      <text:p text:style-name="Rubric">On Feasts of the 1st class, antiphons 1, 2, 3 &amp; 5 from Lauds are used at Prime, Terce, Sext &amp; None, respectively. The psalms are of Sunday; except at Prime, Psalm 53 is said in the first place, in place of Ps 117.</text:p>
      <text:p text:style-name="Rubric">On all other Feasts, psalms and antiphons are of the current feria.</text:p>
      <text:p text:style-name="BodySm"/>
      <text:p text:style-name="Head2">ad Tértiam</text:p>
      <text:p text:style-name="Head3">Capitulum</text:p>
      <text:p text:style-name="RubricHSm"><text:tab/>Wis. 5:1</text:p>
      <table:table table:name="Table2399" table:style-name="TableParallel">
        <table:table-column table:style-name="TableParallel.B"/>
        <table:table-column table:style-name="TableParallel.A"/>
        <table:table-row>
          <table:table-cell table:style-name="TableParallel.B1" office:value-type="string">
            <text:p text:style-name="BodyEDrop">THE JUST shall stand with great constancy against those that have afflicted them, and taken away their labours.</text:p>
            <text:p text:style-name="BodyE"><text:span text:style-name="VR">R. </text:span>Thanks be to God.</text:p>
          </table:table-cell>
          <table:table-cell table:style-name="TableParallel.A1" office:value-type="string">
            <text:p text:style-name="BodyLDrop">STABUNT justi in magna constántia advérsus eos qui se angustiavérunt, et qui abstulérunt labóres eórum.</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O ye holy and just ones, rejoice in the Lord.  * Alleluia, alleluia. <text:span text:style-name="VR">R. </text:span>O ye...</text:p>
          </table:table-cell>
          <table:table-cell table:style-name="TableParallel.A1" office:value-type="string">
            <text:p text:style-name="BodyL"><text:span text:style-name="VR">V. </text:span>Sancti et justi, in Dómino gaudéte.  * Allelúja, allelúja. <text:span text:style-name="VR">R. </text:span>Sancti et...</text:p>
          </table:table-cell>
        </table:table-row>
        <table:table-row>
          <table:table-cell table:style-name="TableParallel.B1" office:value-type="string">
            <text:p text:style-name="BodyE"><text:span text:style-name="VR">V. </text:span>God hath chosen you unto himself for an inheritance. <text:span text:style-name="VR">R. </text:span>Alleluia, alleluia.</text:p>
          </table:table-cell>
          <table:table-cell table:style-name="TableParallel.A1" office:value-type="string">
            <text:p text:style-name="BodyL"><text:span text:style-name="VR">V. </text:span>Vos elégit Deus in hereditátem sibi. <text:span text:style-name="VR">R. </text:span>Allelúja, allelúja.</text:p>
          </table:table-cell>
        </table:table-row>
        <table:table-row>
          <table:table-cell table:style-name="TableParallel.B1" office:value-type="string">
            <text:p text:style-name="BodyE"><text:span text:style-name="VR">V. </text:span>Glory be...Spirit. <text:span text:style-name="VR">R. </text:span>O ye...</text:p>
          </table:table-cell>
          <table:table-cell table:style-name="TableParallel.A1" office:value-type="string">
            <text:p text:style-name="BodyL"><text:span text:style-name="VR">V. </text:span>Glória Patri...Sancto. <text:span text:style-name="VR">R. </text:span>Sancti et...</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Perpetual light shall shine upon thy Saints, O Lord.  Alleluia. <text:span text:style-name="VR">R. </text:span>And an eternity of ages. Alleluia.</text:p>
          </table:table-cell>
          <table:table-cell table:style-name="TableParallel.A1" office:value-type="string">
            <text:p text:style-name="BodyL"><text:span text:style-name="VR">V. </text:span>Lux perpétua lucébit Sanctis tuis, Dómine.  Allelúja. <text:span text:style-name="VR">R. </text:span>Et ætérnitas témporum. Allelúja.</text:p>
          </table:table-cell>
        </table:table-row>
      </table:table>
      <text:p text:style-name="BodySm"/>
      <text:p text:style-name="Head2">ad Sextam</text:p>
      <text:p text:style-name="Head3">Capitulum</text:p>
      <text:p text:style-name="RubricHSm"><text:tab/>Wis 5:5</text:p>
      <table:table table:name="Table2399" table:style-name="TableParallel">
        <table:table-column table:style-name="TableParallel.B"/>
        <table:table-column table:style-name="TableParallel.A"/>
        <table:table-row>
          <table:table-cell table:style-name="TableParallel.B1" office:value-type="string">
            <text:p text:style-name="BodyEDrop">BEHOLD how they are numbered among the children of God, and their lot is among the Saints.</text:p>
            <text:p text:style-name="BodyE"><text:span text:style-name="VR">R. </text:span>Thanks be to God.</text:p>
          </table:table-cell>
          <table:table-cell table:style-name="TableParallel.A1" office:value-type="string">
            <text:p text:style-name="BodyLDrop">ECCE quómodo computáti sunt inter fílios Dei, et inter Sanctos sors illórum est.</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Perpetual light shall shine upon thy Saints, O Lord.  * Alleluia, alleluia. <text:span text:style-name="VR">R. </text:span>Perpetual light...</text:p>
          </table:table-cell>
          <table:table-cell table:style-name="TableParallel.A1" office:value-type="string">
            <text:p text:style-name="BodyL"><text:span text:style-name="VR">V. </text:span>Lux perpétua lucébit Sanctis tuis, Dómine.  * Allelúja, allelúja. <text:span text:style-name="VR">R. </text:span>Lux perpétua...</text:p>
          </table:table-cell>
        </table:table-row>
        <table:table-row>
          <table:table-cell table:style-name="TableParallel.B1" office:value-type="string">
            <text:p text:style-name="BodyE"><text:span text:style-name="VR">V. </text:span>And an eternity of ages. <text:span text:style-name="VR">R. </text:span>Alleluia, alleluia.</text:p>
          </table:table-cell>
          <table:table-cell table:style-name="TableParallel.A1" office:value-type="string">
            <text:p text:style-name="BodyL"><text:span text:style-name="VR">V. </text:span>Et ætérnitas témporum. <text:span text:style-name="VR">R. </text:span>Allelúja, allelúja.</text:p>
          </table:table-cell>
        </table:table-row>
        <table:table-row>
          <table:table-cell table:style-name="TableParallel.B1" office:value-type="string">
            <text:p text:style-name="BodyE"><text:span text:style-name="VR">V. </text:span>Glory be...Spirit. <text:span text:style-name="VR">R. </text:span>Perpetual light...</text:p>
          </table:table-cell>
          <table:table-cell table:style-name="TableParallel.A1" office:value-type="string">
            <text:p text:style-name="BodyL"><text:span text:style-name="VR">V. </text:span>Glória Patri...Sancto. <text:span text:style-name="VR">R. </text:span>Lux perpétua...</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Everlasting joy is upon their heads.  Alleluia. <text:span text:style-name="VR">R. </text:span>They shall obtain gladness and rejoicing. Alleluia.</text:p>
          </table:table-cell>
          <table:table-cell table:style-name="TableParallel.A1" office:value-type="string">
            <text:p text:style-name="BodyL"><text:span text:style-name="VR">V. </text:span>Lætítia sempitérna super cápita eórum.  Allelúja. <text:span text:style-name="VR">R. </text:span>Gáudium et exsultatiónem obtinébunt. Allelúja.</text:p>
          </table:table-cell>
        </table:table-row>
      </table:table>
      <text:p text:style-name="BodySm"/>
      <text:p text:style-name="Head2">ad Nonam</text:p>
      <text:p text:style-name="Head3">Capitulum</text:p>
      <text:p text:style-name="RubricHSm"><text:tab/>Rom 8:28</text:p>
      <table:table table:name="Table2399" table:style-name="TableParallel">
        <table:table-column table:style-name="TableParallel.B"/>
        <table:table-column table:style-name="TableParallel.A"/>
        <table:table-row>
          <table:table-cell table:style-name="TableParallel.B1" office:value-type="string">
            <text:p text:style-name="BodyEDrop">WE KNOW that to them that love God all things work together unto good, to such as, according to his purpose, are called to be Saints.</text:p>
            <text:p text:style-name="BodyE"><text:span text:style-name="VR">R. </text:span>Thanks be to God.</text:p>
          </table:table-cell>
          <table:table-cell table:style-name="TableParallel.A1" office:value-type="string">
            <text:p text:style-name="BodyLDrop">SCIMUS quóniam diligéntibus Deum ómnia cooperántur in bonum, iis qui secúndum propósitum vocáti sunt Sancti.</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Everlasting joy is upon their heads.  * Alleluia, alleluia. <text:span text:style-name="VR">R. </text:span>Everlasting joy...</text:p>
          </table:table-cell>
          <table:table-cell table:style-name="TableParallel.A1" office:value-type="string">
            <text:p text:style-name="BodyL"><text:span text:style-name="VR">V. </text:span>Lætítia sempitérna super cápita eórum.  * Allelúja, allelúja. <text:span text:style-name="VR">R. </text:span>Lætítia sempitérna...</text:p>
          </table:table-cell>
        </table:table-row>
        <table:table-row>
          <table:table-cell table:style-name="TableParallel.B1" office:value-type="string">
            <text:p text:style-name="BodyE"><text:span text:style-name="VR">V. </text:span>They shall obtain gladness and rejoicing. <text:span text:style-name="VR">R. </text:span>Alleluia, alleluia.</text:p>
          </table:table-cell>
          <table:table-cell table:style-name="TableParallel.A1" office:value-type="string">
            <text:p text:style-name="BodyL"><text:span text:style-name="VR">V. </text:span>Gáudium et exsultatiónem obtinébunt. <text:span text:style-name="VR">R. </text:span>Allelúja, allelúja.</text:p>
          </table:table-cell>
        </table:table-row>
        <table:table-row>
          <table:table-cell table:style-name="TableParallel.B1" office:value-type="string">
            <text:p text:style-name="BodyE"><text:span text:style-name="VR">V. </text:span>Glory be...Spirit. <text:span text:style-name="VR">R. </text:span>Everlasting joy...</text:p>
          </table:table-cell>
          <table:table-cell table:style-name="TableParallel.A1" office:value-type="string">
            <text:p text:style-name="BodyL"><text:span text:style-name="VR">V. </text:span>Glória Patri...Sancto. <text:span text:style-name="VR">R. </text:span>Lætítia sempitérna...</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Precious in the sight of the Lord.  Alleluia. <text:span text:style-name="VR">R. </text:span>Is the death of his Saints. Alleluia.</text:p>
          </table:table-cell>
          <table:table-cell table:style-name="TableParallel.A1" office:value-type="string">
            <text:p text:style-name="BodyL"><text:span text:style-name="VR">V. </text:span>Pretiósa in conspéctu Dómini.  Allelúja. <text:span text:style-name="VR">R. </text:span>Mors Sanctórum ejus. Allelúja.</text:p>
          </table:table-cell>
        </table:table-row>
      </table:table>
      <text:p text:style-name="BodySm"/>
      <text:p text:style-name="Head2">ad II Vésperas</text:p>
      <text:p text:style-name="Rubric">Antiphons as in Lauds.</text:p>
      <text:p text:style-name="Rubric">For Apostles, Psalms as in Common of Apostles, <text:span text:style-name="NonRubric">p. <text:bookmark-ref text:reference-format="page" text:ref-name="PsComAp"/></text:span></text:p>
      <text:p text:style-name="Rubric">For Martyr(s), Psalms as in Sunday Vespers, <text:span text:style-name="NonRubric">p. <text:bookmark-ref text:reference-format="page" text:ref-name="PsSuV"/></text:span>, but in the last place Ps. 115, <text:span text:style-name="NonRubric">Crédidi, p. <text:bookmark-ref text:reference-format="page" text:ref-name="Ps115"/></text:span>.</text:p>
      <text:p text:style-name="BkHidden"><text:bookmark text:name="csApPTVlc"/></text:p>
      <text:p text:style-name="Head3">Capitulum</text:p>
      <text:p text:style-name="RubricHSm"><text:tab/>Wis. 5:1</text:p>
      <table:table table:name="Table2399" table:style-name="TableParallel">
        <table:table-column table:style-name="TableParallel.B"/>
        <table:table-column table:style-name="TableParallel.A"/>
        <table:table-row>
          <table:table-cell table:style-name="TableParallel.B1" office:value-type="string">
            <text:p text:style-name="BodyEDrop">THE JUST shall stand with great constancy against those that have afflicted them, and taken away their labours.</text:p>
            <text:p text:style-name="BodyE"><text:span text:style-name="VR">R. </text:span>Thanks be to God.</text:p>
          </table:table-cell>
          <table:table-cell table:style-name="TableParallel.A1" office:value-type="string">
            <text:p text:style-name="BodyLDrop">STABUNT justi in magna constántia advérsus eos qui se angustiavérunt, et qui abstulérunt labóres eórum.</text:p>
            <text:p text:style-name="BodyL"><text:span text:style-name="VR">R. </text:span>Deo grátias.</text:p>
          </table:table-cell>
        </table:table-row>
      </table:table>
      <text:p text:style-name="Head3">Hymnus cum Versum</text:p>
      <text:p text:style-name="Rubric">For One Martyr, Hymn <text:span text:style-name="NonRubric">Deus, tuórum mílitum</text:span> as in Vespers, Common of One Martyr, <text:span text:style-name="NonRubric">p. <text:bookmark-ref text:reference-format="page" text:ref-name="csMVh"/></text:span></text:p>
      <text:p text:style-name="Rubric">For Several Martyrs, Hymn <text:span text:style-name="NonRubric">Rex glorióse Mártyrum</text:span> as in Lauds, Common of Several Martyrs, <text:span text:style-name="NonRubric">p. <text:bookmark-ref text:reference-format="page" text:ref-name="csMmLh"/></text:span></text:p>
      <text:p text:style-name="RubricH">For Apostles:</text:p>
      <table:table table:name="Table2399" table:style-name="TableParallel">
        <table:table-column table:style-name="TableParallel.B"/>
        <table:table-column table:style-name="TableParallel.A"/>
        <table:table-row>
          <table:table-cell table:style-name="TableParallel.B1" office:value-type="string">
            <text:p text:style-name="HymnE1"><text:span text:style-name="HymnR">T</text:span>he Apostles’ hearts were full of pain</text:p>
            <text:p text:style-name="HymnE">For their dear Lord so lately slain,</text:p>
            <text:p text:style-name="HymnE">By rebel servants doomed to die</text:p>
            <text:p text:style-name="HymnE">A death of cruel agony.</text:p>
          </table:table-cell>
          <table:table-cell table:style-name="TableParallel.A1" office:value-type="string">
            <text:p text:style-name="HymnL1"><text:span text:style-name="HymnR">T</text:span>ristes erant Apóstoli</text:p>
            <text:p text:style-name="HymnL">De Christi acérbo fúnere,</text:p>
            <text:p text:style-name="HymnL">Quem morte crudelíssima</text:p>
            <text:p text:style-name="HymnL">Servi necárant ímpii.</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W</text:span>ith gentle voice the angel gave</text:p>
            <text:p text:style-name="HymnE">The women tidings at the grave:</text:p>
            <text:p text:style-name="HymnE">“Fear not, your Master shall ye see;</text:p>
            <text:p text:style-name="HymnE">He goes before to Galilee.”</text:p>
          </table:table-cell>
          <table:table-cell table:style-name="TableParallel.A1" office:value-type="string">
            <text:p text:style-name="HymnL"><text:span text:style-name="HymnR">S</text:span>ermóne verax Angelus</text:p>
            <text:p text:style-name="HymnL">Muliéribus prædíxerat:</text:p>
            <text:p text:style-name="HymnL">Mox ore Christus gáudium</text:p>
            <text:p text:style-name="HymnL">Gregi feret fidélium.</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T</text:span>hen hastening on their eager way</text:p>
            <text:p text:style-name="HymnE">The joyful tidings to convey,</text:p>
            <text:p text:style-name="HymnE">Their Lord they met, their living Lord,</text:p>
            <text:p text:style-name="HymnE">And, falling at his feet, adored.</text:p>
          </table:table-cell>
          <table:table-cell table:style-name="TableParallel.A1" office:value-type="string">
            <text:p text:style-name="HymnL"><text:span text:style-name="HymnR">A</text:span>d ánxios Apóstolos</text:p>
            <text:p text:style-name="HymnL">Currunt statim dum núntiæ,</text:p>
            <text:p text:style-name="HymnL">Illæ micántis óbvia</text:p>
            <text:p text:style-name="HymnL">Christi tenent vestígia.</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T</text:span>he Eleven, when they hear, with speed</text:p>
            <text:p text:style-name="HymnE">To Galilee forthwith proceed,</text:p>
            <text:p text:style-name="HymnE">That there once more they may behold</text:p>
            <text:p text:style-name="HymnE">The Lord’s dear face, as he foretold.</text:p>
          </table:table-cell>
          <table:table-cell table:style-name="TableParallel.A1" office:value-type="string">
            <text:p text:style-name="HymnL"><text:span text:style-name="HymnR">G</text:span>alilææ ad alta móntium</text:p>
            <text:p text:style-name="HymnL">Se cónferunt Apóstoli,</text:p>
            <text:p text:style-name="HymnL">Jesúque, voti cómpotes,</text:p>
            <text:p text:style-name="HymnL">Almo beántur lúmine.</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O</text:span> Lord of all, with us abide</text:p>
            <text:p text:style-name="HymnE">In this our joyful Eastertide;</text:p>
            <text:p text:style-name="HymnE">From every weapon death can wield</text:p>
            <text:p text:style-name="HymnE">Thine own redeemed for ever shield.</text:p>
          </table:table-cell>
          <table:table-cell table:style-name="TableParallel.A1" office:value-type="string">
            <text:p text:style-name="HymnL"><text:span text:style-name="HymnR">U</text:span>t sis perénne méntibus</text:p>
            <text:p text:style-name="HymnL">Paschále, Jesu, gáudium,</text:p>
            <text:p text:style-name="HymnL">A morte dira críminum</text:p>
            <text:p text:style-name="HymnL">Vitæ renátos líbera.</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text:span> All laud to God the Father be;</text:p>
            <text:p text:style-name="HymnE">All praise, Eternal Son, to Thee;</text:p>
            <text:p text:style-name="HymnE">All glory, as is ever meet,</text:p>
            <text:p text:style-name="HymnE">To God the Holy Paraclete. Amen.</text:p>
          </table:table-cell>
          <table:table-cell table:style-name="TableParallel.A1" office:value-type="string">
            <text:p text:style-name="HymnL"><text:span text:style-name="HymnR">¶</text:span> Deo Patri sit glória,</text:p>
            <text:p text:style-name="HymnL">Et Fílio qui a mórtuis</text:p>
            <text:p text:style-name="HymnL">Surréxit ac Paráclito,</text:p>
            <text:p text:style-name="HymnL">In sempitérna sæcula. Amen.</text:p>
          </table:table-cell>
        </table:table-row>
      </table:table>
      <text:p text:style-name="RubricH">¶ Tempore Ascensionis:</text:p>
      <table:table table:name="Table2399" table:style-name="TableParallel">
        <table:table-column table:style-name="TableParallel.B"/>
        <table:table-column table:style-name="TableParallel.A"/>
        <table:table-row>
          <table:table-cell table:style-name="TableParallel.B1" office:value-type="string">
            <text:p text:style-name="HymnE"><text:span text:style-name="HymnR">A</text:span>ll glory, Lord, to Thee we pay,</text:p>
            <text:p text:style-name="HymnE">Ascending o’er the stars to-day;</text:p>
            <text:p text:style-name="HymnE">All glory, as is ever meet;</text:p>
            <text:p text:style-name="HymnE">To Father and to Paraclete. Amen.</text:p>
          </table:table-cell>
          <table:table-cell table:style-name="TableParallel.A1" office:value-type="string">
            <text:p text:style-name="HymnL"><text:span text:style-name="HymnR">J</text:span>esu tibi sit glória,</text:p>
            <text:p text:style-name="HymnL">Qui victor in cælum redis,</text:p>
            <text:p text:style-name="HymnL">Cum Patre, et almo Spíritu,</text:p>
            <text:p text:style-name="HymnL">In sempitérna sæcula. Amen.</text:p>
          </table:table-cell>
        </table:table-row>
      </table:table>
      <text:p text:style-name="BodySm"><text:span text:style-name="Rubric">Auth. St. Ambrose(?)<text:tab/>Trans. J.M.Neale et al.</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Precious in the sight of the Lord.  Alleluia. <text:span text:style-name="VR">R. </text:span>Is the death of his Saints. Alleluia.</text:p>
          </table:table-cell>
          <table:table-cell table:style-name="TableParallel.A1" office:value-type="string">
            <text:p text:style-name="BodyL"><text:span text:style-name="VR">V. </text:span>Pretiósa in conspéctu Dómini.  Allelúja. <text:span text:style-name="VR">R. </text:span>Mors Sanctórum ejus. Allelúja.</text:p>
          </table:table-cell>
        </table:table-row>
      </table:table>
      <text:p text:style-name="Head3">Magnificat</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O ye holy and just ones, * rejoice in the Lord, alleluia: God hath chosen you unto himself for an inheritance, alleluia.</text:p>
          </table:table-cell>
          <table:table-cell table:style-name="TableParallel.A1" office:value-type="string">
            <text:p text:style-name="BodyL"><text:span text:style-name="Rubric">Ant. </text:span>Sancti et justi, * in Dómino gaudéte, allelúja: vos elégit Deus in hereditátem sibi, allelúja.</text:p>
          </table:table-cell>
        </table:table-row>
      </table:table>
      <text:p text:style-name="Rubric">On Feasts of the 1st or 2nd class, Compline of Sunday is said; on Feasts of the 3rd class, Compline of the feria is said.</text:p>
      <text:p text:style-name="Body"/>
      <text:p text:style-name="Head3"><draw:frame text:anchor-type="as-char" svg:width="933" style:rel-width="100%" svg:height="170" style:rel-height="scale"><draw:image xlink:href="../Images/separator3.tif" xlink:type="simple" xlink:show="embed" xlink:actuate="onLoad"/></draw:frame></text:p>
      <text:p text:style-name="RubricH"/>
      <text:p text:style-name="Hidden1">Common of Saints</text:p>
      <text:p text:style-name="Hidden2">Pope</text:p>
      <text:p text:style-name="BkHidden"><text:bookmark text:name="csPope"/></text:p>
      <text:p text:style-name="Head1">Commune Unius aut Plurium Summorum Pontificum</text:p>
      <text:p text:style-name="Rubric">All as in the Common of one or several Martyrs, <text:span text:style-name="NonRubric">p. <text:bookmark-ref text:reference-format="page" text:ref-name="csMm"/></text:span>, or of a Confessor Bishop, <text:span text:style-name="NonRubric">p. <text:bookmark-ref text:reference-format="page" text:ref-name="csCB"/></text:span> except for the following:</text:p>
      <table:table table:name="Table2399" table:style-name="TableParallel">
        <table:table-column table:style-name="TableParallel.B"/>
        <table:table-column table:style-name="TableParallel.A"/>
        <table:table-row>
          <table:table-cell table:style-name="TableParallel.B1" office:value-type="string">
            <text:p text:style-name="BodyEDrop">LOOK forgivingly on thy flock, Eternal Shepherd, and keep it in thy constant protection, by the intercession of blessed <text:span text:style-name="Rubric">N.</text:span> thy <text:span text:style-name="Rubric">(</text:span>Martyr and<text:span text:style-name="Rubric">)</text:span> Sovereign Pontiff, whom thou didst constitute Shepherd of the whole Church. Through our Lord.</text:p>
          </table:table-cell>
          <table:table-cell table:style-name="TableParallel.A1" office:value-type="string">
            <text:p text:style-name="BodyLDrop">GREGEM tuum, Pastor ætérne, placátus inténde: et per beátum <text:span text:style-name="Rubric">N.</text:span> <text:span text:style-name="Rubric">(</text:span>Mártyrem tuum atque<text:span text:style-name="Rubric">)</text:span> Summum Pontíficem perpétua protectióne custódi; quem totíus Ecclésiæ præstitísti esse pastórem. Per Dóminum.</text:p>
          </table:table-cell>
        </table:table-row>
      </table:table>
      <text:p text:style-name="RubricH">Or in the plural:</text:p>
      <table:table table:name="Table2399" table:style-name="TableParallel">
        <table:table-column table:style-name="TableParallel.B"/>
        <table:table-column table:style-name="TableParallel.A"/>
        <table:table-row>
          <table:table-cell table:style-name="TableParallel.B1" office:value-type="string">
            <text:p text:style-name="BodyEDrop">LOOK forgivingly on thy flock, Eternal Shepherd, and keep it in thy constant protection, by the intercession of blessed <text:span text:style-name="Rubric">N.</text:span> and <text:span text:style-name="Rubric">N.</text:span> thy <text:span text:style-name="Rubric">(</text:span>Martyrs and<text:span text:style-name="Rubric">)</text:span> Sovereign Pontiffs, whom thou didst constitute Shepherds of the whole Church. Through our Lord.</text:p>
          </table:table-cell>
          <table:table-cell table:style-name="TableParallel.A1" office:value-type="string">
            <text:p text:style-name="BodyLDrop">GREGEM tuum, Pastor ætérne, placátus inténde: et per beátos <text:span text:style-name="Rubric">N.</text:span> et <text:span text:style-name="Rubric">N.</text:span> <text:span text:style-name="Rubric">(</text:span>Mártyres tuos atque<text:span text:style-name="Rubric">)</text:span> Summos Pontífices perpétua protectióne custódi; quos totíus Ecclésiæ præstitísti esse pastóres. Per Dóminum.</text:p>
          </table:table-cell>
        </table:table-row>
      </table:table>
      <text:p text:style-name="RubricH">If a commemoration of a second Supreme Pontiff is to be made, the following Prayer is said:</text:p>
      <table:table table:name="Table2399" table:style-name="TableParallel">
        <table:table-column table:style-name="TableParallel.B"/>
        <table:table-column table:style-name="TableParallel.A"/>
        <table:table-row>
          <table:table-cell table:style-name="TableParallel.B1" office:value-type="string">
            <text:p text:style-name="BodyEDrop">O GOD, who didst solidly found thy Church on the apostolic rock and dost shield her from the dreaded gates of hell, grant, we beseech thee, through the intercession of blessed <text:span text:style-name="Rubric">N.</text:span> thy <text:span text:style-name="Rubric">(</text:span>Martyr and<text:span text:style-name="Rubric">)</text:span> Sovereign Pontiff, that under thy sure protection she may persevere in thy truth. Through our Lord.</text:p>
          </table:table-cell>
          <table:table-cell table:style-name="TableParallel.A1" office:value-type="string">
            <text:p text:style-name="BodyLDrop">DEUS, qui Ecclésiam tuam in apostólicæ petræ soliditáte fundátam, ab infernárum éruis terróre portárum: præsta, quæsumus; ut, intercedénte beáto <text:span text:style-name="Rubric">N.</text:span> <text:span text:style-name="Rubric">(</text:span>Mártyre tuo atque<text:span text:style-name="Rubric">)</text:span> Summo Pontífice, in tua veritáte persístens, contínua securitáte muniátur. Per Dóminum.</text:p>
          </table:table-cell>
        </table:table-row>
      </table:table>
      <text:p text:style-name="Body"/>
      <text:p text:style-name="Head3"><draw:frame text:anchor-type="as-char" svg:width="933" style:rel-width="100%" svg:height="170" style:rel-height="scale"><draw:image xlink:href="../Images/separator3.tif" xlink:type="simple" xlink:show="embed" xlink:actuate="onLoad"/></draw:frame></text:p>
      <text:p text:style-name="RubricH"/>
      <text:p text:style-name="Hidden1">Common of Saints</text:p>
      <text:p text:style-name="Hidden2">One Martyr</text:p>
      <text:p text:style-name="BkHidden"><text:bookmark text:name="csM"/></text:p>
      <text:p text:style-name="Head1">Commune Unius Martyris</text:p>
      <text:p text:style-name="Head3">(extra Tempus Paschale)</text:p>
      <text:p text:style-name="Head2">Oratio</text:p>
      <text:p text:style-name="Rubric">For a Martyr Pope, prayer as in Common of Supreme Pontiff, <text:span text:style-name="NonRubric">p. <text:bookmark-ref text:reference-format="page" text:ref-name="csPope"/></text:span></text:p>
      <text:p text:style-name="BodySm"/>
      <text:p text:style-name="RubricH">For a Martyr Bishop:</text:p>
      <table:table table:name="Table2399" table:style-name="TableParallel">
        <table:table-column table:style-name="TableParallel.B"/>
        <table:table-column table:style-name="TableParallel.A"/>
        <table:table-row>
          <table:table-cell table:style-name="TableParallel.B1" office:value-type="string">
            <text:p text:style-name="BodyEDrop">LOOK down, O almighty God, upon our infirmity, and because the weight of our own deeds oppresses us, let the glorious intercession of blessed <text:span text:style-name="Rubric">N.</text:span> thy Martyr and Bishop protect us. Through our Lord.</text:p>
          </table:table-cell>
          <table:table-cell table:style-name="TableParallel.A1" office:value-type="string">
            <text:p text:style-name="BodyLDrop">INFIRMITÁTEM nostram réspice, omnípotens Deus: et, quia pondus própriæ actiónis gravat, beáti <text:span text:style-name="Rubric">N.</text:span> Mártyris tui atque Pontíficis intercéssio gloriósa nos prótegat. Per Dóminum.</text:p>
          </table:table-cell>
        </table:table-row>
      </table:table>
      <text:p text:style-name="RubricH">Or:</text:p>
      <table:table table:name="Table2399" table:style-name="TableParallel">
        <table:table-column table:style-name="TableParallel.B"/>
        <table:table-column table:style-name="TableParallel.A"/>
        <table:table-row>
          <table:table-cell table:style-name="TableParallel.B1" office:value-type="string">
            <text:p text:style-name="BodyEDrop">O GOD, who dost gladden us by the yearly solemnity of blessed <text:span text:style-name="Rubric">N.</text:span> thy Martyr and Bishop; mercifully grant that, as we celebrate his festival, we may also rejoice in his protection. Through our Lord.</text:p>
          </table:table-cell>
          <table:table-cell table:style-name="TableParallel.A1" office:value-type="string">
            <text:p text:style-name="BodyLDrop">DEUS, qui nos beáti <text:span text:style-name="Rubric">N.</text:span> Mártyris tui atque Pontíficis ánnua solemnitáte lætíficas: concéde propítius; ut, cujus natalícia cólimus, de ejúsdem étiam protectióne gaudeámus. Per Dóminum.</text:p>
          </table:table-cell>
        </table:table-row>
      </table:table>
      <text:p text:style-name="RubricH">For one Martyr not a Bishop:</text:p>
      <table:table table:name="Table2399" table:style-name="TableParallel">
        <table:table-column table:style-name="TableParallel.B"/>
        <table:table-column table:style-name="TableParallel.A"/>
        <table:table-row>
          <table:table-cell table:style-name="TableParallel.B1" office:value-type="string">
            <text:p text:style-name="BodyEDrop">GRANT, we beseech thee, O almighty God, that as we celebrate the festival of blessed <text:span text:style-name="Rubric">N.</text:span> thy Martyr, so by his intercession we may be strengthened in the love of thy name. Through our Lord.</text:p>
          </table:table-cell>
          <table:table-cell table:style-name="TableParallel.A1" office:value-type="string">
            <text:p text:style-name="BodyLDrop">PRÆSTA, quæsumus, omnípotens Deus: ut, qui beáti <text:span text:style-name="Rubric">N.</text:span> Mártyris tui natalícia cólimus, intercessióne ejus, in tui nóminis amóre roborémur. Per Dóminum.</text:p>
          </table:table-cell>
        </table:table-row>
      </table:table>
      <text:p text:style-name="RubricH">Or:</text:p>
      <table:table table:name="Table2399" table:style-name="TableParallel">
        <table:table-column table:style-name="TableParallel.B"/>
        <table:table-column table:style-name="TableParallel.A"/>
        <table:table-row>
          <table:table-cell table:style-name="TableParallel.B1" office:value-type="string">
            <text:p text:style-name="BodyEDrop">GRANT, we beseech thee, O almighty God, that, by the intercession of blessed <text:span text:style-name="Rubric">N.</text:span> thy Martyr, our bodies may be protected from all adversity, and our hearts made pure from every evil thought. Through our Lord.</text:p>
          </table:table-cell>
          <table:table-cell table:style-name="TableParallel.A1" office:value-type="string">
            <text:p text:style-name="BodyLDrop">PRÆSTA, quæsumus, omnípotens Deus: ut, intercedénte beáto <text:span text:style-name="Rubric">N.</text:span> Mártyre tuo, et a cunctis adversitátibus liberémur in córpore, et a pravis cogitatiónibus mundémur in mente. Per Dóminum.</text:p>
          </table:table-cell>
        </table:table-row>
      </table:table>
      <text:p text:style-name="BodySm"/>
      <text:p text:style-name="Head2">ad I Vésperas</text:p>
      <text:p text:style-name="Rubric">Said on Feasts of the 1st class.</text:p>
      <text:p text:style-name="Rubric">Antiphons as in Lauds.</text:p>
      <text:p text:style-name="Rubric">Psalms as in Sunday Vespers, <text:span text:style-name="NonRubric">p. <text:bookmark-ref text:reference-format="page" text:ref-name="PsSuV"/></text:span>, but in the last place Ps. 116, <text:span text:style-name="NonRubric">Laudáte Dóminum, p. <text:bookmark-ref text:reference-format="page" text:ref-name="Ps116"/></text:span>.</text:p>
      <text:p text:style-name="Rubric">Little Chapter &amp; Hymn <text:span text:style-name="NonRubric">Deus, tuórum mílitum</text:span> as in II Vespers, <text:span text:style-name="NonRubric">p. <text:bookmark-ref text:reference-format="page" text:ref-name="csMVlc"/></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With glory and honour, thou hast crowned him, O Lord. <text:span text:style-name="VR">R. </text:span>And thou hast set him over the works of thy hands.</text:p>
          </table:table-cell>
          <table:table-cell table:style-name="TableParallel.A1" office:value-type="string">
            <text:p text:style-name="BodyL"><text:span text:style-name="VR">V. </text:span>Glória et honóre coronásti eum, Dómine. <text:span text:style-name="VR">R. </text:span>Et constituísti eum super ópera mánuum tuárum.</text:p>
          </table:table-cell>
        </table:table-row>
      </table:table>
      <text:p text:style-name="Head3">Magnificat</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This Saint * fought even unto death for the law of his God, and feared not the words of the wicked; for he was founded upon a firm rock.</text:p>
          </table:table-cell>
          <table:table-cell table:style-name="TableParallel.A1" office:value-type="string">
            <text:p text:style-name="BodyL"><text:span text:style-name="Rubric">Ant. </text:span>Iste Sanctus * pro lege Dei sui certávit usque ad mortem, et a verbis impiórum non tímuit; fundátus enim erat supra firmam petram.</text:p>
          </table:table-cell>
        </table:table-row>
      </table:table>
      <text:p text:style-name="Rubric">On Feasts of the 1st class, Compline of Sunday is said.</text:p>
      <text:p text:style-name="BodySm"/>
      <text:p text:style-name="Head2">ad Laudes</text:p>
      <text:p text:style-name="Head3">Psalmi cum Antiphona</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1. </text:span>He that shall have confessed me * before men, him will I also confess before my Father.</text:p>
          </table:table-cell>
          <table:table-cell table:style-name="TableParallel.A1" office:value-type="string">
            <text:p text:style-name="BodyL"><text:span text:style-name="Rubric">Ant 1. </text:span>Qui me conféssus fúerit * coram homínibus, confitébor et ego eum coram Patre meo.</text:p>
          </table:table-cell>
        </table:table-row>
      </table:table>
      <text:p text:style-name="Rubric">Psalms as in Sunday Lauds I, <text:span text:style-name="NonRubric">p. <text:bookmark-ref text:reference-format="page" text:ref-name="PsSuL1"/></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2. </text:span>He that followeth me * walketh not in darkness, but shall have the light of life, saith the Lord.</text:p>
          </table:table-cell>
          <table:table-cell table:style-name="TableParallel.A1" office:value-type="string">
            <text:p text:style-name="BodyL"><text:span text:style-name="Rubric">Ant 2. </text:span>Qui séquitur me, * non ámbulat in ténebris, sed habébit lumen vitæ, dicit Dóminus.</text:p>
          </table:table-cell>
        </table:table-row>
        <table:table-row>
          <table:table-cell table:style-name="TableParallel.B1" office:value-type="string">
            <text:p text:style-name="BodyE"><text:span text:style-name="Rubric">Ant 3. </text:span>If any man minister unto me, * let him follow me; and where I am, there shall my servant be also.</text:p>
          </table:table-cell>
          <table:table-cell table:style-name="TableParallel.A1" office:value-type="string">
            <text:p text:style-name="BodyL"><text:span text:style-name="Rubric">Ant 3. </text:span>Qui mihi minístrat, * me sequátur: et ubi ego sum, illic sit et miníster meus.</text:p>
          </table:table-cell>
        </table:table-row>
        <table:table-row>
          <table:table-cell table:style-name="TableParallel.B1" office:value-type="string">
            <text:p text:style-name="BodyE"><text:span text:style-name="Rubric">Ant 4. </text:span>Whosoever shall have ministered unto me, * my Father who is in heaven will honour him, saith the Lord.</text:p>
          </table:table-cell>
          <table:table-cell table:style-name="TableParallel.A1" office:value-type="string">
            <text:p text:style-name="BodyL"><text:span text:style-name="Rubric">Ant 4. </text:span>Si quis mihi ministráverit, * honorificábit eum Pater meus, qui est in cælis, dicit Dóminus.</text:p>
          </table:table-cell>
        </table:table-row>
        <table:table-row>
          <table:table-cell table:style-name="TableParallel.B1" office:value-type="string">
            <text:p text:style-name="BodyE"><text:span text:style-name="Rubric">Ant 5. </text:span>Father, I will * that where I am, there also my servant may be.</text:p>
          </table:table-cell>
          <table:table-cell table:style-name="TableParallel.A1" office:value-type="string">
            <text:p text:style-name="BodyL"><text:span text:style-name="Rubric">Ant 5. </text:span>Volo, Pater, * ut ubi ego sum, illic sit et miníster meus.</text:p>
          </table:table-cell>
        </table:table-row>
      </table:table>
      <text:p text:style-name="BkHidden"><text:bookmark text:name="csMLlc"/></text:p>
      <text:p text:style-name="Head3">Capitulum</text:p>
      <text:p text:style-name="RubricHSm"><text:tab/>James 1:12</text:p>
      <table:table table:name="Table2399" table:style-name="TableParallel">
        <table:table-column table:style-name="TableParallel.B"/>
        <table:table-column table:style-name="TableParallel.A"/>
        <table:table-row>
          <table:table-cell table:style-name="TableParallel.B1" office:value-type="string">
            <text:p text:style-name="BodyEDrop">BLESSED is the man that endureth temptation; for when he hath been proved, he shall receive a crown of life, which God hath promised to them that love him.</text:p>
            <text:p text:style-name="BodyE"><text:span text:style-name="VR">R. </text:span>Thanks be to God.</text:p>
          </table:table-cell>
          <table:table-cell table:style-name="TableParallel.A1" office:value-type="string">
            <text:p text:style-name="BodyLDrop">BEÁTUS vir, qui suffert tentatiónem: quóniam cum probátus fúerit, accípiet corónam vitæ, quam repromísit Deus diligéntibus se.</text:p>
            <text:p text:style-name="BodyL"><text:span text:style-name="VR">R. </text:span>Deo grátias.</text:p>
          </table:table-cell>
        </table:table-row>
      </table:table>
      <text:p text:style-name="BkHidden"><text:bookmark text:name="csMLh"/></text:p>
      <text:p text:style-name="Head3">Hymnus cum Versum</text:p>
      <table:table table:name="Table2399" table:style-name="TableParallel">
        <table:table-column table:style-name="TableParallel.B"/>
        <table:table-column table:style-name="TableParallel.A"/>
        <table:table-row>
          <table:table-cell table:style-name="TableParallel.B1" office:value-type="string">
            <text:p text:style-name="HymnE1"><text:span text:style-name="HymnR">M</text:span>artyr of unconquer'd might!</text:p>
            <text:p text:style-name="HymnE">Follower of th' Incarnate Son!</text:p>
            <text:p text:style-name="HymnE">Who, victroious in the fight,</text:p>
            <text:p text:style-name="HymnE">Hast celestial glory won;</text:p>
          </table:table-cell>
          <table:table-cell table:style-name="TableParallel.A1" office:value-type="string">
            <text:p text:style-name="HymnL1"><text:span text:style-name="HymnR">I</text:span>nvícte Martyr, únicum</text:p>
            <text:p text:style-name="HymnL">Patris secútus Fílium,</text:p>
            <text:p text:style-name="HymnL">Victis triúmphas hóstibus,</text:p>
            <text:p text:style-name="HymnL">Victor fruens cæléstibus.</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B</text:span>y the virtue of thy prayer,</text:p>
            <text:p text:style-name="HymnE">Let no evil hover nigh;</text:p>
            <text:p text:style-name="HymnE">Sin's contagion drive afar;</text:p>
            <text:p text:style-name="HymnE">Waken drowsy lethargy.</text:p>
          </table:table-cell>
          <table:table-cell table:style-name="TableParallel.A1" office:value-type="string">
            <text:p text:style-name="HymnL"><text:span text:style-name="HymnR">T</text:span>ui precátus múnere</text:p>
            <text:p text:style-name="HymnL">Nostrum reátum dílue,</text:p>
            <text:p text:style-name="HymnL">Arcens mali contágium,</text:p>
            <text:p text:style-name="HymnL">Vitæ repéllens tædium.</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L</text:span>oosen'd from the fleshly chain,</text:p>
            <text:p text:style-name="HymnE">Which detain'd thee here of old,</text:p>
            <text:p text:style-name="HymnE">Loose us from the bonds of sin,</text:p>
            <text:p text:style-name="HymnE">From the fetters of the world.</text:p>
          </table:table-cell>
          <table:table-cell table:style-name="TableParallel.A1" office:value-type="string">
            <text:p text:style-name="HymnL"><text:span text:style-name="HymnR">S</text:span>olúta sunt jam víncula</text:p>
            <text:p text:style-name="HymnL">Tui sacráti córporis:</text:p>
            <text:p text:style-name="HymnL">Nos solve vinclis sæculi,</text:p>
            <text:p text:style-name="HymnL">Dono supérni Núminis.</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G</text:span>lory to the Father be;</text:p>
            <text:p text:style-name="HymnE">Glory to th' incarnate Son;</text:p>
            <text:p text:style-name="HymnE">Glory, Holy Ghost, to Thee,</text:p>
            <text:p text:style-name="HymnE">While eternal ages run. Amen.</text:p>
          </table:table-cell>
          <table:table-cell table:style-name="TableParallel.A1" office:value-type="string">
            <text:p text:style-name="HymnL"><text:span text:style-name="HymnR">D</text:span>eo Patri sit glória,</text:p>
            <text:p text:style-name="HymnL">Ejúsque soli Fílio,</text:p>
            <text:p text:style-name="HymnL">Cum Spíritu Paráclito,</text:p>
            <text:p text:style-name="HymnL">Nunc, et per omne sæculum. Amen.</text:p>
          </table:table-cell>
        </table:table-row>
      </table:table>
      <text:p text:style-name="BodySm"><text:span text:style-name="Rubric">Auth. Unk. 10-15th c.<text:tab/>Trans. Fr. E.Caswall</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e just shall flourish like the palm tree.  <text:span text:style-name="VR">R. </text:span>He shall grow up like the cedar of Libanus.</text:p>
          </table:table-cell>
          <table:table-cell table:style-name="TableParallel.A1" office:value-type="string">
            <text:p text:style-name="BodyL"><text:span text:style-name="VR">V. </text:span>Justus ut palma florébit.  <text:span text:style-name="VR">R. </text:span>Sicut cedrus Líbani multiplicábitur.</text:p>
          </table:table-cell>
        </table:table-row>
      </table:table>
      <text:p text:style-name="Head3">Benedíctus</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He that hateth * his life in this world, keepeth it to life eternal.</text:p>
          </table:table-cell>
          <table:table-cell table:style-name="TableParallel.A1" office:value-type="string">
            <text:p text:style-name="BodyL"><text:span text:style-name="Rubric">Ant. </text:span>Qui odit * ánimam suam in hoc mundo, in vitam ætérnam custódit eam.</text:p>
          </table:table-cell>
        </table:table-row>
      </table:table>
      <text:p text:style-name="BodySm"/>
      <text:p text:style-name="BkHidden"><text:bookmark text:name="csMLH"/></text:p>
      <text:p text:style-name="Head2">ad Horas</text:p>
      <text:p text:style-name="Rubric">On Feasts of the 1st class, antiphons 1, 2, 3 &amp; 5 from Lauds are used at Prime, Terce, Sext &amp; None, respectively. The psalms are of Sunday; except at Prime, Psalm 53 is said in the first place, in place of Ps 117.</text:p>
      <text:p text:style-name="Rubric">On all other Feasts, psalms and antiphons are of the current feria.</text:p>
      <text:p text:style-name="BodySm"/>
      <text:p text:style-name="Head2">ad Tértiam</text:p>
      <text:p text:style-name="Head3">Capitulum</text:p>
      <text:p text:style-name="RubricHSm"><text:tab/>James 1:12</text:p>
      <table:table table:name="Table2399" table:style-name="TableParallel">
        <table:table-column table:style-name="TableParallel.B"/>
        <table:table-column table:style-name="TableParallel.A"/>
        <table:table-row>
          <table:table-cell table:style-name="TableParallel.B1" office:value-type="string">
            <text:p text:style-name="BodyEDrop">BLESSED is the man that endureth temptation; for when he hath been proved, he shall receive a crown of life, which God hath promised to them that love him.</text:p>
            <text:p text:style-name="BodyE"><text:span text:style-name="VR">R. </text:span>Thanks be to God.</text:p>
          </table:table-cell>
          <table:table-cell table:style-name="TableParallel.A1" office:value-type="string">
            <text:p text:style-name="BodyLDrop">BEÁTUS vir, qui suffert tentatiónem: quóniam cum probátus fúerit, accípiet corónam vitæ, quam repromísit Deus diligéntibus se.</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With glory and honour, * Thou hast crowned him, O Lord. <text:span text:style-name="VR">R. </text:span>With glory...</text:p>
          </table:table-cell>
          <table:table-cell table:style-name="TableParallel.A1" office:value-type="string">
            <text:p text:style-name="BodyL"><text:span text:style-name="VR">V. </text:span>Glória et honóre * Coronásti eum, Dómine. <text:span text:style-name="VR">R. </text:span>Glória et...</text:p>
          </table:table-cell>
        </table:table-row>
        <table:table-row>
          <table:table-cell table:style-name="TableParallel.B1" office:value-type="string">
            <text:p text:style-name="BodyE"><text:span text:style-name="VR">V. </text:span>And thou hast set him over the works of thy hands. <text:span text:style-name="VR">R. </text:span>Thou hast crowned him, O Lord.</text:p>
          </table:table-cell>
          <table:table-cell table:style-name="TableParallel.A1" office:value-type="string">
            <text:p text:style-name="BodyL"><text:span text:style-name="VR">V. </text:span>Et constituísti eum super ópera mánuum tuárum. <text:span text:style-name="VR">R. </text:span>Coronásti eum, Dómine.</text:p>
          </table:table-cell>
        </table:table-row>
        <table:table-row>
          <table:table-cell table:style-name="TableParallel.B1" office:value-type="string">
            <text:p text:style-name="BodyE"><text:span text:style-name="VR">V. </text:span>Glory be...Spirit. <text:span text:style-name="VR">R. </text:span>With glory...</text:p>
          </table:table-cell>
          <table:table-cell table:style-name="TableParallel.A1" office:value-type="string">
            <text:p text:style-name="BodyL"><text:span text:style-name="VR">V. </text:span>Glória Patri...Sancto. <text:span text:style-name="VR">R. </text:span>Glória et...</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ou hast set, O Lord, upon his head. <text:span text:style-name="VR">R. </text:span>A crown of precious stones.</text:p>
          </table:table-cell>
          <table:table-cell table:style-name="TableParallel.A1" office:value-type="string">
            <text:p text:style-name="BodyL"><text:span text:style-name="VR">V. </text:span>Posuísti, Dómine, super caput ejus. <text:span text:style-name="VR">R. </text:span>Corónam de lápide pretióso.</text:p>
          </table:table-cell>
        </table:table-row>
      </table:table>
      <text:p text:style-name="BodySm"/>
      <text:p text:style-name="Head2">ad Sextam</text:p>
      <text:p text:style-name="Head3">Capitulum</text:p>
      <text:p text:style-name="RubricHSm"><text:tab/>Ecclus 15:3</text:p>
      <table:table table:name="Table2399" table:style-name="TableParallel">
        <table:table-column table:style-name="TableParallel.B"/>
        <table:table-column table:style-name="TableParallel.A"/>
        <table:table-row>
          <table:table-cell table:style-name="TableParallel.B1" office:value-type="string">
            <text:p text:style-name="BodyEDrop">WITH the bread of life and understanding, the Lord our God fed him, and gave him the water of wholesome wisdom to drink.</text:p>
            <text:p text:style-name="BodyE"><text:span text:style-name="VR">R. </text:span>Thanks be to God.</text:p>
          </table:table-cell>
          <table:table-cell table:style-name="TableParallel.A1" office:value-type="string">
            <text:p text:style-name="BodyLDrop">CIBÁVIT illum pane vitæ et intelléctus, et aqua sapiéntiæ salutáris potávit illum Dóminus Deus noster.</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ou hast set, O Lord, * Upon his head. <text:span text:style-name="VR">R. </text:span>Thou hast...</text:p>
          </table:table-cell>
          <table:table-cell table:style-name="TableParallel.A1" office:value-type="string">
            <text:p text:style-name="BodyL"><text:span text:style-name="VR">V. </text:span>Posuísti, Dómine, * Super caput ejus. <text:span text:style-name="VR">R. </text:span>Posuísti, Dómine,...</text:p>
          </table:table-cell>
        </table:table-row>
        <table:table-row>
          <table:table-cell table:style-name="TableParallel.B1" office:value-type="string">
            <text:p text:style-name="BodyE"><text:span text:style-name="VR">V. </text:span>A crown of precious stones. <text:span text:style-name="VR">R. </text:span>Upon his head.</text:p>
          </table:table-cell>
          <table:table-cell table:style-name="TableParallel.A1" office:value-type="string">
            <text:p text:style-name="BodyL"><text:span text:style-name="VR">V. </text:span>Corónam de lápide pretióso. <text:span text:style-name="VR">R. </text:span>Super caput ejus.</text:p>
          </table:table-cell>
        </table:table-row>
        <table:table-row>
          <table:table-cell table:style-name="TableParallel.B1" office:value-type="string">
            <text:p text:style-name="BodyE"><text:span text:style-name="VR">V. </text:span>Glory be...Spirit. <text:span text:style-name="VR">R. </text:span>Thou hast...</text:p>
          </table:table-cell>
          <table:table-cell table:style-name="TableParallel.A1" office:value-type="string">
            <text:p text:style-name="BodyL"><text:span text:style-name="VR">V. </text:span>Glória Patri...Sancto. <text:span text:style-name="VR">R. </text:span>Posuísti, Dómine,...</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His glory is great in thy salvation. <text:span text:style-name="VR">R. </text:span>Glory and great beauty shalt thou lay upon him.</text:p>
          </table:table-cell>
          <table:table-cell table:style-name="TableParallel.A1" office:value-type="string">
            <text:p text:style-name="BodyL"><text:span text:style-name="VR">V. </text:span>Magna est glória ejus in salutári tuo. <text:span text:style-name="VR">R. </text:span>Glóriam et magnum decórem impónes super eum.</text:p>
          </table:table-cell>
        </table:table-row>
      </table:table>
      <text:p text:style-name="BodySm"/>
      <text:p text:style-name="Head2">ad Nonam</text:p>
      <text:p text:style-name="Head3">Capitulum</text:p>
      <text:p text:style-name="RubricHSm"><text:tab/>Ecclus 39:6</text:p>
      <table:table table:name="Table2399" table:style-name="TableParallel">
        <table:table-column table:style-name="TableParallel.B"/>
        <table:table-column table:style-name="TableParallel.A"/>
        <table:table-row>
          <table:table-cell table:style-name="TableParallel.B1" office:value-type="string">
            <text:p text:style-name="BodyEDrop">THE JUST man gave his heart to resort early to the Lord, that made him, and he will pray in the sight of the most High.</text:p>
            <text:p text:style-name="BodyE"><text:span text:style-name="VR">R. </text:span>Thanks be to God.</text:p>
          </table:table-cell>
          <table:table-cell table:style-name="TableParallel.A1" office:value-type="string">
            <text:p text:style-name="BodyLDrop">JUSTUS cor suum trádidit ad vigilándum dilúculo ad Dóminum, qui fecit illum, et in conspéctu Altíssimi deprecábitur.</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His glory is great * In thy salvation. <text:span text:style-name="VR">R. </text:span>His glory...</text:p>
          </table:table-cell>
          <table:table-cell table:style-name="TableParallel.A1" office:value-type="string">
            <text:p text:style-name="BodyL"><text:span text:style-name="VR">V. </text:span>Magna est glória ejus * In salutári tuo. <text:span text:style-name="VR">R. </text:span>Magna est...</text:p>
          </table:table-cell>
        </table:table-row>
        <table:table-row>
          <table:table-cell table:style-name="TableParallel.B1" office:value-type="string">
            <text:p text:style-name="BodyE"><text:span text:style-name="VR">V. </text:span>Glory and great beauty shalt thou lay upon him. <text:span text:style-name="VR">R. </text:span>In thy salvation.</text:p>
          </table:table-cell>
          <table:table-cell table:style-name="TableParallel.A1" office:value-type="string">
            <text:p text:style-name="BodyL"><text:span text:style-name="VR">V. </text:span>Glóriam et magnum decórem impónes super eum. <text:span text:style-name="VR">R. </text:span>In salutári tuo.</text:p>
          </table:table-cell>
        </table:table-row>
        <table:table-row>
          <table:table-cell table:style-name="TableParallel.B1" office:value-type="string">
            <text:p text:style-name="BodyE"><text:span text:style-name="VR">V. </text:span>Glory be...Spirit. <text:span text:style-name="VR">R. </text:span>His glory...</text:p>
          </table:table-cell>
          <table:table-cell table:style-name="TableParallel.A1" office:value-type="string">
            <text:p text:style-name="BodyL"><text:span text:style-name="VR">V. </text:span>Glória Patri...Sancto. <text:span text:style-name="VR">R. </text:span>Magna est...</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e just shall flourish like the palm tree.  <text:span text:style-name="VR">R. </text:span>He shall grow up like the cedar of Libanus.</text:p>
          </table:table-cell>
          <table:table-cell table:style-name="TableParallel.A1" office:value-type="string">
            <text:p text:style-name="BodyL"><text:span text:style-name="VR">V. </text:span>Justus ut palma florébit.  <text:span text:style-name="VR">R. </text:span>Sicut cedrus Líbani multiplicábitur.</text:p>
          </table:table-cell>
        </table:table-row>
      </table:table>
      <text:p text:style-name="BodySm"/>
      <text:p text:style-name="Head2">ad II Vésperas</text:p>
      <text:p text:style-name="Rubric">Antiphons as in Lauds.</text:p>
      <text:p text:style-name="Rubric">Psalms as in Sunday Vespers, <text:span text:style-name="NonRubric">p. <text:bookmark-ref text:reference-format="page" text:ref-name="PsSuV"/></text:span>, but in the last place Ps. 115, <text:span text:style-name="NonRubric">Crédidi, p. <text:bookmark-ref text:reference-format="page" text:ref-name="Ps115"/></text:span>.</text:p>
      <text:p text:style-name="BkHidden"><text:bookmark text:name="csMVlc"/></text:p>
      <text:p text:style-name="Head3">Capitulum</text:p>
      <text:p text:style-name="RubricHSm"><text:tab/>James 1:12</text:p>
      <table:table table:name="Table2399" table:style-name="TableParallel">
        <table:table-column table:style-name="TableParallel.B"/>
        <table:table-column table:style-name="TableParallel.A"/>
        <table:table-row>
          <table:table-cell table:style-name="TableParallel.B1" office:value-type="string">
            <text:p text:style-name="BodyEDrop">BLESSED is the man that endureth temptation; for when he hath been proved, he shall receive a crown of life, which God hath promised to them that love him.</text:p>
            <text:p text:style-name="BodyE"><text:span text:style-name="VR">R. </text:span>Thanks be to God.</text:p>
          </table:table-cell>
          <table:table-cell table:style-name="TableParallel.A1" office:value-type="string">
            <text:p text:style-name="BodyLDrop">BEÁTUS vir, qui suffert tentatiónem: quóniam cum probátus fúerit, accípiet corónam vitæ, quam repromísit Deus diligéntibus se.</text:p>
            <text:p text:style-name="BodyL"><text:span text:style-name="VR">R. </text:span>Deo grátias.</text:p>
          </table:table-cell>
        </table:table-row>
      </table:table>
      <text:p text:style-name="BkHidden"><text:bookmark text:name="csMVh"/></text:p>
      <text:p text:style-name="Head3">Hymnus cum Versum</text:p>
      <table:table table:name="Table2399" table:style-name="TableParallel">
        <table:table-column table:style-name="TableParallel.B"/>
        <table:table-column table:style-name="TableParallel.A"/>
        <table:table-row>
          <table:table-cell table:style-name="TableParallel.B1" office:value-type="string">
            <text:p text:style-name="HymnE1"><text:span text:style-name="HymnR">O</text:span> Thou, of all thy warriors Lord,</text:p>
            <text:p text:style-name="HymnE">Thyself the crown, and sure reward;</text:p>
            <text:p text:style-name="HymnE">Set us from sinful fetters free,</text:p>
            <text:p text:style-name="HymnE">Who sing thy Martyr’s victory.</text:p>
          </table:table-cell>
          <table:table-cell table:style-name="TableParallel.A1" office:value-type="string">
            <text:p text:style-name="HymnL1"><text:span text:style-name="HymnR">D</text:span>eus, tuórum mílitum</text:p>
            <text:p text:style-name="HymnL">Sors, et coróna, præmium,</text:p>
            <text:p text:style-name="HymnL">Laudes canéntes Mártyris</text:p>
            <text:p text:style-name="HymnL">Absólve nexu críminis.</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I</text:span>n selfish pleasures’ worldly round</text:p>
            <text:p text:style-name="HymnE">The taste of bitter gall he found;</text:p>
            <text:p text:style-name="HymnE">But sweet to him was thy dear Name,</text:p>
            <text:p text:style-name="HymnE">And so to heavenly joys he came.</text:p>
          </table:table-cell>
          <table:table-cell table:style-name="TableParallel.A1" office:value-type="string">
            <text:p text:style-name="HymnL"><text:span text:style-name="HymnR">H</text:span>ic nempe mundi gáudia,</text:p>
            <text:p text:style-name="HymnL">Et blanda fraudum pábula</text:p>
            <text:p text:style-name="HymnL">Imbúta felle députans,</text:p>
            <text:p text:style-name="HymnL">Pervénit ad cæléstia.</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R</text:span>ight manfully his cross he bore,</text:p>
            <text:p text:style-name="HymnE">And ran his race of torments sore:</text:p>
            <text:p text:style-name="HymnE">For Thee he pour’d his life away;</text:p>
            <text:p text:style-name="HymnE">With Thee he lives in endless day.</text:p>
          </table:table-cell>
          <table:table-cell table:style-name="TableParallel.A1" office:value-type="string">
            <text:p text:style-name="HymnL"><text:span text:style-name="HymnR">P</text:span>œnas cucúrrit fórtiter,</text:p>
            <text:p text:style-name="HymnL">Et sústulit viríliter,</text:p>
            <text:p text:style-name="HymnL">Fundénsque pro te sánguinem,</text:p>
            <text:p text:style-name="HymnL">Ætérna dona póssidet.</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W</text:span>e, then, before Thee bending low,</text:p>
            <text:p text:style-name="HymnE">Intreat Thee, Lord, thy love to shew</text:p>
            <text:p text:style-name="HymnE">On this the day thy Martyr died,</text:p>
            <text:p text:style-name="HymnE">Who in thy Saints art glorified!</text:p>
          </table:table-cell>
          <table:table-cell table:style-name="TableParallel.A1" office:value-type="string">
            <text:p text:style-name="HymnL"><text:span text:style-name="HymnR">O</text:span>b hoc precátu súpplici</text:p>
            <text:p text:style-name="HymnL">Te póscimus, piíssime:</text:p>
            <text:p text:style-name="HymnL">In hoc triúmpho Mártyris</text:p>
            <text:p text:style-name="HymnL">Dimítte noxam sérvulis.</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T</text:span>o God the Father, with the Son,</text:p>
            <text:p text:style-name="HymnE">And Holy Spirit, Three in One,</text:p>
            <text:p text:style-name="HymnE">Be praise and glory evermore,</text:p>
            <text:p text:style-name="HymnE">As in th’ eternity before! Amen.</text:p>
          </table:table-cell>
          <table:table-cell table:style-name="TableParallel.A1" office:value-type="string">
            <text:p text:style-name="HymnL"><text:span text:style-name="HymnR">L</text:span>aus et perénnis glória</text:p>
            <text:p text:style-name="HymnL">Patri sit, atque Fílio,</text:p>
            <text:p text:style-name="HymnL">Sancto simul Paráclito,</text:p>
            <text:p text:style-name="HymnL">In sempitérna sæcula. Amen.</text:p>
          </table:table-cell>
        </table:table-row>
      </table:table>
      <text:p text:style-name="BodySm"><text:span text:style-name="Rubric">Auth. Ambrosian (Old)<text:tab/>Trans. Fr. E.Caswall</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e just shall flourish like the palm tree.  <text:span text:style-name="VR">R. </text:span>He shall grow up like the cedar of Libanus.</text:p>
          </table:table-cell>
          <table:table-cell table:style-name="TableParallel.A1" office:value-type="string">
            <text:p text:style-name="BodyL"><text:span text:style-name="VR">V. </text:span>Justus ut palma florébit.  <text:span text:style-name="VR">R. </text:span>Sicut cedrus Líbani multiplicábitur.</text:p>
          </table:table-cell>
        </table:table-row>
      </table:table>
      <text:p text:style-name="Head3">Magnificat</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He that will come after me, * let him deny himself, and take up his cross, and follow me.</text:p>
          </table:table-cell>
          <table:table-cell table:style-name="TableParallel.A1" office:value-type="string">
            <text:p text:style-name="BodyL"><text:span text:style-name="Rubric">Ant. </text:span>Qui vult veníre post me, * ábneget semetípsum, et tollat crucem suam, et sequátur me.</text:p>
          </table:table-cell>
        </table:table-row>
      </table:table>
      <text:p text:style-name="Rubric">On Feasts of the 1st or 2nd class, Compline of Sunday is said; on Feasts of the 3rd class, Compline of the feria is said.</text:p>
      <text:p text:style-name="Body"/>
      <text:p text:style-name="Head3"><draw:frame text:anchor-type="as-char" svg:width="933" style:rel-width="100%" svg:height="170" style:rel-height="scale"><draw:image xlink:href="../Images/separator3.tif" xlink:type="simple" xlink:show="embed" xlink:actuate="onLoad"/></draw:frame></text:p>
      <text:p text:style-name="RubricH"/>
      <text:p text:style-name="Hidden1">Common of Saints</text:p>
      <text:p text:style-name="Hidden2">Several Martyrs</text:p>
      <text:p text:style-name="BkHidden"><text:bookmark text:name="csMm"/></text:p>
      <text:p text:style-name="Head1">Commune Plurimorum Martyrum</text:p>
      <text:p text:style-name="Head3">(extra Tempus Paschale)</text:p>
      <text:p text:style-name="Head2">Oratio</text:p>
      <text:p text:style-name="Rubric">For Several Martyr Popes, prayer as in Common of Supreme Pontiff, <text:span text:style-name="NonRubric">p. <text:bookmark-ref text:reference-format="page" text:ref-name="csPope"/></text:span></text:p>
      <text:p text:style-name="BodySm"/>
      <text:p text:style-name="RubricH">For several Martyr Bishops:</text:p>
      <table:table table:name="Table2399" table:style-name="TableParallel">
        <table:table-column table:style-name="TableParallel.B"/>
        <table:table-column table:style-name="TableParallel.A"/>
        <table:table-row>
          <table:table-cell table:style-name="TableParallel.B1" office:value-type="string">
            <text:p text:style-name="BodyEDrop">WE BESEECH thee, O Lord, that the festive commemoration of blessed <text:span text:style-name="Rubric">N.</text:span> and <text:span text:style-name="Rubric">N.</text:span> thy Martyrs and Bishops may assist us, and their venerable prayers obtain for us thy gracious favour. Through our Lord.</text:p>
          </table:table-cell>
          <table:table-cell table:style-name="TableParallel.A1" office:value-type="string">
            <text:p text:style-name="BodyLDrop">BEATÓRUM Mártyrum paritérque Pontíficum <text:span text:style-name="Rubric">N.</text:span> et <text:span text:style-name="Rubric">N.</text:span> nos, quæsumus, Dómine, festa tueántur: et eórum comméndet orátio veneránda. Per Dóminum.</text:p>
          </table:table-cell>
        </table:table-row>
      </table:table>
      <text:p text:style-name="RubricH">For several Martyrs not Bishops:</text:p>
      <table:table table:name="Table2399" table:style-name="TableParallel">
        <table:table-column table:style-name="TableParallel.B"/>
        <table:table-column table:style-name="TableParallel.A"/>
        <table:table-row>
          <table:table-cell table:style-name="TableParallel.B1" office:value-type="string">
            <text:p text:style-name="BodyEDrop">O GOD, who givest unto us to celebrate the festival of thy holy Martyrs <text:span text:style-name="Rubric">N.</text:span> and <text:span text:style-name="Rubric">N.</text:span>, grant to us to rejoice in their company in eternal happiness. Through our Lord.</text:p>
          </table:table-cell>
          <table:table-cell table:style-name="TableParallel.A1" office:value-type="string">
            <text:p text:style-name="BodyLDrop">DEUS, qui nos concédis sanctórum Mártyrum tuórum <text:span text:style-name="Rubric">N.</text:span> et <text:span text:style-name="Rubric">N.</text:span> natalícia cólere: da nobis in ætérna beatitúdine de eórum societáte gaudére. Per Dóminum.</text:p>
          </table:table-cell>
        </table:table-row>
      </table:table>
      <text:p text:style-name="RubricH">Or:</text:p>
      <table:table table:name="Table2399" table:style-name="TableParallel">
        <table:table-column table:style-name="TableParallel.B"/>
        <table:table-column table:style-name="TableParallel.A"/>
        <table:table-row>
          <table:table-cell table:style-name="TableParallel.B1" office:value-type="string">
            <text:p text:style-name="BodyEDrop">O GOD, who dost gladden us with the yearly solemnity of thy blessed Martyrs <text:span text:style-name="Rubric">N.</text:span> and <text:span text:style-name="Rubric">N.</text:span>, grant, we beseech thee, that, as we rejoice in their merits, we may be animated to fervor by their example. Through our Lord.</text:p>
          </table:table-cell>
          <table:table-cell table:style-name="TableParallel.A1" office:value-type="string">
            <text:p text:style-name="BodyLDrop">DEUS, qui nos ánnua sanctórum Mártyrum tuórum <text:span text:style-name="Rubric">N.</text:span> et <text:span text:style-name="Rubric">N.</text:span> solemnitáte lætíficas: concéde propítius; ut, quorum gaudémus méritis, accendámur exémplis. Per Dóminum.</text:p>
          </table:table-cell>
        </table:table-row>
      </table:table>
      <text:p text:style-name="BodySm"/>
      <text:p text:style-name="Head2">ad I Vésperas</text:p>
      <text:p text:style-name="Rubric">Said on Feasts of the 1st class.</text:p>
      <text:p text:style-name="Rubric">Antiphons as in Lauds.</text:p>
      <text:p text:style-name="Rubric">Psalms as in Sunday Vespers, <text:span text:style-name="NonRubric">p. <text:bookmark-ref text:reference-format="page" text:ref-name="PsSuV"/></text:span>, but in the last place Ps. 116, <text:span text:style-name="NonRubric">Laudáte Dóminum, p. <text:bookmark-ref text:reference-format="page" text:ref-name="Ps116"/></text:span>.</text:p>
      <text:p text:style-name="Rubric">Little Chapter &amp; Hymn <text:span text:style-name="NonRubric">Sanctórum méritis ínclita gáudia</text:span> as in II Vespers, <text:span text:style-name="NonRubric">p. <text:bookmark-ref text:reference-format="page" text:ref-name="csMmVlc"/></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Be glad in the Lord, and rejoice, ye just. <text:span text:style-name="VR">R. </text:span>And glory, all ye upright of heart.</text:p>
          </table:table-cell>
          <table:table-cell table:style-name="TableParallel.A1" office:value-type="string">
            <text:p text:style-name="BodyL"><text:span text:style-name="VR">V. </text:span>Lætámini in Dómino et exsultáte, justi. <text:span text:style-name="VR">R. </text:span>Et gloriámini, omnes recti corde.</text:p>
          </table:table-cell>
        </table:table-row>
      </table:table>
      <text:p text:style-name="Head3">Magnificat</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For the kingdom of heaven * is theirs, who, despising the life of this world, attained to the rewards of the kingdom, and washed their robes in the blood of the Lamb.</text:p>
          </table:table-cell>
          <table:table-cell table:style-name="TableParallel.A1" office:value-type="string">
            <text:p text:style-name="BodyL"><text:span text:style-name="Rubric">Ant. </text:span>Istórum est enim * regnum cælórum, qui contempsérunt vitam mundi, et pervenérunt ad præmia regni, et lavérunt stolas suas in sánguine Agni.</text:p>
          </table:table-cell>
        </table:table-row>
      </table:table>
      <text:p text:style-name="Rubric">On Feasts of the 1st class, Compline of Sunday is said.</text:p>
      <text:p text:style-name="BodySm"/>
      <text:p text:style-name="Head2">ad Laudes</text:p>
      <text:p text:style-name="Head3">Psalmi cum Antiphona</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1. </text:span>All the Saints, * how many the torments they have suffered, that they might securely attain the palm of martyrdom!</text:p>
          </table:table-cell>
          <table:table-cell table:style-name="TableParallel.A1" office:value-type="string">
            <text:p text:style-name="BodyL"><text:span text:style-name="Rubric">Ant 1. </text:span>Omnes Sancti * quanta passi sunt torménta, ut secúri pervenírent ad palmam martýrii!</text:p>
          </table:table-cell>
        </table:table-row>
      </table:table>
      <text:p text:style-name="Rubric">Psalms as in Sunday Lauds I, <text:span text:style-name="NonRubric">p. <text:bookmark-ref text:reference-format="page" text:ref-name="PsSuL1"/></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2. </text:span>With their palms * the Saints have entered into their kingdom, and have earned crowns of beauty from the hand of God.</text:p>
          </table:table-cell>
          <table:table-cell table:style-name="TableParallel.A1" office:value-type="string">
            <text:p text:style-name="BodyL"><text:span text:style-name="Rubric">Ant 2. </text:span>Cum palma * ad regna pervenérunt Sancti, corónas decóris meruérunt de manu Dei.</text:p>
          </table:table-cell>
        </table:table-row>
        <table:table-row>
          <table:table-cell table:style-name="TableParallel.B1" office:value-type="string">
            <text:p text:style-name="BodyE"><text:span text:style-name="Rubric">Ant 3. </text:span>The bodies of the Saints * are buried in peace, and their names shall live for evermore.</text:p>
          </table:table-cell>
          <table:table-cell table:style-name="TableParallel.A1" office:value-type="string">
            <text:p text:style-name="BodyL"><text:span text:style-name="Rubric">Ant 3. </text:span>Córpora Sanctórum * in pace sepúlta sunt, et vivent nómina eórum in ætérnum.</text:p>
          </table:table-cell>
        </table:table-row>
        <table:table-row>
          <table:table-cell table:style-name="TableParallel.B1" office:value-type="string">
            <text:p text:style-name="BodyE"><text:span text:style-name="Rubric">Ant 4. </text:span>O ye Martyrs of the Lord, * bless ye the Lord for ever and ever.</text:p>
          </table:table-cell>
          <table:table-cell table:style-name="TableParallel.A1" office:value-type="string">
            <text:p text:style-name="BodyL"><text:span text:style-name="Rubric">Ant 4. </text:span>Mártyres Dómini, * Dóminum benedícite in ætérnum.</text:p>
          </table:table-cell>
        </table:table-row>
        <table:table-row>
          <table:table-cell table:style-name="TableParallel.B1" office:value-type="string">
            <text:p text:style-name="BodyE"><text:span text:style-name="Rubric">Ant 5. </text:span>O choir of Martyrs, * praise ye the Lord from the heavens, <text:span text:style-name="Rubric">(</text:span>alleluia<text:span text:style-name="Rubric">)</text:span>.</text:p>
          </table:table-cell>
          <table:table-cell table:style-name="TableParallel.A1" office:value-type="string">
            <text:p text:style-name="BodyL"><text:span text:style-name="Rubric">Ant 5. </text:span>Mártyrum chorus, * laudáte Dóminum de cælis, <text:span text:style-name="Rubric">(</text:span>allelúja<text:span text:style-name="Rubric">)</text:span>.</text:p>
          </table:table-cell>
        </table:table-row>
      </table:table>
      <text:p text:style-name="Head3">Capitulum</text:p>
      <text:p text:style-name="RubricHSm"><text:tab/>Wis 3:1-3</text:p>
      <table:table table:name="Table2399" table:style-name="TableParallel">
        <table:table-column table:style-name="TableParallel.B"/>
        <table:table-column table:style-name="TableParallel.A"/>
        <table:table-row>
          <table:table-cell table:style-name="TableParallel.B1" office:value-type="string">
            <text:p text:style-name="BodyEDrop">THE SOULS of the just are in the hand of God, and the torment of death shall not touch them. In the sight of the unwise they seemed to die, but they are in peace.</text:p>
            <text:p text:style-name="BodyE"><text:span text:style-name="VR">R. </text:span>Thanks be to God.</text:p>
          </table:table-cell>
          <table:table-cell table:style-name="TableParallel.A1" office:value-type="string">
            <text:p text:style-name="BodyLDrop">JUSTÓRUM ánimæ in manu Dei sunt, et non tanget illos torméntum mortis. Visi sunt óculis insipiéntium mori; illi autem sunt in pace.</text:p>
            <text:p text:style-name="BodyL"><text:span text:style-name="VR">R. </text:span>Deo grátias.</text:p>
          </table:table-cell>
        </table:table-row>
      </table:table>
      <text:p text:style-name="BkHidden"><text:bookmark text:name="csMmLh"/></text:p>
      <text:p text:style-name="Head3">Hymnus cum Versum</text:p>
      <table:table table:name="Table2399" table:style-name="TableParallel">
        <table:table-column table:style-name="TableParallel.B"/>
        <table:table-column table:style-name="TableParallel.A"/>
        <table:table-row>
          <table:table-cell table:style-name="TableParallel.B1" office:value-type="string">
            <text:p text:style-name="HymnE1"><text:span text:style-name="HymnR">O</text:span> glorious King of martyr hosts,</text:p>
            <text:p text:style-name="HymnE">Thou crown that each confessor boasts,</text:p>
            <text:p text:style-name="HymnE">Who leadest to celestial day</text:p>
            <text:p text:style-name="HymnE">The saints who cast earth’s joys away.</text:p>
          </table:table-cell>
          <table:table-cell table:style-name="TableParallel.A1" office:value-type="string">
            <text:p text:style-name="HymnL1"><text:span text:style-name="HymnR">R</text:span>ex glorióse Mártyrum,</text:p>
            <text:p text:style-name="HymnL">Coróna confiténtium,</text:p>
            <text:p text:style-name="HymnL">Qui respuéntes térrea</text:p>
            <text:p text:style-name="HymnL">Perdúcis ad cæléstia.</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T</text:span>hine ear in mercy, Savior, lend,</text:p>
            <text:p text:style-name="HymnE">While unto thee our prayers ascend;</text:p>
            <text:p text:style-name="HymnE">And as we count their triumphs won,</text:p>
            <text:p text:style-name="HymnE">Forgive the sins that we have done.</text:p>
          </table:table-cell>
          <table:table-cell table:style-name="TableParallel.A1" office:value-type="string">
            <text:p text:style-name="HymnL"><text:span text:style-name="HymnR">A</text:span>urem benígnam prótinus</text:p>
            <text:p text:style-name="HymnL">Inténde nostris vócibus:</text:p>
            <text:p text:style-name="HymnL">Trophæa sacra pángimus:</text:p>
            <text:p text:style-name="HymnL">Ignósce quod delíquimus.</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M</text:span>artyrs in thee their triumphs gain,</text:p>
            <text:p text:style-name="HymnE">Confessors grace from thee obtain;</text:p>
            <text:p text:style-name="HymnE">We sinners humbly seek to thee,</text:p>
            <text:p text:style-name="HymnE">From sins offense to set us free.</text:p>
          </table:table-cell>
          <table:table-cell table:style-name="TableParallel.A1" office:value-type="string">
            <text:p text:style-name="HymnL"><text:span text:style-name="HymnR">T</text:span>u vincis inter Mártyres</text:p>
            <text:p text:style-name="HymnL">Parcísque Confessóribus:</text:p>
            <text:p text:style-name="HymnL">Tu vince nostra crímina,</text:p>
            <text:p text:style-name="HymnL">Largítor indulgéntiæ.</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A</text:span>ll laud to God the Father be,</text:p>
            <text:p text:style-name="HymnE">All praise, eternal Son, to thee;</text:p>
            <text:p text:style-name="HymnE">All glory, as is ever meet,</text:p>
            <text:p text:style-name="HymnE">To God the holy Paraclete. Amen.</text:p>
          </table:table-cell>
          <table:table-cell table:style-name="TableParallel.A1" office:value-type="string">
            <text:p text:style-name="HymnL"><text:span text:style-name="HymnR">D</text:span>eo Patri sit glória,</text:p>
            <text:p text:style-name="HymnL">Ejúsque soli Fílio,</text:p>
            <text:p text:style-name="HymnL">Cum Spíritu Paráclito,</text:p>
            <text:p text:style-name="HymnL">Nunc, et per omne sæculum. Amen.</text:p>
          </table:table-cell>
        </table:table-row>
      </table:table>
      <text:p text:style-name="BodySm"><text:span text:style-name="Rubric">Auth. Unk. (Early Middle Ages)<text:tab/>Trans. R.Littledale &amp; G.Palmer</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e Saints shall rejoice in glory.  <text:span text:style-name="VR">R. </text:span>They shall be joyful in their beds.</text:p>
          </table:table-cell>
          <table:table-cell table:style-name="TableParallel.A1" office:value-type="string">
            <text:p text:style-name="BodyL"><text:span text:style-name="VR">V. </text:span>Exsultábunt Sancti in glória.  <text:span text:style-name="VR">R. </text:span>Lætabúntur in cubílibus suis.</text:p>
          </table:table-cell>
        </table:table-row>
      </table:table>
      <text:p text:style-name="Head3">Benedíctus</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The hairs of your head * are all numbered; fear not: you are of more value than many sparrows.</text:p>
          </table:table-cell>
          <table:table-cell table:style-name="TableParallel.A1" office:value-type="string">
            <text:p text:style-name="BodyL"><text:span text:style-name="Rubric">Ant. </text:span>Vestri capílli cápitis * omnes numeráti sunt: nolíte timére: multis passéribus melióres estis vos.</text:p>
          </table:table-cell>
        </table:table-row>
      </table:table>
      <text:p text:style-name="BodySm"/>
      <text:p text:style-name="BkHidden"><text:bookmark text:name="csMmLH"/></text:p>
      <text:p text:style-name="Head2">ad Horas</text:p>
      <text:p text:style-name="Rubric">On Feasts of the 1st class, antiphons 1, 2, 3 &amp; 5 from Lauds are used at Prime, Terce, Sext &amp; None, respectively. The psalms are of Sunday; except at Prime, Psalm 53 is said in the first place, in place of Ps 117.</text:p>
      <text:p text:style-name="Rubric">On all other Feasts, psalms and antiphons are of the current feria.</text:p>
      <text:p text:style-name="BodySm"/>
      <text:p text:style-name="Head2">ad Tértiam</text:p>
      <text:p text:style-name="Head3">Capitulum</text:p>
      <text:p text:style-name="RubricHSm"><text:tab/>Wis 3:1-3</text:p>
      <table:table table:name="Table2399" table:style-name="TableParallel">
        <table:table-column table:style-name="TableParallel.B"/>
        <table:table-column table:style-name="TableParallel.A"/>
        <table:table-row>
          <table:table-cell table:style-name="TableParallel.B1" office:value-type="string">
            <text:p text:style-name="BodyEDrop">THE SOULS of the just are in the hand of God, and the torment of death shall not touch them. In the sight of the unwise they seemed to die, but they are in peace.</text:p>
            <text:p text:style-name="BodyE"><text:span text:style-name="VR">R. </text:span>Thanks be to God.</text:p>
          </table:table-cell>
          <table:table-cell table:style-name="TableParallel.A1" office:value-type="string">
            <text:p text:style-name="BodyLDrop">JUSTÓRUM ánimæ in manu Dei sunt, et non tanget illos torméntum mortis. Visi sunt óculis insipiéntium mori; illi autem sunt in pace.</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Be glad in the Lord, * And rejoice, ye just. <text:span text:style-name="VR">R. </text:span>Be glad...</text:p>
          </table:table-cell>
          <table:table-cell table:style-name="TableParallel.A1" office:value-type="string">
            <text:p text:style-name="BodyL"><text:span text:style-name="VR">V. </text:span>Lætámini in Dómino * Et exsultáte, justi. <text:span text:style-name="VR">R. </text:span>Lætámini in...</text:p>
          </table:table-cell>
        </table:table-row>
        <table:table-row>
          <table:table-cell table:style-name="TableParallel.B1" office:value-type="string">
            <text:p text:style-name="BodyE"><text:span text:style-name="VR">V. </text:span>And glory, all ye upright of heart. <text:span text:style-name="VR">R. </text:span>And rejoice, ye just.</text:p>
          </table:table-cell>
          <table:table-cell table:style-name="TableParallel.A1" office:value-type="string">
            <text:p text:style-name="BodyL"><text:span text:style-name="VR">V. </text:span>Et gloriámini, omnes recti corde. <text:span text:style-name="VR">R. </text:span>Et exsultáte, justi.</text:p>
          </table:table-cell>
        </table:table-row>
        <table:table-row>
          <table:table-cell table:style-name="TableParallel.B1" office:value-type="string">
            <text:p text:style-name="BodyE"><text:span text:style-name="VR">V. </text:span>Glory be...Spirit. <text:span text:style-name="VR">R. </text:span>Be glad...</text:p>
          </table:table-cell>
          <table:table-cell table:style-name="TableParallel.A1" office:value-type="string">
            <text:p text:style-name="BodyL"><text:span text:style-name="VR">V. </text:span>Glória Patri...Sancto. <text:span text:style-name="VR">R. </text:span>Lætámini in...</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Let the just rejoice before God. <text:span text:style-name="VR">R. </text:span>And be delighted with gladness.</text:p>
          </table:table-cell>
          <table:table-cell table:style-name="TableParallel.A1" office:value-type="string">
            <text:p text:style-name="BodyL"><text:span text:style-name="VR">V. </text:span>Exsúltent justi in conspéctu Dei. <text:span text:style-name="VR">R. </text:span>Et delecténtur in lætítia.</text:p>
          </table:table-cell>
        </table:table-row>
      </table:table>
      <text:p text:style-name="BodySm"/>
      <text:p text:style-name="Head2">ad Sextam</text:p>
      <text:p text:style-name="Head3">Capitulum</text:p>
      <text:p text:style-name="RubricHSm"><text:tab/>Wis 10:17</text:p>
      <table:table table:name="Table2399" table:style-name="TableParallel">
        <table:table-column table:style-name="TableParallel.B"/>
        <table:table-column table:style-name="TableParallel.A"/>
        <table:table-row>
          <table:table-cell table:style-name="TableParallel.B1" office:value-type="string">
            <text:p text:style-name="BodyEDrop">GOD HAS rendered to the just the wages of their labours, and conducted them in a wonderful way: and he was to them for a covert by day, and for the light of stars by night.</text:p>
            <text:p text:style-name="BodyE"><text:span text:style-name="VR">R. </text:span>Thanks be to God.</text:p>
          </table:table-cell>
          <table:table-cell table:style-name="TableParallel.A1" office:value-type="string">
            <text:p text:style-name="BodyLDrop">RÉDDIDIT Deus mercédem labórum sanctórum suórum, et dedúxit illos in via mirábili; et fuit illis in velaménto diéi, et in luce stellárum nocte.</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Let the just rejoice * Before God. <text:span text:style-name="VR">R. </text:span>Let the...</text:p>
          </table:table-cell>
          <table:table-cell table:style-name="TableParallel.A1" office:value-type="string">
            <text:p text:style-name="BodyL"><text:span text:style-name="VR">V. </text:span>Exsúltent justi * In conspéctu Dei. <text:span text:style-name="VR">R. </text:span>Exsúltent justi...</text:p>
          </table:table-cell>
        </table:table-row>
        <table:table-row>
          <table:table-cell table:style-name="TableParallel.B1" office:value-type="string">
            <text:p text:style-name="BodyE"><text:span text:style-name="VR">V. </text:span>And be delighted with gladness. <text:span text:style-name="VR">R. </text:span>Before God.</text:p>
          </table:table-cell>
          <table:table-cell table:style-name="TableParallel.A1" office:value-type="string">
            <text:p text:style-name="BodyL"><text:span text:style-name="VR">V. </text:span>Et delecténtur in lætítia. <text:span text:style-name="VR">R. </text:span>In conspéctu Dei.</text:p>
          </table:table-cell>
        </table:table-row>
        <table:table-row>
          <table:table-cell table:style-name="TableParallel.B1" office:value-type="string">
            <text:p text:style-name="BodyE"><text:span text:style-name="VR">V. </text:span>Glory be...Spirit. <text:span text:style-name="VR">R. </text:span>Let the...</text:p>
          </table:table-cell>
          <table:table-cell table:style-name="TableParallel.A1" office:value-type="string">
            <text:p text:style-name="BodyL"><text:span text:style-name="VR">V. </text:span>Glória Patri...Sancto. <text:span text:style-name="VR">R. </text:span>Exsúltent justi...</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But the just shall live for ever. <text:span text:style-name="VR">R. </text:span>And their reward is with the Lord.</text:p>
          </table:table-cell>
          <table:table-cell table:style-name="TableParallel.A1" office:value-type="string">
            <text:p text:style-name="BodyL"><text:span text:style-name="VR">V. </text:span>Justi autem in perpétuum vivent. <text:span text:style-name="VR">R. </text:span>Et apud Dóminum est merces eórum.</text:p>
          </table:table-cell>
        </table:table-row>
      </table:table>
      <text:p text:style-name="BodySm"/>
      <text:p text:style-name="Head2">ad Nonam</text:p>
      <text:p text:style-name="Head3">Capitulum</text:p>
      <text:p text:style-name="RubricHSm"><text:tab/>Wis. 3:7</text:p>
      <table:table table:name="Table2399" table:style-name="TableParallel">
        <table:table-column table:style-name="TableParallel.B"/>
        <table:table-column table:style-name="TableParallel.A"/>
        <table:table-row>
          <table:table-cell table:style-name="TableParallel.B1" office:value-type="string">
            <text:p text:style-name="BodyEDrop">THE JUST shall shine, and shall run to and fro like sparks among the reeds. They shall judge nations, and rule over people, and their Lord shall reign for ever.</text:p>
            <text:p text:style-name="BodyE"><text:span text:style-name="VR">R. </text:span>Thanks be to God.</text:p>
          </table:table-cell>
          <table:table-cell table:style-name="TableParallel.A1" office:value-type="string">
            <text:p text:style-name="BodyLDrop">FULGÉBUNT justi, et tamquam scintíllæ in arundinéto discúrrent. Judicábunt natiónes et dominabúntur pópulis; et regnábit Dóminus illórum in perpétuum.</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But the just * Shall live for ever. <text:span text:style-name="VR">R. </text:span>But the...</text:p>
          </table:table-cell>
          <table:table-cell table:style-name="TableParallel.A1" office:value-type="string">
            <text:p text:style-name="BodyL"><text:span text:style-name="VR">V. </text:span>Justi autem * In perpétuum vivent. <text:span text:style-name="VR">R. </text:span>Justi autem...</text:p>
          </table:table-cell>
        </table:table-row>
        <table:table-row>
          <table:table-cell table:style-name="TableParallel.B1" office:value-type="string">
            <text:p text:style-name="BodyE"><text:span text:style-name="VR">V. </text:span>And their reward is with the Lord. <text:span text:style-name="VR">R. </text:span>Shall live for ever.</text:p>
          </table:table-cell>
          <table:table-cell table:style-name="TableParallel.A1" office:value-type="string">
            <text:p text:style-name="BodyL"><text:span text:style-name="VR">V. </text:span>Et apud Dóminum est merces eórum. <text:span text:style-name="VR">R. </text:span>In perpétuum vivent.</text:p>
          </table:table-cell>
        </table:table-row>
        <table:table-row>
          <table:table-cell table:style-name="TableParallel.B1" office:value-type="string">
            <text:p text:style-name="BodyE"><text:span text:style-name="VR">V. </text:span>Glory be...Spirit. <text:span text:style-name="VR">R. </text:span>But the...</text:p>
          </table:table-cell>
          <table:table-cell table:style-name="TableParallel.A1" office:value-type="string">
            <text:p text:style-name="BodyL"><text:span text:style-name="VR">V. </text:span>Glória Patri...Sancto. <text:span text:style-name="VR">R. </text:span>Justi autem...</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e Saints shall rejoice in glory.  <text:span text:style-name="VR">R. </text:span>They shall be joyful in their beds.</text:p>
          </table:table-cell>
          <table:table-cell table:style-name="TableParallel.A1" office:value-type="string">
            <text:p text:style-name="BodyL"><text:span text:style-name="VR">V. </text:span>Exsultábunt Sancti in glória.  <text:span text:style-name="VR">R. </text:span>Lætabúntur in cubílibus suis.</text:p>
          </table:table-cell>
        </table:table-row>
      </table:table>
      <text:p text:style-name="BodySm"/>
      <text:p text:style-name="Head2">ad II Vésperas</text:p>
      <text:p text:style-name="Rubric">Antiphons as in Lauds.</text:p>
      <text:p text:style-name="Rubric">Psalms as in Sunday Vespers, <text:span text:style-name="NonRubric">p. <text:bookmark-ref text:reference-format="page" text:ref-name="PsSuV"/></text:span>, but in the last place Ps. 115, <text:span text:style-name="NonRubric">Crédidi, p. <text:bookmark-ref text:reference-format="page" text:ref-name="Ps115"/></text:span>.</text:p>
      <text:p text:style-name="BkHidden"><text:bookmark text:name="csMVlc"/></text:p>
      <text:p text:style-name="Head3">Capitulum</text:p>
      <text:p text:style-name="RubricHSm"><text:tab/>Wis 3:1-3</text:p>
      <table:table table:name="Table2399" table:style-name="TableParallel">
        <table:table-column table:style-name="TableParallel.B"/>
        <table:table-column table:style-name="TableParallel.A"/>
        <table:table-row>
          <table:table-cell table:style-name="TableParallel.B1" office:value-type="string">
            <text:p text:style-name="BodyEDrop">THE SOULS of the just are in the hand of God, and the torment of death shall not touch them. In the sight of the unwise they seemed to die, but they are in peace.</text:p>
            <text:p text:style-name="BodyE"><text:span text:style-name="VR">R. </text:span>Thanks be to God.</text:p>
          </table:table-cell>
          <table:table-cell table:style-name="TableParallel.A1" office:value-type="string">
            <text:p text:style-name="BodyLDrop">JUSTÓRUM ánimæ in manu Dei sunt, et non tanget illos torméntum mortis. Visi sunt óculis insipiéntium mori; illi autem sunt in pace.</text:p>
            <text:p text:style-name="BodyL"><text:span text:style-name="VR">R. </text:span>Deo grátias.</text:p>
          </table:table-cell>
        </table:table-row>
      </table:table>
      <text:p text:style-name="Head3">Hymnus cum Versum</text:p>
      <table:table table:name="Table2399" table:style-name="TableParallel">
        <table:table-column table:style-name="TableParallel.B"/>
        <table:table-column table:style-name="TableParallel.A"/>
        <table:table-row>
          <table:table-cell table:style-name="TableParallel.B1" office:value-type="string">
            <text:p text:style-name="HymnE1"><text:span text:style-name="HymnR">S</text:span>ing we the peerless deeds of martyr’d Saints,</text:p>
            <text:p text:style-name="HymnE">Their glorious merits, and their portion blest;</text:p>
            <text:p text:style-name="HymnE">Of all the conquerors this earth has seen,</text:p>
            <text:p text:style-name="HymnE">The greatest and the best.</text:p>
          </table:table-cell>
          <table:table-cell table:style-name="TableParallel.A1" office:value-type="string">
            <text:p text:style-name="HymnL1"><text:span text:style-name="HymnR">S</text:span>anctórum méritis ínclyta gáudia</text:p>
            <text:p text:style-name="HymnL">Pangámus, sócii, géstaque fórtia:</text:p>
            <text:p text:style-name="HymnL">Gliscens fert ánimus prómere cántibus</text:p>
            <text:p text:style-name="HymnL">Victórum genus óptimum.</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T</text:span>hen in their day th’ insensate world abhorr’d,</text:p>
            <text:p text:style-name="HymnE">And joyfully renounced it, Lord, for thee;</text:p>
            <text:p text:style-name="HymnE">Finding it all a barren waste, devoid</text:p>
            <text:p text:style-name="HymnE">Of fruit, or flower, or tree.</text:p>
          </table:table-cell>
          <table:table-cell table:style-name="TableParallel.A1" office:value-type="string">
            <text:p text:style-name="HymnL"><text:span text:style-name="HymnR">H</text:span>i sunt, quos fátue mundus abhórruit;</text:p>
            <text:p text:style-name="HymnL">Hunc fructu vácuum, flóribus áridum</text:p>
            <text:p text:style-name="HymnL">Contempsére tui nóminis ásseclæ,</text:p>
            <text:p text:style-name="HymnL">Jesu, Rex bone Cælitum.</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T</text:span>hey trod beneath them every threat of man,</text:p>
            <text:p text:style-name="HymnE">And came victorious all torments through;</text:p>
            <text:p text:style-name="HymnE">The iron hooks, that piecemeal tore their flesh,</text:p>
            <text:p text:style-name="HymnE">Could not their souls subdue.</text:p>
          </table:table-cell>
          <table:table-cell table:style-name="TableParallel.A1" office:value-type="string">
            <text:p text:style-name="HymnL"><text:span text:style-name="HymnR">H</text:span>i pro te fúrias atque minas truces</text:p>
            <text:p text:style-name="HymnL">Calcárunt hóminum, sævaque vérbera:</text:p>
            <text:p text:style-name="HymnL">His cessit lácerans fórtiter úngula,</text:p>
            <text:p text:style-name="HymnL">Nec carpsit penetrália.</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S</text:span>courged, crucified, like sheep to slaughter led,</text:p>
            <text:p text:style-name="HymnE">Unmurmuring they met their cruel fate;</text:p>
            <text:p text:style-name="HymnE">For conscious innocence their souls upheld,</text:p>
            <text:p text:style-name="HymnE">In patient virtue great.</text:p>
          </table:table-cell>
          <table:table-cell table:style-name="TableParallel.A1" office:value-type="string">
            <text:p text:style-name="HymnL"><text:span text:style-name="HymnR">C</text:span>ædúntur gládiis more bidéntium:</text:p>
            <text:p text:style-name="HymnL">Non murmur résonat, non quærimónia;</text:p>
            <text:p text:style-name="HymnL">Sed corde impávido mens bene cónscia</text:p>
            <text:p text:style-name="HymnL">Consérvat patiéntiam.</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W</text:span>hat tongue those joys, O Jesu, can disclose,</text:p>
            <text:p text:style-name="HymnE">Which for thy martyr’d Saints Thou dost prepare!</text:p>
            <text:p text:style-name="HymnE">Happy who in thy pains, thrice happy those</text:p>
            <text:p text:style-name="HymnE">Who in thy glory share!</text:p>
          </table:table-cell>
          <table:table-cell table:style-name="TableParallel.A1" office:value-type="string">
            <text:p text:style-name="HymnL"><text:span text:style-name="HymnR">Q</text:span>uæ vox, quæ póterit lingua retéxere</text:p>
            <text:p text:style-name="HymnL">Quæ tu Martýribus múnera præparas?</text:p>
            <text:p text:style-name="HymnL">Rubri nam flúido sánguine, fúlgidis</text:p>
            <text:p text:style-name="HymnL">Cingunt témpora láureis.</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O</text:span>ur faults, our sins, our miseries remove,</text:p>
            <text:p text:style-name="HymnE">Great Deity supreme, immortal King!</text:p>
            <text:p text:style-name="HymnE">Grant us thy peace, grant us thine endless love</text:p>
            <text:p text:style-name="HymnE">In endless life to sing. Amen.</text:p>
          </table:table-cell>
          <table:table-cell table:style-name="TableParallel.A1" office:value-type="string">
            <text:p text:style-name="HymnL"><text:span text:style-name="HymnR">T</text:span>e, summa o Déitas, únaque póscimus;</text:p>
            <text:p text:style-name="HymnL">Ut culpas ábigas, nóxia súbtrahas,</text:p>
            <text:p text:style-name="HymnL">Des pacem fámulis; ut tibi glóriam,</text:p>
            <text:p text:style-name="HymnL">Annórum in sériem, canant. Amen.</text:p>
          </table:table-cell>
        </table:table-row>
      </table:table>
      <text:p text:style-name="BodySm"><text:span text:style-name="Rubric">Auth. Unk. 6-9th c.<text:tab/>Trans. Fr. E.Caswall</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e Saints shall rejoice in glory.  <text:span text:style-name="VR">R. </text:span>They shall be joyful in their beds.</text:p>
          </table:table-cell>
          <table:table-cell table:style-name="TableParallel.A1" office:value-type="string">
            <text:p text:style-name="BodyL"><text:span text:style-name="VR">V. </text:span>Exsultábunt Sancti in glória.  <text:span text:style-name="VR">R. </text:span>Lætabúntur in cubílibus suis.</text:p>
          </table:table-cell>
        </table:table-row>
      </table:table>
      <text:p text:style-name="Head3">Magnificat</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In heaven do rejoice * the souls of the Saints, who have followed the steps of Christ; and because they shed their blood for his love, therefore do they exult with Christ, world without end.</text:p>
          </table:table-cell>
          <table:table-cell table:style-name="TableParallel.A1" office:value-type="string">
            <text:p text:style-name="BodyL"><text:span text:style-name="Rubric">Ant. </text:span>Gaudent in cælis * ánimæ Sanctórum, qui Christi vestígia sunt secúti; et, quia pro ejus amóre sánguinem suum fudérunt, ídeo cum Christo exsúltant sine fine.</text:p>
          </table:table-cell>
        </table:table-row>
      </table:table>
      <text:p text:style-name="Rubric">On Feasts of the 1st or 2nd class, Compline of Sunday is said; on Feasts of the 3rd class, Compline of the feria is said.</text:p>
      <text:p text:style-name="Body"/>
      <text:p text:style-name="Head3"><draw:frame text:anchor-type="as-char" svg:width="933" style:rel-width="100%" svg:height="170" style:rel-height="scale"><draw:image xlink:href="../Images/separator3.tif" xlink:type="simple" xlink:show="embed" xlink:actuate="onLoad"/></draw:frame></text:p>
      <text:p text:style-name="RubricH"/>
      <text:p text:style-name="Hidden1">Common of Saints</text:p>
      <text:p text:style-name="Hidden2">Confessor Bishop</text:p>
      <text:p text:style-name="BkHidden"><text:bookmark text:name="csCB"/></text:p>
      <text:p text:style-name="Head1">Commune Confessoris Pontificis</text:p>
      <text:p text:style-name="Head2">Oratio</text:p>
      <text:p text:style-name="Rubric">For a Pope, prayer as in Common of Supreme Pontiff, <text:span text:style-name="NonRubric">p. <text:bookmark-ref text:reference-format="page" text:ref-name="csPope"/></text:span></text:p>
      <text:p text:style-name="BodySm"/>
      <text:p text:style-name="RubricH">For a Bishop:</text:p>
      <table:table table:name="Table2399" table:style-name="TableParallel">
        <table:table-column table:style-name="TableParallel.B"/>
        <table:table-column table:style-name="TableParallel.A"/>
        <table:table-row>
          <table:table-cell table:style-name="TableParallel.B1" office:value-type="string">
            <text:p text:style-name="BodyEDrop">GRANT, we beseech thee, almighty God, that the venerable solemnity of blessed <text:span text:style-name="Rubric">N.</text:span> thy Confessor and Bishop may avail both to increase our devotion and to further our salvation. Through our Lord.</text:p>
          </table:table-cell>
          <table:table-cell table:style-name="TableParallel.A1" office:value-type="string">
            <text:p text:style-name="BodyLDrop">DA, quæsumus, omnípotens Deus: ut beáti <text:span text:style-name="Rubric">N.</text:span> Confessóris tui atque Pontíficis veneránda solémnitas, et devotiónem nobis áugeat, et salútem. Per Dóminum.</text:p>
          </table:table-cell>
        </table:table-row>
      </table:table>
      <text:p text:style-name="RubricH">Or:</text:p>
      <table:table table:name="Table2399" table:style-name="TableParallel">
        <table:table-column table:style-name="TableParallel.B"/>
        <table:table-column table:style-name="TableParallel.A"/>
        <table:table-row>
          <table:table-cell table:style-name="TableParallel.B1" office:value-type="string">
            <text:p text:style-name="BodyEDrop">GRACIOUSLY hear the prayers, we beseech thee, O Lord, which we offer unto thee on the solemnity of blessed <text:span text:style-name="Rubric">N.</text:span> thy Confessor and Bishop, and as he deserved worthily to serve thee, so, by his merits, do thou absolve us from all our sins. Through our Lord.</text:p>
          </table:table-cell>
          <table:table-cell table:style-name="TableParallel.A1" office:value-type="string">
            <text:p text:style-name="BodyLDrop">EXÁUDI, quæsumus, Dómine, preces nostras, quas in beáti <text:span text:style-name="Rubric">N.</text:span> Confessóris tui atque Pontíficis solemnitáte deférimus: et, qui tibi digne méruit famulári, ejus intercedéntibus méritis, ab ómnibus nos absólve peccátis. Per Dóminum.</text:p>
          </table:table-cell>
        </table:table-row>
      </table:table>
      <text:p text:style-name="RubricH">For a Doctor:</text:p>
      <table:table table:name="Table2399" table:style-name="TableParallel">
        <table:table-column table:style-name="TableParallel.B"/>
        <table:table-column table:style-name="TableParallel.A"/>
        <table:table-row>
          <table:table-cell table:style-name="TableParallel.B1" office:value-type="string">
            <text:p text:style-name="BodyEDrop">O GOD, who didst give blessed <text:span text:style-name="Rubric">N.</text:span> to thy people to be a minister of eternal salvation; grant, we beseech thee, that we may deserve to have him for an intercessor in heaven whom we have had as a teacher of life on earth. Through our Lord.</text:p>
          </table:table-cell>
          <table:table-cell table:style-name="TableParallel.A1" office:value-type="string">
            <text:p text:style-name="BodyLDrop">DEUS, qui pópulo tuo ætérnæ salútis beátum <text:span text:style-name="Rubric">N.</text:span> minístrum tribuísti: præsta, quæsumus; ut quem Doctórem vitæ habúimus in terris, intercessórem habére mereámur in cælis. Per Dóminum.</text:p>
          </table:table-cell>
        </table:table-row>
      </table:table>
      <text:p text:style-name="BodySm"/>
      <text:p text:style-name="Head2">ad I Vésperas</text:p>
      <text:p text:style-name="Rubric">Said on Feasts of the 1st class.</text:p>
      <text:p text:style-name="Rubric">Antiphons as in Lauds.</text:p>
      <text:p text:style-name="Rubric">Psalms as in Sunday Vespers, <text:span text:style-name="NonRubric">p. <text:bookmark-ref text:reference-format="page" text:ref-name="PsSuV"/></text:span>, but in the last place Ps. 116, <text:span text:style-name="NonRubric">Laudáte Dóminum, p. <text:bookmark-ref text:reference-format="page" text:ref-name="Ps116"/></text:span>.</text:p>
      <text:p text:style-name="Rubric">Little Chapter &amp; Hymn <text:span text:style-name="NonRubric">Iste Conféssor Dómini, coléntes</text:span> as in II Vespers, <text:span text:style-name="NonRubric">p. <text:bookmark-ref text:reference-format="page" text:ref-name="csCBVlc"/></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e Lord loved him, and adorned him. <text:span text:style-name="VR">R. </text:span>He clothed him with a robe of glory.</text:p>
          </table:table-cell>
          <table:table-cell table:style-name="TableParallel.A1" office:value-type="string">
            <text:p text:style-name="BodyL"><text:span text:style-name="VR">V. </text:span>Amávit eum Dóminus, et ornávit eum. <text:span text:style-name="VR">R. </text:span>Stolam glóriæ índuit eum.</text:p>
          </table:table-cell>
        </table:table-row>
      </table:table>
      <text:p text:style-name="Head3">Magnificat</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O Priest and Bishop, * thou worker of of all virtues, good shepherd of thy people, pray unto the Lord for us.</text:p>
          </table:table-cell>
          <table:table-cell table:style-name="TableParallel.A1" office:value-type="string">
            <text:p text:style-name="BodyL"><text:span text:style-name="Rubric">Ant. </text:span>Sacérdos et Póntifex, * et virtútum ópifex, pastor bone in pópulo, ora pro nobis Dóminum.</text:p>
          </table:table-cell>
        </table:table-row>
      </table:table>
      <text:p text:style-name="RubricH">For a Doctor:</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O excellent Doctor, * thou light of the holy Church, blessed <text:span text:style-name="Rubric">N.</text:span>, lover of the divine law, entreat for us the Son of God.</text:p>
          </table:table-cell>
          <table:table-cell table:style-name="TableParallel.A1" office:value-type="string">
            <text:p text:style-name="BodyL"><text:span text:style-name="Rubric">Ant. </text:span>O Doctor óptime, * Ecclésiæ sanctæ lumen, beáte <text:span text:style-name="Rubric">N.</text:span>, divínæ legis amátor, deprecáre pro nobis Fìlium Dei.</text:p>
          </table:table-cell>
        </table:table-row>
      </table:table>
      <text:p text:style-name="Rubric">On Feasts of the 1st class, Compline of Sunday is said.</text:p>
      <text:p text:style-name="BodySm"/>
      <text:p text:style-name="Head2">ad Laudes</text:p>
      <text:p text:style-name="Head3">Psalmi cum Antiphona</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1. </text:span>Behold a high priest * who in his days pleased God, and was found righteous.</text:p>
          </table:table-cell>
          <table:table-cell table:style-name="TableParallel.A1" office:value-type="string">
            <text:p text:style-name="BodyL"><text:span text:style-name="Rubric">Ant 1. </text:span>Ecce sacérdos magnus, * qui in diébus suis plácuit Deo, et invéntus est justus.</text:p>
          </table:table-cell>
        </table:table-row>
      </table:table>
      <text:p text:style-name="Rubric">Psalms as in Sunday Lauds I, <text:span text:style-name="NonRubric">p. <text:bookmark-ref text:reference-format="page" text:ref-name="PsSuL1"/></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2. </text:span>None was found * like unto him, to keep the law of the Most High.</text:p>
          </table:table-cell>
          <table:table-cell table:style-name="TableParallel.A1" office:value-type="string">
            <text:p text:style-name="BodyL"><text:span text:style-name="Rubric">Ant 2. </text:span>Non est invéntus * símilis illi, qui conserváret legem Excélsi.</text:p>
          </table:table-cell>
        </table:table-row>
        <table:table-row>
          <table:table-cell table:style-name="TableParallel.B1" office:value-type="string">
            <text:p text:style-name="BodyE"><text:span text:style-name="Rubric">Ant 3. </text:span>Therefore by an oath * the Lord assured him that he would multiply his seed among his people.</text:p>
          </table:table-cell>
          <table:table-cell table:style-name="TableParallel.A1" office:value-type="string">
            <text:p text:style-name="BodyL"><text:span text:style-name="Rubric">Ant 3. </text:span>Ideo jurejurándo * fecit illum Dóminus créscere in plebem suam.</text:p>
          </table:table-cell>
        </table:table-row>
        <table:table-row>
          <table:table-cell table:style-name="TableParallel.B1" office:value-type="string">
            <text:p text:style-name="BodyE"><text:span text:style-name="Rubric">Ant 4. </text:span>O all ye priests of God, * bless ye the Lord: O all ye servants of the Lord, sing praises unto our God <text:span text:style-name="Rubric">(</text:span>alleluia<text:span text:style-name="Rubric">)</text:span>.</text:p>
          </table:table-cell>
          <table:table-cell table:style-name="TableParallel.A1" office:value-type="string">
            <text:p text:style-name="BodyL"><text:span text:style-name="Rubric">Ant 4. </text:span>Sacerdótes Dei, * benedícite Dóminum: servi Dómini, hymnum dícite Deo, <text:span text:style-name="Rubric">(</text:span>allelúja<text:span text:style-name="Rubric">)</text:span>.</text:p>
          </table:table-cell>
        </table:table-row>
        <table:table-row>
          <table:table-cell table:style-name="TableParallel.B1" office:value-type="string">
            <text:p text:style-name="BodyE"><text:span text:style-name="Rubric">Ant 5. </text:span>Good and faithful servant, * enter thou into the joy of thy Lord.</text:p>
          </table:table-cell>
          <table:table-cell table:style-name="TableParallel.A1" office:value-type="string">
            <text:p text:style-name="BodyL"><text:span text:style-name="Rubric">Ant 5. </text:span>Serve bone * et fidélis, intra in gáudium Dómini tui.</text:p>
          </table:table-cell>
        </table:table-row>
      </table:table>
      <text:p text:style-name="BkHidden"><text:bookmark text:name="csCBLlc"/></text:p>
      <text:p text:style-name="Head3">Capitulum</text:p>
      <text:p text:style-name="RubricHSm"><text:tab/>Ecclus. 44:16</text:p>
      <table:table table:name="Table2399" table:style-name="TableParallel">
        <table:table-column table:style-name="TableParallel.B"/>
        <table:table-column table:style-name="TableParallel.A"/>
        <table:table-row>
          <table:table-cell table:style-name="TableParallel.B1" office:value-type="string">
            <text:p text:style-name="BodyEDrop">BEHOLD a great priest, who in his days pleased God, and was found just; and in the time of wrath he was made a reconciliation.</text:p>
            <text:p text:style-name="BodyE"><text:span text:style-name="VR">R. </text:span>Thanks be to God.</text:p>
          </table:table-cell>
          <table:table-cell table:style-name="TableParallel.A1" office:value-type="string">
            <text:p text:style-name="BodyLDrop">ECCE sacérdos magnus, qui in diébus suis plácuit Deo, et invéntus est justus: et in témpore iracúndiæ factus est reconciliátio.</text:p>
            <text:p text:style-name="BodyL"><text:span text:style-name="VR">R. </text:span>Deo grátias.</text:p>
          </table:table-cell>
        </table:table-row>
      </table:table>
      <text:p text:style-name="Head3">Hymnus cum Versum</text:p>
      <table:table table:name="Table2399" table:style-name="TableParallel">
        <table:table-column table:style-name="TableParallel.B"/>
        <table:table-column table:style-name="TableParallel.A"/>
        <table:table-row>
          <table:table-cell table:style-name="TableParallel.B1" office:value-type="string">
            <text:p text:style-name="HymnE1"><text:span text:style-name="HymnR">J</text:span>esu! the world’ Redeemer, hear;</text:p>
            <text:p text:style-name="HymnE">Thy Bishop’s fadeless crown, draw near:</text:p>
            <text:p text:style-name="HymnE">Accept with gentlest love to-day</text:p>
            <text:p text:style-name="HymnE">The prayers and praises that we pay.</text:p>
          </table:table-cell>
          <table:table-cell table:style-name="TableParallel.A1" office:value-type="string">
            <text:p text:style-name="HymnL1"><text:span text:style-name="HymnR">J</text:span>esu Redémptor ómnium,</text:p>
            <text:p text:style-name="HymnL">Perpes coróna Præsulum,</text:p>
            <text:p text:style-name="HymnL">In hac die cleméntius</text:p>
            <text:p text:style-name="HymnL">Indúlgeas precántibus.</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T</text:span>his meek Confessor of thy name</text:p>
            <text:p text:style-name="HymnE">Today attained a glorious fame;</text:p>
            <text:p text:style-name="HymnE">Whose yearly feast, in solemn state,</text:p>
            <text:p text:style-name="HymnE">Thy fatihful people celebrate.</text:p>
          </table:table-cell>
          <table:table-cell table:style-name="TableParallel.A1" office:value-type="string">
            <text:p text:style-name="HymnL"><text:span text:style-name="HymnR">T</text:span>ui sacri qua nóminis</text:p>
            <text:p text:style-name="HymnL">Conféssor almus cláruit:</text:p>
            <text:p text:style-name="HymnL">Hujus celébrat ánnua</text:p>
            <text:p text:style-name="HymnL">Devóta plebs solémnia.</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T</text:span>he world and all its boasted good,</text:p>
            <text:p text:style-name="HymnE">As vain and passing, he eschewed;</text:p>
            <text:p text:style-name="HymnE">And therefore with angelic bands,</text:p>
            <text:p text:style-name="HymnE">In endless joy for ever stands.</text:p>
          </table:table-cell>
          <table:table-cell table:style-name="TableParallel.A1" office:value-type="string">
            <text:p text:style-name="HymnL"><text:span text:style-name="HymnR">Q</text:span>ui rite mundi gáudia</text:p>
            <text:p text:style-name="HymnL">Hujus cadúca réspuens,</text:p>
            <text:p text:style-name="HymnL">Æternitátis præmio</text:p>
            <text:p text:style-name="HymnL">Potítur inter Angelos.</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G</text:span>rant then that we, most gracious God,</text:p>
            <text:p text:style-name="HymnE">May follow in the steps he trod:</text:p>
            <text:p text:style-name="HymnE">And all his prayer thy servants free</text:p>
            <text:p text:style-name="HymnE">From stain of all iniquity.</text:p>
          </table:table-cell>
          <table:table-cell table:style-name="TableParallel.A1" office:value-type="string">
            <text:p text:style-name="HymnL"><text:span text:style-name="HymnR">H</text:span>ujus benígnus ánnue</text:p>
            <text:p text:style-name="HymnL">Nobis sequi vestígia:</text:p>
            <text:p text:style-name="HymnL">Hujus precátu, sérvulis</text:p>
            <text:p text:style-name="HymnL">Dimítte noxam críminis.</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T</text:span>o thee, O Christ, our loving King,</text:p>
            <text:p text:style-name="HymnE">All glory, praise, and thanks we bring:</text:p>
            <text:p text:style-name="HymnE">All glory, as is ever meet,</text:p>
            <text:p text:style-name="HymnE">To father and to Paraclete. Amen.</text:p>
          </table:table-cell>
          <table:table-cell table:style-name="TableParallel.A1" office:value-type="string">
            <text:p text:style-name="HymnL"><text:span text:style-name="HymnR">S</text:span>it Christe, Rex piíssime,</text:p>
            <text:p text:style-name="HymnL">Tibi, Patríque glória,</text:p>
            <text:p text:style-name="HymnL">Cum Spíritu Paráclito,</text:p>
            <text:p text:style-name="HymnL">Nunc, et per omne sæculum. Amen.</text:p>
          </table:table-cell>
        </table:table-row>
      </table:table>
      <text:p text:style-name="BodySm"><text:span text:style-name="Rubric">Auth. Unk. 10-15th c.<text:tab/>Trans. J.D.Chambers</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e Lord led the just through the right ways.  <text:span text:style-name="VR">R. </text:span>And showed him the kingdom of God.</text:p>
          </table:table-cell>
          <table:table-cell table:style-name="TableParallel.A1" office:value-type="string">
            <text:p text:style-name="BodyL"><text:span text:style-name="VR">V. </text:span>Justum dedúxit Dóminus per vias rectas.  <text:span text:style-name="VR">R. </text:span>Et osténdit illi regnum Dei.</text:p>
          </table:table-cell>
        </table:table-row>
      </table:table>
      <text:p text:style-name="Head3">Benedíctus</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Well done,* good and faithful servant, because thou hast been faithful over a few things, I will place thee over many things, saith the Lord.</text:p>
          </table:table-cell>
          <table:table-cell table:style-name="TableParallel.A1" office:value-type="string">
            <text:p text:style-name="BodyL"><text:span text:style-name="Rubric">Ant. </text:span>Euge, serve bone * et fidélis, quia in pauca fuísti fidélis, supra multa te constítuam, dicit Dóminus.</text:p>
          </table:table-cell>
        </table:table-row>
      </table:table>
      <text:p text:style-name="BodySm"/>
      <text:p text:style-name="BkHidden"><text:bookmark text:name="csCBLH"/></text:p>
      <text:p text:style-name="Head2">ad Horas</text:p>
      <text:p text:style-name="Rubric">On Feasts of the 1st class, antiphons 1, 2, 3 &amp; 5 from Lauds are used at Prime, Terce, Sext &amp; None, respectively. The psalms are of Sunday; except at Prime, Psalm 53 is said in the first place, in place of Ps 117.</text:p>
      <text:p text:style-name="Rubric">On all other Feasts, psalms and antiphons are of the current feria.</text:p>
      <text:p text:style-name="BodySm"/>
      <text:p text:style-name="Head2">ad Tértiam</text:p>
      <text:p text:style-name="Head3">Capitulum</text:p>
      <text:p text:style-name="RubricHSm"><text:tab/>Ecclus. 44:16</text:p>
      <table:table table:name="Table2399" table:style-name="TableParallel">
        <table:table-column table:style-name="TableParallel.B"/>
        <table:table-column table:style-name="TableParallel.A"/>
        <table:table-row>
          <table:table-cell table:style-name="TableParallel.B1" office:value-type="string">
            <text:p text:style-name="BodyEDrop">BEHOLD a great priest, who in his days pleased God, and was found just; and in the time of wrath he was made a reconciliation.</text:p>
            <text:p text:style-name="BodyE"><text:span text:style-name="VR">R. </text:span>Thanks be to God.</text:p>
          </table:table-cell>
          <table:table-cell table:style-name="TableParallel.A1" office:value-type="string">
            <text:p text:style-name="BodyLDrop">ECCE sacérdos magnus, qui in diébus suis plácuit Deo, et invéntus est justus: et in témpore iracúndiæ factus est reconciliátio.</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e Lord loved him, * And adorned him. <text:span text:style-name="VR">R. </text:span>The Lord...</text:p>
          </table:table-cell>
          <table:table-cell table:style-name="TableParallel.A1" office:value-type="string">
            <text:p text:style-name="BodyL"><text:span text:style-name="VR">V. </text:span>Amávit eum Dóminus, * Et ornávit eum. <text:span text:style-name="VR">R. </text:span>Amávit eum...</text:p>
          </table:table-cell>
        </table:table-row>
        <table:table-row>
          <table:table-cell table:style-name="TableParallel.B1" office:value-type="string">
            <text:p text:style-name="BodyE"><text:span text:style-name="VR">V. </text:span>He clothed him with a robe of glory. <text:span text:style-name="VR">R. </text:span>And adorned him.</text:p>
          </table:table-cell>
          <table:table-cell table:style-name="TableParallel.A1" office:value-type="string">
            <text:p text:style-name="BodyL"><text:span text:style-name="VR">V. </text:span>Stolam glóriæ índuit eum. <text:span text:style-name="VR">R. </text:span>Et ornávit eum.</text:p>
          </table:table-cell>
        </table:table-row>
        <table:table-row>
          <table:table-cell table:style-name="TableParallel.B1" office:value-type="string">
            <text:p text:style-name="BodyE"><text:span text:style-name="VR">V. </text:span>Glory be...Spirit. <text:span text:style-name="VR">R. </text:span>The Lord...</text:p>
          </table:table-cell>
          <table:table-cell table:style-name="TableParallel.A1" office:value-type="string">
            <text:p text:style-name="BodyL"><text:span text:style-name="VR">V. </text:span>Glória Patri...Sancto. <text:span text:style-name="VR">R. </text:span>Amávit eum...</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e Lord chose him for a Priest unto himself. <text:span text:style-name="VR">R. </text:span>To offer unto him the Sacrifice of Praise.</text:p>
          </table:table-cell>
          <table:table-cell table:style-name="TableParallel.A1" office:value-type="string">
            <text:p text:style-name="BodyL"><text:span text:style-name="VR">V. </text:span>Elégit eum Dóminus Sacerdótem sibi. <text:span text:style-name="VR">R. </text:span>Ad sacrificándum ei hóstiam laudis.</text:p>
          </table:table-cell>
        </table:table-row>
      </table:table>
      <text:p text:style-name="BodySm"/>
      <text:p text:style-name="Head2">ad Sextam</text:p>
      <text:p text:style-name="Head3">Capitulum</text:p>
      <text:p text:style-name="RubricHSm"><text:tab/>Ecclus. 44:20</text:p>
      <table:table table:name="Table2399" table:style-name="TableParallel">
        <table:table-column table:style-name="TableParallel.B"/>
        <table:table-column table:style-name="TableParallel.A"/>
        <table:table-row>
          <table:table-cell table:style-name="TableParallel.B1" office:value-type="string">
            <text:p text:style-name="BodyEDrop">NOT ONE was found like to him, in the law of the Most High: therefore by an oath the Lord make him to increase among his people.</text:p>
            <text:p text:style-name="BodyE"><text:span text:style-name="VR">R. </text:span>Thanks be to God.</text:p>
          </table:table-cell>
          <table:table-cell table:style-name="TableParallel.A1" office:value-type="string">
            <text:p text:style-name="BodyLDrop">NON EST invéntus símilis illi, qui conserváret legem Excélsi: ídeo jurejurándo fecit illum Dóminus créscere in plebem suam.</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e Lord chose him * For a Priest unto himself. <text:span text:style-name="VR">R. </text:span>The Lord...</text:p>
          </table:table-cell>
          <table:table-cell table:style-name="TableParallel.A1" office:value-type="string">
            <text:p text:style-name="BodyL"><text:span text:style-name="VR">V. </text:span>Elégit eum Dóminus * Sacerdótem sibi. <text:span text:style-name="VR">R. </text:span>Elégit eum...</text:p>
          </table:table-cell>
        </table:table-row>
        <table:table-row>
          <table:table-cell table:style-name="TableParallel.B1" office:value-type="string">
            <text:p text:style-name="BodyE"><text:span text:style-name="VR">V. </text:span>To offer unto him the Sacrifice of Praise. <text:span text:style-name="VR">R. </text:span>For a Priest unto himself.</text:p>
          </table:table-cell>
          <table:table-cell table:style-name="TableParallel.A1" office:value-type="string">
            <text:p text:style-name="BodyL"><text:span text:style-name="VR">V. </text:span>Ad sacrificándum ei hóstiam laudis. <text:span text:style-name="VR">R. </text:span>Sacerdótem sibi.</text:p>
          </table:table-cell>
        </table:table-row>
        <table:table-row>
          <table:table-cell table:style-name="TableParallel.B1" office:value-type="string">
            <text:p text:style-name="BodyE"><text:span text:style-name="VR">V. </text:span>Glory be...Spirit. <text:span text:style-name="VR">R. </text:span>The Lord...</text:p>
          </table:table-cell>
          <table:table-cell table:style-name="TableParallel.A1" office:value-type="string">
            <text:p text:style-name="BodyL"><text:span text:style-name="VR">V. </text:span>Glória Patri...Sancto. <text:span text:style-name="VR">R. </text:span>Elégit eum...</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ou art a priest for ever. <text:span text:style-name="VR">R. </text:span>According to the order of Melchisedech.</text:p>
          </table:table-cell>
          <table:table-cell table:style-name="TableParallel.A1" office:value-type="string">
            <text:p text:style-name="BodyL"><text:span text:style-name="VR">V. </text:span>Tu es sacérdos in ætérnum. <text:span text:style-name="VR">R. </text:span>Secúndum órdinem Melchísedech.</text:p>
          </table:table-cell>
        </table:table-row>
      </table:table>
      <text:p text:style-name="BodySm"/>
      <text:p text:style-name="Head2">ad Nonam</text:p>
      <text:p text:style-name="Head3">Capitulum</text:p>
      <text:p text:style-name="RubricHSm"><text:tab/>Ecclus. 45:19-20</text:p>
      <table:table table:name="Table2399" table:style-name="TableParallel">
        <table:table-column table:style-name="TableParallel.B"/>
        <table:table-column table:style-name="TableParallel.A"/>
        <table:table-row>
          <table:table-cell table:style-name="TableParallel.B1" office:value-type="string">
            <text:p text:style-name="BodyEDrop">TO execute the office of the priesthood, and to have praise in his name, and to offer to him a worthy incense for an odour of sweetness.</text:p>
            <text:p text:style-name="BodyE"><text:span text:style-name="VR">R. </text:span>Thanks be to God.</text:p>
          </table:table-cell>
          <table:table-cell table:style-name="TableParallel.A1" office:value-type="string">
            <text:p text:style-name="BodyLDrop">FUNGI sacerdótio, et habére laudem in nómine ipsíus, et offérre illi incénsum dignum in odórem suavitátis.</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ou art a priest * For ever. <text:span text:style-name="VR">R. </text:span>Thou art...</text:p>
          </table:table-cell>
          <table:table-cell table:style-name="TableParallel.A1" office:value-type="string">
            <text:p text:style-name="BodyL"><text:span text:style-name="VR">V. </text:span>Tu es sacérdos * In ætérnum. <text:span text:style-name="VR">R. </text:span>Tu es...</text:p>
          </table:table-cell>
        </table:table-row>
        <table:table-row>
          <table:table-cell table:style-name="TableParallel.B1" office:value-type="string">
            <text:p text:style-name="BodyE"><text:span text:style-name="VR">V. </text:span>According to the order of Melchisedech. <text:span text:style-name="VR">R. </text:span>For ever.</text:p>
          </table:table-cell>
          <table:table-cell table:style-name="TableParallel.A1" office:value-type="string">
            <text:p text:style-name="BodyL"><text:span text:style-name="VR">V. </text:span>Secúndum órdinem Melchísedech. <text:span text:style-name="VR">R. </text:span>In ætérnum.</text:p>
          </table:table-cell>
        </table:table-row>
        <table:table-row>
          <table:table-cell table:style-name="TableParallel.B1" office:value-type="string">
            <text:p text:style-name="BodyE"><text:span text:style-name="VR">V. </text:span>Glory be...Spirit. <text:span text:style-name="VR">R. </text:span>Thou art...</text:p>
          </table:table-cell>
          <table:table-cell table:style-name="TableParallel.A1" office:value-type="string">
            <text:p text:style-name="BodyL"><text:span text:style-name="VR">V. </text:span>Glória Patri...Sancto. <text:span text:style-name="VR">R. </text:span>Tu es...</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e Lord led the just through the right ways.  <text:span text:style-name="VR">R. </text:span>And showed him the kingdom of God.</text:p>
          </table:table-cell>
          <table:table-cell table:style-name="TableParallel.A1" office:value-type="string">
            <text:p text:style-name="BodyL"><text:span text:style-name="VR">V. </text:span>Justum dedúxit Dóminus per vias rectas.  <text:span text:style-name="VR">R. </text:span>Et osténdit illi regnum Dei.</text:p>
          </table:table-cell>
        </table:table-row>
      </table:table>
      <text:p text:style-name="BodySm"/>
      <text:p text:style-name="Head2">ad II Vésperas</text:p>
      <text:p text:style-name="Rubric">Antiphons as in Lauds.</text:p>
      <text:p text:style-name="Rubric">Psalms as in Sunday Vespers, <text:span text:style-name="NonRubric">p. <text:bookmark-ref text:reference-format="page" text:ref-name="PsSuV"/></text:span>, but in the last place Ps. 131, <text:span text:style-name="NonRubric">Meménto Dómine, p. <text:bookmark-ref text:reference-format="page" text:ref-name="Ps131"/></text:span>.</text:p>
      <text:p text:style-name="BkHidden"><text:bookmark text:name="csCBVlc"/></text:p>
      <text:p text:style-name="Head3">Capitulum</text:p>
      <text:p text:style-name="RubricHSm"><text:tab/>Ecclus. 44:16</text:p>
      <table:table table:name="Table2399" table:style-name="TableParallel">
        <table:table-column table:style-name="TableParallel.B"/>
        <table:table-column table:style-name="TableParallel.A"/>
        <table:table-row>
          <table:table-cell table:style-name="TableParallel.B1" office:value-type="string">
            <text:p text:style-name="BodyEDrop">BEHOLD a great priest, who in his days pleased God, and was found just; and in the time of wrath he was made a reconciliation.</text:p>
            <text:p text:style-name="BodyE"><text:span text:style-name="VR">R. </text:span>Thanks be to God.</text:p>
          </table:table-cell>
          <table:table-cell table:style-name="TableParallel.A1" office:value-type="string">
            <text:p text:style-name="BodyLDrop">ECCE sacérdos magnus, qui in diébus suis plácuit Deo, et invéntus est justus: et in témpore iracúndiæ factus est reconciliátio.</text:p>
            <text:p text:style-name="BodyL"><text:span text:style-name="VR">R. </text:span>Deo grátias.</text:p>
          </table:table-cell>
        </table:table-row>
      </table:table>
      <text:p text:style-name="Head3">Hymnus cum Versum</text:p>
      <table:table table:name="Table2399" table:style-name="TableParallel">
        <table:table-column table:style-name="TableParallel.B"/>
        <table:table-column table:style-name="TableParallel.A"/>
        <table:table-row>
          <table:table-cell table:style-name="TableParallel.B1" office:value-type="string">
            <text:p text:style-name="HymnE1"><text:span text:style-name="HymnR">T</text:span>his is the Confessor of the Lord, whose triumph</text:p>
            <text:p text:style-name="HymnE">Now all the faithful celebrate with gladness</text:p>
            <text:p text:style-name="HymnE">Erst on this feast-day merited to enter</text:p>
            <text:p text:style-name="HymnE">Into his glory.</text:p>
          </table:table-cell>
          <table:table-cell table:style-name="TableParallel.A1" office:value-type="string">
            <text:p text:style-name="HymnL1"><text:span text:style-name="HymnR">I</text:span>ste Conféssor Dómini coléntes,</text:p>
            <text:p text:style-name="HymnL">Quem pie laudant pópuli per orbem,</text:p>
            <text:p text:style-name="HymnL">Hac die lætus méruit suprémos</text:p>
            <text:p text:style-name="HymnL">Laudis honóres.</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S</text:span>aintly and prudent, modest in behaviour,</text:p>
            <text:p text:style-name="HymnE">Peaceful and sober, chase was he, and lowly,</text:p>
            <text:p text:style-name="HymnE">While that life’s vigour, coursing through his members,</text:p>
            <text:p text:style-name="HymnE">Quicken’d his being.</text:p>
          </table:table-cell>
          <table:table-cell table:style-name="TableParallel.A1" office:value-type="string">
            <text:p text:style-name="HymnL"><text:span text:style-name="HymnR">Q</text:span>ui pius, prudens, húmilis, pudícus,</text:p>
            <text:p text:style-name="HymnL">Sóbriam duxit sine labe vitam,</text:p>
            <text:p text:style-name="HymnL">Donec humános animávit auræ</text:p>
            <text:p text:style-name="HymnL">Spíritus artus.</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S</text:span>ick ones of old time to his tomb resorting,</text:p>
            <text:p text:style-name="HymnE">Sorely by ailments manifold afflicted,</text:p>
            <text:p text:style-name="HymnE">Oft-times have welcomed health &amp; strength returning,</text:p>
            <text:p text:style-name="HymnE">At his petition.</text:p>
          </table:table-cell>
          <table:table-cell table:style-name="TableParallel.A1" office:value-type="string">
            <text:p text:style-name="HymnL"><text:span text:style-name="HymnR">C</text:span>ujus ob præstans méritum, frequénter,</text:p>
            <text:p text:style-name="HymnL">Ægra quæ passim jacuére membra,</text:p>
            <text:p text:style-name="HymnL">Víribus morbi dómitis, salúti</text:p>
            <text:p text:style-name="HymnL">Restituúntur.</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W</text:span>hence we in chorus gladly do him honour,</text:p>
            <text:p text:style-name="HymnE">Chanting his praises with devout affection,</text:p>
            <text:p text:style-name="HymnE">That in his merits we may have a portion</text:p>
            <text:p text:style-name="HymnE">Now and for ever.</text:p>
          </table:table-cell>
          <table:table-cell table:style-name="TableParallel.A1" office:value-type="string">
            <text:p text:style-name="HymnL"><text:span text:style-name="HymnR">N</text:span>oster hinc illi chorus obsequéntem</text:p>
            <text:p text:style-name="HymnL">Cóncinit laudem celebrésque palmas,</text:p>
            <text:p text:style-name="HymnL">Ut piis ejus précibus juvémur</text:p>
            <text:p text:style-name="HymnL">Omne per ævum.</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H</text:span>is be the glory, power, and salvation,</text:p>
            <text:p text:style-name="HymnE">Who over all things reigneth in the highest,</text:p>
            <text:p text:style-name="HymnE">Earth’s mighty fabric ruling and directing,</text:p>
            <text:p text:style-name="HymnE">Onely and Trinal. Amen.</text:p>
          </table:table-cell>
          <table:table-cell table:style-name="TableParallel.A1" office:value-type="string">
            <text:p text:style-name="HymnL"><text:span text:style-name="HymnR">S</text:span>it salus illi, decus atque virtus,</text:p>
            <text:p text:style-name="HymnL">Qui, super cæli sólio corúscans,</text:p>
            <text:p text:style-name="HymnL">Totíus mundi sériem gubérnat,</text:p>
            <text:p text:style-name="HymnL">Trinus et unus. Amen.</text:p>
          </table:table-cell>
        </table:table-row>
      </table:table>
      <text:p text:style-name="BodySm"><text:span text:style-name="Rubric">Auth. Ambrosian (Mediaeval)<text:tab/>Trans. Cento, The Hymner (1905)</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e Lord led the just through the right ways.  <text:span text:style-name="VR">R. </text:span>And showed him the kingdom of God.</text:p>
          </table:table-cell>
          <table:table-cell table:style-name="TableParallel.A1" office:value-type="string">
            <text:p text:style-name="BodyL"><text:span text:style-name="VR">V. </text:span>Justum dedúxit Dóminus per vias rectas.  <text:span text:style-name="VR">R. </text:span>Et osténdit illi regnum Dei.</text:p>
          </table:table-cell>
        </table:table-row>
      </table:table>
      <text:p text:style-name="Head3">Magnificat</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The Lord loved him, * and adorned him; he clothed him with a robe of glory, and crowned him at the gates of paradise.</text:p>
          </table:table-cell>
          <table:table-cell table:style-name="TableParallel.A1" office:value-type="string">
            <text:p text:style-name="BodyL"><text:span text:style-name="Rubric">Ant. </text:span>Amávit eum Dóminus, * et ornávit eum: stolam glóriæ índuit eum, et ad portas paradísi coronávit eum.</text:p>
          </table:table-cell>
        </table:table-row>
      </table:table>
      <text:p text:style-name="RubricH">For a Pope:</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While he was supreme Pontiff, * he feared not earthly powers, but gloriously went his way to the heavenly kingdom.</text:p>
          </table:table-cell>
          <table:table-cell table:style-name="TableParallel.A1" office:value-type="string">
            <text:p text:style-name="BodyL"><text:span text:style-name="Rubric">Ant. </text:span>Dum esset summus Póntifex, * terréna non métuit, sed ad cæléstia regna gloriósus migrávit.</text:p>
          </table:table-cell>
        </table:table-row>
      </table:table>
      <text:p text:style-name="RubricH">For a Doctor:</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O excellent Doctor, * thou light of the holy Church, blessed <text:span text:style-name="Rubric">N.</text:span>, lover of the divine law, entreat for us the Son of God.</text:p>
          </table:table-cell>
          <table:table-cell table:style-name="TableParallel.A1" office:value-type="string">
            <text:p text:style-name="BodyL"><text:span text:style-name="Rubric">Ant. </text:span>O Doctor óptime, * Ecclésiæ sanctæ lumen, beáte <text:span text:style-name="Rubric">N.</text:span>, divínæ legis amátor, deprecáre pro nobis Fìlium Dei.</text:p>
          </table:table-cell>
        </table:table-row>
      </table:table>
      <text:p text:style-name="Rubric">On Feasts of the 1st or 2nd class, Compline of Sunday is said; on Feasts of the 3rd class, Compline of the feria is said.</text:p>
      <text:p text:style-name="Body"/>
      <text:p text:style-name="Head3"><draw:frame text:anchor-type="as-char" svg:width="933" style:rel-width="100%" svg:height="170" style:rel-height="scale"><draw:image xlink:href="../Images/separator3.tif" xlink:type="simple" xlink:show="embed" xlink:actuate="onLoad"/></draw:frame></text:p>
      <text:p text:style-name="RubricH"/>
      <text:p text:style-name="Hidden1">Common of Saints</text:p>
      <text:p text:style-name="Hidden2">Confessors</text:p>
      <text:p text:style-name="BkHidden"><text:bookmark text:name="csC"/></text:p>
      <text:p text:style-name="Head1">Commune Confessoris non Pontificis</text:p>
      <text:p text:style-name="Head2">Oratio</text:p>
      <table:table table:name="Table2399" table:style-name="TableParallel">
        <table:table-column table:style-name="TableParallel.B"/>
        <table:table-column table:style-name="TableParallel.A"/>
        <table:table-row>
          <table:table-cell table:style-name="TableParallel.B1" office:value-type="string">
            <text:p text:style-name="BodyEDrop">O GOD, who dost gladden us by the yearly solemnity of blessed <text:span text:style-name="Rubric">N.</text:span>, thy Confessor; mercifully grant that, as we celebrate his festival, we may also follow the example of his holy life. Through our Lord.</text:p>
          </table:table-cell>
          <table:table-cell table:style-name="TableParallel.A1" office:value-type="string">
            <text:p text:style-name="BodyLDrop">DEUS, qui nos beáti <text:span text:style-name="Rubric">N.</text:span> Confessóris tui ánnua solemnitáte lætíficas: concéde propítius; ut, cujus natalícia cólimus, étiam actiónes imitémur. Per Dóminum.</text:p>
          </table:table-cell>
        </table:table-row>
      </table:table>
      <text:p text:style-name="RubricH">Or:</text:p>
      <table:table table:name="Table2399" table:style-name="TableParallel">
        <table:table-column table:style-name="TableParallel.B"/>
        <table:table-column table:style-name="TableParallel.A"/>
        <table:table-row>
          <table:table-cell table:style-name="TableParallel.B1" office:value-type="string">
            <text:p text:style-name="BodyEDrop">GIVE ear, O Lord, unto our supplications, which we offer to thee on the solemnity of blessed <text:span text:style-name="Rubric">N.</text:span> thy Confessor, that, as we put no trust in our own merits, we may be aided by the prayers of him who was well-pleasing unto thee. Through our Lord.</text:p>
          </table:table-cell>
          <table:table-cell table:style-name="TableParallel.A1" office:value-type="string">
            <text:p text:style-name="BodyLDrop">ADÉSTO, Dómine, supplicatiónibus nostris, quas in beáti <text:span text:style-name="Rubric">N.</text:span> Confessóris tui solemnitáte deférimus: ut, qui nostræ justítiæ fidúciam non habémus, ejus, qui tibi plácuit précibus adjuvémur. Per Dóminum.</text:p>
          </table:table-cell>
        </table:table-row>
      </table:table>
      <text:p text:style-name="RubricH">For a Doctor:</text:p>
      <table:table table:name="Table2399" table:style-name="TableParallel">
        <table:table-column table:style-name="TableParallel.B"/>
        <table:table-column table:style-name="TableParallel.A"/>
        <table:table-row>
          <table:table-cell table:style-name="TableParallel.B1" office:value-type="string">
            <text:p text:style-name="BodyEDrop">O GOD, who didst give blessed <text:span text:style-name="Rubric">N.</text:span> to thy people to be a minister of eternal salvation; grant, we beseech thee, that we may deserve to have him for an intercessor in heaven whom we have had as a teacher of life on earth. Through our Lord.</text:p>
          </table:table-cell>
          <table:table-cell table:style-name="TableParallel.A1" office:value-type="string">
            <text:p text:style-name="BodyLDrop">DEUS, qui pópulo tuo ætérnæ salútis beátum <text:span text:style-name="Rubric">N.</text:span> minístrum tribuísti: præsta, quæsumus; ut quem Doctórem vitæ habúimus in terris, intercessórem habére mereámur in cælis. Per Dóminum.</text:p>
          </table:table-cell>
        </table:table-row>
      </table:table>
      <text:p text:style-name="RubricH">For an Abbot:</text:p>
      <table:table table:name="Table2399" table:style-name="TableParallel">
        <table:table-column table:style-name="TableParallel.B"/>
        <table:table-column table:style-name="TableParallel.A"/>
        <table:table-row>
          <table:table-cell table:style-name="TableParallel.B1" office:value-type="string">
            <text:p text:style-name="BodyEDrop">MAY THE intercession, O Lord, we beseech thee, of the blessed Abbot <text:span text:style-name="Rubric">N.</text:span> commend us unto thee, that what by our own merits we are not worthy to receive, we may obtain by his patronage. Through our Lord.</text:p>
          </table:table-cell>
          <table:table-cell table:style-name="TableParallel.A1" office:value-type="string">
            <text:p text:style-name="BodyLDrop">INTERCÉSSIO nos, quæsumus, Dómine, beáti <text:span text:style-name="Rubric">N.</text:span> Abbátis comméndet: ut quod nostris méritis non valémus, ejus patrocínio assequámur. Per Dóminum.</text:p>
          </table:table-cell>
        </table:table-row>
      </table:table>
      <text:p text:style-name="BodySm"/>
      <text:p text:style-name="Head2">ad I Vésperas</text:p>
      <text:p text:style-name="Rubric">Said on Feasts of the 1st class.</text:p>
      <text:p text:style-name="Rubric">Antiphons as in Lauds.</text:p>
      <text:p text:style-name="Rubric">Psalms as in Sunday Vespers, <text:span text:style-name="NonRubric">p. <text:bookmark-ref text:reference-format="page" text:ref-name="PsSuV"/></text:span></text:p>
      <text:p text:style-name="Rubric">Little Chapter &amp; Hymn <text:span text:style-name="NonRubric">Iste Conféssor Dómini, coléntes</text:span> as in II Vespers, <text:span text:style-name="NonRubric">p. <text:bookmark-ref text:reference-format="page" text:ref-name="csCVlc"/></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e Lord loved him, and adorned him. <text:span text:style-name="VR">R. </text:span>He clothed him with a robe of glory.</text:p>
          </table:table-cell>
          <table:table-cell table:style-name="TableParallel.A1" office:value-type="string">
            <text:p text:style-name="BodyL"><text:span text:style-name="VR">V. </text:span>Amávit eum Dóminus, et ornávit eum. <text:span text:style-name="VR">R. </text:span>Stolam glóriæ índuit eum.</text:p>
          </table:table-cell>
        </table:table-row>
      </table:table>
      <text:p text:style-name="Head3">Magnificat</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I will liken him * to a wise man that built his house upon a rock.</text:p>
          </table:table-cell>
          <table:table-cell table:style-name="TableParallel.A1" office:value-type="string">
            <text:p text:style-name="BodyL"><text:span text:style-name="Rubric">Ant. </text:span>Similábo eum * viro sapiénti, qui ædificávit domum suam supra petram.</text:p>
          </table:table-cell>
        </table:table-row>
      </table:table>
      <text:p text:style-name="Rubric">On Feasts of the 1st class, Compline of Sunday is said.</text:p>
      <text:p text:style-name="BodySm"/>
      <text:p text:style-name="Head2">ad Laudes</text:p>
      <text:p text:style-name="Head3">Psalmi cum Antiphona</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1. </text:span>Lord, thou gavest me five talents; * behold I have gained another five over and above.</text:p>
          </table:table-cell>
          <table:table-cell table:style-name="TableParallel.A1" office:value-type="string">
            <text:p text:style-name="BodyL"><text:span text:style-name="Rubric">Ant 1. </text:span>Dómine, quinque talénta * tradidísti mihi, ecce ália quinque superlucrátus sum.</text:p>
          </table:table-cell>
        </table:table-row>
      </table:table>
      <text:p text:style-name="Rubric">Psalms as in Sunday Lauds I, <text:span text:style-name="NonRubric">p. <text:bookmark-ref text:reference-format="page" text:ref-name="PsSuL1"/></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2. </text:span>Well done, good servant, * faithful in little things, enter thou into the joy of thy Lord.</text:p>
          </table:table-cell>
          <table:table-cell table:style-name="TableParallel.A1" office:value-type="string">
            <text:p text:style-name="BodyL"><text:span text:style-name="Rubric">Ant 2. </text:span>Euge serve bone, * in módico fidélis, intra in gáudium Dómini tui.</text:p>
          </table:table-cell>
        </table:table-row>
        <table:table-row>
          <table:table-cell table:style-name="TableParallel.B1" office:value-type="string">
            <text:p text:style-name="BodyE"><text:span text:style-name="Rubric">Ant 3. </text:span>A faithful servant * and wise, whom the Lord hath set over his household.</text:p>
          </table:table-cell>
          <table:table-cell table:style-name="TableParallel.A1" office:value-type="string">
            <text:p text:style-name="BodyL"><text:span text:style-name="Rubric">Ant 3. </text:span>Fidélis servus * et prudens, quem constítuit Dóminus super famíliam suam.</text:p>
          </table:table-cell>
        </table:table-row>
        <table:table-row>
          <table:table-cell table:style-name="TableParallel.B1" office:value-type="string">
            <text:p text:style-name="BodyE"><text:span text:style-name="Rubric">Ant 4. </text:span>Blessed is that servant, * whom, when the Lord shall come and knock at the gate, he shall find watching.</text:p>
          </table:table-cell>
          <table:table-cell table:style-name="TableParallel.A1" office:value-type="string">
            <text:p text:style-name="BodyL"><text:span text:style-name="Rubric">Ant 4. </text:span>Beátus ille servus, * quem, cum vénerit Dóminus ejus et pulsáverit jánuam, invénerit vigilántem.</text:p>
          </table:table-cell>
        </table:table-row>
        <table:table-row>
          <table:table-cell table:style-name="TableParallel.B1" office:value-type="string">
            <text:p text:style-name="BodyE"><text:span text:style-name="Rubric">Ant 5. </text:span>Good servant * and faithful, enter thou into the joy of thy Lord.</text:p>
          </table:table-cell>
          <table:table-cell table:style-name="TableParallel.A1" office:value-type="string">
            <text:p text:style-name="BodyL"><text:span text:style-name="Rubric">Ant 5. </text:span>Serve bone * et fidélis, intra in gáudium Dómini tui.</text:p>
          </table:table-cell>
        </table:table-row>
      </table:table>
      <text:p text:style-name="Head3">Capitulum</text:p>
      <text:p text:style-name="RubricHSm"><text:tab/>Ecclus. 31:8</text:p>
      <table:table table:name="Table2399" table:style-name="TableParallel">
        <table:table-column table:style-name="TableParallel.B"/>
        <table:table-column table:style-name="TableParallel.A"/>
        <table:table-row>
          <table:table-cell table:style-name="TableParallel.B1" office:value-type="string">
            <text:p text:style-name="BodyEDrop">BLESSED is the man that is found without blemish: and that hath not gone after gold, nor put his trust in money nor in treasures. Who is he, and we will praise him? for he hath done wonderful things in his life.</text:p>
            <text:p text:style-name="BodyE"><text:span text:style-name="VR">R. </text:span>Thanks be to God.</text:p>
          </table:table-cell>
          <table:table-cell table:style-name="TableParallel.A1" office:value-type="string">
            <text:p text:style-name="BodyLDrop">BEÁTUS vir, qui invéntus est sine mácula, et qui post aurum non ábiit, nec sperávit in pecúnia et thesáuris. Quis est hic, et laudábimus eum? fecit enim mirabília in vita sua.</text:p>
            <text:p text:style-name="BodyL"><text:span text:style-name="VR">R. </text:span>Deo grátias.</text:p>
          </table:table-cell>
        </table:table-row>
      </table:table>
      <text:p text:style-name="Head3">Hymnus cum Versum</text:p>
      <table:table table:name="Table2399" table:style-name="TableParallel">
        <table:table-column table:style-name="TableParallel.B"/>
        <table:table-column table:style-name="TableParallel.A"/>
        <table:table-row>
          <table:table-cell table:style-name="TableParallel.B1" office:value-type="string">
            <text:p text:style-name="HymnE1"><text:span text:style-name="HymnR">J</text:span>esu! eternal Truth sublime!</text:p>
            <text:p text:style-name="HymnE">Through endless years the same!</text:p>
            <text:p text:style-name="HymnE">Thou crown of those who through all time</text:p>
            <text:p text:style-name="HymnE">Confess thy holy Name:</text:p>
          </table:table-cell>
          <table:table-cell table:style-name="TableParallel.A1" office:value-type="string">
            <text:p text:style-name="HymnL1"><text:span text:style-name="HymnR">J</text:span>esu, coróna célsior</text:p>
            <text:p text:style-name="HymnL">Et véritas sublímior,</text:p>
            <text:p text:style-name="HymnL">Qui confiténti sérvulo</text:p>
            <text:p text:style-name="HymnL">Reddis perénne præmium:</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T</text:span>hy suppliant people, through the prayer</text:p>
            <text:p text:style-name="HymnE">Of thy blest Saint, forgive;</text:p>
            <text:p text:style-name="HymnE">For his dear sake thy wrath forbear,</text:p>
            <text:p text:style-name="HymnE">And bid our spirits live.</text:p>
          </table:table-cell>
          <table:table-cell table:style-name="TableParallel.A1" office:value-type="string">
            <text:p text:style-name="HymnL"><text:span text:style-name="HymnR">D</text:span>a supplicánti cœtui,</text:p>
            <text:p text:style-name="HymnL">Hujus rogátu, nóxii</text:p>
            <text:p text:style-name="HymnL">Remissiónem críminis,</text:p>
            <text:p text:style-name="HymnL">Rumpéndo nexum vínculi.</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A</text:span>gain returns the sacred day,</text:p>
            <text:p text:style-name="HymnE">With heavenly glory bright,</text:p>
            <text:p text:style-name="HymnE">Which saw him go upon his way</text:p>
            <text:p text:style-name="HymnE">Into the realms of light.</text:p>
          </table:table-cell>
          <table:table-cell table:style-name="TableParallel.A1" office:value-type="string">
            <text:p text:style-name="HymnL"><text:span text:style-name="HymnR">A</text:span>nni revérso témpore,</text:p>
            <text:p text:style-name="HymnL">Dies refúlsit lúmine,</text:p>
            <text:p text:style-name="HymnL">Quo Sanctus hic de córpore</text:p>
            <text:p text:style-name="HymnL">Migrávit inter sídera.</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A</text:span>ll objects of our vain desire,</text:p>
            <text:p text:style-name="HymnE">All earthly joys and gains,</text:p>
            <text:p text:style-name="HymnE">To him were but as filthy mire;</text:p>
            <text:p text:style-name="HymnE">And now with Thee he reigns.</text:p>
          </table:table-cell>
          <table:table-cell table:style-name="TableParallel.A1" office:value-type="string">
            <text:p text:style-name="HymnL"><text:span text:style-name="HymnR">H</text:span>ic vana terræ gáudia,</text:p>
            <text:p text:style-name="HymnL">Et luculénta prædia</text:p>
            <text:p text:style-name="HymnL">Pollúta sorde députans,</text:p>
            <text:p text:style-name="HymnL">Ovans tenet cæléstia.</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T</text:span>hee, Jesu, his all-gracious Lord,</text:p>
            <text:p text:style-name="HymnE">Confessing to the last,</text:p>
            <text:p text:style-name="HymnE">He trod beneath him Satan’s fraud,</text:p>
            <text:p text:style-name="HymnE">And stood for ever fast.</text:p>
          </table:table-cell>
          <table:table-cell table:style-name="TableParallel.A1" office:value-type="string">
            <text:p text:style-name="HymnL"><text:span text:style-name="HymnR">T</text:span>e, Christe, Rex piíssime,</text:p>
            <text:p text:style-name="HymnL">Hic confiténdo júgiter,</text:p>
            <text:p text:style-name="HymnL">Calcávit artes dæmonum</text:p>
            <text:p text:style-name="HymnL">Sævúmque avérni príncipem.</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I</text:span>n holy deeds of faith and love,</text:p>
            <text:p text:style-name="HymnE">In fastings and in prayers,</text:p>
            <text:p text:style-name="HymnE">His days were spent; and now above</text:p>
            <text:p text:style-name="HymnE">Thy heavenly Feast he shares.</text:p>
          </table:table-cell>
          <table:table-cell table:style-name="TableParallel.A1" office:value-type="string">
            <text:p text:style-name="HymnL"><text:span text:style-name="HymnR">V</text:span>irtúte clarus et fide,</text:p>
            <text:p text:style-name="HymnL">Confessióne sédulus,</text:p>
            <text:p text:style-name="HymnL">Jejúna membra déferens,</text:p>
            <text:p text:style-name="HymnL">Dapes supérnas óbtinet.</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T</text:span>hen, for his sake thy wrath lay by,</text:p>
            <text:p text:style-name="HymnE">And hear us while we pray;</text:p>
            <text:p text:style-name="HymnE">And pardon us, O Thou most high,</text:p>
            <text:p text:style-name="HymnE">On this his festal Day.</text:p>
          </table:table-cell>
          <table:table-cell table:style-name="TableParallel.A1" office:value-type="string">
            <text:p text:style-name="HymnL"><text:span text:style-name="HymnR">P</text:span>roínde te, piíssime,</text:p>
            <text:p text:style-name="HymnL">Precámur omnes súpplices,</text:p>
            <text:p text:style-name="HymnL">Nobis ut hujus grátia</text:p>
            <text:p text:style-name="HymnL">Pœnas remíttas débitas.</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A</text:span>ll glory to the Father be;</text:p>
            <text:p text:style-name="HymnE">And sole Incarnate Son;</text:p>
            <text:p text:style-name="HymnE">Praise, holy Paraclete, to Thee;</text:p>
            <text:p text:style-name="HymnE">While endless ages run. Amen.</text:p>
          </table:table-cell>
          <table:table-cell table:style-name="TableParallel.A1" office:value-type="string">
            <text:p text:style-name="HymnL"><text:span text:style-name="HymnR">P</text:span>atri perénnis glória,</text:p>
            <text:p text:style-name="HymnL">Natóque Patris único,</text:p>
            <text:p text:style-name="HymnL">Sanctóque sit Paráclito,</text:p>
            <text:p text:style-name="HymnL">Per omne semper sæculum. Amen.</text:p>
          </table:table-cell>
        </table:table-row>
      </table:table>
      <text:p text:style-name="BodySm"><text:span text:style-name="Rubric">Auth. Ambrosian<text:tab/>Trans. Fr. E.Caswall</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e Lord led the just through the right ways.  <text:span text:style-name="VR">R. </text:span>And showed him the kingdom of God.</text:p>
          </table:table-cell>
          <table:table-cell table:style-name="TableParallel.A1" office:value-type="string">
            <text:p text:style-name="BodyL"><text:span text:style-name="VR">V. </text:span>Justum dedúxit Dóminus per vias rectas.  <text:span text:style-name="VR">R. </text:span>Et osténdit illi regnum Dei.</text:p>
          </table:table-cell>
        </table:table-row>
      </table:table>
      <text:p text:style-name="Head3">Benedíctus</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Well done,* good and faithful servant, because thou hast been faithful over a few things, I will place thee over many things, saith the Lord.</text:p>
          </table:table-cell>
          <table:table-cell table:style-name="TableParallel.A1" office:value-type="string">
            <text:p text:style-name="BodyL"><text:span text:style-name="Rubric">Ant. </text:span>Euge, serve bone * et fidélis, quia in pauca fuísti fidélis, supra multa te constítuam, dicit Dóminus.</text:p>
          </table:table-cell>
        </table:table-row>
      </table:table>
      <text:p text:style-name="BodySm"/>
      <text:p text:style-name="BkHidden"><text:bookmark text:name="csCLH"/></text:p>
      <text:p text:style-name="Head2">ad Horas</text:p>
      <text:p text:style-name="Rubric">On Feasts of the 1st class, antiphons 1, 2, 3 &amp; 5 from Lauds are used at Prime, Terce, Sext &amp; None, respectively. The psalms are of Sunday; except at Prime, Psalm 53 is said in the first place, in place of Ps 117.</text:p>
      <text:p text:style-name="Rubric">On all other Feasts, psalms and antiphons are of the current feria.</text:p>
      <text:p text:style-name="BodySm"/>
      <text:p text:style-name="Head2">ad Tértiam</text:p>
      <text:p text:style-name="Head3">Capitulum</text:p>
      <text:p text:style-name="RubricHSm"><text:tab/>Ecclus. 31:8</text:p>
      <table:table table:name="Table2399" table:style-name="TableParallel">
        <table:table-column table:style-name="TableParallel.B"/>
        <table:table-column table:style-name="TableParallel.A"/>
        <table:table-row>
          <table:table-cell table:style-name="TableParallel.B1" office:value-type="string">
            <text:p text:style-name="BodyEDrop">BLESSED is the man that is found without blemish: and that hath not gone after gold, nor put his trust in money nor in treasures. Who is he, and we will praise him? for he hath done wonderful things in his life.</text:p>
            <text:p text:style-name="BodyE"><text:span text:style-name="VR">R. </text:span>Thanks be to God.</text:p>
          </table:table-cell>
          <table:table-cell table:style-name="TableParallel.A1" office:value-type="string">
            <text:p text:style-name="BodyLDrop">BEÁTUS vir, qui invéntus est sine mácula, et qui post aurum non ábiit, nec sperávit in pecúnia et thesáuris. Quis est hic, et laudábimus eum? fecit enim mirabília in vita sua.</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e Lord loved him, * And adorned him. <text:span text:style-name="VR">R. </text:span>The Lord...</text:p>
          </table:table-cell>
          <table:table-cell table:style-name="TableParallel.A1" office:value-type="string">
            <text:p text:style-name="BodyL"><text:span text:style-name="VR">V. </text:span>Amávit eum Dóminus, * Et ornávit eum. <text:span text:style-name="VR">R. </text:span>Amávit eum...</text:p>
          </table:table-cell>
        </table:table-row>
        <table:table-row>
          <table:table-cell table:style-name="TableParallel.B1" office:value-type="string">
            <text:p text:style-name="BodyE"><text:span text:style-name="VR">V. </text:span>He clothed him with a robe of glory. <text:span text:style-name="VR">R. </text:span>And adorned him.</text:p>
          </table:table-cell>
          <table:table-cell table:style-name="TableParallel.A1" office:value-type="string">
            <text:p text:style-name="BodyL"><text:span text:style-name="VR">V. </text:span>Stolam glóriæ índuit eum. <text:span text:style-name="VR">R. </text:span>Et ornávit eum.</text:p>
          </table:table-cell>
        </table:table-row>
        <table:table-row>
          <table:table-cell table:style-name="TableParallel.B1" office:value-type="string">
            <text:p text:style-name="BodyE"><text:span text:style-name="VR">V. </text:span>Glory be...Spirit. <text:span text:style-name="VR">R. </text:span>The Lord...</text:p>
          </table:table-cell>
          <table:table-cell table:style-name="TableParallel.A1" office:value-type="string">
            <text:p text:style-name="BodyL"><text:span text:style-name="VR">V. </text:span>Glória Patri...Sancto. <text:span text:style-name="VR">R. </text:span>Amávit eum...</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e mouth of the just shall meditate wisdom. <text:span text:style-name="VR">R. </text:span>And his tongue shall speak judgment.</text:p>
          </table:table-cell>
          <table:table-cell table:style-name="TableParallel.A1" office:value-type="string">
            <text:p text:style-name="BodyL"><text:span text:style-name="VR">V. </text:span>Os justi meditábitur sapiéntiam. <text:span text:style-name="VR">R. </text:span>Et lingua ejus loquétur judícium.</text:p>
          </table:table-cell>
        </table:table-row>
      </table:table>
      <text:p text:style-name="BodySm"/>
      <text:p text:style-name="Head2">ad Sextam</text:p>
      <text:p text:style-name="Head3">Capitulum</text:p>
      <text:p text:style-name="RubricHSm"><text:tab/>Ecclus 39:6</text:p>
      <table:table table:name="Table2399" table:style-name="TableParallel">
        <table:table-column table:style-name="TableParallel.B"/>
        <table:table-column table:style-name="TableParallel.A"/>
        <table:table-row>
          <table:table-cell table:style-name="TableParallel.B1" office:value-type="string">
            <text:p text:style-name="BodyEDrop">THE JUST man gave his heart to resort early to the Lord, that made him, and he will pray in the sight of the most High.</text:p>
            <text:p text:style-name="BodyE"><text:span text:style-name="VR">R. </text:span>Thanks be to God.</text:p>
          </table:table-cell>
          <table:table-cell table:style-name="TableParallel.A1" office:value-type="string">
            <text:p text:style-name="BodyLDrop">JUSTUS cor suum trádidit ad vigilándum dilúculo ad Dóminum, qui fecit illum, et in conspéctu Altíssimi deprecábitur.</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e mouth of the just * Shall meditate wisdom. <text:span text:style-name="VR">R. </text:span>The mouth...</text:p>
          </table:table-cell>
          <table:table-cell table:style-name="TableParallel.A1" office:value-type="string">
            <text:p text:style-name="BodyL"><text:span text:style-name="VR">V. </text:span>Os justi * Meditábitur sapiéntiam. <text:span text:style-name="VR">R. </text:span>Os justi...</text:p>
          </table:table-cell>
        </table:table-row>
        <table:table-row>
          <table:table-cell table:style-name="TableParallel.B1" office:value-type="string">
            <text:p text:style-name="BodyE"><text:span text:style-name="VR">V. </text:span>And his tongue shall speak judgment. <text:span text:style-name="VR">R. </text:span>Shall meditate wisdom.</text:p>
          </table:table-cell>
          <table:table-cell table:style-name="TableParallel.A1" office:value-type="string">
            <text:p text:style-name="BodyL"><text:span text:style-name="VR">V. </text:span>Et lingua ejus loquétur judícium. <text:span text:style-name="VR">R. </text:span>Meditábitur sapiéntiam.</text:p>
          </table:table-cell>
        </table:table-row>
        <table:table-row>
          <table:table-cell table:style-name="TableParallel.B1" office:value-type="string">
            <text:p text:style-name="BodyE"><text:span text:style-name="VR">V. </text:span>Glory be...Spirit. <text:span text:style-name="VR">R. </text:span>The mouth...</text:p>
          </table:table-cell>
          <table:table-cell table:style-name="TableParallel.A1" office:value-type="string">
            <text:p text:style-name="BodyL"><text:span text:style-name="VR">V. </text:span>Glória Patri...Sancto. <text:span text:style-name="VR">R. </text:span>Os justi...</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e law of his God is in his heart. <text:span text:style-name="VR">R. </text:span>And his steps shall not be supplanted.</text:p>
          </table:table-cell>
          <table:table-cell table:style-name="TableParallel.A1" office:value-type="string">
            <text:p text:style-name="BodyL"><text:span text:style-name="VR">V. </text:span>Lex Dei ejus in corde ipsíus. <text:span text:style-name="VR">R. </text:span>Et non supplantabúntur gressus ejus.</text:p>
          </table:table-cell>
        </table:table-row>
      </table:table>
      <text:p text:style-name="BodySm"/>
      <text:p text:style-name="Head2">ad Nonam</text:p>
      <text:p text:style-name="Head3">Capitulum</text:p>
      <text:p text:style-name="RubricHSm"><text:tab/>Wis. 10:10</text:p>
      <table:table table:name="Table2399" table:style-name="TableParallel">
        <table:table-column table:style-name="TableParallel.B"/>
        <table:table-column table:style-name="TableParallel.A"/>
        <table:table-row>
          <table:table-cell table:style-name="TableParallel.B1" office:value-type="string">
            <text:p text:style-name="BodyEDrop">THE LORD conducted the just through the right ways, and showed him the kingdom of God, and gave him the knowledge of the holy things, made him honourable in his labours, and accomplished his labours.</text:p>
            <text:p text:style-name="BodyE"><text:span text:style-name="VR">R. </text:span>Thanks be to God.</text:p>
          </table:table-cell>
          <table:table-cell table:style-name="TableParallel.A1" office:value-type="string">
            <text:p text:style-name="BodyLDrop">JUSTUM dedúxit Dóminus per vias rectas, et osténdit illi regnum Dei, et dedit illi sciéntiam sanctórum; honestávit illum in labóribus, et complévit labóres illíus.</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e law of his God * Is in his heart. <text:span text:style-name="VR">R. </text:span>The law...</text:p>
          </table:table-cell>
          <table:table-cell table:style-name="TableParallel.A1" office:value-type="string">
            <text:p text:style-name="BodyL"><text:span text:style-name="VR">V. </text:span>Lex Dei ejus * In corde ipsíus. <text:span text:style-name="VR">R. </text:span>Lex Dei...</text:p>
          </table:table-cell>
        </table:table-row>
        <table:table-row>
          <table:table-cell table:style-name="TableParallel.B1" office:value-type="string">
            <text:p text:style-name="BodyE"><text:span text:style-name="VR">V. </text:span>And his steps shall not be supplanted. <text:span text:style-name="VR">R. </text:span>Is in his heart.</text:p>
          </table:table-cell>
          <table:table-cell table:style-name="TableParallel.A1" office:value-type="string">
            <text:p text:style-name="BodyL"><text:span text:style-name="VR">V. </text:span>Et non supplantabúntur gressus ejus. <text:span text:style-name="VR">R. </text:span>In corde ipsíus.</text:p>
          </table:table-cell>
        </table:table-row>
        <table:table-row>
          <table:table-cell table:style-name="TableParallel.B1" office:value-type="string">
            <text:p text:style-name="BodyE"><text:span text:style-name="VR">V. </text:span>Glory be...Spirit. <text:span text:style-name="VR">R. </text:span>The law...</text:p>
          </table:table-cell>
          <table:table-cell table:style-name="TableParallel.A1" office:value-type="string">
            <text:p text:style-name="BodyL"><text:span text:style-name="VR">V. </text:span>Glória Patri...Sancto. <text:span text:style-name="VR">R. </text:span>Lex Dei...</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e Lord led the just through the right ways.  <text:span text:style-name="VR">R. </text:span>And showed him the kingdom of God.</text:p>
          </table:table-cell>
          <table:table-cell table:style-name="TableParallel.A1" office:value-type="string">
            <text:p text:style-name="BodyL"><text:span text:style-name="VR">V. </text:span>Justum dedúxit Dóminus per vias rectas.  <text:span text:style-name="VR">R. </text:span>Et osténdit illi regnum Dei.</text:p>
          </table:table-cell>
        </table:table-row>
      </table:table>
      <text:p text:style-name="BodySm"/>
      <text:p text:style-name="Head2">ad II Vésperas</text:p>
      <text:p text:style-name="Rubric">Antiphons as in Lauds.</text:p>
      <text:p text:style-name="Rubric">Psalms as in Sunday Vespers, <text:span text:style-name="NonRubric">p. <text:bookmark-ref text:reference-format="page" text:ref-name="PsSuV"/></text:span>, but in the last place Ps. 116, <text:span text:style-name="NonRubric">Laudáte Dóminum, p. <text:bookmark-ref text:reference-format="page" text:ref-name="Ps116"/></text:span>.</text:p>
      <text:p text:style-name="BkHidden"><text:bookmark text:name="csCVlc"/></text:p>
      <text:p text:style-name="Head3">Capitulum</text:p>
      <text:p text:style-name="RubricHSm"><text:tab/>Ecclus. 31:8</text:p>
      <table:table table:name="Table2399" table:style-name="TableParallel">
        <table:table-column table:style-name="TableParallel.B"/>
        <table:table-column table:style-name="TableParallel.A"/>
        <table:table-row>
          <table:table-cell table:style-name="TableParallel.B1" office:value-type="string">
            <text:p text:style-name="BodyEDrop">BLESSED is the man that is found without blemish: and that hath not gone after gold, nor put his trust in money nor in treasures. Who is he, and we will praise him? for he hath done wonderful things in his life.</text:p>
            <text:p text:style-name="BodyE"><text:span text:style-name="VR">R. </text:span>Thanks be to God.</text:p>
          </table:table-cell>
          <table:table-cell table:style-name="TableParallel.A1" office:value-type="string">
            <text:p text:style-name="BodyLDrop">BEÁTUS vir, qui invéntus est sine mácula, et qui post aurum non ábiit, nec sperávit in pecúnia et thesáuris. Quis est hic, et laudábimus eum? fecit enim mirabília in vita sua.</text:p>
            <text:p text:style-name="BodyL"><text:span text:style-name="VR">R. </text:span>Deo grátias.</text:p>
          </table:table-cell>
        </table:table-row>
      </table:table>
      <text:p text:style-name="Head3">Hymnus cum Versum</text:p>
      <table:table table:name="Table2399" table:style-name="TableParallel">
        <table:table-column table:style-name="TableParallel.B"/>
        <table:table-column table:style-name="TableParallel.A"/>
        <table:table-row>
          <table:table-cell table:style-name="TableParallel.B1" office:value-type="string">
            <text:p text:style-name="HymnE1"><text:span text:style-name="HymnR">T</text:span>his is the Confessor of the Lord, whose triumph</text:p>
            <text:p text:style-name="HymnE">Now all the faithful celebrate with gladness</text:p>
            <text:p text:style-name="HymnE">Erst on this feast-day merited to enter</text:p>
            <text:p text:style-name="HymnE">Into his glory.</text:p>
          </table:table-cell>
          <table:table-cell table:style-name="TableParallel.A1" office:value-type="string">
            <text:p text:style-name="HymnL1"><text:span text:style-name="HymnR">I</text:span>ste Conféssor Dómini coléntes,</text:p>
            <text:p text:style-name="HymnL">Quem pie laudant pópuli per orbem,</text:p>
            <text:p text:style-name="HymnL">Hac die lætus méruit suprémos</text:p>
            <text:p text:style-name="HymnL">Laudis honóres.</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S</text:span>aintly and prudent, modest in behaviour,</text:p>
            <text:p text:style-name="HymnE">Peaceful and sober, chase was he, and lowly,</text:p>
            <text:p text:style-name="HymnE">While that life’s vigour, coursing through his members,</text:p>
            <text:p text:style-name="HymnE">Quicken’d his being.</text:p>
          </table:table-cell>
          <table:table-cell table:style-name="TableParallel.A1" office:value-type="string">
            <text:p text:style-name="HymnL"><text:span text:style-name="HymnR">Q</text:span>ui pius, prudens, húmilis, pudícus,</text:p>
            <text:p text:style-name="HymnL">Sóbriam duxit sine labe vitam,</text:p>
            <text:p text:style-name="HymnL">Donec humános animávit auræ</text:p>
            <text:p text:style-name="HymnL">Spíritus artus.</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S</text:span>ick ones of old time to his tomb resorting,</text:p>
            <text:p text:style-name="HymnE">Sorely by ailments manifold afflicted,</text:p>
            <text:p text:style-name="HymnE">Oft-times have welcomed health &amp; strength returning,</text:p>
            <text:p text:style-name="HymnE">At his petition.</text:p>
          </table:table-cell>
          <table:table-cell table:style-name="TableParallel.A1" office:value-type="string">
            <text:p text:style-name="HymnL"><text:span text:style-name="HymnR">C</text:span>ujus ob præstans méritum, frequénter,</text:p>
            <text:p text:style-name="HymnL">Ægra quæ passim jacuére membra,</text:p>
            <text:p text:style-name="HymnL">Víribus morbi dómitis, salúti</text:p>
            <text:p text:style-name="HymnL">Restituúntur.</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W</text:span>hence we in chorus gladly do him honour,</text:p>
            <text:p text:style-name="HymnE">Chanting his praises with devout affection,</text:p>
            <text:p text:style-name="HymnE">That in his merits we may have a portion</text:p>
            <text:p text:style-name="HymnE">Now and for ever.</text:p>
          </table:table-cell>
          <table:table-cell table:style-name="TableParallel.A1" office:value-type="string">
            <text:p text:style-name="HymnL"><text:span text:style-name="HymnR">N</text:span>oster hinc illi chorus obsequéntem</text:p>
            <text:p text:style-name="HymnL">Cóncinit laudem celebrésque palmas,</text:p>
            <text:p text:style-name="HymnL">Ut piis ejus précibus juvémur</text:p>
            <text:p text:style-name="HymnL">Omne per ævum.</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H</text:span>is be the glory, power, and salvation,</text:p>
            <text:p text:style-name="HymnE">Who over all things reigneth in the highest,</text:p>
            <text:p text:style-name="HymnE">Earth’s mighty fabric ruling and directing,</text:p>
            <text:p text:style-name="HymnE">Onely and Trinal. Amen.</text:p>
          </table:table-cell>
          <table:table-cell table:style-name="TableParallel.A1" office:value-type="string">
            <text:p text:style-name="HymnL"><text:span text:style-name="HymnR">S</text:span>it salus illi, decus atque virtus,</text:p>
            <text:p text:style-name="HymnL">Qui, super cæli sólio corúscans,</text:p>
            <text:p text:style-name="HymnL">Totíus mundi sériem gubérnat,</text:p>
            <text:p text:style-name="HymnL">Trinus et unus. Amen.</text:p>
          </table:table-cell>
        </table:table-row>
      </table:table>
      <text:p text:style-name="BodySm"><text:span text:style-name="Rubric">Auth. Ambrosian (Mediaeval)<text:tab/>Trans. Cento, The Hymner (1905)</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e Lord led the just through the right ways.  <text:span text:style-name="VR">R. </text:span>And showed him the kingdom of God.</text:p>
          </table:table-cell>
          <table:table-cell table:style-name="TableParallel.A1" office:value-type="string">
            <text:p text:style-name="BodyL"><text:span text:style-name="VR">V. </text:span>Justum dedúxit Dóminus per vias rectas.  <text:span text:style-name="VR">R. </text:span>Et osténdit illi regnum Dei.</text:p>
          </table:table-cell>
        </table:table-row>
      </table:table>
      <text:p text:style-name="Head3">Magnificat</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This man, despising the world, * and triumphing over earthly things, hath laid up treasure in heaven by word and deed.</text:p>
          </table:table-cell>
          <table:table-cell table:style-name="TableParallel.A1" office:value-type="string">
            <text:p text:style-name="BodyL"><text:span text:style-name="Rubric">Ant. </text:span>Hic vir, despíciens mundum * et terréna, triúmphans, divítias cælo cóndidit ore, manu.</text:p>
          </table:table-cell>
        </table:table-row>
      </table:table>
      <text:p text:style-name="RubricH">For a Doctor:</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O excellent Doctor, * thou light of the holy Church, blessed <text:span text:style-name="Rubric">N.</text:span>, lover of the divine law, entreat for us the Son of God.</text:p>
          </table:table-cell>
          <table:table-cell table:style-name="TableParallel.A1" office:value-type="string">
            <text:p text:style-name="BodyL"><text:span text:style-name="Rubric">Ant. </text:span>O Doctor óptime, * Ecclésiæ sanctæ lumen, beáte <text:span text:style-name="Rubric">N.</text:span>, divínæ legis amátor, deprecáre pro nobis Fìlium Dei.</text:p>
          </table:table-cell>
        </table:table-row>
      </table:table>
      <text:p text:style-name="Rubric">On Feasts of the 1st or 2nd class, Compline of Sunday is said; on Feasts of the 3rd class, Compline of the feria is said.</text:p>
      <text:p text:style-name="Body"/>
      <text:p text:style-name="Head3"><draw:frame text:anchor-type="as-char" svg:width="933" style:rel-width="100%" svg:height="170" style:rel-height="scale"><draw:image xlink:href="../Images/separator3.tif" xlink:type="simple" xlink:show="embed" xlink:actuate="onLoad"/></draw:frame></text:p>
      <text:p text:style-name="RubricH"/>
      <text:p text:style-name="Hidden1">Common of Saints</text:p>
      <text:p text:style-name="Hidden2">Virgins</text:p>
      <text:p text:style-name="BkHidden"><text:bookmark text:name="csV"/></text:p>
      <text:p text:style-name="Head1">Commune Virginum</text:p>
      <text:p text:style-name="Head2">Oratio</text:p>
      <text:p text:style-name="RubricH">For a Virgin Martyr:</text:p>
      <table:table table:name="Table2399" table:style-name="TableParallel">
        <table:table-column table:style-name="TableParallel.B"/>
        <table:table-column table:style-name="TableParallel.A"/>
        <table:table-row>
          <table:table-cell table:style-name="TableParallel.B1" office:value-type="string">
            <text:p text:style-name="BodyEDrop">O GOD, who, among the other wondrous works of thy power, hast bestowed the victory of martyrdom even on the weaker sex; mercifully grant that we who celebrate the heavenly birthday of blessed <text:span text:style-name="Rubric">N.</text:span> thy Virgin and Martyr, may, by following her example, advance in the way that leadeth unto thee. Through our Lord.</text:p>
          </table:table-cell>
          <table:table-cell table:style-name="TableParallel.A1" office:value-type="string">
            <text:p text:style-name="BodyLDrop">DEUS, qui inter cétera poténtiæ tuæ mirácula étiam in sexu frágili victóriam martýrii contulísti: concéde propítius; ut qui beátæ <text:span text:style-name="Rubric">N.</text:span> Vírginis et Mártyris tuæ natalícia cólimus, per ejus ad te exémpla gradiámur. Per Dóminum.</text:p>
          </table:table-cell>
        </table:table-row>
      </table:table>
      <text:p text:style-name="RubricH">Or:</text:p>
      <table:table table:name="Table2399" table:style-name="TableParallel">
        <table:table-column table:style-name="TableParallel.B"/>
        <table:table-column table:style-name="TableParallel.A"/>
        <table:table-row>
          <table:table-cell table:style-name="TableParallel.B1" office:value-type="string">
            <text:p text:style-name="BodyEDrop">MAY BLESSED <text:span text:style-name="Rubric">N.</text:span> thy Virgin and Martyr, we beseech thee, O Lord, implore for us forgiveness; inasmuch as she was ever pleasing unto thee, both by the merit of her chastity and the confession of thy power. Through our Lord.</text:p>
          </table:table-cell>
          <table:table-cell table:style-name="TableParallel.A1" office:value-type="string">
            <text:p text:style-name="BodyLDrop">INDULGÉNTIAM nobis, quæsumus, Dómine, beáta <text:span text:style-name="Rubric">N.</text:span> Virgo et Martyr implóret: quæ tibi grata semper éxstitit, et mérito castitátis, et tuæ professióne virtútis. Per Dóminum.</text:p>
          </table:table-cell>
        </table:table-row>
      </table:table>
      <text:p text:style-name="RubricH">For several Virgin Martyrs:</text:p>
      <table:table table:name="Table2399" table:style-name="TableParallel">
        <table:table-column table:style-name="TableParallel.B"/>
        <table:table-column table:style-name="TableParallel.A"/>
        <table:table-row>
          <table:table-cell table:style-name="TableParallel.B1" office:value-type="string">
            <text:p text:style-name="BodyEDrop">GIVE unto us, we beseech thee, O Lord our God, to venerate with unceasing devotion the glorious triumphs of <text:span text:style-name="Rubric">N.</text:span> and <text:span text:style-name="Rubric">N.</text:span> thy holy Virgins and Martyrs; that whereas we cannot duly celebrate their praises, we may at least honour them with humble service. Through our Lord.</text:p>
          </table:table-cell>
          <table:table-cell table:style-name="TableParallel.A1" office:value-type="string">
            <text:p text:style-name="BodyLDrop">DA NOBIS, quæsumus, Dómine Deus noster, sanctárum Vírginum et Mártyrum tuárum <text:span text:style-name="Rubric">N.</text:span> et <text:span text:style-name="Rubric">N.</text:span> palmas incessábili devotióne venerári: ut quas digna mente non póssumus celebráre; humílibus saltem frequentémus obséquiis. Per Dóminum.</text:p>
          </table:table-cell>
        </table:table-row>
      </table:table>
      <text:p text:style-name="RubricH">For a Virgin not a Martyr:</text:p>
      <table:table table:name="Table2399" table:style-name="TableParallel">
        <table:table-column table:style-name="TableParallel.B"/>
        <table:table-column table:style-name="TableParallel.A"/>
        <table:table-row>
          <table:table-cell table:style-name="TableParallel.B1" office:value-type="string">
            <text:p text:style-name="BodyEDrop">GRACIOUSLY hear us, O God our salvation, that as we rejoice in the festival of blessed <text:span text:style-name="Rubric">N.</text:span> thy Virgin, so we may be strengthened in the love of true piety. Through our Lord.</text:p>
          </table:table-cell>
          <table:table-cell table:style-name="TableParallel.A1" office:value-type="string">
            <text:p text:style-name="BodyLDrop">EXÁUDI nos, Deus, salutáris noster: ut, sicut de beátæ <text:span text:style-name="Rubric">N.</text:span> Vírginis tuæ festivitáte gaudémus; ita piæ devotiónis erudiámur afféctu. Per Dóminum.</text:p>
          </table:table-cell>
        </table:table-row>
      </table:table>
      <text:p text:style-name="BodySm"/>
      <text:p text:style-name="Head2">ad I Vésperas</text:p>
      <text:p text:style-name="Rubric">Said on Feasts of the 1st class.</text:p>
      <text:p text:style-name="Rubric">Antiphons as in Lauds.</text:p>
      <text:p text:style-name="Rubric">Psalms as in Common of Blessed Virgin Mary, <text:span text:style-name="NonRubric">p. <text:bookmark-ref text:reference-format="page" text:ref-name="PsComBVM"/></text:span></text:p>
      <text:p text:style-name="Rubric">Little Chapter &amp; Hymn <text:span text:style-name="NonRubric">Jesu, coróna Vírginum</text:span> as in II Vespers, <text:span text:style-name="NonRubric">p. <text:bookmark-ref text:reference-format="page" text:ref-name="csVVlc"/></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In thy comeliness and thy beauty. <text:span text:style-name="VR">R. </text:span>Set out, proceed prosperously, and reign.</text:p>
          </table:table-cell>
          <table:table-cell table:style-name="TableParallel.A1" office:value-type="string">
            <text:p text:style-name="BodyL"><text:span text:style-name="VR">V. </text:span>Spécie tua et pulchritúdine tua. <text:span text:style-name="VR">R. </text:span>Inténde, próspere procéde, et regna.</text:p>
          </table:table-cell>
        </table:table-row>
      </table:table>
      <text:p text:style-name="RubricH">For several Virgin Martyrs:</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After her shall Virgins be brought to the King.  <text:span text:style-name="VR">R. </text:span>Her neighbors shall be brought to thee.</text:p>
          </table:table-cell>
          <table:table-cell table:style-name="TableParallel.A1" office:value-type="string">
            <text:p text:style-name="BodyL"><text:span text:style-name="VR">V. </text:span>Adducéntur Regi Vírgines post eam.  <text:span text:style-name="VR">R. </text:span>Próximæ ejus afferéntur tibi.</text:p>
          </table:table-cell>
        </table:table-row>
      </table:table>
      <text:p text:style-name="Head3">Magnificat</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Come, spouse of Christ, * receive the crown which the Lord hath prepared for thee for all eternity.</text:p>
          </table:table-cell>
          <table:table-cell table:style-name="TableParallel.A1" office:value-type="string">
            <text:p text:style-name="BodyL"><text:span text:style-name="Rubric">Ant. </text:span>Veni, Sponsa Christi, * áccipe corónam, quam tibi Dóminus præparávit in ætérnum.</text:p>
          </table:table-cell>
        </table:table-row>
      </table:table>
      <text:p text:style-name="RubricH">For several Virgin Martyrs:</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O ye wise Virgins, * trim your lamps: behold the Bridegroom cometh, go ye forth to meet him.</text:p>
          </table:table-cell>
          <table:table-cell table:style-name="TableParallel.A1" office:value-type="string">
            <text:p text:style-name="BodyL"><text:span text:style-name="Rubric">Ant. </text:span>Prudéntes Vírgines, * aptáte vestras lámpades: ecce Sponsus venit, exíte óbviam ei.</text:p>
          </table:table-cell>
        </table:table-row>
      </table:table>
      <text:p text:style-name="Rubric">On Feasts of the 1st class, Compline of Sunday is said.</text:p>
      <text:p text:style-name="BodySm"/>
      <text:p text:style-name="Head2">ad Laudes</text:p>
      <text:p text:style-name="Head3">Psalmi cum Antiphona</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1. </text:span>This is a wise virgin, * and one of the number of the prudent.</text:p>
          </table:table-cell>
          <table:table-cell table:style-name="TableParallel.A1" office:value-type="string">
            <text:p text:style-name="BodyL"><text:span text:style-name="Rubric">Ant 1. </text:span>Hæc est Virgo sápiens, * et una de número prudéntum.</text:p>
          </table:table-cell>
        </table:table-row>
      </table:table>
      <text:p text:style-name="Rubric">Psalms as in Sunday Lauds I, <text:span text:style-name="NonRubric">p. <text:bookmark-ref text:reference-format="page" text:ref-name="PsSuL1"/></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2. </text:span>This is a wise virgin, * whom the Lord found watching.</text:p>
          </table:table-cell>
          <table:table-cell table:style-name="TableParallel.A1" office:value-type="string">
            <text:p text:style-name="BodyL"><text:span text:style-name="Rubric">Ant 2. </text:span>Hæc est Virgo sápiens, * quam Dóminus vigilántem invénit.</text:p>
          </table:table-cell>
        </table:table-row>
        <table:table-row>
          <table:table-cell table:style-name="TableParallel.B1" office:value-type="string">
            <text:p text:style-name="BodyE"><text:span text:style-name="Rubric">Ant 3. </text:span>This is she that knew not * the bed of dishonour; she shall have her fruit in the esteem of holy souls.</text:p>
          </table:table-cell>
          <table:table-cell table:style-name="TableParallel.A1" office:value-type="string">
            <text:p text:style-name="BodyL"><text:span text:style-name="Rubric">Ant 3. </text:span>Hæc est quæ nescívit * torum in delícto: habébit fructum in respectióne animárum sanctárum.</text:p>
          </table:table-cell>
        </table:table-row>
        <table:table-row>
          <table:table-cell table:style-name="TableParallel.B1" office:value-type="string">
            <text:p text:style-name="BodyE"><text:span text:style-name="Rubric">Ant 4. </text:span>Come, my chosen one, * and I will establish my throne within thee <text:span text:style-name="Rubric">(</text:span>alleluia<text:span text:style-name="Rubric">)</text:span>.</text:p>
          </table:table-cell>
          <table:table-cell table:style-name="TableParallel.A1" office:value-type="string">
            <text:p text:style-name="BodyL"><text:span text:style-name="Rubric">Ant 4. </text:span>Veni, elécta mea, * et ponam in te thronum meum, <text:span text:style-name="Rubric">(</text:span>allelúia<text:span text:style-name="Rubric">)</text:span>.</text:p>
          </table:table-cell>
        </table:table-row>
        <table:table-row>
          <table:table-cell table:style-name="TableParallel.B1" office:value-type="string">
            <text:p text:style-name="BodyE"><text:span text:style-name="Rubric">Ant 5. </text:span>She is beautiful * among the daughters of Jerusalem.</text:p>
          </table:table-cell>
          <table:table-cell table:style-name="TableParallel.A1" office:value-type="string">
            <text:p text:style-name="BodyL"><text:span text:style-name="Rubric">Ant 5. </text:span>Ista est speciósa * inter filias Jerúsalem.</text:p>
          </table:table-cell>
        </table:table-row>
      </table:table>
      <text:p text:style-name="Rubric">Little Chapter &amp; Hymn as in II Vespers, <text:span text:style-name="NonRubric">p. <text:bookmark-ref text:reference-format="page" text:ref-name="csVVlc"/></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Grace is poured abroad on thy lips.  <text:span text:style-name="VR">R. </text:span>Therefore hath God blessed thee for ever.</text:p>
          </table:table-cell>
          <table:table-cell table:style-name="TableParallel.A1" office:value-type="string">
            <text:p text:style-name="BodyL"><text:span text:style-name="VR">V. </text:span>Diffúsa est grátia in lábiis tuis.  <text:span text:style-name="VR">R. </text:span>Proptérea benedíxit te Deus in ætérnum.</text:p>
          </table:table-cell>
        </table:table-row>
      </table:table>
      <text:p text:style-name="RubricH">For several Virgin Martyrs:</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After her shall Virgins be brought to the King.  <text:span text:style-name="VR">R. </text:span>Her neighbors shall be brought to thee.</text:p>
          </table:table-cell>
          <table:table-cell table:style-name="TableParallel.A1" office:value-type="string">
            <text:p text:style-name="BodyL"><text:span text:style-name="VR">V. </text:span>Adducéntur Regi Vírgines post eam.  <text:span text:style-name="VR">R. </text:span>Próximæ ejus afferéntur tibi.</text:p>
          </table:table-cell>
        </table:table-row>
      </table:table>
      <text:p text:style-name="Head3">Benedíctus</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The kingdom of heaven is like * to a merchant seeking good pearls: when he has found one of great price, gave all that he had and bought it.</text:p>
          </table:table-cell>
          <table:table-cell table:style-name="TableParallel.A1" office:value-type="string">
            <text:p text:style-name="BodyL"><text:span text:style-name="Rubric">Ant. </text:span>Símile est regnum cælórum * hómini negotiatóri quærénti bonas margarítas: invénta una pretiósa, dedit ómnia sua, et comparávit eam.</text:p>
          </table:table-cell>
        </table:table-row>
      </table:table>
      <text:p text:style-name="RubricH">For several Virgin Martyrs:</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O ye wise Virgins, * trim your lamps: behold the Bridegroom cometh, go ye forth to meet him.</text:p>
          </table:table-cell>
          <table:table-cell table:style-name="TableParallel.A1" office:value-type="string">
            <text:p text:style-name="BodyL"><text:span text:style-name="Rubric">Ant. </text:span>Prudéntes Vírgines, * aptáte vestras lámpades: ecce Sponsus venit, exíte óbviam ei.</text:p>
          </table:table-cell>
        </table:table-row>
      </table:table>
      <text:p text:style-name="BodySm"/>
      <text:p text:style-name="BkHidden"><text:bookmark text:name="csVLH"/></text:p>
      <text:p text:style-name="Head2">ad Horas</text:p>
      <text:p text:style-name="Rubric">On Feasts of the 1st class, antiphons 1, 2, 3 &amp; 5 from Lauds are used at Prime, Terce, Sext &amp; None, respectively. The psalms are of Sunday; except at Prime, Psalm 53 is said in the first place, in place of Ps 117.</text:p>
      <text:p text:style-name="Rubric">On all other Feasts, psalms and antiphons are of the current feria.</text:p>
      <text:p text:style-name="BodySm"/>
      <text:p text:style-name="Head2">ad Tértiam</text:p>
      <text:p text:style-name="Head3">Capitulum</text:p>
      <text:p text:style-name="RubricHSm"><text:tab/>2 Cor. 10:17-18</text:p>
      <table:table table:name="Table2399" table:style-name="TableParallel">
        <table:table-column table:style-name="TableParallel.B"/>
        <table:table-column table:style-name="TableParallel.A"/>
        <table:table-row>
          <table:table-cell table:style-name="TableParallel.B1" office:value-type="string">
            <text:p text:style-name="BodyEDrop">BRETHREN: He that glorieth, let him glory in the Lord. For not he who commendeth himself is approved, but he whom God commendeth.</text:p>
            <text:p text:style-name="BodyE"><text:span text:style-name="VR">R. </text:span>Thanks be to God.</text:p>
          </table:table-cell>
          <table:table-cell table:style-name="TableParallel.A1" office:value-type="string">
            <text:p text:style-name="BodyLDrop">FRATRES: Qui gloriátur, in Dómino gloriétur. Non enim qui seípsum comméndat, ille probátus est; sed quem Deus comméndat.</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In thy comeliness * And thy beauty. <text:span text:style-name="VR">R. </text:span>In thy...</text:p>
          </table:table-cell>
          <table:table-cell table:style-name="TableParallel.A1" office:value-type="string">
            <text:p text:style-name="BodyL"><text:span text:style-name="VR">V. </text:span>Spécie tua * Et pulchritúdine tua. <text:span text:style-name="VR">R. </text:span>Spécie tua...</text:p>
          </table:table-cell>
        </table:table-row>
        <table:table-row>
          <table:table-cell table:style-name="TableParallel.B1" office:value-type="string">
            <text:p text:style-name="BodyE"><text:span text:style-name="VR">V. </text:span>Set out, proceed prosperously, and reign. <text:span text:style-name="VR">R. </text:span>And thy beauty.</text:p>
          </table:table-cell>
          <table:table-cell table:style-name="TableParallel.A1" office:value-type="string">
            <text:p text:style-name="BodyL"><text:span text:style-name="VR">V. </text:span>Inténde, próspere procéde, et regna. <text:span text:style-name="VR">R. </text:span>Et pulchritúdine tua.</text:p>
          </table:table-cell>
        </table:table-row>
        <table:table-row>
          <table:table-cell table:style-name="TableParallel.B1" office:value-type="string">
            <text:p text:style-name="BodyE"><text:span text:style-name="VR">V. </text:span>Glory be...Spirit. <text:span text:style-name="VR">R. </text:span>In thy...</text:p>
          </table:table-cell>
          <table:table-cell table:style-name="TableParallel.A1" office:value-type="string">
            <text:p text:style-name="BodyL"><text:span text:style-name="VR">V. </text:span>Glória Patri...Sancto. <text:span text:style-name="VR">R. </text:span>Spécie tua...</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God shall help her with his countenance. <text:span text:style-name="VR">R. </text:span>God dwelleth in her; she shall not be moved.</text:p>
          </table:table-cell>
          <table:table-cell table:style-name="TableParallel.A1" office:value-type="string">
            <text:p text:style-name="BodyL"><text:span text:style-name="VR">V. </text:span>Adjuvábit eam Deus vultu suo. <text:span text:style-name="VR">R. </text:span>Deus in médio ejus, non commovébitur.</text:p>
          </table:table-cell>
        </table:table-row>
      </table:table>
      <text:p text:style-name="BodySm"/>
      <text:p text:style-name="Head2">ad Sextam</text:p>
      <text:p text:style-name="Head3">Capitulum</text:p>
      <text:p text:style-name="RubricHSm"><text:tab/>2 Cor. 11:2</text:p>
      <table:table table:name="Table2399" table:style-name="TableParallel">
        <table:table-column table:style-name="TableParallel.B"/>
        <table:table-column table:style-name="TableParallel.A"/>
        <table:table-row>
          <table:table-cell table:style-name="TableParallel.B1" office:value-type="string">
            <text:p text:style-name="BodyEDrop">FOR I am jealous of you with the jealousy of God. For I have espoused you to one husband, that I may present you as a chaste virgin to Christ.</text:p>
            <text:p text:style-name="BodyE"><text:span text:style-name="VR">R. </text:span>Thanks be to God.</text:p>
          </table:table-cell>
          <table:table-cell table:style-name="TableParallel.A1" office:value-type="string">
            <text:p text:style-name="BodyLDrop">ÆMULOR enim vos Dei æmulatióne. Despóndi enim vos uni viro vírginem castam exhibére Christo.</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God shall help her * With his countenance. <text:span text:style-name="VR">R. </text:span>God shall...</text:p>
          </table:table-cell>
          <table:table-cell table:style-name="TableParallel.A1" office:value-type="string">
            <text:p text:style-name="BodyL"><text:span text:style-name="VR">V. </text:span>Adjuvábit eam * Deus vultu suo. <text:span text:style-name="VR">R. </text:span>Adjuvábit eam...</text:p>
          </table:table-cell>
        </table:table-row>
        <table:table-row>
          <table:table-cell table:style-name="TableParallel.B1" office:value-type="string">
            <text:p text:style-name="BodyE"><text:span text:style-name="VR">V. </text:span>God dwelleth in her; she shall not be moved. <text:span text:style-name="VR">R. </text:span>With his countenance.</text:p>
          </table:table-cell>
          <table:table-cell table:style-name="TableParallel.A1" office:value-type="string">
            <text:p text:style-name="BodyL"><text:span text:style-name="VR">V. </text:span>Deus in médio ejus, non commovébitur. <text:span text:style-name="VR">R. </text:span>Deus vultu suo.</text:p>
          </table:table-cell>
        </table:table-row>
        <table:table-row>
          <table:table-cell table:style-name="TableParallel.B1" office:value-type="string">
            <text:p text:style-name="BodyE"><text:span text:style-name="VR">V. </text:span>Glory be...Spirit. <text:span text:style-name="VR">R. </text:span>God shall...</text:p>
          </table:table-cell>
          <table:table-cell table:style-name="TableParallel.A1" office:value-type="string">
            <text:p text:style-name="BodyL"><text:span text:style-name="VR">V. </text:span>Glória Patri...Sancto. <text:span text:style-name="VR">R. </text:span>Adjuvábit eam...</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God hath chosen her, and forechosen her. <text:span text:style-name="VR">R. </text:span>He hath made her to dwell in his tabernacle.</text:p>
          </table:table-cell>
          <table:table-cell table:style-name="TableParallel.A1" office:value-type="string">
            <text:p text:style-name="BodyL"><text:span text:style-name="VR">V. </text:span>Elégit eam Deus, et præelégit eam. <text:span text:style-name="VR">R. </text:span>In tabernáculo suo habitáre facit eam.</text:p>
          </table:table-cell>
        </table:table-row>
      </table:table>
      <text:p text:style-name="BodySm"/>
      <text:p text:style-name="Head2">ad Nonam</text:p>
      <text:p text:style-name="Head3">Capitulum</text:p>
      <text:p text:style-name="RubricH">For a Virgin Martyr:<text:tab/>Ecclus. 51:9</text:p>
      <table:table table:name="Table2399" table:style-name="TableParallel">
        <table:table-column table:style-name="TableParallel.B"/>
        <table:table-column table:style-name="TableParallel.A"/>
        <table:table-row>
          <table:table-cell table:style-name="TableParallel.B1" office:value-type="string">
            <text:p text:style-name="BodyEDrop">O LORD, my God, thou hast exalted my dwelling above the earth; and I prayed for death to pass away. I called upon the Lord, the Father of my Lord, that he would not leave me in the day of my trouble, and in the time of the proud without help.</text:p>
            <text:p text:style-name="BodyE"><text:span text:style-name="VR">R. </text:span>Thanks be to God.</text:p>
          </table:table-cell>
          <table:table-cell table:style-name="TableParallel.A1" office:value-type="string">
            <text:p text:style-name="BodyLDrop">DÓMINE, Deus meus, exaltásti super terram habitatiónem meam, et pro morte defluénte deprecáta sum. Invocávi Dóminum, Patrem Dómini mei, ut non derelínquat me in die tribulatiónis meæ, et in témpore superbórum sine adjutório.</text:p>
            <text:p text:style-name="BodyL"><text:span text:style-name="VR">R. </text:span>Deo grátias.</text:p>
          </table:table-cell>
        </table:table-row>
      </table:table>
      <text:p text:style-name="RubricH">For a Virgin not a Martyr:<text:tab/>Wis. 4:1</text:p>
      <table:table table:name="Table2399" table:style-name="TableParallel">
        <table:table-column table:style-name="TableParallel.B"/>
        <table:table-column table:style-name="TableParallel.A"/>
        <table:table-row>
          <table:table-cell table:style-name="TableParallel.B1" office:value-type="string">
            <text:p text:style-name="BodyEDrop">O HOW beautiful is the chaste generation with glory! For the memory thereof is immortal: because it is known both with God and with men.</text:p>
            <text:p text:style-name="BodyE"><text:span text:style-name="VR">R. </text:span>Thanks be to God.</text:p>
          </table:table-cell>
          <table:table-cell table:style-name="TableParallel.A1" office:value-type="string">
            <text:p text:style-name="BodyLDrop">O QUAM pulchra est casta generátio cum claritáte! Immortális est enim memória illíus, quóniam apud Deum nota est, et apud hómines.</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God hath chosen her, * And forechosen her. <text:span text:style-name="VR">R. </text:span>God hath...</text:p>
          </table:table-cell>
          <table:table-cell table:style-name="TableParallel.A1" office:value-type="string">
            <text:p text:style-name="BodyL"><text:span text:style-name="VR">V. </text:span>Elégit eam Deus, * Et præelégit eam. <text:span text:style-name="VR">R. </text:span>Elégit eam...</text:p>
          </table:table-cell>
        </table:table-row>
        <table:table-row>
          <table:table-cell table:style-name="TableParallel.B1" office:value-type="string">
            <text:p text:style-name="BodyE"><text:span text:style-name="VR">V. </text:span>He hath made her to dwell in his tabernacle. <text:span text:style-name="VR">R. </text:span>And forechosen her.</text:p>
          </table:table-cell>
          <table:table-cell table:style-name="TableParallel.A1" office:value-type="string">
            <text:p text:style-name="BodyL"><text:span text:style-name="VR">V. </text:span>In tabernáculo suo habitáre facit eam. <text:span text:style-name="VR">R. </text:span>Et præelégit eam.</text:p>
          </table:table-cell>
        </table:table-row>
        <table:table-row>
          <table:table-cell table:style-name="TableParallel.B1" office:value-type="string">
            <text:p text:style-name="BodyE"><text:span text:style-name="VR">V. </text:span>Glory be...Spirit. <text:span text:style-name="VR">R. </text:span>God hath...</text:p>
          </table:table-cell>
          <table:table-cell table:style-name="TableParallel.A1" office:value-type="string">
            <text:p text:style-name="BodyL"><text:span text:style-name="VR">V. </text:span>Glória Patri...Sancto. <text:span text:style-name="VR">R. </text:span>Elégit eam...</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Grace is poured abroad on thy lips.  <text:span text:style-name="VR">R. </text:span>Therefore hath God blessed thee for ever.</text:p>
          </table:table-cell>
          <table:table-cell table:style-name="TableParallel.A1" office:value-type="string">
            <text:p text:style-name="BodyL"><text:span text:style-name="VR">V. </text:span>Diffúsa est grátia in lábiis tuis.  <text:span text:style-name="VR">R. </text:span>Proptérea benedíxit te Deus in ætérnum.</text:p>
          </table:table-cell>
        </table:table-row>
      </table:table>
      <text:p text:style-name="BodySm"/>
      <text:p text:style-name="Head2">ad II Vésperas</text:p>
      <text:p text:style-name="Rubric">Antiphons as in Lauds.</text:p>
      <text:p text:style-name="Rubric">Psalms as in Common of Blessed Virgin Mary, <text:span text:style-name="NonRubric">p. <text:bookmark-ref text:reference-format="page" text:ref-name="PsComBVM"/></text:span></text:p>
      <text:p text:style-name="BkHidden"><text:bookmark text:name="csVVlc"/></text:p>
      <text:p text:style-name="Head3">Capitulum</text:p>
      <text:p text:style-name="RubricHSm"><text:tab/>2 Cor. 10:17-18</text:p>
      <table:table table:name="Table2399" table:style-name="TableParallel">
        <table:table-column table:style-name="TableParallel.B"/>
        <table:table-column table:style-name="TableParallel.A"/>
        <table:table-row>
          <table:table-cell table:style-name="TableParallel.B1" office:value-type="string">
            <text:p text:style-name="BodyEDrop">BRETHREN: He that glorieth, let him glory in the Lord. For not he who commendeth himself is approved, but he whom God commendeth.</text:p>
            <text:p text:style-name="BodyE"><text:span text:style-name="VR">R. </text:span>Thanks be to God.</text:p>
          </table:table-cell>
          <table:table-cell table:style-name="TableParallel.A1" office:value-type="string">
            <text:p text:style-name="BodyLDrop">FRATRES: Qui gloriátur, in Dómino gloriétur. Non enim qui seípsum comméndat, ille probátus est; sed quem Deus comméndat.</text:p>
            <text:p text:style-name="BodyL"><text:span text:style-name="VR">R. </text:span>Deo grátias.</text:p>
          </table:table-cell>
        </table:table-row>
      </table:table>
      <text:p text:style-name="Head3">Hymnus cum Versum</text:p>
      <table:table table:name="Table2399" table:style-name="TableParallel">
        <table:table-column table:style-name="TableParallel.B"/>
        <table:table-column table:style-name="TableParallel.A"/>
        <table:table-row>
          <table:table-cell table:style-name="TableParallel.B1" office:value-type="string">
            <text:p text:style-name="HymnE1"><text:span text:style-name="HymnR">J</text:span>esu, the Virgins’ Crown, do thou</text:p>
            <text:p text:style-name="HymnE">Accept us, as in prayer we bow;</text:p>
            <text:p text:style-name="HymnE">Born of that Virgin, whom alone</text:p>
            <text:p text:style-name="HymnE">The Mother and the Maid we own.</text:p>
          </table:table-cell>
          <table:table-cell table:style-name="TableParallel.A1" office:value-type="string">
            <text:p text:style-name="HymnL1"><text:span text:style-name="HymnR">J</text:span>esu, coróna Vírginum,</text:p>
            <text:p text:style-name="HymnL">Quem Mater illa cóncipit</text:p>
            <text:p text:style-name="HymnL">Quæ sola Virgo párturit,</text:p>
            <text:p text:style-name="HymnL">Hæc vota clemens áccipe:</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A</text:span>mongst the lilies thou dost feed,</text:p>
            <text:p text:style-name="HymnE">With virgin choirs accompanied;</text:p>
            <text:p text:style-name="HymnE">With glory deck’d, the spotless brides</text:p>
            <text:p text:style-name="HymnE">Whose bridal gifts thy love provides.</text:p>
          </table:table-cell>
          <table:table-cell table:style-name="TableParallel.A1" office:value-type="string">
            <text:p text:style-name="HymnL"><text:span text:style-name="HymnR">Q</text:span>ui pergis inter lília</text:p>
            <text:p text:style-name="HymnL">Septus choréis Vírginum,</text:p>
            <text:p text:style-name="HymnL">Sponsus decórus glória</text:p>
            <text:p text:style-name="HymnL">Sponsísque reddens præmia.</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T</text:span>hey, wheresoe’er thy footsteps bend,</text:p>
            <text:p text:style-name="HymnE">With hymns and praises still attend;</text:p>
            <text:p text:style-name="HymnE">In blessed troops they follow thee,</text:p>
            <text:p text:style-name="HymnE">With dance, and song, and melody.</text:p>
          </table:table-cell>
          <table:table-cell table:style-name="TableParallel.A1" office:value-type="string">
            <text:p text:style-name="HymnL"><text:span text:style-name="HymnR">Q</text:span>uocúmque tendis, Vírgines</text:p>
            <text:p text:style-name="HymnL">Sequúntur, atque láudibus</text:p>
            <text:p text:style-name="HymnL">Post te canéntes cúrsitant,</text:p>
            <text:p text:style-name="HymnL">Hymnósque dulces pérsonant;</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W</text:span>e pray thee therefore to bestow</text:p>
            <text:p text:style-name="HymnE">Upon our senses here below</text:p>
            <text:p text:style-name="HymnE">Thy grace, that so we may endure</text:p>
            <text:p text:style-name="HymnE">From taint of all corruption pure.</text:p>
          </table:table-cell>
          <table:table-cell table:style-name="TableParallel.A1" office:value-type="string">
            <text:p text:style-name="HymnL"><text:span text:style-name="HymnR">T</text:span>e deprecámur súpplices,</text:p>
            <text:p text:style-name="HymnL">Nostris ut addas sénsibus</text:p>
            <text:p text:style-name="HymnL">Nescíre prorsus ómnia</text:p>
            <text:p text:style-name="HymnL">Corruptiónis vúlnera.</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T</text:span>o God the Father, God the Son,</text:p>
            <text:p text:style-name="HymnE">And God the Spirit, Three in One,</text:p>
            <text:p text:style-name="HymnE">Laud, honour, might, and glory be,</text:p>
            <text:p text:style-name="HymnE">From age to age eternally. Amen.</text:p>
          </table:table-cell>
          <table:table-cell table:style-name="TableParallel.A1" office:value-type="string">
            <text:p text:style-name="HymnL"><text:span text:style-name="HymnR">V</text:span>irtus, honor, laus, glória</text:p>
            <text:p text:style-name="HymnL">Deo Patri cum Fílio,</text:p>
            <text:p text:style-name="HymnL">Sancto simul Paráclito,</text:p>
            <text:p text:style-name="HymnL">In sæculórum sæcula. Amen.</text:p>
          </table:table-cell>
        </table:table-row>
      </table:table>
      <text:p text:style-name="BodySm"><text:span text:style-name="Rubric">Auth. St. Ambrose(?)<text:tab/>Trans. J.M.Neale</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Grace is poured abroad on thy lips.  <text:span text:style-name="VR">R. </text:span>Therefore hath God blessed thee for ever.</text:p>
          </table:table-cell>
          <table:table-cell table:style-name="TableParallel.A1" office:value-type="string">
            <text:p text:style-name="BodyL"><text:span text:style-name="VR">V. </text:span>Diffúsa est grátia in lábiis tuis.  <text:span text:style-name="VR">R. </text:span>Proptérea benedíxit te Deus in ætérnum.</text:p>
          </table:table-cell>
        </table:table-row>
      </table:table>
      <text:p text:style-name="RubricH">For several Virgin Martyrs:</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After her shall Virgins be brought to the King.  <text:span text:style-name="VR">R. </text:span>Her neighbors shall be brought to thee.</text:p>
          </table:table-cell>
          <table:table-cell table:style-name="TableParallel.A1" office:value-type="string">
            <text:p text:style-name="BodyL"><text:span text:style-name="VR">V. </text:span>Adducéntur Regi Vírgines post eam.  <text:span text:style-name="VR">R. </text:span>Próximæ ejus afferéntur tibi.</text:p>
          </table:table-cell>
        </table:table-row>
      </table:table>
      <text:p text:style-name="Head3">Magnificat</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Come, spouse of Christ, * receive the crown which the Lord hath prepared for thee for all eternity.</text:p>
          </table:table-cell>
          <table:table-cell table:style-name="TableParallel.A1" office:value-type="string">
            <text:p text:style-name="BodyL"><text:span text:style-name="Rubric">Ant. </text:span>Veni, Sponsa Christi, * áccipe corónam, quam tibi Dóminus præparávit in ætérnum.</text:p>
          </table:table-cell>
        </table:table-row>
      </table:table>
      <text:p text:style-name="RubricH">For several Virgin Martyrs:</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O ye wise Virgins, * trim your lamps: behold the Bridegroom cometh, go ye forth to meet him.</text:p>
          </table:table-cell>
          <table:table-cell table:style-name="TableParallel.A1" office:value-type="string">
            <text:p text:style-name="BodyL"><text:span text:style-name="Rubric">Ant. </text:span>Prudéntes Vírgines, * aptáte vestras lámpades: ecce Sponsus venit, exíte óbviam ei.</text:p>
          </table:table-cell>
        </table:table-row>
      </table:table>
      <text:p text:style-name="Rubric">On Feasts of the 1st or 2nd class, Compline of Sunday is said; on Feasts of the 3rd class, Compline of the feria is said.</text:p>
      <text:p text:style-name="Body"/>
      <text:p text:style-name="Head3"><draw:frame text:anchor-type="as-char" svg:width="933" style:rel-width="100%" svg:height="170" style:rel-height="scale"><draw:image xlink:href="../Images/separator3.tif" xlink:type="simple" xlink:show="embed" xlink:actuate="onLoad"/></draw:frame></text:p>
      <text:p text:style-name="RubricH"/>
      <text:p text:style-name="Hidden1">Common of Saints</text:p>
      <text:p text:style-name="Hidden2">Holy Women</text:p>
      <text:p text:style-name="BkHidden"><text:bookmark text:name="csHW"/></text:p>
      <text:p text:style-name="Head1">Commune non Virginum</text:p>
      <text:p text:style-name="Head2">Oratio</text:p>
      <text:p text:style-name="RubricH">For a Martyr not a Virgin:</text:p>
      <table:table table:name="Table2399" table:style-name="TableParallel">
        <table:table-column table:style-name="TableParallel.B"/>
        <table:table-column table:style-name="TableParallel.A"/>
        <table:table-row>
          <table:table-cell table:style-name="TableParallel.B1" office:value-type="string">
            <text:p text:style-name="BodyEDrop">O GOD, who, among the wondrous works of thy power, hast bestowed the victory of martyrdom even on the weaker sex; mercifully grant that we who celebrate the heavenly birthday of blessed <text:span text:style-name="Rubric">N.</text:span> thy Martyr, may, by following her example, advance in the way that leadeth unto thee. Through our Lord.</text:p>
          </table:table-cell>
          <table:table-cell table:style-name="TableParallel.A1" office:value-type="string">
            <text:p text:style-name="BodyLDrop">DEUS, qui inter cétera poténtiæ tuæ mirácula étiam in sexu frágili victóriam martýrii contulísti: concéde propítius; ut qui beátæ <text:span text:style-name="Rubric">N.</text:span> Mártyris tuæ natalícia cólimus, per ejus ad te exémpla gradiámur. Per Dóminum.</text:p>
          </table:table-cell>
        </table:table-row>
      </table:table>
      <text:p text:style-name="RubricH">For several Martyrs not Virgins:</text:p>
      <table:table table:name="Table2399" table:style-name="TableParallel">
        <table:table-column table:style-name="TableParallel.B"/>
        <table:table-column table:style-name="TableParallel.A"/>
        <table:table-row>
          <table:table-cell table:style-name="TableParallel.B1" office:value-type="string">
            <text:p text:style-name="BodyEDrop">GRANT unto us, we beseech thee, O Lord our God, to venerate with unceasing devotion the glorious triumphs of <text:span text:style-name="Rubric">N.</text:span> and <text:span text:style-name="Rubric">N.</text:span> thy holy Martyrs; that, whereas we cannot duly celebrate their praises, we may at least honour them with humble service. Through our Lord.</text:p>
          </table:table-cell>
          <table:table-cell table:style-name="TableParallel.A1" office:value-type="string">
            <text:p text:style-name="BodyLDrop">DA NOBIS, quæsumus, Dómine, Deus noster, sanctárum Mártyrum tuárum <text:span text:style-name="Rubric">N.</text:span> et <text:span text:style-name="Rubric">N.</text:span> palmas incesábili devotióne venerári: ut, quas digna mente non póssumus celebráre; humílibus saltem frequentémus obséquiis. Per Dóminum.</text:p>
          </table:table-cell>
        </table:table-row>
      </table:table>
      <text:p text:style-name="RubricH">For a Holy Woman not a Martyr:</text:p>
      <table:table table:name="Table2399" table:style-name="TableParallel">
        <table:table-column table:style-name="TableParallel.B"/>
        <table:table-column table:style-name="TableParallel.A"/>
        <table:table-row>
          <table:table-cell table:style-name="TableParallel.B1" office:value-type="string">
            <text:p text:style-name="BodyEDrop">GRACIOUSLY hear us, O God our salvation, that, as we rejoice in the festival of blessed <text:span text:style-name="Rubric">N.</text:span>, so may we be instructed in the love of true piety. Through our Lord.</text:p>
          </table:table-cell>
          <table:table-cell table:style-name="TableParallel.A1" office:value-type="string">
            <text:p text:style-name="BodyLDrop">EXÁUDI nos, Deus, salutáris noster: ut, sicut de beátæ <text:span text:style-name="Rubric">N.</text:span> festivitáte gaudémus; ita piæ devotiónis erudiámur afféctu. Per Dóminum.</text:p>
          </table:table-cell>
        </table:table-row>
      </table:table>
      <text:p text:style-name="Spacer"/>
      <text:p text:style-name="Head2">ad I Vésperas</text:p>
      <text:p text:style-name="Rubric">Said on Feasts of the 1st class.</text:p>
      <text:p text:style-name="Rubric">Antiphons as in Lauds.</text:p>
      <text:p text:style-name="Rubric">Psalms as in Common of Blessed Virgin Mary, <text:span text:style-name="NonRubric">p. <text:bookmark-ref text:reference-format="page" text:ref-name="PsComBVM"/></text:span></text:p>
      <text:p text:style-name="Rubric">Little Chapter &amp; Hymn <text:span text:style-name="NonRubric">Fortem viríli péctore</text:span> as in II Vespers, <text:span text:style-name="NonRubric">p. <text:bookmark-ref text:reference-format="page" text:ref-name="csHWVlc"/></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In thy comeliness and thy beauty. <text:span text:style-name="VR">R. </text:span>Set out, proceed prosperously, and reign.</text:p>
          </table:table-cell>
          <table:table-cell table:style-name="TableParallel.A1" office:value-type="string">
            <text:p text:style-name="BodyL"><text:span text:style-name="VR">V. </text:span>Spécie tua et pulchritúdine tua. <text:span text:style-name="VR">R. </text:span>Inténde, próspere procéde, et regna.</text:p>
          </table:table-cell>
        </table:table-row>
      </table:table>
      <text:p text:style-name="RubricH">For several Martyrs not Virgins:</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With glory and honour, thou hast crowned him, O Lord. <text:span text:style-name="VR">R. </text:span>And thou hast set him over the works of thy hands.</text:p>
          </table:table-cell>
          <table:table-cell table:style-name="TableParallel.A1" office:value-type="string">
            <text:p text:style-name="BodyL"><text:span text:style-name="VR">V. </text:span>Glória et honóre coronásti eum, Dómine. <text:span text:style-name="VR">R. </text:span>Et constituísti eum super ópera mánuum tuárum.</text:p>
          </table:table-cell>
        </table:table-row>
      </table:table>
      <text:p text:style-name="Head3">Magnificat</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The kingdom of heaven is like * to a merchant seeking good pearls: when he has found one of great price, gave all that he had and bought it.</text:p>
          </table:table-cell>
          <table:table-cell table:style-name="TableParallel.A1" office:value-type="string">
            <text:p text:style-name="BodyL"><text:span text:style-name="Rubric">Ant. </text:span>Símile est regnum cælórum * hómini negotiatóri quærénti bonas margarítas: invénta una pretiósa, dedit ómnia sua, et comparávit eam.</text:p>
          </table:table-cell>
        </table:table-row>
      </table:table>
      <text:p text:style-name="RubricH">For several Martyrs not Virgins:</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For the kingdom of heaven * is theirs, who, despising the life of this world, attained to the rewards of the kingdom, and washed their robes in the blood of the Lamb.</text:p>
          </table:table-cell>
          <table:table-cell table:style-name="TableParallel.A1" office:value-type="string">
            <text:p text:style-name="BodyL"><text:span text:style-name="Rubric">Ant. </text:span>Istórum est enim * regnum cælórum, qui contempsérunt vitam mundi, et pervenérunt ad præmia regni, et lavérunt stolas suas in sánguine Agni.</text:p>
          </table:table-cell>
        </table:table-row>
      </table:table>
      <text:p text:style-name="Rubric">On Feasts of the 1st class, Compline of Sunday is said.</text:p>
      <text:p text:style-name="BodySm"/>
      <text:p text:style-name="Head2">ad Laudes</text:p>
      <text:p text:style-name="Head3">Psalmi cum Antiphona</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1. </text:span>While the king * was at his repose, my spikenard sent forth the odour of sweetness.</text:p>
          </table:table-cell>
          <table:table-cell table:style-name="TableParallel.A1" office:value-type="string">
            <text:p text:style-name="BodyL"><text:span text:style-name="Rubric">Ant 1. </text:span>Dum esset Rex * in accúbitu suo, nardus mea dedit odórem suavitátis.</text:p>
          </table:table-cell>
        </table:table-row>
      </table:table>
      <text:p text:style-name="Rubric">Psalms as in Sunday Lauds I, <text:span text:style-name="NonRubric">p. <text:bookmark-ref text:reference-format="page" text:ref-name="PsSuL1"/></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2. </text:span>We will run after the odour * of thy ointments; young maidens have loved them exceedingly.</text:p>
          </table:table-cell>
          <table:table-cell table:style-name="TableParallel.A1" office:value-type="string">
            <text:p text:style-name="BodyL"><text:span text:style-name="Rubric">Ant 2. </text:span>In odórem * unguentórum tuórum cúrrimus: adolescéntulus dilexérunt te nimis.</text:p>
          </table:table-cell>
        </table:table-row>
        <table:table-row>
          <table:table-cell table:style-name="TableParallel.B1" office:value-type="string">
            <text:p text:style-name="BodyE"><text:span text:style-name="Rubric">Ant 3. </text:span>The winter is now past, * the rain is over and gone. Arise, my beloved, and come.</text:p>
          </table:table-cell>
          <table:table-cell table:style-name="TableParallel.A1" office:value-type="string">
            <text:p text:style-name="BodyL"><text:span text:style-name="Rubric">Ant 3. </text:span>Jam hiems tránsiit, * imber ábiit et recéssit: surge, amíca mea, et veni.</text:p>
          </table:table-cell>
        </table:table-row>
        <table:table-row>
          <table:table-cell table:style-name="TableParallel.B1" office:value-type="string">
            <text:p text:style-name="BodyE"><text:span text:style-name="Rubric">Ant 4. </text:span>Come, my chosen one, * and I will establish my throne within thee <text:span text:style-name="Rubric">(</text:span>alleluia<text:span text:style-name="Rubric">)</text:span>.</text:p>
          </table:table-cell>
          <table:table-cell table:style-name="TableParallel.A1" office:value-type="string">
            <text:p text:style-name="BodyL"><text:span text:style-name="Rubric">Ant 4. </text:span>Veni, elécta mea, * et ponam in te thronum meum, <text:span text:style-name="Rubric">(</text:span>allelúia<text:span text:style-name="Rubric">)</text:span>.</text:p>
          </table:table-cell>
        </table:table-row>
        <table:table-row>
          <table:table-cell table:style-name="TableParallel.B1" office:value-type="string">
            <text:p text:style-name="BodyE"><text:span text:style-name="Rubric">Ant 5. </text:span>She is beautiful * among the daughters of Jerusalem.</text:p>
          </table:table-cell>
          <table:table-cell table:style-name="TableParallel.A1" office:value-type="string">
            <text:p text:style-name="BodyL"><text:span text:style-name="Rubric">Ant 5. </text:span>Ista est speciósa * inter filias Jerúsalem.</text:p>
          </table:table-cell>
        </table:table-row>
      </table:table>
      <text:p text:style-name="Rubric">Little Chapter &amp; Hymn as in II Vespers, <text:span text:style-name="NonRubric">p. <text:bookmark-ref text:reference-format="page" text:ref-name="csHWVlc"/></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Grace is poured abroad on thy lips.  <text:span text:style-name="VR">R. </text:span>Therefore hath God blessed thee for ever.</text:p>
          </table:table-cell>
          <table:table-cell table:style-name="TableParallel.A1" office:value-type="string">
            <text:p text:style-name="BodyL"><text:span text:style-name="VR">V. </text:span>Diffúsa est grátia in lábiis tuis.  <text:span text:style-name="VR">R. </text:span>Proptérea benedíxit te Deus in ætérnum.</text:p>
          </table:table-cell>
        </table:table-row>
      </table:table>
      <text:p text:style-name="RubricH">For several Martyrs not Virgins:</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With glory and honour, thou hast crowned him, O Lord. <text:span text:style-name="VR">R. </text:span>And thou hast set him over the works of thy hands.</text:p>
          </table:table-cell>
          <table:table-cell table:style-name="TableParallel.A1" office:value-type="string">
            <text:p text:style-name="BodyL"><text:span text:style-name="VR">V. </text:span>Glória et honóre coronásti eum, Dómine. <text:span text:style-name="VR">R. </text:span>Et constituísti eum super ópera mánuum tuárum.</text:p>
          </table:table-cell>
        </table:table-row>
      </table:table>
      <text:p text:style-name="Head3">Benedíctus</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Give unto her * of the fruit of her own hands, and let her works praise her in the gates.</text:p>
          </table:table-cell>
          <table:table-cell table:style-name="TableParallel.A1" office:value-type="string">
            <text:p text:style-name="BodyL"><text:span text:style-name="Rubric">Ant. </text:span>Date ei * de fructu mánuum suárum, et laudent eam in portis ópera ejus.</text:p>
          </table:table-cell>
        </table:table-row>
      </table:table>
      <text:p text:style-name="RubricH">For several Martyrs not Virgins:</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For the kingdom of heaven * is theirs, who, despising the life of this world, attained to the rewards of the kingdom, and washed their robes in the blood of the Lamb.</text:p>
          </table:table-cell>
          <table:table-cell table:style-name="TableParallel.A1" office:value-type="string">
            <text:p text:style-name="BodyL"><text:span text:style-name="Rubric">Ant. </text:span>Istórum est enim * regnum cælórum, qui contempsérunt vitam mundi, et pervenérunt ad præmia regni, et lavérunt stolas suas in sánguine Agni.</text:p>
          </table:table-cell>
        </table:table-row>
      </table:table>
      <text:p text:style-name="BodySm"/>
      <text:p text:style-name="BkHidden"><text:bookmark text:name="csHWLH"/></text:p>
      <text:p text:style-name="Head2">ad Horas</text:p>
      <text:p text:style-name="Rubric">On Feasts of the 1st class, antiphons 1, 2, 3 &amp; 5 from Lauds are used at Prime, Terce, Sext &amp; None, respectively. The psalms are of Sunday; except at Prime, Psalm 53 is said in the first place, in place of Ps 117.</text:p>
      <text:p text:style-name="Rubric">On all other Feasts, psalms and antiphons are of the current feria.</text:p>
      <text:p text:style-name="BodySm"/>
      <text:p text:style-name="Head2">ad Tértiam</text:p>
      <text:p text:style-name="Head3">Capitulum</text:p>
      <text:p text:style-name="RubricH">For a Martyr not a Virgin:<text:tab/>Ecclus. 51:1</text:p>
      <table:table table:name="Table2399" table:style-name="TableParallel">
        <table:table-column table:style-name="TableParallel.B"/>
        <table:table-column table:style-name="TableParallel.A"/>
        <table:table-row>
          <table:table-cell table:style-name="TableParallel.B1" office:value-type="string">
            <text:p text:style-name="BodyEDrop">I WILL give glory to thee, O Lord, O King, and I will praise thee, O God my Saviour. I will give glory to thy name: for thou hast been a helper and protector to me, and hast preserved my body from destruction.</text:p>
            <text:p text:style-name="BodyE"><text:span text:style-name="VR">R. </text:span>Thanks be to God.</text:p>
          </table:table-cell>
          <table:table-cell table:style-name="TableParallel.A1" office:value-type="string">
            <text:p text:style-name="BodyLDrop">CONFITÉBOR tibi, Dómine, Rex, et collaudábo te Deum Salvatórem meum. Confitébor nómini tuo: quóniam adjútor et protéctor factus es mihi, et liberásti corpus meum a perditióne.</text:p>
            <text:p text:style-name="BodyL"><text:span text:style-name="VR">R. </text:span>Deo grátias.</text:p>
          </table:table-cell>
        </table:table-row>
      </table:table>
      <text:p text:style-name="RubricH">For a Holy Woman not a Martyr:<text:tab/>Prov. 31:10-11</text:p>
      <table:table table:name="Table2399" table:style-name="TableParallel">
        <table:table-column table:style-name="TableParallel.B"/>
        <table:table-column table:style-name="TableParallel.A"/>
        <table:table-row>
          <table:table-cell table:style-name="TableParallel.B1" office:value-type="string">
            <text:p text:style-name="BodyEDrop">WHO SHALL find a valiant woman? far and from the uttermost coasts is the price of her. The heart of her husband trusteth in her, and he shall have no need of spoils.</text:p>
            <text:p text:style-name="BodyE"><text:span text:style-name="VR">R. </text:span>Thanks be to God.</text:p>
          </table:table-cell>
          <table:table-cell table:style-name="TableParallel.A1" office:value-type="string">
            <text:p text:style-name="BodyLDrop">MULÍEREM fortem quis invéniet? Procul et de últimis fínibus prétium ejus. Confídit in ea cor viri sui, et spóliis non indigébit.</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In thy comeliness * And thy beauty. <text:span text:style-name="VR">R. </text:span>In thy...</text:p>
          </table:table-cell>
          <table:table-cell table:style-name="TableParallel.A1" office:value-type="string">
            <text:p text:style-name="BodyL"><text:span text:style-name="VR">V. </text:span>Spécie tua * Et pulchritúdine tua. <text:span text:style-name="VR">R. </text:span>Spécie tua...</text:p>
          </table:table-cell>
        </table:table-row>
        <table:table-row>
          <table:table-cell table:style-name="TableParallel.B1" office:value-type="string">
            <text:p text:style-name="BodyE"><text:span text:style-name="VR">V. </text:span>Set out, proceed prosperously, and reign. <text:span text:style-name="VR">R. </text:span>And thy beauty.</text:p>
          </table:table-cell>
          <table:table-cell table:style-name="TableParallel.A1" office:value-type="string">
            <text:p text:style-name="BodyL"><text:span text:style-name="VR">V. </text:span>Inténde, próspere procéde, et regna. <text:span text:style-name="VR">R. </text:span>Et pulchritúdine tua.</text:p>
          </table:table-cell>
        </table:table-row>
        <table:table-row>
          <table:table-cell table:style-name="TableParallel.B1" office:value-type="string">
            <text:p text:style-name="BodyE"><text:span text:style-name="VR">V. </text:span>Glory be...Spirit. <text:span text:style-name="VR">R. </text:span>In thy...</text:p>
          </table:table-cell>
          <table:table-cell table:style-name="TableParallel.A1" office:value-type="string">
            <text:p text:style-name="BodyL"><text:span text:style-name="VR">V. </text:span>Glória Patri...Sancto. <text:span text:style-name="VR">R. </text:span>Spécie tua...</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God shall help her with his countenance. <text:span text:style-name="VR">R. </text:span>God dwelleth in her; she shall not be moved.</text:p>
          </table:table-cell>
          <table:table-cell table:style-name="TableParallel.A1" office:value-type="string">
            <text:p text:style-name="BodyL"><text:span text:style-name="VR">V. </text:span>Adjuvábit eam Deus vultu suo. <text:span text:style-name="VR">R. </text:span>Deus in médio ejus, non commovébitur.</text:p>
          </table:table-cell>
        </table:table-row>
      </table:table>
      <text:p text:style-name="BodySm"/>
      <text:p text:style-name="Head2">ad Sextam</text:p>
      <text:p text:style-name="Head3">Capitulum</text:p>
      <text:p text:style-name="RubricH">For a Martyr not a Virgin:<text:tab/>Ecclus 51:4-5</text:p>
      <table:table table:name="Table2399" table:style-name="TableParallel">
        <table:table-column table:style-name="TableParallel.B"/>
        <table:table-column table:style-name="TableParallel.A"/>
        <table:table-row>
          <table:table-cell table:style-name="TableParallel.B1" office:value-type="string">
            <text:p text:style-name="BodyEDrop">THOU hast delivered me, according to the multitude of the mercy of thy name, from them that did roar, prepared to devour; out of the hands of them that sought my life, and from the gates of afflictions, which compassed me about.</text:p>
            <text:p text:style-name="BodyE"><text:span text:style-name="VR">R. </text:span>Thanks be to God.</text:p>
          </table:table-cell>
          <table:table-cell table:style-name="TableParallel.A1" office:value-type="string">
            <text:p text:style-name="BodyLDrop">LIBERÁSTI me secúndum multitúdinem misericórdiæ nóminis tui a rugiéntibus, præparátis ad escam, de mánibus quæréntium ánimam meam, et de multis tribulatiónibus quæ circumdedérunt me.</text:p>
            <text:p text:style-name="BodyL"><text:span text:style-name="VR">R. </text:span>Deo grátias.</text:p>
          </table:table-cell>
        </table:table-row>
      </table:table>
      <text:p text:style-name="RubricH">For a Holy Woman not a Martyr:<text:tab/>Prov 31:20-21</text:p>
      <table:table table:name="Table2399" table:style-name="TableParallel">
        <table:table-column table:style-name="TableParallel.B"/>
        <table:table-column table:style-name="TableParallel.A"/>
        <table:table-row>
          <table:table-cell table:style-name="TableParallel.B1" office:value-type="string">
            <text:p text:style-name="BodyEDrop">SHE hath opened her hand to the needy, and stretched out her hands to the poor. She shall not fear for her house in the cold of snow.</text:p>
            <text:p text:style-name="BodyE"><text:span text:style-name="VR">R. </text:span>Thanks be to God.</text:p>
          </table:table-cell>
          <table:table-cell table:style-name="TableParallel.A1" office:value-type="string">
            <text:p text:style-name="BodyLDrop">MANUM suam apéruit ínopi, et palmas suas exténdit ad páuperem. Non timébit dómui suæ a frigóribus nivis.</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God shall help her * With his countenance. <text:span text:style-name="VR">R. </text:span>God shall...</text:p>
          </table:table-cell>
          <table:table-cell table:style-name="TableParallel.A1" office:value-type="string">
            <text:p text:style-name="BodyL"><text:span text:style-name="VR">V. </text:span>Adjuvábit eam * Deus vultu suo. <text:span text:style-name="VR">R. </text:span>Adjuvábit eam...</text:p>
          </table:table-cell>
        </table:table-row>
        <table:table-row>
          <table:table-cell table:style-name="TableParallel.B1" office:value-type="string">
            <text:p text:style-name="BodyE"><text:span text:style-name="VR">V. </text:span>God dwelleth in her; she shall not be moved. <text:span text:style-name="VR">R. </text:span>With his countenance.</text:p>
          </table:table-cell>
          <table:table-cell table:style-name="TableParallel.A1" office:value-type="string">
            <text:p text:style-name="BodyL"><text:span text:style-name="VR">V. </text:span>Deus in médio ejus, non commovébitur. <text:span text:style-name="VR">R. </text:span>Deus vultu suo.</text:p>
          </table:table-cell>
        </table:table-row>
        <table:table-row>
          <table:table-cell table:style-name="TableParallel.B1" office:value-type="string">
            <text:p text:style-name="BodyE"><text:span text:style-name="VR">V. </text:span>Glory be...Spirit. <text:span text:style-name="VR">R. </text:span>God shall...</text:p>
          </table:table-cell>
          <table:table-cell table:style-name="TableParallel.A1" office:value-type="string">
            <text:p text:style-name="BodyL"><text:span text:style-name="VR">V. </text:span>Glória Patri...Sancto. <text:span text:style-name="VR">R. </text:span>Adjuvábit eam...</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God hath chosen her, and forechosen her. <text:span text:style-name="VR">R. </text:span>He hath made her to dwell in his tabernacle.</text:p>
          </table:table-cell>
          <table:table-cell table:style-name="TableParallel.A1" office:value-type="string">
            <text:p text:style-name="BodyL"><text:span text:style-name="VR">V. </text:span>Elégit eam Deus, et præelégit eam. <text:span text:style-name="VR">R. </text:span>In tabernáculo suo habitáre facit eam.</text:p>
          </table:table-cell>
        </table:table-row>
      </table:table>
      <text:p text:style-name="BodySm"/>
      <text:p text:style-name="Head2">ad Nonam</text:p>
      <text:p text:style-name="Head3">Capitulum</text:p>
      <text:p text:style-name="RubricH">For a Martyr not a Virgin:<text:tab/>Ecclus 51:8,12</text:p>
      <table:table table:name="Table2399" table:style-name="TableParallel">
        <table:table-column table:style-name="TableParallel.B"/>
        <table:table-column table:style-name="TableParallel.A"/>
        <table:table-row>
          <table:table-cell table:style-name="TableParallel.B1" office:value-type="string">
            <text:p text:style-name="BodyEDrop">MY SOUL shall praise the Lord even to death: for thou deliverest them that wait for thee, and savest them out of the hands of distress, O Lord our God.</text:p>
            <text:p text:style-name="BodyE"><text:span text:style-name="VR">R. </text:span>Thanks be to God.</text:p>
          </table:table-cell>
          <table:table-cell table:style-name="TableParallel.A1" office:value-type="string">
            <text:p text:style-name="BodyLDrop">LAUDÁBIT usque ad mortem ánima mea Dóminum, quóniam eruis sustinéntes te, et líberas eos de manu angústiæ, Dómine, Deus noster.</text:p>
            <text:p text:style-name="BodyL"><text:span text:style-name="VR">R. </text:span>Deo grátias.</text:p>
          </table:table-cell>
        </table:table-row>
      </table:table>
      <text:p text:style-name="RubricH">For a Holy Woman not a Martyr:<text:tab/>Prov 31:29-30</text:p>
      <table:table table:name="Table2399" table:style-name="TableParallel">
        <table:table-column table:style-name="TableParallel.B"/>
        <table:table-column table:style-name="TableParallel.A"/>
        <table:table-row>
          <table:table-cell table:style-name="TableParallel.B1" office:value-type="string">
            <text:p text:style-name="BodyEDrop">MANY daughters have gathered together riches: thou hast surpassed them all. Favour is deceitful, and beauty is vain: the woman that feareth the Lord, she shall be praised.</text:p>
            <text:p text:style-name="BodyE"><text:span text:style-name="VR">R. </text:span>Thanks be to God.</text:p>
          </table:table-cell>
          <table:table-cell table:style-name="TableParallel.A1" office:value-type="string">
            <text:p text:style-name="BodyLDrop">MULTÆ fíliæ congregavérunt divítias: tu supergréssa es univérsas. Fallax grátia, et vana est pulchritúdo: múlier timens Dóminum, ipsa laudábitur.</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God hath chosen her, * And forechosen her. <text:span text:style-name="VR">R. </text:span>God hath...</text:p>
          </table:table-cell>
          <table:table-cell table:style-name="TableParallel.A1" office:value-type="string">
            <text:p text:style-name="BodyL"><text:span text:style-name="VR">V. </text:span>Elégit eam Deus, * Et præelégit eam. <text:span text:style-name="VR">R. </text:span>Elégit eam...</text:p>
          </table:table-cell>
        </table:table-row>
        <table:table-row>
          <table:table-cell table:style-name="TableParallel.B1" office:value-type="string">
            <text:p text:style-name="BodyE"><text:span text:style-name="VR">V. </text:span>He hath made her to dwell in his tabernacle. <text:span text:style-name="VR">R. </text:span>And forechosen her.</text:p>
          </table:table-cell>
          <table:table-cell table:style-name="TableParallel.A1" office:value-type="string">
            <text:p text:style-name="BodyL"><text:span text:style-name="VR">V. </text:span>In tabernáculo suo habitáre facit eam. <text:span text:style-name="VR">R. </text:span>Et præelégit eam.</text:p>
          </table:table-cell>
        </table:table-row>
        <table:table-row>
          <table:table-cell table:style-name="TableParallel.B1" office:value-type="string">
            <text:p text:style-name="BodyE"><text:span text:style-name="VR">V. </text:span>Glory be...Spirit. <text:span text:style-name="VR">R. </text:span>God hath...</text:p>
          </table:table-cell>
          <table:table-cell table:style-name="TableParallel.A1" office:value-type="string">
            <text:p text:style-name="BodyL"><text:span text:style-name="VR">V. </text:span>Glória Patri...Sancto. <text:span text:style-name="VR">R. </text:span>Elégit eam...</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Grace is poured abroad on thy lips.  <text:span text:style-name="VR">R. </text:span>Therefore hath God blessed thee for ever.</text:p>
          </table:table-cell>
          <table:table-cell table:style-name="TableParallel.A1" office:value-type="string">
            <text:p text:style-name="BodyL"><text:span text:style-name="VR">V. </text:span>Diffúsa est grátia in lábiis tuis.  <text:span text:style-name="VR">R. </text:span>Proptérea benedíxit te Deus in ætérnum.</text:p>
          </table:table-cell>
        </table:table-row>
      </table:table>
      <text:p text:style-name="BodySm"/>
      <text:p text:style-name="Head2">ad II Vésperas</text:p>
      <text:p text:style-name="Rubric">Antiphons as in Lauds.</text:p>
      <text:p text:style-name="Rubric">Psalms as in Common of Blessed Virgin Mary, <text:span text:style-name="NonRubric">p. <text:bookmark-ref text:reference-format="page" text:ref-name="PsComBVM"/></text:span></text:p>
      <text:p text:style-name="BkHidden"><text:bookmark text:name="csHWVlc"/></text:p>
      <text:p text:style-name="Head3">Capitulum</text:p>
      <text:p text:style-name="RubricH">For a Martyr not a Virgin:<text:tab/>Ecclus. 51:1</text:p>
      <table:table table:name="Table2399" table:style-name="TableParallel">
        <table:table-column table:style-name="TableParallel.B"/>
        <table:table-column table:style-name="TableParallel.A"/>
        <table:table-row>
          <table:table-cell table:style-name="TableParallel.B1" office:value-type="string">
            <text:p text:style-name="BodyEDrop">I WILL give glory to thee, O Lord, O King, and I will praise thee, O God my Saviour. I will give glory to thy name: for thou hast been a helper and protector to me, and hast preserved my body from destruction.</text:p>
            <text:p text:style-name="BodyE"><text:span text:style-name="VR">R. </text:span>Thanks be to God.</text:p>
          </table:table-cell>
          <table:table-cell table:style-name="TableParallel.A1" office:value-type="string">
            <text:p text:style-name="BodyLDrop">CONFITÉBOR tibi, Dómine, Rex, et collaudábo te Deum Salvatórem meum. Confitébor nómini tuo: quóniam adjútor et protéctor factus es mihi, et liberásti corpus meum a perditióne.</text:p>
            <text:p text:style-name="BodyL"><text:span text:style-name="VR">R. </text:span>Deo grátias.</text:p>
          </table:table-cell>
        </table:table-row>
      </table:table>
      <text:p text:style-name="RubricH">For a Holy Woman not a Martyr:<text:tab/>Prov. 31:10-11</text:p>
      <table:table table:name="Table2399" table:style-name="TableParallel">
        <table:table-column table:style-name="TableParallel.B"/>
        <table:table-column table:style-name="TableParallel.A"/>
        <table:table-row>
          <table:table-cell table:style-name="TableParallel.B1" office:value-type="string">
            <text:p text:style-name="BodyEDrop">WHO SHALL find a valiant woman? far and from the uttermost coasts is the price of her. The heart of her husband trusteth in her, and he shall have no need of spoils.</text:p>
            <text:p text:style-name="BodyE"><text:span text:style-name="VR">R. </text:span>Thanks be to God.</text:p>
          </table:table-cell>
          <table:table-cell table:style-name="TableParallel.A1" office:value-type="string">
            <text:p text:style-name="BodyLDrop">MULÍEREM fortem quis invéniet? Procul et de últimis fínibus prétium ejus. Confídit in ea cor viri sui, et spóliis non indigébit.</text:p>
            <text:p text:style-name="BodyL"><text:span text:style-name="VR">R. </text:span>Deo grátias.</text:p>
          </table:table-cell>
        </table:table-row>
      </table:table>
      <text:p text:style-name="Head3">Hymnus cum Versum</text:p>
      <table:table table:name="Table2399" table:style-name="TableParallel">
        <table:table-column table:style-name="TableParallel.B"/>
        <table:table-column table:style-name="TableParallel.A"/>
        <table:table-row>
          <table:table-cell table:style-name="TableParallel.B1" office:value-type="string">
            <text:p text:style-name="HymnE1"><text:span text:style-name="HymnR">L</text:span>aud we the Saint most sweet</text:p>
            <text:p text:style-name="HymnE">Shining in glory blest,</text:p>
            <text:p text:style-name="HymnE">Who bore a hero’s noble heart</text:p>
            <text:p text:style-name="HymnE">Within a woman’s breast.</text:p>
          </table:table-cell>
          <table:table-cell table:style-name="TableParallel.A1" office:value-type="string">
            <text:p text:style-name="HymnL1"><text:span text:style-name="HymnR">F</text:span>ortem viríli péctore</text:p>
            <text:p text:style-name="HymnL">Laudémus omnes féminam,</text:p>
            <text:p text:style-name="HymnL">Quæ sanctitátis glória</text:p>
            <text:p text:style-name="HymnL">Ubíque fulget ínclyta.</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P</text:span>ierced with the love of Christ</text:p>
            <text:p text:style-name="HymnE">The world’s false love she fled;</text:p>
            <text:p text:style-name="HymnE">And Heavenward with might and main</text:p>
            <text:p text:style-name="HymnE">Upon her journey sped.</text:p>
          </table:table-cell>
          <table:table-cell table:style-name="TableParallel.A1" office:value-type="string">
            <text:p text:style-name="HymnL"><text:span text:style-name="HymnR">H</text:span>æc sancto amóre sáucia,</text:p>
            <text:p text:style-name="HymnL">Dum mundi amórem nóxium</text:p>
            <text:p text:style-name="HymnL">Horréscit, ad cæléstia</text:p>
            <text:p text:style-name="HymnL">Iter perégit árduum.</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W</text:span>ith fasts she pined the flesh,</text:p>
            <text:p text:style-name="HymnE">But on sweet food of prayer</text:p>
            <text:p text:style-name="HymnE">Feasted her spirit pure; and now</text:p>
            <text:p text:style-name="HymnE">Doth joys eternal share.</text:p>
          </table:table-cell>
          <table:table-cell table:style-name="TableParallel.A1" office:value-type="string">
            <text:p text:style-name="HymnL"><text:span text:style-name="HymnR">C</text:span>arnem domans jejúniis,</text:p>
            <text:p text:style-name="HymnL">Dulcíque mentem pábulo</text:p>
            <text:p text:style-name="HymnL">Oratiónis nútriens,</text:p>
            <text:p text:style-name="HymnL">Cæli potítur gáudiis.</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O</text:span> Christ our King and God!</text:p>
            <text:p text:style-name="HymnE">Thou strength of all the strong!</text:p>
            <text:p text:style-name="HymnE">To whom alone all holy deeds,</text:p>
            <text:p text:style-name="HymnE">And all great works belong;</text:p>
          </table:table-cell>
          <table:table-cell table:style-name="TableParallel.A1" office:value-type="string">
            <text:p text:style-name="HymnL"><text:span text:style-name="HymnR">R</text:span>ex Christe, virtus fórtium,</text:p>
            <text:p text:style-name="HymnL">Qui magna solus éfficis,</text:p>
            <text:p text:style-name="HymnL">Hujus precátu, quæsumus,</text:p>
            <text:p text:style-name="HymnL">Audi benígnus súpplices.</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T</text:span>o God the Father glory be,</text:p>
            <text:p text:style-name="HymnE">And to His sole-begotten Son;</text:p>
            <text:p text:style-name="HymnE">Glory, O Holy Ghost, to Thee,</text:p>
            <text:p text:style-name="HymnE">While everlasting ages run. Amen.</text:p>
          </table:table-cell>
          <table:table-cell table:style-name="TableParallel.A1" office:value-type="string">
            <text:p text:style-name="HymnL"><text:span text:style-name="HymnR">D</text:span>eo Patri sit glória,</text:p>
            <text:p text:style-name="HymnL">Ejúsque soli Fílio,</text:p>
            <text:p text:style-name="HymnL">Cum Spíritu Paráclito,</text:p>
            <text:p text:style-name="HymnL">Nunc, et per omne sæculum. Amen.</text:p>
          </table:table-cell>
        </table:table-row>
      </table:table>
      <text:p text:style-name="BodySm"><text:span text:style-name="Rubric">Auth. Card. Silvio Antoniano<text:tab/>Trans. Fr. E.Caswall</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Grace is poured abroad on thy lips.  <text:span text:style-name="VR">R. </text:span>Therefore hath God blessed thee for ever.</text:p>
          </table:table-cell>
          <table:table-cell table:style-name="TableParallel.A1" office:value-type="string">
            <text:p text:style-name="BodyL"><text:span text:style-name="VR">V. </text:span>Diffúsa est grátia in lábiis tuis.  <text:span text:style-name="VR">R. </text:span>Proptérea benedíxit te Deus in ætérnum.</text:p>
          </table:table-cell>
        </table:table-row>
      </table:table>
      <text:p text:style-name="RubricH">For several Martyrs not Virgins:</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With glory and honour, thou hast crowned him, O Lord. <text:span text:style-name="VR">R. </text:span>And thou hast set him over the works of thy hands.</text:p>
          </table:table-cell>
          <table:table-cell table:style-name="TableParallel.A1" office:value-type="string">
            <text:p text:style-name="BodyL"><text:span text:style-name="VR">V. </text:span>Glória et honóre coronásti eum, Dómine. <text:span text:style-name="VR">R. </text:span>Et constituísti eum super ópera mánuum tuárum.</text:p>
          </table:table-cell>
        </table:table-row>
      </table:table>
      <text:p text:style-name="Head3">Magnificat</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She opened her hand * to the needy, and sretched out her hands to the poor, and hath not eaten her bread idle.</text:p>
          </table:table-cell>
          <table:table-cell table:style-name="TableParallel.A1" office:value-type="string">
            <text:p text:style-name="BodyL"><text:span text:style-name="Rubric">Ant. </text:span>Manum suam * apéruit ínopi, et palmas suas exténdit ad páuperem, et panem otiósa non comédit.</text:p>
          </table:table-cell>
        </table:table-row>
      </table:table>
      <text:p text:style-name="RubricH">For several Holy Women Martyrs:</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For the kingdom of heaven * is theirs, who, despising the life of this world, attained to the rewards of the kingdom, and washed their robes in the blood of the Lamb.</text:p>
          </table:table-cell>
          <table:table-cell table:style-name="TableParallel.A1" office:value-type="string">
            <text:p text:style-name="BodyL"><text:span text:style-name="Rubric">Ant. </text:span>Istórum est enim * regnum cælórum, qui contempsérunt vitam mundi, et pervenérunt ad præmia regni, et lavérunt stolas suas in sánguine Agni.</text:p>
          </table:table-cell>
        </table:table-row>
      </table:table>
      <text:p text:style-name="Rubric">On Feasts of the 1st or 2nd class, Compline of Sunday is said; on Feasts of the 3rd class, Compline of the feria is said.</text:p>
      <text:p text:style-name="Body"/>
      <text:p text:style-name="Head3"><draw:frame text:anchor-type="as-char" svg:width="1362" style:rel-width="100%" svg:height="612" style:rel-height="scale"><draw:image xlink:href="../Images/CS/01_dedication_of_church.tif" xlink:type="simple" xlink:show="embed" xlink:actuate="onLoad"/></draw:frame></text:p>
      <text:p text:style-name="RubricH"/>
      <text:p text:style-name="Hidden1">Common of Saints</text:p>
      <text:p text:style-name="Hidden2">Dedication of a Church</text:p>
      <text:p text:style-name="BkHidden"><text:bookmark text:name="csChurch"/></text:p>
      <text:p text:style-name="Head1">Commune Dedicationis Ecclesiæ</text:p>
      <text:p text:style-name="Head2">Oratio</text:p>
      <text:p text:style-name="RubricH">On the anniversary of the Dedication of a church:</text:p>
      <table:table table:name="Table2399" table:style-name="TableParallel">
        <table:table-column table:style-name="TableParallel.B"/>
        <table:table-column table:style-name="TableParallel.A"/>
        <table:table-row>
          <table:table-cell table:style-name="TableParallel.B1" office:value-type="string">
            <text:p text:style-name="BodyEDrop">O GOD, who year by year restorest to us the day of the consecration of this holy temple, and dost ever bring us again in safety to thy holy mysteries; graciously hear the prayers of thy people, and grant that whosoever enters this temple to implore thy blessings, may rejoice in that he has obtained all his petitions. Through our Lord.</text:p>
          </table:table-cell>
          <table:table-cell table:style-name="TableParallel.A1" office:value-type="string">
            <text:p text:style-name="BodyLDrop">DEUS, qui nobis per síngulos annos hujus sancti templi tui consecratiónis réparas diem, et sacris semper mystériis repræséntas incólumes: exáudi preces pópuli tui, et præsta; ut quisquis hoc templum benefícia petitúrus ingréditur, cuncta se impetrásse lætétur. Per Dóminum.</text:p>
          </table:table-cell>
        </table:table-row>
      </table:table>
      <text:p text:style-name="RubricH">On the day itself of the Dedication of a church:</text:p>
      <table:table table:name="Table2399" table:style-name="TableParallel">
        <table:table-column table:style-name="TableParallel.B"/>
        <table:table-column table:style-name="TableParallel.A"/>
        <table:table-row>
          <table:table-cell table:style-name="TableParallel.B1" office:value-type="string">
            <text:p text:style-name="BodyEDrop">O GOD, who dost invisibly embrace all things, and yet, for the salvation of mankind, dost visibly show forth the tokens of thy power; illumine this temple, we beseech thee, with the power of thy indwelling presence, and grant that all who come hither to pray, from whatsoever they may cry unto thee for deliverance, may obtain the blessings of thy consolation. Through our Lord.</text:p>
          </table:table-cell>
          <table:table-cell table:style-name="TableParallel.A1" office:value-type="string">
            <text:p text:style-name="BodyLDrop">DEUS, qui invisibíliter ómnia cóntines, et tamen pro salúte géneris humáni signa tuæ poténtiæ visibíliter osténdis: templum hoc poténtia tuæ inhabitatiónis illústra, et concéde; ut omnes, qui huc deprecatúri convéniunt, ex quacúmque tribulatióne ad te clamáverint consolatiónis tuæ benefícia consequántur. Per Dóminum.</text:p>
          </table:table-cell>
        </table:table-row>
      </table:table>
      <text:p text:style-name="BodySm"/>
      <text:p text:style-name="Head2">ad I Vésperas</text:p>
      <text:p text:style-name="Rubric">Said on Feasts of the 1st class.</text:p>
      <text:p text:style-name="Rubric">Antiphons as in Lauds.</text:p>
      <text:p text:style-name="Rubric">Psalms as in Sunday Vespers, <text:span text:style-name="NonRubric">p. <text:bookmark-ref text:reference-format="page" text:ref-name="PsSuV"/></text:span>, but in the last place Ps. 147, <text:span text:style-name="NonRubric">Lauda Jerúsalem, p. <text:bookmark-ref text:reference-format="page" text:ref-name="Ps147"/></text:span>.</text:p>
      <text:p text:style-name="Rubric">Little Chapter &amp; Hymn <text:span text:style-name="NonRubric">Cæléstis urbs Jerúsalem</text:span> as in II Vespers, <text:span text:style-name="NonRubric">p. <text:bookmark-ref text:reference-format="page" text:ref-name="csChurchVlc"/></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is is the house of the Lord, strongly built. <text:span text:style-name="VR">R. </text:span>It is firmly founded upon the solid rock.</text:p>
          </table:table-cell>
          <table:table-cell table:style-name="TableParallel.A1" office:value-type="string">
            <text:p text:style-name="BodyL"><text:span text:style-name="VR">V. </text:span>Hæc est domus Dómini fírmiter ædificáta. <text:span text:style-name="VR">R. </text:span>Bene fundáta est supra firmam petram.</text:p>
          </table:table-cell>
        </table:table-row>
      </table:table>
      <text:p text:style-name="Head3">Magnificat</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The Lord hath sanctified * his tabernacle. For this is the house of God, wherein his name shall be invoked, of which it is written: My Name shall be there, saith the Lord.</text:p>
          </table:table-cell>
          <table:table-cell table:style-name="TableParallel.A1" office:value-type="string">
            <text:p text:style-name="BodyL"><text:span text:style-name="Rubric">Ant. </text:span>Sanctificávit Dóminus * tabernáculum suum: quia hæc est domus Dei, in qua invocábitur nomen ejus, de quo scriptum est: Et erit nomen meum ibi, dicit Dóminus.</text:p>
          </table:table-cell>
        </table:table-row>
      </table:table>
      <text:p text:style-name="Rubric">On Feasts of the 1st class, Compline of Sunday is said.</text:p>
      <text:p text:style-name="BodySm"/>
      <text:p text:style-name="Head2">ad Laudes</text:p>
      <text:p text:style-name="Head3">Psalmi cum Antiphona</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1. </text:span>Holiness becometh thy house, O Lord, * unto length of days.</text:p>
          </table:table-cell>
          <table:table-cell table:style-name="TableParallel.A1" office:value-type="string">
            <text:p text:style-name="BodyL"><text:span text:style-name="Rubric">Ant 1. </text:span>Domum tuam, Dómine, * decet sanctitúdo in longitúdinem diérum.</text:p>
          </table:table-cell>
        </table:table-row>
      </table:table>
      <text:p text:style-name="Rubric">Psalms as in Sunday Lauds I, <text:span text:style-name="NonRubric">p. <text:bookmark-ref text:reference-format="page" text:ref-name="PsSuL1"/></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2. </text:span>My house * shall be called the house of prayer.</text:p>
          </table:table-cell>
          <table:table-cell table:style-name="TableParallel.A1" office:value-type="string">
            <text:p text:style-name="BodyL"><text:span text:style-name="Rubric">Ant 2. </text:span>Domus mea, * domus oratiónis vocábitur.</text:p>
          </table:table-cell>
        </table:table-row>
        <table:table-row>
          <table:table-cell table:style-name="TableParallel.B1" office:value-type="string">
            <text:p text:style-name="BodyE"><text:span text:style-name="Rubric">Ant 3. </text:span>This is the house of the Lord, * strongly built, it is firmly founded upon the solid rock.</text:p>
          </table:table-cell>
          <table:table-cell table:style-name="TableParallel.A1" office:value-type="string">
            <text:p text:style-name="BodyL"><text:span text:style-name="Rubric">Ant 3. </text:span>Hæc est domus Dómini * fírmiter ædificáta, bene fundáta est supra firmam petram.</text:p>
          </table:table-cell>
        </table:table-row>
        <table:table-row>
          <table:table-cell table:style-name="TableParallel.B1" office:value-type="string">
            <text:p text:style-name="BodyE"><text:span text:style-name="Rubric">Ant 4. </text:span>The house of the Lord * is well founded upon the solid rock.</text:p>
          </table:table-cell>
          <table:table-cell table:style-name="TableParallel.A1" office:value-type="string">
            <text:p text:style-name="BodyL"><text:span text:style-name="Rubric">Ant 4. </text:span>Bene fundáta est * domus Dómini supra firmam petram.</text:p>
          </table:table-cell>
        </table:table-row>
        <table:table-row>
          <table:table-cell table:style-name="TableParallel.B1" office:value-type="string">
            <text:p text:style-name="BodyE"><text:span text:style-name="Rubric">Ant 5. </text:span>All thy walls * are precious stones, and the towers of Jerusalem shall be built up with jewels.</text:p>
          </table:table-cell>
          <table:table-cell table:style-name="TableParallel.A1" office:value-type="string">
            <text:p text:style-name="BodyL"><text:span text:style-name="Rubric">Ant 5. </text:span>Lápides pretiósi * omnes muri tui, et turres Jerúsalem gemmis ædificabúntur.</text:p>
          </table:table-cell>
        </table:table-row>
      </table:table>
      <text:p text:style-name="Head3">Capitulum</text:p>
      <text:p text:style-name="RubricHSm"><text:tab/>Apoc. 21:2</text:p>
      <table:table table:name="Table2399" table:style-name="TableParallel">
        <table:table-column table:style-name="TableParallel.B"/>
        <table:table-column table:style-name="TableParallel.A"/>
        <table:table-row>
          <table:table-cell table:style-name="TableParallel.B1" office:value-type="string">
            <text:p text:style-name="BodyEDrop">I SAW the holy city, the new Jerusalem, coming down out of heaven from God, prepared as a bride adorned for her husband.</text:p>
            <text:p text:style-name="BodyE"><text:span text:style-name="VR">R. </text:span>Thanks be to God.</text:p>
          </table:table-cell>
          <table:table-cell table:style-name="TableParallel.A1" office:value-type="string">
            <text:p text:style-name="BodyLDrop">VIDI civitátem sanctam, Jerúsalem novam, descendéntem de cælo a Deo, parátam sicut sponsam ornátam viro suo.</text:p>
            <text:p text:style-name="BodyL"><text:span text:style-name="VR">R. </text:span>Deo grátias.</text:p>
          </table:table-cell>
        </table:table-row>
      </table:table>
      <text:p text:style-name="Head3">Hymnus cum Versum</text:p>
      <table:table table:name="Table2399" table:style-name="TableParallel">
        <table:table-column table:style-name="TableParallel.B"/>
        <table:table-column table:style-name="TableParallel.A"/>
        <table:table-row>
          <table:table-cell table:style-name="TableParallel.B1" office:value-type="string">
            <text:p text:style-name="HymnE1"><text:span text:style-name="HymnR">F</text:span>rom highest heav’n, the Father’s Son,</text:p>
            <text:p text:style-name="HymnE">Descending like that mystic stone</text:p>
            <text:p text:style-name="HymnE">Cut from a mountain without hands,</text:p>
            <text:p text:style-name="HymnE">Came down below, and fill’d all lands;</text:p>
            <text:p text:style-name="HymnE">Uniting, midway in the sky,</text:p>
            <text:p text:style-name="HymnE">His House on earth, and House on high.</text:p>
          </table:table-cell>
          <table:table-cell table:style-name="TableParallel.A1" office:value-type="string">
            <text:p text:style-name="HymnL1"><text:span text:style-name="HymnR">A</text:span>lto ex Olýmpi vértice</text:p>
            <text:p text:style-name="HymnL">Summi Paréntis Fílius,</text:p>
            <text:p text:style-name="HymnL">Ceu monte deséctus lapis</text:p>
            <text:p text:style-name="HymnL">Terras in imas décidens,</text:p>
            <text:p text:style-name="HymnL">Domus supérnæ et ínfimæ</text:p>
            <text:p text:style-name="HymnL">Utrúmque junxit ángulum.</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T</text:span>hat House on high,—it ever rings</text:p>
            <text:p text:style-name="HymnE">With praises of the King of kings;</text:p>
            <text:p text:style-name="HymnE">Forever there, on harps divine,</text:p>
            <text:p text:style-name="HymnE">They hymn th’ eternal One and Trine;</text:p>
            <text:p text:style-name="HymnE">We, here below, the strain prolong,</text:p>
            <text:p text:style-name="HymnE">And faintly echo Sion’s song.</text:p>
          </table:table-cell>
          <table:table-cell table:style-name="TableParallel.A1" office:value-type="string">
            <text:p text:style-name="HymnL"><text:span text:style-name="HymnR">S</text:span>ed illa sedes Cælitum</text:p>
            <text:p text:style-name="HymnL">Semper resúltat láudibus,</text:p>
            <text:p text:style-name="HymnL">Deúmque trinum et únicum</text:p>
            <text:p text:style-name="HymnL">Jugi canóre prædicat:</text:p>
            <text:p text:style-name="HymnL">Illi canéntes júngimur</text:p>
            <text:p text:style-name="HymnL">Almæ Siónis æmuli.</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O</text:span> Lord of lords invisible!</text:p>
            <text:p text:style-name="HymnE">With thy pure light this temple fill:</text:p>
            <text:p text:style-name="HymnE">Hither, oft as invoked, descend;</text:p>
            <text:p text:style-name="HymnE">Here to thy people’s prayer attend;</text:p>
            <text:p text:style-name="HymnE">Here, through all hearts, forever more,</text:p>
            <text:p text:style-name="HymnE">Thy Spirit’s quick’ning graces pour.</text:p>
          </table:table-cell>
          <table:table-cell table:style-name="TableParallel.A1" office:value-type="string">
            <text:p text:style-name="HymnL"><text:span text:style-name="HymnR">H</text:span>æc templa, Rex cæléstium,</text:p>
            <text:p text:style-name="HymnL">Imple benígno lúmine:</text:p>
            <text:p text:style-name="HymnL">Huc, o rogátus, ádveni,</text:p>
            <text:p text:style-name="HymnL">Plebísque vota súscipe,</text:p>
            <text:p text:style-name="HymnL">Et nostra corda júgiter</text:p>
            <text:p text:style-name="HymnL">Perfúnde cæli grátia.</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H</text:span>ere may the faithful, day by day,</text:p>
            <text:p text:style-name="HymnE">Their hearts’ adoring homage pay;</text:p>
            <text:p text:style-name="HymnE">And here receive from thy dear love</text:p>
            <text:p text:style-name="HymnE">The blessings of that home above;</text:p>
            <text:p text:style-name="HymnE">Till loosen’d from this mortal chain,</text:p>
            <text:p text:style-name="HymnE">Its everlasting joys they gain.</text:p>
          </table:table-cell>
          <table:table-cell table:style-name="TableParallel.A1" office:value-type="string">
            <text:p text:style-name="HymnL"><text:span text:style-name="HymnR">H</text:span>ic ímpetrent fidélium</text:p>
            <text:p text:style-name="HymnL">Voces precésque súpplicum</text:p>
            <text:p text:style-name="HymnL">Domus beátæ múnera,</text:p>
            <text:p text:style-name="HymnL">Partísque donis gáudeant:</text:p>
            <text:p text:style-name="HymnL">Donec, solúti córpore,</text:p>
            <text:p text:style-name="HymnL">Sedes beátas ímpleant.</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T</text:span>o God the Father, glory due</text:p>
            <text:p text:style-name="HymnE">Be paid by all the heavenly host;</text:p>
            <text:p text:style-name="HymnE">And to his only Son most true;</text:p>
            <text:p text:style-name="HymnE">With thee, O mighty Holy Ghost!</text:p>
            <text:p text:style-name="HymnE">To whom, praise, power, and blessing be,</text:p>
            <text:p text:style-name="HymnE">Through th’ ages of eternity. Amen.</text:p>
          </table:table-cell>
          <table:table-cell table:style-name="TableParallel.A1" office:value-type="string">
            <text:p text:style-name="HymnL"><text:span text:style-name="HymnR">D</text:span>ecus Parénti débitum</text:p>
            <text:p text:style-name="HymnL">Sit usquequáque Altíssimo,</text:p>
            <text:p text:style-name="HymnL">Natóque Patris único,</text:p>
            <text:p text:style-name="HymnL">Et ínclyto Paráclito,</text:p>
            <text:p text:style-name="HymnL">Cui laus, potéstas, glória</text:p>
            <text:p text:style-name="HymnL">Ætérna sit per sæcula. Amen.</text:p>
          </table:table-cell>
        </table:table-row>
      </table:table>
      <text:p text:style-name="BodySm"><text:span text:style-name="Rubric">Auth. Unk. 10-15th c.<text:tab/>Trans. Fr. E.Caswall</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is is the house of the Lord, strongly built. <text:span text:style-name="VR">R. </text:span>It is firmly founded upon the solid rock.</text:p>
          </table:table-cell>
          <table:table-cell table:style-name="TableParallel.A1" office:value-type="string">
            <text:p text:style-name="BodyL"><text:span text:style-name="VR">V. </text:span>Hæc est domus Dómini fírmiter ædificáta. <text:span text:style-name="VR">R. </text:span>Bene fundáta est supra firmam petram.</text:p>
          </table:table-cell>
        </table:table-row>
      </table:table>
      <text:p text:style-name="Head3">Benedíctus</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Zacchaeus, * make haste and come down; for this day I must abide in thy house: and he made haste and came down, and received him with joy into his house. This day is salvation come from God to this house, alleluia.</text:p>
          </table:table-cell>
          <table:table-cell table:style-name="TableParallel.A1" office:value-type="string">
            <text:p text:style-name="BodyL"><text:span text:style-name="Rubric">Ant. </text:span>Zachæe, * festínans descénde, quia hódie in domo tua opórtet me manére. At ille festínans descéndit, et suscépit illum gaudens in domum suam. Hódie huic dómui salus a Deo facta est, allelúja.</text:p>
          </table:table-cell>
        </table:table-row>
      </table:table>
      <text:p text:style-name="BodySm"/>
      <text:p text:style-name="BkHidden"><text:bookmark text:name="csChurchLH"/></text:p>
      <text:p text:style-name="Head2">ad Horas</text:p>
      <text:p text:style-name="Rubric">On Feasts of the 1st class, antiphons 1, 2, 3 &amp; 5 from Lauds are used at Prime, Terce, Sext &amp; None, respectively. The psalms are of Sunday; except at Prime, Psalm 53 is said in the first place, in place of Ps 117.</text:p>
      <text:p text:style-name="Rubric">On all other Feasts, psalms and antiphons are of the current feria.</text:p>
      <text:p text:style-name="BodySm"/>
      <text:p text:style-name="Head2">ad Tértiam</text:p>
      <text:p text:style-name="Head3">Capitulum</text:p>
      <text:p text:style-name="RubricHSm"><text:tab/>Apoc. 21:2</text:p>
      <table:table table:name="Table2399" table:style-name="TableParallel">
        <table:table-column table:style-name="TableParallel.B"/>
        <table:table-column table:style-name="TableParallel.A"/>
        <table:table-row>
          <table:table-cell table:style-name="TableParallel.B1" office:value-type="string">
            <text:p text:style-name="BodyEDrop">I SAW the holy city, the new Jerusalem, coming down out of heaven from God, prepared as a bride adorned for her husband.</text:p>
            <text:p text:style-name="BodyE"><text:span text:style-name="VR">R. </text:span>Thanks be to God.</text:p>
          </table:table-cell>
          <table:table-cell table:style-name="TableParallel.A1" office:value-type="string">
            <text:p text:style-name="BodyLDrop">VIDI civitátem sanctam, Jerúsalem novam, descendéntem de cælo a Deo, parátam sicut sponsam ornátam viro suo.</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Holiness becometh * Thy house, O Lord. <text:span text:style-name="VR">R. </text:span>Holiness becometh...</text:p>
          </table:table-cell>
          <table:table-cell table:style-name="TableParallel.A1" office:value-type="string">
            <text:p text:style-name="BodyL"><text:span text:style-name="VR">V. </text:span>Domum tuam, Dómine, * Decet sanctitúdo. <text:span text:style-name="VR">R. </text:span>Domum tuam,...</text:p>
          </table:table-cell>
        </table:table-row>
        <table:table-row>
          <table:table-cell table:style-name="TableParallel.B1" office:value-type="string">
            <text:p text:style-name="BodyE"><text:span text:style-name="VR">V. </text:span>Unto length of days. <text:span text:style-name="VR">R. </text:span>Thy house, O Lord.</text:p>
          </table:table-cell>
          <table:table-cell table:style-name="TableParallel.A1" office:value-type="string">
            <text:p text:style-name="BodyL"><text:span text:style-name="VR">V. </text:span>In longitúdinem diérum. <text:span text:style-name="VR">R. </text:span>Decet sanctitúdo.</text:p>
          </table:table-cell>
        </table:table-row>
        <table:table-row>
          <table:table-cell table:style-name="TableParallel.B1" office:value-type="string">
            <text:p text:style-name="BodyE"><text:span text:style-name="VR">V. </text:span>Glory be...Spirit. <text:span text:style-name="VR">R. </text:span>Holiness becometh...</text:p>
          </table:table-cell>
          <table:table-cell table:style-name="TableParallel.A1" office:value-type="string">
            <text:p text:style-name="BodyL"><text:span text:style-name="VR">V. </text:span>Glória Patri...Sancto. <text:span text:style-name="VR">R. </text:span>Domum tuam,...</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is place is holy, wherein the Priest prayeth. <text:span text:style-name="VR">R. </text:span>For sins and offenses of the people.</text:p>
          </table:table-cell>
          <table:table-cell table:style-name="TableParallel.A1" office:value-type="string">
            <text:p text:style-name="BodyL"><text:span text:style-name="VR">V. </text:span>Locus iste sanctus est, in quo orat sacérdos. <text:span text:style-name="VR">R. </text:span>Pro delíctis et peccátis pópuli.</text:p>
          </table:table-cell>
        </table:table-row>
      </table:table>
      <text:p text:style-name="BodySm"/>
      <text:p text:style-name="Head2">ad Sextam</text:p>
      <text:p text:style-name="Head3">Capitulum</text:p>
      <text:p text:style-name="RubricHSm"><text:tab/>Apoc. 21:3</text:p>
      <table:table table:name="Table2399" table:style-name="TableParallel">
        <table:table-column table:style-name="TableParallel.B"/>
        <table:table-column table:style-name="TableParallel.A"/>
        <table:table-row>
          <table:table-cell table:style-name="TableParallel.B1" office:value-type="string">
            <text:p text:style-name="BodyEDrop">AND I heard a great voice from the throne saying: Behold the tabernacle of God with men, and he will dwell with them. And they shall be his people, and God himself with them shall be their God.</text:p>
            <text:p text:style-name="BodyE"><text:span text:style-name="VR">R. </text:span>Thanks be to God.</text:p>
          </table:table-cell>
          <table:table-cell table:style-name="TableParallel.A1" office:value-type="string">
            <text:p text:style-name="BodyLDrop">ET AUDÍVI vocem magnam de throno dicéntem: Ecce tabernáculum Dei cum homínibus, et habitábit cum eis; et ipsi pópulus ejus erunt, et ipse Deus cum eis erit eórum Deus.</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is place is holy, * Wherein the Priest prayeth. <text:span text:style-name="VR">R. </text:span>This place...</text:p>
          </table:table-cell>
          <table:table-cell table:style-name="TableParallel.A1" office:value-type="string">
            <text:p text:style-name="BodyL"><text:span text:style-name="VR">V. </text:span>Locus iste sanctus est, * In quo orat sacérdos. <text:span text:style-name="VR">R. </text:span>Locus iste...</text:p>
          </table:table-cell>
        </table:table-row>
        <table:table-row>
          <table:table-cell table:style-name="TableParallel.B1" office:value-type="string">
            <text:p text:style-name="BodyE"><text:span text:style-name="VR">V. </text:span>For sins and offenses of the people. <text:span text:style-name="VR">R. </text:span>Wherein the Priest prayeth.</text:p>
          </table:table-cell>
          <table:table-cell table:style-name="TableParallel.A1" office:value-type="string">
            <text:p text:style-name="BodyL"><text:span text:style-name="VR">V. </text:span>Pro delíctis et peccátis pópuli. <text:span text:style-name="VR">R. </text:span>In quo orat sacérdos.</text:p>
          </table:table-cell>
        </table:table-row>
        <table:table-row>
          <table:table-cell table:style-name="TableParallel.B1" office:value-type="string">
            <text:p text:style-name="BodyE"><text:span text:style-name="VR">V. </text:span>Glory be...Spirit. <text:span text:style-name="VR">R. </text:span>This place...</text:p>
          </table:table-cell>
          <table:table-cell table:style-name="TableParallel.A1" office:value-type="string">
            <text:p text:style-name="BodyL"><text:span text:style-name="VR">V. </text:span>Glória Patri...Sancto. <text:span text:style-name="VR">R. </text:span>Locus iste...</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is is the house of the Lord, strongly built. <text:span text:style-name="VR">R. </text:span>It is firmly founded upon the solid rock.</text:p>
          </table:table-cell>
          <table:table-cell table:style-name="TableParallel.A1" office:value-type="string">
            <text:p text:style-name="BodyL"><text:span text:style-name="VR">V. </text:span>Hæc est domus Dómini fírmiter ædificáta. <text:span text:style-name="VR">R. </text:span>Bene fundáta est supra firmam petram.</text:p>
          </table:table-cell>
        </table:table-row>
      </table:table>
      <text:p text:style-name="BodySm"/>
      <text:p text:style-name="Head2">ad Nonam</text:p>
      <text:p text:style-name="Head3">Capitulum</text:p>
      <text:p text:style-name="RubricHSm"><text:tab/>Apoc. 21:4</text:p>
      <table:table table:name="Table2399" table:style-name="TableParallel">
        <table:table-column table:style-name="TableParallel.B"/>
        <table:table-column table:style-name="TableParallel.A"/>
        <table:table-row>
          <table:table-cell table:style-name="TableParallel.B1" office:value-type="string">
            <text:p text:style-name="BodyEDrop">AND God shall wipe away all tears from their eyes; and death shall be no more, nor mourning, nor crying, nor sorrow shall be any more, for the former things are passed away. And he that sat on the throne, said: Behold, I make all things new.</text:p>
            <text:p text:style-name="BodyE"><text:span text:style-name="VR">R. </text:span>Thanks be to God.</text:p>
          </table:table-cell>
          <table:table-cell table:style-name="TableParallel.A1" office:value-type="string">
            <text:p text:style-name="BodyLDrop">ET abstérget Deus omnem lácrimam ab óculis eórum: et mors ultra non erit, neque luctus, neque clamor, neque dolor erit ultra, quia prima abiérunt. Et dixit qui sedébat in throno: Ecce nova fácio ómnia.</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is is the house of the Lord, * Strongly built. <text:span text:style-name="VR">R. </text:span>This is...</text:p>
          </table:table-cell>
          <table:table-cell table:style-name="TableParallel.A1" office:value-type="string">
            <text:p text:style-name="BodyL"><text:span text:style-name="VR">V. </text:span>Hæc est domus Dómini * Fírmiter ædificáta. <text:span text:style-name="VR">R. </text:span>Hæc est...</text:p>
          </table:table-cell>
        </table:table-row>
        <table:table-row>
          <table:table-cell table:style-name="TableParallel.B1" office:value-type="string">
            <text:p text:style-name="BodyE"><text:span text:style-name="VR">V. </text:span>It is firmly founded upon the solid rock. <text:span text:style-name="VR">R. </text:span>Strongly built.</text:p>
          </table:table-cell>
          <table:table-cell table:style-name="TableParallel.A1" office:value-type="string">
            <text:p text:style-name="BodyL"><text:span text:style-name="VR">V. </text:span>Bene fundáta est supra firmam petram. <text:span text:style-name="VR">R. </text:span>Fírmiter ædificáta.</text:p>
          </table:table-cell>
        </table:table-row>
        <table:table-row>
          <table:table-cell table:style-name="TableParallel.B1" office:value-type="string">
            <text:p text:style-name="BodyE"><text:span text:style-name="VR">V. </text:span>Glory be...Spirit. <text:span text:style-name="VR">R. </text:span>This is...</text:p>
          </table:table-cell>
          <table:table-cell table:style-name="TableParallel.A1" office:value-type="string">
            <text:p text:style-name="BodyL"><text:span text:style-name="VR">V. </text:span>Glória Patri...Sancto. <text:span text:style-name="VR">R. </text:span>Hæc est...</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The house of the Lord is firmly founded.  <text:span text:style-name="VR">R. </text:span>Upon the solid rock.</text:p>
          </table:table-cell>
          <table:table-cell table:style-name="TableParallel.A1" office:value-type="string">
            <text:p text:style-name="BodyL"><text:span text:style-name="VR">V. </text:span>Bene fundáta est domus Dómini.  <text:span text:style-name="VR">R. </text:span>Supra firmam petram.</text:p>
          </table:table-cell>
        </table:table-row>
      </table:table>
      <text:p text:style-name="BodySm"/>
      <text:p text:style-name="Head2">ad II Vésperas</text:p>
      <text:p text:style-name="Rubric">Antiphons as in Lauds.</text:p>
      <text:p text:style-name="Rubric">Psalms as in Sunday Vespers, <text:span text:style-name="NonRubric">p. <text:bookmark-ref text:reference-format="page" text:ref-name="PsSuV"/></text:span>, but in the last place Ps. 147, <text:span text:style-name="NonRubric">Lauda Jerúsalem, p. <text:bookmark-ref text:reference-format="page" text:ref-name="Ps147"/></text:span>.</text:p>
      <text:p text:style-name="BkHidden"><text:bookmark text:name="csChurchVlc"/></text:p>
      <text:p text:style-name="Head3">Capitulum</text:p>
      <text:p text:style-name="RubricHSm"><text:tab/>Apoc. 21:2</text:p>
      <table:table table:name="Table2399" table:style-name="TableParallel">
        <table:table-column table:style-name="TableParallel.B"/>
        <table:table-column table:style-name="TableParallel.A"/>
        <table:table-row>
          <table:table-cell table:style-name="TableParallel.B1" office:value-type="string">
            <text:p text:style-name="BodyEDrop">I SAW the holy city, the new Jerusalem, coming down out of heaven from God, prepared as a bride adorned for her husband.</text:p>
            <text:p text:style-name="BodyE"><text:span text:style-name="VR">R. </text:span>Thanks be to God.</text:p>
          </table:table-cell>
          <table:table-cell table:style-name="TableParallel.A1" office:value-type="string">
            <text:p text:style-name="BodyLDrop">VIDI civitátem sanctam, Jerúsalem novam, descendéntem de cælo a Deo, parátam sicut sponsam ornátam viro suo.</text:p>
            <text:p text:style-name="BodyL"><text:span text:style-name="VR">R. </text:span>Deo grátias.</text:p>
          </table:table-cell>
        </table:table-row>
      </table:table>
      <text:p text:style-name="Head3">Hymnus cum Versum</text:p>
      <table:table table:name="Table2399" table:style-name="TableParallel">
        <table:table-column table:style-name="TableParallel.B"/>
        <table:table-column table:style-name="TableParallel.A"/>
        <table:table-row>
          <table:table-cell table:style-name="TableParallel.B1" office:value-type="string">
            <text:p text:style-name="HymnE1"><text:span text:style-name="HymnR">J</text:span>erusalem, thou City blest!</text:p>
            <text:p text:style-name="HymnE">Dear vision of celestial rest!</text:p>
            <text:p text:style-name="HymnE">Which far above the starry sky,</text:p>
            <text:p text:style-name="HymnE">Piled up with living stones on high,</text:p>
            <text:p text:style-name="HymnE">Art, as a Bride, encircled bright,</text:p>
            <text:p text:style-name="HymnE">With million angel forms of light:</text:p>
          </table:table-cell>
          <table:table-cell table:style-name="TableParallel.A1" office:value-type="string">
            <text:p text:style-name="HymnL1"><text:span text:style-name="HymnR">C</text:span>æléstis urbs Jerúsalem,</text:p>
            <text:p text:style-name="HymnL">Beáta pacis vísio,</text:p>
            <text:p text:style-name="HymnL">Quæ celsa de vivéntibus</text:p>
            <text:p text:style-name="HymnL">Saxis ad astra tólleris,</text:p>
            <text:p text:style-name="HymnL">Sponsæque ritu cíngeris</text:p>
            <text:p text:style-name="HymnL">Mille Angelórum míllibus.</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O</text:span>h, wedded in a prosperous hour!</text:p>
            <text:p text:style-name="HymnE">The Father’s glory was thy dower;</text:p>
            <text:p text:style-name="HymnE">The Spirit all His graces shed,</text:p>
            <text:p text:style-name="HymnE">Thou peerless Queen, upon thy head;</text:p>
            <text:p text:style-name="HymnE">When Christ espoused thee for his Bride,</text:p>
            <text:p text:style-name="HymnE">O City bright and glorified!</text:p>
          </table:table-cell>
          <table:table-cell table:style-name="TableParallel.A1" office:value-type="string">
            <text:p text:style-name="HymnL"><text:span text:style-name="HymnR">O</text:span> sorte nupta próspera,</text:p>
            <text:p text:style-name="HymnL">Dotáta Patris glória,</text:p>
            <text:p text:style-name="HymnL">Respérsa Sponsi grátia,</text:p>
            <text:p text:style-name="HymnL">Regína formosíssima,</text:p>
            <text:p text:style-name="HymnL">Christo jugáta Príncipi,</text:p>
            <text:p text:style-name="HymnL">Cæli corúsca cívitas.</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T</text:span>hy gates a pearly lustre pour;</text:p>
            <text:p text:style-name="HymnE">Thy gates are open evermore;</text:p>
            <text:p text:style-name="HymnE">And thither evermore draw nigh</text:p>
            <text:p text:style-name="HymnE">All who for Christ have dared to die;</text:p>
            <text:p text:style-name="HymnE">Or smit with love of their dear Lord,</text:p>
            <text:p text:style-name="HymnE">Have pains endured and joys abhorr’d.</text:p>
          </table:table-cell>
          <table:table-cell table:style-name="TableParallel.A1" office:value-type="string">
            <text:p text:style-name="HymnL"><text:span text:style-name="HymnR">H</text:span>ic margarítis émicant,</text:p>
            <text:p text:style-name="HymnL">Paténtque cunctis óstia;</text:p>
            <text:p text:style-name="HymnL">Virtúte namque prævia</text:p>
            <text:p text:style-name="HymnL">Mortális illuc dúcitur,</text:p>
            <text:p text:style-name="HymnL">Amóre Christi pércitus</text:p>
            <text:p text:style-name="HymnL">Torménta quisquis sústinet.</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T</text:span>ype of the Church which here we see,</text:p>
            <text:p text:style-name="HymnE">Oh what a task hath builded thee!</text:p>
            <text:p text:style-name="HymnE">Long did the chisels ring around!</text:p>
            <text:p text:style-name="HymnE">Long did the mallets’ blows rebound!</text:p>
            <text:p text:style-name="HymnE">Long work’d the head, and toil’d the hand!</text:p>
            <text:p text:style-name="HymnE">Ere stood thy stones as now they stand!</text:p>
          </table:table-cell>
          <table:table-cell table:style-name="TableParallel.A1" office:value-type="string">
            <text:p text:style-name="HymnL"><text:span text:style-name="HymnR">S</text:span>calpri salúbris íctibus</text:p>
            <text:p text:style-name="HymnL">Et tunsióne plúrima,</text:p>
            <text:p text:style-name="HymnL">Fabri políta málleo</text:p>
            <text:p text:style-name="HymnL">Hanc saxa molem cónstruunt,</text:p>
            <text:p text:style-name="HymnL">Aptísque juncta néxibus</text:p>
            <text:p text:style-name="HymnL">Locántur in fastígio.</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T</text:span>o God the Father, glory due</text:p>
            <text:p text:style-name="HymnE">Be paid by all the heavenly Host;</text:p>
            <text:p text:style-name="HymnE">And to his only Son most true;</text:p>
            <text:p text:style-name="HymnE">With Thee, O mighty Holy Ghost!</text:p>
            <text:p text:style-name="HymnE">To whom praise, pow’r, and blessing be,</text:p>
            <text:p text:style-name="HymnE">Through th’ ages of eternity. Amen.</text:p>
          </table:table-cell>
          <table:table-cell table:style-name="TableParallel.A1" office:value-type="string">
            <text:p text:style-name="HymnL"><text:span text:style-name="HymnR">D</text:span>ecus Parénti débitum</text:p>
            <text:p text:style-name="HymnL">Sit usquequáque Altíssimo,</text:p>
            <text:p text:style-name="HymnL">Natóque Patris único,</text:p>
            <text:p text:style-name="HymnL">Et ínclyto Paráclito,</text:p>
            <text:p text:style-name="HymnL">Cui laus, potéstas, glória</text:p>
            <text:p text:style-name="HymnL">Ætérna sit per sæcula. Amen.</text:p>
          </table:table-cell>
        </table:table-row>
      </table:table>
      <text:p text:style-name="BodySm"><text:span text:style-name="Rubric">Auth. Unk. 10-15th c.<text:tab/>Trans. Fr. E.Caswall</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Holiness becometh thy house, O Lord. <text:span text:style-name="VR">R. </text:span>Unto length of days.</text:p>
          </table:table-cell>
          <table:table-cell table:style-name="TableParallel.A1" office:value-type="string">
            <text:p text:style-name="BodyL"><text:span text:style-name="VR">V. </text:span>Domum tuam, Dómine, decet sanctitúdo. <text:span text:style-name="VR">R. </text:span>In longitúdinem diérum.</text:p>
          </table:table-cell>
        </table:table-row>
      </table:table>
      <text:p text:style-name="Head3">Magnificat</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Oh, how awful * is this place! Truly this is no other than the house of God, and the gate of heaven.</text:p>
          </table:table-cell>
          <table:table-cell table:style-name="TableParallel.A1" office:value-type="string">
            <text:p text:style-name="BodyL"><text:span text:style-name="Rubric">Ant. </text:span>O quam metuéndus est * locus iste: vere non est hic áliud, nisi domus Dei et porta cæli.</text:p>
          </table:table-cell>
        </table:table-row>
      </table:table>
      <text:p text:style-name="Rubric">On Feasts of the 1st or 2nd class, Compline of Sunday is said; on Feasts of the 3rd class, Compline of the feria is said.</text:p>
      <text:p text:style-name="Body"/>
      <text:p text:style-name="Head3"><draw:frame text:anchor-type="as-char" svg:width="1371" style:rel-width="100%" svg:height="412" style:rel-height="scale"><draw:image xlink:href="../Images/Saints/0908_nativity_of_bvm.tif" xlink:type="simple" xlink:show="embed" xlink:actuate="onLoad"/></draw:frame></text:p>
      <text:p text:style-name="RubricH"/>
      <text:p text:style-name="Hidden1">Common of Saints</text:p>
      <text:p text:style-name="Hidden2">Blessed Virgin Mary</text:p>
      <text:p text:style-name="BkHidden"><text:bookmark text:name="csBVM"/></text:p>
      <text:p text:style-name="Head1">Commune Sanctæ Mariæ Virginis</text:p>
      <text:p text:style-name="Head2">Oratio</text:p>
      <table:table table:name="Table2399" table:style-name="TableParallel">
        <table:table-column table:style-name="TableParallel.B"/>
        <table:table-column table:style-name="TableParallel.A"/>
        <table:table-row>
          <table:table-cell table:style-name="TableParallel.B1" office:value-type="string">
            <text:p text:style-name="BodyEDrop">GRANT, we beseech thee, O Lord God, that we thy servants may enjoy perpetual health of mind and body; and, by the glorious intercession of the blessed Mary, ever Virgin, may be delivered from present sorrow, and possess eternal joy. Through our Lord.</text:p>
          </table:table-cell>
          <table:table-cell table:style-name="TableParallel.A1" office:value-type="string">
            <text:p text:style-name="BodyLDrop">CONCÉDE nos fámulos tuos, quæsumus, Dómine Deus, perpétua mentis et córporis sanitáte gaudére: et, gloriósa beátæ Maríæ semper Vírginis intercessióne, a præsénti liberári tristítia, et ætérna pérfrui lætítia. Per Dóminum.</text:p>
          </table:table-cell>
        </table:table-row>
      </table:table>
      <text:p text:style-name="BodySm"/>
      <text:p text:style-name="Head2">ad I Vésperas</text:p>
      <text:p text:style-name="Rubric">Said on Feasts of the 1st class.</text:p>
      <text:p text:style-name="Rubric">All as in II Vespers, <text:span text:style-name="NonRubric">p. <text:bookmark-ref text:reference-format="page" text:ref-name="PsComBVM"/></text:span></text:p>
      <text:p text:style-name="RubricH">Except the following:</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Graciously vouchsafe that I may praise thee, O holy Virgin.  <text:span text:style-name="VR">R. </text:span>Give me strength against thine enemies.</text:p>
          </table:table-cell>
          <table:table-cell table:style-name="TableParallel.A1" office:value-type="string">
            <text:p text:style-name="BodyL"><text:span text:style-name="VR">V. </text:span>Dignáre me laudáre te, Virgo sacráta.  <text:span text:style-name="VR">R. </text:span>Da mihi virtútem contra hostes tuos.</text:p>
          </table:table-cell>
        </table:table-row>
      </table:table>
      <text:p text:style-name="Head3">Magnificat</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Holy Mary, * show thine aid to those in misery, strengthen the faint-hearted, comfort the sorrowful, pray for the people, mediate for the clergy, intercede for all women vowed to God; may all experience thy help who celebrate thy holy festival.</text:p>
          </table:table-cell>
          <table:table-cell table:style-name="TableParallel.A1" office:value-type="string">
            <text:p text:style-name="BodyL"><text:span text:style-name="Rubric">Ant. </text:span>Sancta María, * succúrre míseris, juva pusillánimes, réfove flébiles, ora pro pópulo, intérveni pro clero, intercéde pro devóto femíneo sexu: séntiant omnes tuum juvámen, quicúmque célebrant tuam sanctam festivitátem.</text:p>
          </table:table-cell>
        </table:table-row>
      </table:table>
      <text:p text:style-name="Rubric">On Feasts of the 1st class, Compline of Sunday is said.</text:p>
      <text:p text:style-name="BodySm"/>
      <text:p text:style-name="Head2">ad Laudes</text:p>
      <text:p text:style-name="Head3">Psalmi cum Antiphona</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1. </text:span>While the king * was at his repose, my spikenard sent forth the odour of sweetness.</text:p>
          </table:table-cell>
          <table:table-cell table:style-name="TableParallel.A1" office:value-type="string">
            <text:p text:style-name="BodyL"><text:span text:style-name="Rubric">Ant 1. </text:span>Dum esset Rex * in accúbitu suo, nardus mea dedit odórem suavitátis.</text:p>
          </table:table-cell>
        </table:table-row>
      </table:table>
      <text:p text:style-name="Rubric">Psalms as in Sunday Lauds I, <text:span text:style-name="NonRubric">p. <text:bookmark-ref text:reference-format="page" text:ref-name="PsSuL1"/></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2. </text:span>His left hand * is under my head, and his right hand shall embrace me.</text:p>
          </table:table-cell>
          <table:table-cell table:style-name="TableParallel.A1" office:value-type="string">
            <text:p text:style-name="BodyL"><text:span text:style-name="Rubric">Ant 2. </text:span>Læva ejus * sub cápite meo, et déxtera illíus amplexábitur me.</text:p>
          </table:table-cell>
        </table:table-row>
        <table:table-row>
          <table:table-cell table:style-name="TableParallel.B1" office:value-type="string">
            <text:p text:style-name="BodyE"><text:span text:style-name="Rubric">Ant 3. </text:span>I am black * but beautiful, O ye daughters of Jerusalem; therefore the King loved me, and brought me into his chamber.</text:p>
          </table:table-cell>
          <table:table-cell table:style-name="TableParallel.A1" office:value-type="string">
            <text:p text:style-name="BodyL"><text:span text:style-name="Rubric">Ant 3. </text:span>Nigra sum, * sed formósa, fíliæ Jerúsalem; ídeo diléxit me Rex, et introdúxit me in cubículum suum.</text:p>
          </table:table-cell>
        </table:table-row>
        <table:table-row>
          <table:table-cell table:style-name="TableParallel.B1" office:value-type="string">
            <text:p text:style-name="BodyE"><text:span text:style-name="Rubric">Ant 4. </text:span>For winter is now past, * the rain is over and gone; arise, my beloved, and come.</text:p>
          </table:table-cell>
          <table:table-cell table:style-name="TableParallel.A1" office:value-type="string">
            <text:p text:style-name="BodyL"><text:span text:style-name="Rubric">Ant 4. </text:span>Jam hiems tránsiit, * imber ábiit et recéssit: surge, amíca mea, et veni.</text:p>
          </table:table-cell>
        </table:table-row>
        <table:table-row>
          <table:table-cell table:style-name="TableParallel.B1" office:value-type="string">
            <text:p text:style-name="BodyE"><text:span text:style-name="Rubric">Ant 5. </text:span>Thou art beautiful * and sweet in thy delights, O holy Mother of God.</text:p>
          </table:table-cell>
          <table:table-cell table:style-name="TableParallel.A1" office:value-type="string">
            <text:p text:style-name="BodyL"><text:span text:style-name="Rubric">Ant 5. </text:span>Speciósa * facta es et suávis in delíciis tuis, sancta Dei Génitrix.</text:p>
          </table:table-cell>
        </table:table-row>
      </table:table>
      <text:p text:style-name="BkHidden"><text:bookmark text:name="csBVMLlc"/></text:p>
      <text:p text:style-name="Head3">Capitulum</text:p>
      <text:p text:style-name="RubricHSm"><text:tab/>Ecclus. 24:14</text:p>
      <table:table table:name="Table2399" table:style-name="TableParallel">
        <table:table-column table:style-name="TableParallel.B"/>
        <table:table-column table:style-name="TableParallel.A"/>
        <table:table-row>
          <table:table-cell table:style-name="TableParallel.B1" office:value-type="string">
            <text:p text:style-name="BodyEDrop">FROM the beginning, and before the world, was I created, and unto the world to come I shall not cease to be, and in the holy dwelling place I have ministered before him.</text:p>
            <text:p text:style-name="BodyE"><text:span text:style-name="VR">R. </text:span>Thanks be to God.</text:p>
          </table:table-cell>
          <table:table-cell table:style-name="TableParallel.A1" office:value-type="string">
            <text:p text:style-name="BodyLDrop">AB inítio et ante sæcula creáta sum, et usque ad futúrum sæculum non désinam, et in habitatióne sancta coram ipso ministrávi.</text:p>
            <text:p text:style-name="BodyL"><text:span text:style-name="VR">R. </text:span>Deo grátias.</text:p>
          </table:table-cell>
        </table:table-row>
      </table:table>
      <text:p text:style-name="Head3">Hymnus cum Versum</text:p>
      <table:table table:name="Table2399" table:style-name="TableParallel">
        <table:table-column table:style-name="TableParallel.B"/>
        <table:table-column table:style-name="TableParallel.A"/>
        <table:table-row>
          <table:table-cell table:style-name="TableParallel.B1" office:value-type="string">
            <text:p text:style-name="HymnE1"><text:span text:style-name="HymnR">O</text:span> Queen of all the Virgin choir!</text:p>
            <text:p text:style-name="HymnE">Enthroned above the starry sky!</text:p>
            <text:p text:style-name="HymnE">Who with thy bosom’s milk didst feed</text:p>
            <text:p text:style-name="HymnE">Thy own Creator Lord most high.</text:p>
          </table:table-cell>
          <table:table-cell table:style-name="TableParallel.A1" office:value-type="string">
            <text:p text:style-name="HymnL1"><text:span text:style-name="HymnR">O</text:span> gloriósa vírginum,</text:p>
            <text:p text:style-name="HymnL">Sublímis inter sídera,</text:p>
            <text:p text:style-name="HymnL">Qui te creávit, párvulum</text:p>
            <text:p text:style-name="HymnL">Lacténte nutris úbere.</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W</text:span>hat man had lost in hapless Eve,</text:p>
            <text:p text:style-name="HymnE">Thy sacred womb to man restores;</text:p>
            <text:p text:style-name="HymnE">Thou to the wretched here beneath</text:p>
            <text:p text:style-name="HymnE">Hast open’d Heaven’s eternal doors.</text:p>
          </table:table-cell>
          <table:table-cell table:style-name="TableParallel.A1" office:value-type="string">
            <text:p text:style-name="HymnL"><text:span text:style-name="HymnR">Q</text:span>uod Heva tristis ábstulit,</text:p>
            <text:p text:style-name="HymnL">Tu reddis almo gérmine:</text:p>
            <text:p text:style-name="HymnL">Intrent ut astra flébiles,</text:p>
            <text:p text:style-name="HymnL">Cæli reclúdis cárdines.</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H</text:span>ail, O refulgent Hall of light!</text:p>
            <text:p text:style-name="HymnE">Hail, Gate august of Heaven’s high King!</text:p>
            <text:p text:style-name="HymnE">Through Thee redeem’d to endless life,</text:p>
            <text:p text:style-name="HymnE">Thy praise let all the nations sing.</text:p>
          </table:table-cell>
          <table:table-cell table:style-name="TableParallel.A1" office:value-type="string">
            <text:p text:style-name="HymnL"><text:span text:style-name="HymnR">T</text:span>u Regis alti jánua</text:p>
            <text:p text:style-name="HymnL">Et aula lucis fúlgida:</text:p>
            <text:p text:style-name="HymnL">Vitam datam per Vírginem,</text:p>
            <text:p text:style-name="HymnL">Gentes redémptæ, pláudite.</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O</text:span> Jesu! born of Virgin bright,</text:p>
            <text:p text:style-name="HymnE">Immortal glory be to Thee;</text:p>
            <text:p text:style-name="HymnE">Praise to the Father infinite,</text:p>
            <text:p text:style-name="HymnE">And Holy Ghost eternally. Amen.</text:p>
          </table:table-cell>
          <table:table-cell table:style-name="TableParallel.A1" office:value-type="string">
            <text:p text:style-name="HymnL"><text:span text:style-name="HymnR">J</text:span>esu tibi sit glória,</text:p>
            <text:p text:style-name="HymnL">Qui natus es de Vírgine,</text:p>
            <text:p text:style-name="HymnL">Cum Patre, et almo Spíritu,</text:p>
            <text:p text:style-name="HymnL">In sempitérna sæcula. Amen.</text:p>
          </table:table-cell>
        </table:table-row>
      </table:table>
      <text:p text:style-name="BodySm"><text:span text:style-name="Rubric">Auth. Venantius Fortunatus<text:tab/>Trans. Fr. E.Caswall</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Grace is poured abroad on thy lips.  <text:span text:style-name="VR">R. </text:span>Therefore hath God blessed thee for ever.</text:p>
          </table:table-cell>
          <table:table-cell table:style-name="TableParallel.A1" office:value-type="string">
            <text:p text:style-name="BodyL"><text:span text:style-name="VR">V. </text:span>Diffúsa est grátia in lábiis tuis.  <text:span text:style-name="VR">R. </text:span>Proptérea benedíxit te Deus in ætérnum.</text:p>
          </table:table-cell>
        </table:table-row>
      </table:table>
      <text:p text:style-name="Head3">Benedíctus</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Blessed art thou, * O Mary, who didst believe: those things shall be fulfilled in thee which were spoken to thee by the Lord, alleluia.</text:p>
          </table:table-cell>
          <table:table-cell table:style-name="TableParallel.A1" office:value-type="string">
            <text:p text:style-name="BodyL"><text:span text:style-name="Rubric">Ant. </text:span>Beáta es, * María, quæ credidísti: perficiéntur in te, quæ dicta sunt tibi a Dómino, allelúja.</text:p>
          </table:table-cell>
        </table:table-row>
      </table:table>
      <text:p text:style-name="BodySm"/>
      <text:p text:style-name="BkHidden"><text:bookmark text:name="csBVMLH"/></text:p>
      <text:p text:style-name="Head2">ad Horas</text:p>
      <text:p text:style-name="Rubric">On Feasts of the 1st class, antiphons 1, 2, 3 &amp; 5 from Lauds are used at Prime, Terce, Sext &amp; None, respectively. The psalms are of Sunday; except at Prime, Psalm 53 is said in the first place, in place of Ps 117.</text:p>
      <text:p text:style-name="Rubric">On all other Feasts, psalms and antiphons are of the current feria.</text:p>
      <text:p text:style-name="RubricH">In the Brief Response at Prime, the following versicle is said:</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Who wast born of the Virgin Mary.</text:p>
          </table:table-cell>
          <table:table-cell table:style-name="TableParallel.A1" office:value-type="string">
            <text:p text:style-name="BodyL"><text:span text:style-name="VR">V. </text:span>Qui natus es de María Vírgine.</text:p>
          </table:table-cell>
        </table:table-row>
      </table:table>
      <text:p text:style-name="BodySm"/>
      <text:p text:style-name="Head2">ad Tértiam</text:p>
      <text:p text:style-name="Head3">Capitulum</text:p>
      <text:p text:style-name="RubricHSm"><text:tab/>Ecclus. 24:14</text:p>
      <table:table table:name="Table2399" table:style-name="TableParallel">
        <table:table-column table:style-name="TableParallel.B"/>
        <table:table-column table:style-name="TableParallel.A"/>
        <table:table-row>
          <table:table-cell table:style-name="TableParallel.B1" office:value-type="string">
            <text:p text:style-name="BodyEDrop">FROM the beginning, and before the world, was I created, and unto the world to come I shall not cease to be, and in the holy dwelling place I have ministered before him.</text:p>
            <text:p text:style-name="BodyE"><text:span text:style-name="VR">R. </text:span>Thanks be to God.</text:p>
          </table:table-cell>
          <table:table-cell table:style-name="TableParallel.A1" office:value-type="string">
            <text:p text:style-name="BodyLDrop">AB inítio et ante sæcula creáta sum, et usque ad futúrum sæculum non désinam, et in habitatióne sancta coram ipso ministrávi.</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In thy comeliness * And thy beauty. <text:span text:style-name="VR">R. </text:span>In thy...</text:p>
          </table:table-cell>
          <table:table-cell table:style-name="TableParallel.A1" office:value-type="string">
            <text:p text:style-name="BodyL"><text:span text:style-name="VR">V. </text:span>Spécie tua * Et pulchritúdine tua. <text:span text:style-name="VR">R. </text:span>Spécie tua...</text:p>
          </table:table-cell>
        </table:table-row>
        <table:table-row>
          <table:table-cell table:style-name="TableParallel.B1" office:value-type="string">
            <text:p text:style-name="BodyE"><text:span text:style-name="VR">V. </text:span>Set out, proceed prosperously, and reign. <text:span text:style-name="VR">R. </text:span>And thy beauty.</text:p>
          </table:table-cell>
          <table:table-cell table:style-name="TableParallel.A1" office:value-type="string">
            <text:p text:style-name="BodyL"><text:span text:style-name="VR">V. </text:span>Inténde, próspere procéde, et regna. <text:span text:style-name="VR">R. </text:span>Et pulchritúdine tua.</text:p>
          </table:table-cell>
        </table:table-row>
        <table:table-row>
          <table:table-cell table:style-name="TableParallel.B1" office:value-type="string">
            <text:p text:style-name="BodyE"><text:span text:style-name="VR">V. </text:span>Glory be...Spirit. <text:span text:style-name="VR">R. </text:span>In thy...</text:p>
          </table:table-cell>
          <table:table-cell table:style-name="TableParallel.A1" office:value-type="string">
            <text:p text:style-name="BodyL"><text:span text:style-name="VR">V. </text:span>Glória Patri...Sancto. <text:span text:style-name="VR">R. </text:span>Spécie tua...</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God shall help her with his countenance. <text:span text:style-name="VR">R. </text:span>God dwelleth in her; she shall not be moved.</text:p>
          </table:table-cell>
          <table:table-cell table:style-name="TableParallel.A1" office:value-type="string">
            <text:p text:style-name="BodyL"><text:span text:style-name="VR">V. </text:span>Adjuvábit eam Deus vultu suo. <text:span text:style-name="VR">R. </text:span>Deus in médio ejus, non commovébitur.</text:p>
          </table:table-cell>
        </table:table-row>
      </table:table>
      <text:p text:style-name="BodySm"/>
      <text:p text:style-name="BkHidden"><text:bookmark text:name="csBVMS"/></text:p>
      <text:p text:style-name="Head2">ad Sextam</text:p>
      <text:p text:style-name="Head3">Capitulum</text:p>
      <text:p text:style-name="RubricHSm"><text:tab/>Ecclus. 24:15</text:p>
      <table:table table:name="Table2399" table:style-name="TableParallel">
        <table:table-column table:style-name="TableParallel.B"/>
        <table:table-column table:style-name="TableParallel.A"/>
        <table:table-row>
          <table:table-cell table:style-name="TableParallel.B1" office:value-type="string">
            <text:p text:style-name="BodyEDrop">AND SO was I established in Sion, and in the holy city likewise I rested, and my power was in Jerusalem. And I took root in an honourable people, and in the portion of my God his inheritance, and my abode is in the full assembly of saints.</text:p>
            <text:p text:style-name="BodyE"><text:span text:style-name="VR">R. </text:span>Thanks be to God.</text:p>
          </table:table-cell>
          <table:table-cell table:style-name="TableParallel.A1" office:value-type="string">
            <text:p text:style-name="BodyLDrop">ET SIC in Sion firmáta sum, et in civitáte sanctificáta simíliter requiévi, et in Jerúsalem potéstas mea. Et radicávi in pópulo honorificáto, et in parte Dei mei heréditas illíus, et in plenitúdine sanctórum deténtio mea.</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God shall help her * With his countenance. <text:span text:style-name="VR">R. </text:span>God shall...</text:p>
          </table:table-cell>
          <table:table-cell table:style-name="TableParallel.A1" office:value-type="string">
            <text:p text:style-name="BodyL"><text:span text:style-name="VR">V. </text:span>Adjuvábit eam * Deus vultu suo. <text:span text:style-name="VR">R. </text:span>Adjuvábit eam...</text:p>
          </table:table-cell>
        </table:table-row>
        <table:table-row>
          <table:table-cell table:style-name="TableParallel.B1" office:value-type="string">
            <text:p text:style-name="BodyE"><text:span text:style-name="VR">V. </text:span>God dwelleth in her; she shall not be moved. <text:span text:style-name="VR">R. </text:span>With his countenance.</text:p>
          </table:table-cell>
          <table:table-cell table:style-name="TableParallel.A1" office:value-type="string">
            <text:p text:style-name="BodyL"><text:span text:style-name="VR">V. </text:span>Deus in médio ejus, non commovébitur. <text:span text:style-name="VR">R. </text:span>Deus vultu suo.</text:p>
          </table:table-cell>
        </table:table-row>
        <table:table-row>
          <table:table-cell table:style-name="TableParallel.B1" office:value-type="string">
            <text:p text:style-name="BodyE"><text:span text:style-name="VR">V. </text:span>Glory be...Spirit. <text:span text:style-name="VR">R. </text:span>God shall...</text:p>
          </table:table-cell>
          <table:table-cell table:style-name="TableParallel.A1" office:value-type="string">
            <text:p text:style-name="BodyL"><text:span text:style-name="VR">V. </text:span>Glória Patri...Sancto. <text:span text:style-name="VR">R. </text:span>Adjuvábit eam...</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God hath chosen her, and forechosen her. <text:span text:style-name="VR">R. </text:span>He hath made her to dwell in his tabernacle.</text:p>
          </table:table-cell>
          <table:table-cell table:style-name="TableParallel.A1" office:value-type="string">
            <text:p text:style-name="BodyL"><text:span text:style-name="VR">V. </text:span>Elégit eam Deus, et præelégit eam. <text:span text:style-name="VR">R. </text:span>In tabernáculo suo habitáre facit eam.</text:p>
          </table:table-cell>
        </table:table-row>
      </table:table>
      <text:p text:style-name="BodySm"/>
      <text:p text:style-name="Head2">ad Nonam</text:p>
      <text:p text:style-name="Head3">Capitulum</text:p>
      <text:p text:style-name="RubricHSm"><text:tab/>Ecclus. 24:19</text:p>
      <table:table table:name="Table2399" table:style-name="TableParallel">
        <table:table-column table:style-name="TableParallel.B"/>
        <table:table-column table:style-name="TableParallel.A"/>
        <table:table-row>
          <table:table-cell table:style-name="TableParallel.B1" office:value-type="string">
            <text:p text:style-name="BodyEDrop">IN THE streets I gave a sweet smell like cinnamon and aromatical balm: I yielded a sweet odour like the best myrrh.</text:p>
            <text:p text:style-name="BodyE"><text:span text:style-name="VR">R. </text:span>Thanks be to God.</text:p>
          </table:table-cell>
          <table:table-cell table:style-name="TableParallel.A1" office:value-type="string">
            <text:p text:style-name="BodyLDrop">IN PLATÉIS sicut cinnamómum et bálsamum aromatízans odórem dedi: quasi myrrha elécta, dedi suavitátem odóris.</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God hath chosen her, * And forechosen her. <text:span text:style-name="VR">R. </text:span>God hath...</text:p>
          </table:table-cell>
          <table:table-cell table:style-name="TableParallel.A1" office:value-type="string">
            <text:p text:style-name="BodyL"><text:span text:style-name="VR">V. </text:span>Elégit eam Deus, * Et præelégit eam. <text:span text:style-name="VR">R. </text:span>Elégit eam...</text:p>
          </table:table-cell>
        </table:table-row>
        <table:table-row>
          <table:table-cell table:style-name="TableParallel.B1" office:value-type="string">
            <text:p text:style-name="BodyE"><text:span text:style-name="VR">V. </text:span>He hath made her to dwell in his tabernacle. <text:span text:style-name="VR">R. </text:span>And forechosen her.</text:p>
          </table:table-cell>
          <table:table-cell table:style-name="TableParallel.A1" office:value-type="string">
            <text:p text:style-name="BodyL"><text:span text:style-name="VR">V. </text:span>In tabernáculo suo habitáre facit eam. <text:span text:style-name="VR">R. </text:span>Et præelégit eam.</text:p>
          </table:table-cell>
        </table:table-row>
        <table:table-row>
          <table:table-cell table:style-name="TableParallel.B1" office:value-type="string">
            <text:p text:style-name="BodyE"><text:span text:style-name="VR">V. </text:span>Glory be...Spirit. <text:span text:style-name="VR">R. </text:span>God hath...</text:p>
          </table:table-cell>
          <table:table-cell table:style-name="TableParallel.A1" office:value-type="string">
            <text:p text:style-name="BodyL"><text:span text:style-name="VR">V. </text:span>Glória Patri...Sancto. <text:span text:style-name="VR">R. </text:span>Elégit eam...</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Grace is poured abroad on thy lips.  <text:span text:style-name="VR">R. </text:span>Therefore hath God blessed thee for ever.</text:p>
          </table:table-cell>
          <table:table-cell table:style-name="TableParallel.A1" office:value-type="string">
            <text:p text:style-name="BodyL"><text:span text:style-name="VR">V. </text:span>Diffúsa est grátia in lábiis tuis.  <text:span text:style-name="VR">R. </text:span>Proptérea benedíxit te Deus in ætérnum.</text:p>
          </table:table-cell>
        </table:table-row>
      </table:table>
      <text:p text:style-name="BodySm"/>
      <text:p text:style-name="Head2">ad II Vésperas</text:p>
      <text:p text:style-name="BkHidden"><text:bookmark text:name="PsComBVM"/></text:p>
      <text:p text:style-name="Head3">Psalmi cum Antiphona</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1. </text:span>While the king * was at his repose, my spikenard sent forth the odour of sweetness.</text:p>
          </table:table-cell>
          <table:table-cell table:style-name="TableParallel.A1" office:value-type="string">
            <text:p text:style-name="BodyL"><text:span text:style-name="Rubric">Ant 1. </text:span>Dum esset Rex * in accúbitu suo, nardus mea dedit odórem suavitátis.</text:p>
          </table:table-cell>
        </table:table-row>
      </table:table>
      <text:p text:style-name="Head2Ps">Psalmus 109. Dixit Dominus</text:p>
      <table:table table:name="Table2399" table:style-name="TableParallel">
        <table:table-column table:style-name="TableParallel.B"/>
        <table:table-column table:style-name="TableParallel.A"/>
        <table:table-row>
          <table:table-cell table:style-name="TableParallel.B1" office:value-type="string">
            <text:p text:style-name="BodyEDrop">THE Lord said to my Lord: * Sit thou at my right hand:</text:p>
          </table:table-cell>
          <table:table-cell table:style-name="TableParallel.A1" office:value-type="string">
            <text:p text:style-name="BodyLDrop">DIXIT Dóminus Dómino meo: * sede a dextris meis:</text:p>
          </table:table-cell>
        </table:table-row>
        <table:table-row>
          <table:table-cell table:style-name="TableParallel.B1" office:value-type="string">
            <text:p text:style-name="BodyEIndent">Until I make thy enemies * thy footstool.</text:p>
          </table:table-cell>
          <table:table-cell table:style-name="TableParallel.A1" office:value-type="string">
            <text:p text:style-name="BodyLIndent">Donec ponam inimícos tuos, * scabéllum pedum tuórum.</text:p>
          </table:table-cell>
        </table:table-row>
        <table:table-row>
          <table:table-cell table:style-name="TableParallel.B1" office:value-type="string">
            <text:p text:style-name="BodyEIndent">The Lord will send forth the sceptre of thy power out of Sion: * rule thou in the midst of thy enemies.</text:p>
          </table:table-cell>
          <table:table-cell table:style-name="TableParallel.A1" office:value-type="string">
            <text:p text:style-name="BodyLIndent">Virgam virtútis tuæ emíttet Dóminus ex Sion: * domináre in médio inimicórum tuórum.</text:p>
          </table:table-cell>
        </table:table-row>
        <table:table-row>
          <table:table-cell table:style-name="TableParallel.B1" office:value-type="string">
            <text:p text:style-name="BodyEIndent">With thee is the principality in the day of thy strength: in the brightness of the saints: * from the womb before the day star I begot thee.</text:p>
          </table:table-cell>
          <table:table-cell table:style-name="TableParallel.A1" office:value-type="string">
            <text:p text:style-name="BodyLIndent">Tecum princípium in die virtútis tuæ in splendóribus sanctórum: * ex útero ante lucíferum génui te.</text:p>
          </table:table-cell>
        </table:table-row>
        <table:table-row>
          <table:table-cell table:style-name="TableParallel.B1" office:value-type="string">
            <text:p text:style-name="BodyEIndent">The Lord hath sworn, and he will not repent: * Thou art a priest for ever according to the order of Melchisedech.</text:p>
          </table:table-cell>
          <table:table-cell table:style-name="TableParallel.A1" office:value-type="string">
            <text:p text:style-name="BodyLIndent">Jurávit Dóminus, et non pœnitébit eum: * Tu es sacérdos in ætérnum secúndum órdinem Melchísedech.</text:p>
          </table:table-cell>
        </table:table-row>
        <table:table-row>
          <table:table-cell table:style-name="TableParallel.B1" office:value-type="string">
            <text:p text:style-name="BodyEIndent">The Lord at thy right hand * hath broken kings in the day of his wrath.</text:p>
          </table:table-cell>
          <table:table-cell table:style-name="TableParallel.A1" office:value-type="string">
            <text:p text:style-name="BodyLIndent">Dóminus a dextris tuis, * confrégit in die iræ suæ reges.</text:p>
          </table:table-cell>
        </table:table-row>
        <table:table-row>
          <table:table-cell table:style-name="TableParallel.B1" office:value-type="string">
            <text:p text:style-name="BodyEIndent">He shall judge among nations, he shall fill ruins: * he shall crush the heads in the land of many.</text:p>
          </table:table-cell>
          <table:table-cell table:style-name="TableParallel.A1" office:value-type="string">
            <text:p text:style-name="BodyLIndent">Judicábit in natiónibus, implébit ruínas: * conquassábit cápita in terra multórum.</text:p>
          </table:table-cell>
        </table:table-row>
        <table:table-row>
          <table:table-cell table:style-name="TableParallel.B1" office:value-type="string">
            <text:p text:style-name="BodyEIndent">He shall drink of the torrent in the way: * therefore shall he lift up the head.</text:p>
          </table:table-cell>
          <table:table-cell table:style-name="TableParallel.A1" office:value-type="string">
            <text:p text:style-name="BodyLIndent">De torrénte in via bibet: * proptérea exaltábit caput.</text:p>
          </table:table-cell>
        </table:table-row>
      </table:table>
      <text:p text:style-name="Spacer"/>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While the king was at his repose, my spikenard sent forth the odour of sweetness.</text:p>
          </table:table-cell>
          <table:table-cell table:style-name="TableParallel.A1" office:value-type="string">
            <text:p text:style-name="BodyL"><text:span text:style-name="Rubric">Ant. </text:span>Dum esset Rex in accúbitu suo, nardus mea dedit odórem suavitátis.</text:p>
          </table:table-cell>
        </table:table-row>
        <table:table-row>
          <table:table-cell table:style-name="TableParallel.B1" office:value-type="string">
            <text:p text:style-name="BodyE"><text:span text:style-name="Rubric">Ant 2. </text:span>His left hand * is under my head, and his right hand shall embrace me.</text:p>
          </table:table-cell>
          <table:table-cell table:style-name="TableParallel.A1" office:value-type="string">
            <text:p text:style-name="BodyL"><text:span text:style-name="Rubric">Ant 2. </text:span>Læva ejus * sub cápite meo, et déxtera illíus amplexábitur me.</text:p>
          </table:table-cell>
        </table:table-row>
      </table:table>
      <text:p text:style-name="Head2Ps">Psalmus 112. Laudáte, púeri</text:p>
      <table:table table:name="Table2399" table:style-name="TableParallel">
        <table:table-column table:style-name="TableParallel.B"/>
        <table:table-column table:style-name="TableParallel.A"/>
        <table:table-row>
          <table:table-cell table:style-name="TableParallel.B1" office:value-type="string">
            <text:p text:style-name="BodyEDrop">PRAISE the Lord, ye children: * praise ye the name of the Lord.</text:p>
          </table:table-cell>
          <table:table-cell table:style-name="TableParallel.A1" office:value-type="string">
            <text:p text:style-name="BodyLDrop">LAUDÁTE, púeri, Dóminum: * laudáte nomen Dómini.</text:p>
          </table:table-cell>
        </table:table-row>
        <table:table-row>
          <table:table-cell table:style-name="TableParallel.B1" office:value-type="string">
            <text:p text:style-name="BodyEIndent">Blessed be the name of the Lord, * from henceforth now and for ever.</text:p>
          </table:table-cell>
          <table:table-cell table:style-name="TableParallel.A1" office:value-type="string">
            <text:p text:style-name="BodyLIndent">Sit nomen Dómini benedíctum, * ex hoc nunc, ut usque in sæculum.</text:p>
          </table:table-cell>
        </table:table-row>
        <table:table-row>
          <table:table-cell table:style-name="TableParallel.B1" office:value-type="string">
            <text:p text:style-name="BodyEIndent">From the rising of the sun unto the going down of the same, * the name of the Lord is worthy of praise.</text:p>
          </table:table-cell>
          <table:table-cell table:style-name="TableParallel.A1" office:value-type="string">
            <text:p text:style-name="BodyLIndent">A solis ortu usque ad occásum, * laudábile nomen Dómini.</text:p>
          </table:table-cell>
        </table:table-row>
        <table:table-row>
          <table:table-cell table:style-name="TableParallel.B1" office:value-type="string">
            <text:p text:style-name="BodyEIndent">The Lord is high above all nations; * and his glory above the heavens.</text:p>
          </table:table-cell>
          <table:table-cell table:style-name="TableParallel.A1" office:value-type="string">
            <text:p text:style-name="BodyLIndent">Excélsus super omnes gentes Dóminus, * et super cælos glória ejus.</text:p>
          </table:table-cell>
        </table:table-row>
        <table:table-row>
          <table:table-cell table:style-name="TableParallel.B1" office:value-type="string">
            <text:p text:style-name="BodyEIndent">Who is as the Lord our God, who dwelleth on high: * and looketh down on the low things in heaven and in earth?</text:p>
          </table:table-cell>
          <table:table-cell table:style-name="TableParallel.A1" office:value-type="string">
            <text:p text:style-name="BodyLIndent">Quis sicut Dóminus, Deus noster, qui in altis hábitat, * et humília réspicit in cælo et in terra?</text:p>
          </table:table-cell>
        </table:table-row>
        <table:table-row>
          <table:table-cell table:style-name="TableParallel.B1" office:value-type="string">
            <text:p text:style-name="BodyEIndent">Raising up the needy from the earth, * and lifting up the poor out of the dunghill:</text:p>
          </table:table-cell>
          <table:table-cell table:style-name="TableParallel.A1" office:value-type="string">
            <text:p text:style-name="BodyLIndent">Súscitans a terra ínopem, * et de stércore érigens páuperem:</text:p>
          </table:table-cell>
        </table:table-row>
        <table:table-row>
          <table:table-cell table:style-name="TableParallel.B1" office:value-type="string">
            <text:p text:style-name="BodyEIndent">That he may place him with princes, * with the princes of his people.</text:p>
          </table:table-cell>
          <table:table-cell table:style-name="TableParallel.A1" office:value-type="string">
            <text:p text:style-name="BodyLIndent">Ut cóllocet eum cum princípibus, * cum princípibus pópuli sui.</text:p>
          </table:table-cell>
        </table:table-row>
        <table:table-row>
          <table:table-cell table:style-name="TableParallel.B1" office:value-type="string">
            <text:p text:style-name="BodyEIndent">Who maketh a barren woman to dwell in a house, * the joyful mother of children.</text:p>
          </table:table-cell>
          <table:table-cell table:style-name="TableParallel.A1" office:value-type="string">
            <text:p text:style-name="BodyLIndent">Qui habitáre facit stérilem in domo, * matrem filiórum lætántem.</text:p>
          </table:table-cell>
        </table:table-row>
      </table:table>
      <text:p text:style-name="Spacer"/>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His left hand is under my head, and his right hand shall embrace me.</text:p>
          </table:table-cell>
          <table:table-cell table:style-name="TableParallel.A1" office:value-type="string">
            <text:p text:style-name="BodyL"><text:span text:style-name="Rubric">Ant. </text:span>Læva ejus sub cápite meo, et déxtera illíus amplexábitur me.</text:p>
          </table:table-cell>
        </table:table-row>
        <table:table-row>
          <table:table-cell table:style-name="TableParallel.B1" office:value-type="string">
            <text:p text:style-name="BodyE"><text:span text:style-name="Rubric">Ant 3. </text:span>I am black * but beautiful, O ye daughters of Jerusalem; therefore the King loved me, and brought me into his chamber.</text:p>
          </table:table-cell>
          <table:table-cell table:style-name="TableParallel.A1" office:value-type="string">
            <text:p text:style-name="BodyL"><text:span text:style-name="Rubric">Ant 3. </text:span>Nigra sum, * sed formósa, fíliæ Jerúsalem; ídeo diléxit me Rex, et introdúxit me in cubículum suum.</text:p>
          </table:table-cell>
        </table:table-row>
      </table:table>
      <text:p text:style-name="Head2Ps">Psalmus 121. Lætátus sum</text:p>
      <table:table table:name="Table2399" table:style-name="TableParallel">
        <table:table-column table:style-name="TableParallel.B"/>
        <table:table-column table:style-name="TableParallel.A"/>
        <table:table-row>
          <table:table-cell table:style-name="TableParallel.B1" office:value-type="string">
            <text:p text:style-name="BodyEDrop">I REJOICED at the things that were said to me: * We shall go into the house of the Lord.</text:p>
          </table:table-cell>
          <table:table-cell table:style-name="TableParallel.A1" office:value-type="string">
            <text:p text:style-name="BodyLDrop">LÆTÁTUS sum in his, quæ dicta sunt mihi: * In domum Dómini íbimus.</text:p>
          </table:table-cell>
        </table:table-row>
        <table:table-row>
          <table:table-cell table:style-name="TableParallel.B1" office:value-type="string">
            <text:p text:style-name="BodyEIndent">Our feet were standing * in thy courts, O Jerusalem.</text:p>
          </table:table-cell>
          <table:table-cell table:style-name="TableParallel.A1" office:value-type="string">
            <text:p text:style-name="BodyLIndent">Stantes erant pedes nostri, * in átriis tuis, Jerúsalem.</text:p>
          </table:table-cell>
        </table:table-row>
        <table:table-row>
          <table:table-cell table:style-name="TableParallel.B1" office:value-type="string">
            <text:p text:style-name="BodyEIndent">Jerusalem, which is built as a city, * which is compact together.</text:p>
          </table:table-cell>
          <table:table-cell table:style-name="TableParallel.A1" office:value-type="string">
            <text:p text:style-name="BodyLIndent">Jerúsalem, quæ ædificátur ut cívitas: * cujus participátio ejus in idípsum.</text:p>
          </table:table-cell>
        </table:table-row>
        <table:table-row>
          <table:table-cell table:style-name="TableParallel.B1" office:value-type="string">
            <text:p text:style-name="BodyEIndent">For thither did the tribes go up, the tribes of the Lord: * the testimony of Israel, to praise the name of the Lord.</text:p>
          </table:table-cell>
          <table:table-cell table:style-name="TableParallel.A1" office:value-type="string">
            <text:p text:style-name="BodyLIndent">Illuc enim ascendérunt tribus, tribus Dómini: * testimónium Israël ad confiténdum nómini Dómini.</text:p>
          </table:table-cell>
        </table:table-row>
        <table:table-row>
          <table:table-cell table:style-name="TableParallel.B1" office:value-type="string">
            <text:p text:style-name="BodyEIndent">Because their seats have sat in judgment, * seats upon the house of David.</text:p>
          </table:table-cell>
          <table:table-cell table:style-name="TableParallel.A1" office:value-type="string">
            <text:p text:style-name="BodyLIndent">Quia illic sedérunt sedes in judício, * sedes super domum David.</text:p>
          </table:table-cell>
        </table:table-row>
        <table:table-row>
          <table:table-cell table:style-name="TableParallel.B1" office:value-type="string">
            <text:p text:style-name="BodyEIndent">Pray ye for the things that are for the peace of Jerusalem: * and abundance for them that love thee.</text:p>
          </table:table-cell>
          <table:table-cell table:style-name="TableParallel.A1" office:value-type="string">
            <text:p text:style-name="BodyLIndent">Rogáte quæ ad pacem sunt Jerúsalem: * et abundántia diligéntibus te:</text:p>
          </table:table-cell>
        </table:table-row>
        <table:table-row>
          <table:table-cell table:style-name="TableParallel.B1" office:value-type="string">
            <text:p text:style-name="BodyEIndent">Let peace be in thy strength: * and abundance in thy towers.</text:p>
          </table:table-cell>
          <table:table-cell table:style-name="TableParallel.A1" office:value-type="string">
            <text:p text:style-name="BodyLIndent">Fiat pax in virtúte tua: * et abundántia in túrribus tuis.</text:p>
          </table:table-cell>
        </table:table-row>
        <table:table-row>
          <table:table-cell table:style-name="TableParallel.B1" office:value-type="string">
            <text:p text:style-name="BodyEIndent">For the sake of my brethren, and of my neighbours, * I spoke peace of thee.</text:p>
          </table:table-cell>
          <table:table-cell table:style-name="TableParallel.A1" office:value-type="string">
            <text:p text:style-name="BodyLIndent">Propter fratres meos, et próximos meos, * loquébar pacem de te:</text:p>
          </table:table-cell>
        </table:table-row>
        <table:table-row>
          <table:table-cell table:style-name="TableParallel.B1" office:value-type="string">
            <text:p text:style-name="BodyEIndent">Because of the house of the Lord our God, * I have sought good things for thee.</text:p>
          </table:table-cell>
          <table:table-cell table:style-name="TableParallel.A1" office:value-type="string">
            <text:p text:style-name="BodyLIndent">Propter domum Dómini, Dei nostri, * quæsívi bona tibi.</text:p>
          </table:table-cell>
        </table:table-row>
      </table:table>
      <text:p text:style-name="Spacer"/>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I am black but beautiful, O ye daughters of Jerusalem; therefore the King loved me, and brought me into his chamber.</text:p>
          </table:table-cell>
          <table:table-cell table:style-name="TableParallel.A1" office:value-type="string">
            <text:p text:style-name="BodyL"><text:span text:style-name="Rubric">Ant. </text:span>Nigra sum, sed formósa, fíliæ Jerúsalem; ídeo diléxit me Rex, et introdúxit me in cubículum suum.</text:p>
          </table:table-cell>
        </table:table-row>
        <table:table-row>
          <table:table-cell table:style-name="TableParallel.B1" office:value-type="string">
            <text:p text:style-name="BodyE"><text:span text:style-name="Rubric">Ant 4. </text:span>For winter is now past, * the rain is over and gone; arise, my beloved, and come.</text:p>
          </table:table-cell>
          <table:table-cell table:style-name="TableParallel.A1" office:value-type="string">
            <text:p text:style-name="BodyL"><text:span text:style-name="Rubric">Ant 4. </text:span>Jam hiems tránsiit, * imber ábiit et recéssit: surge, amíca mea, et veni.</text:p>
          </table:table-cell>
        </table:table-row>
      </table:table>
      <text:p text:style-name="Head2Ps">Psalmus 126. Nisi Dóminus</text:p>
      <table:table table:name="Table2399" table:style-name="TableParallel">
        <table:table-column table:style-name="TableParallel.B"/>
        <table:table-column table:style-name="TableParallel.A"/>
        <table:table-row>
          <table:table-cell table:style-name="TableParallel.B1" office:value-type="string">
            <text:p text:style-name="BodyEDrop">UNLESS the Lord build the house, * they labour in vain that build it.</text:p>
          </table:table-cell>
          <table:table-cell table:style-name="TableParallel.A1" office:value-type="string">
            <text:p text:style-name="BodyLDrop">NISI Dóminus ædificáverit domum, * in vanum laboravérunt qui ædíficant eam.</text:p>
          </table:table-cell>
        </table:table-row>
        <table:table-row>
          <table:table-cell table:style-name="TableParallel.B1" office:value-type="string">
            <text:p text:style-name="BodyEIndent">Unless the Lord keep the city, * he watcheth in vain that keepeth it.</text:p>
          </table:table-cell>
          <table:table-cell table:style-name="TableParallel.A1" office:value-type="string">
            <text:p text:style-name="BodyLIndent">Nisi Dóminus custodíerit civitátem, * frustra vígilat qui custódit eam.</text:p>
          </table:table-cell>
        </table:table-row>
        <table:table-row>
          <table:table-cell table:style-name="TableParallel.B1" office:value-type="string">
            <text:p text:style-name="BodyEIndent">It is vain for you to rise before light, * rise ye after you have sitten, you that eat the bread of sorrow.</text:p>
          </table:table-cell>
          <table:table-cell table:style-name="TableParallel.A1" office:value-type="string">
            <text:p text:style-name="BodyLIndent">Vanum est vobis ante lucem súrgere: * súrgite postquam sedéritis, qui manducátis panem dolóris.</text:p>
          </table:table-cell>
        </table:table-row>
        <table:table-row>
          <table:table-cell table:style-name="TableParallel.B1" office:value-type="string">
            <text:p text:style-name="BodyEIndent">When he shall give sleep to his beloved, * behold the inheritance of the Lord are children: the reward, the fruit of the womb.</text:p>
          </table:table-cell>
          <table:table-cell table:style-name="TableParallel.A1" office:value-type="string">
            <text:p text:style-name="BodyLIndent">Cum déderit diléctis suis somnum: * ecce heréditas Dómini fílii: merces, fructus ventris.</text:p>
          </table:table-cell>
        </table:table-row>
        <table:table-row>
          <table:table-cell table:style-name="TableParallel.B1" office:value-type="string">
            <text:p text:style-name="BodyEIndent">As arrows in the hand of the mighty, * so the children of them that have been shaken.</text:p>
          </table:table-cell>
          <table:table-cell table:style-name="TableParallel.A1" office:value-type="string">
            <text:p text:style-name="BodyLIndent">Sicut sagíttæ in manu poténtis: * ita fílii excussórum.</text:p>
          </table:table-cell>
        </table:table-row>
        <table:table-row>
          <table:table-cell table:style-name="TableParallel.B1" office:value-type="string">
            <text:p text:style-name="BodyEIndent">Blessed is the man that hath filled the desire with them; * he shall not be confounded when he shall speak to his enemies in the gate.</text:p>
          </table:table-cell>
          <table:table-cell table:style-name="TableParallel.A1" office:value-type="string">
            <text:p text:style-name="BodyLIndent">Beátus vir, qui implévit desidérium suum ex ipsis: * non confundétur cum loquétur inimícis suis in porta.</text:p>
          </table:table-cell>
        </table:table-row>
      </table:table>
      <text:p text:style-name="Spacer"/>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For winter is now past, the rain is over and gone; arise, my beloved, and come.</text:p>
          </table:table-cell>
          <table:table-cell table:style-name="TableParallel.A1" office:value-type="string">
            <text:p text:style-name="BodyL"><text:span text:style-name="Rubric">Ant. </text:span>Jam hiems tránsiit, imber ábiit et recéssit: surge, amíca mea, et veni.</text:p>
          </table:table-cell>
        </table:table-row>
        <table:table-row>
          <table:table-cell table:style-name="TableParallel.B1" office:value-type="string">
            <text:p text:style-name="BodyE"><text:span text:style-name="Rubric">Ant 5. </text:span>Thou art beautiful * and sweet in thy delights, O holy Mother of God.</text:p>
          </table:table-cell>
          <table:table-cell table:style-name="TableParallel.A1" office:value-type="string">
            <text:p text:style-name="BodyL"><text:span text:style-name="Rubric">Ant 5. </text:span>Speciósa * facta es et suávis in delíciis tuis, sancta Dei Génitrix.</text:p>
          </table:table-cell>
        </table:table-row>
      </table:table>
      <text:p text:style-name="Head2Ps">Psalmus 147. Lauda, Jerúsalem</text:p>
      <table:table table:name="Table2399" table:style-name="TableParallel">
        <table:table-column table:style-name="TableParallel.B"/>
        <table:table-column table:style-name="TableParallel.A"/>
        <table:table-row>
          <table:table-cell table:style-name="TableParallel.B1" office:value-type="string">
            <text:p text:style-name="BodyEDrop">PRAISE the Lord, O Jerusalem: * praise thy God, O Sion.</text:p>
          </table:table-cell>
          <table:table-cell table:style-name="TableParallel.A1" office:value-type="string">
            <text:p text:style-name="BodyLDrop">LAUDA, Jerúsalem, Dóminum: * lauda Deum tuum, Sion.</text:p>
          </table:table-cell>
        </table:table-row>
        <table:table-row>
          <table:table-cell table:style-name="TableParallel.B1" office:value-type="string">
            <text:p text:style-name="BodyEIndent">Because he hath strengthened the bolts of thy gates, * he hath blessed thy children within thee.</text:p>
          </table:table-cell>
          <table:table-cell table:style-name="TableParallel.A1" office:value-type="string">
            <text:p text:style-name="BodyLIndent">Quóniam confortávit seras portárum tuárum: * benedíxit fíliis tuis in te.</text:p>
          </table:table-cell>
        </table:table-row>
        <table:table-row>
          <table:table-cell table:style-name="TableParallel.B1" office:value-type="string">
            <text:p text:style-name="BodyEIndent">Who hath placed peace in thy borders: * and filleth thee with the fat of corn.</text:p>
          </table:table-cell>
          <table:table-cell table:style-name="TableParallel.A1" office:value-type="string">
            <text:p text:style-name="BodyLIndent">Qui pósuit fines tuos pacem: * et ádipe fruménti sátiat te.</text:p>
          </table:table-cell>
        </table:table-row>
        <table:table-row>
          <table:table-cell table:style-name="TableParallel.B1" office:value-type="string">
            <text:p text:style-name="BodyEIndent">Who sendeth forth his speech to the earth: * his word runneth swiftly.</text:p>
          </table:table-cell>
          <table:table-cell table:style-name="TableParallel.A1" office:value-type="string">
            <text:p text:style-name="BodyLIndent">Qui emíttit elóquium suum terræ: * velóciter currit sermo ejus.</text:p>
          </table:table-cell>
        </table:table-row>
        <table:table-row>
          <table:table-cell table:style-name="TableParallel.B1" office:value-type="string">
            <text:p text:style-name="BodyEIndent">Who giveth snow like wool: * scattereth mists like ashes.</text:p>
          </table:table-cell>
          <table:table-cell table:style-name="TableParallel.A1" office:value-type="string">
            <text:p text:style-name="BodyLIndent">Qui dat nivem sicut lanam: * nébulam sicut cínerem spargit.</text:p>
          </table:table-cell>
        </table:table-row>
        <table:table-row>
          <table:table-cell table:style-name="TableParallel.B1" office:value-type="string">
            <text:p text:style-name="BodyEIndent">He sendeth his crystal like morsels: * who shall stand before the face of his cold?</text:p>
          </table:table-cell>
          <table:table-cell table:style-name="TableParallel.A1" office:value-type="string">
            <text:p text:style-name="BodyLIndent">Mittit crystállum suam sicut buccéllas: * ante fáciem frígoris, ejus quis sustinébit?</text:p>
          </table:table-cell>
        </table:table-row>
        <table:table-row>
          <table:table-cell table:style-name="TableParallel.B1" office:value-type="string">
            <text:p text:style-name="BodyEIndent">He shall send out his word, and shall melt them: * his wind shall blow, and the waters shall run.</text:p>
          </table:table-cell>
          <table:table-cell table:style-name="TableParallel.A1" office:value-type="string">
            <text:p text:style-name="BodyLIndent">Emíttet verbum suum, et liquefáciet ea: * flabit spíritus ejus, et fluent aquæ.</text:p>
          </table:table-cell>
        </table:table-row>
        <table:table-row>
          <table:table-cell table:style-name="TableParallel.B1" office:value-type="string">
            <text:p text:style-name="BodyEIndent">Who declareth his word to Jacob: * his justices and his judgments to Israel.</text:p>
          </table:table-cell>
          <table:table-cell table:style-name="TableParallel.A1" office:value-type="string">
            <text:p text:style-name="BodyLIndent">Qui annúntiat verbum suum Jacob: * justítias, et judícia sua Israël.</text:p>
          </table:table-cell>
        </table:table-row>
        <table:table-row>
          <table:table-cell table:style-name="TableParallel.B1" office:value-type="string">
            <text:p text:style-name="BodyEIndent">He hath not done in like manner to every nation: * and his judgments he hath not made manifest to them.</text:p>
          </table:table-cell>
          <table:table-cell table:style-name="TableParallel.A1" office:value-type="string">
            <text:p text:style-name="BodyLIndent">Non fecit táliter omni natióni: * et judícia sua non manifestávit eis.</text:p>
          </table:table-cell>
        </table:table-row>
      </table:table>
      <text:p text:style-name="Spacer"/>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5. </text:span>Thou art beautiful * and sweet in thy delights, O holy Mother of God.</text:p>
          </table:table-cell>
          <table:table-cell table:style-name="TableParallel.A1" office:value-type="string">
            <text:p text:style-name="BodyL"><text:span text:style-name="Rubric">Ant 5. </text:span>Speciósa * facta es et suávis in delíciis tuis, sancta Dei Génitrix.</text:p>
          </table:table-cell>
        </table:table-row>
      </table:table>
      <text:p text:style-name="BkHidden"><text:bookmark text:name="csBVMVlc"/></text:p>
      <text:p text:style-name="Head3">Capitulum</text:p>
      <text:p text:style-name="RubricHSm"><text:tab/>Ecclus. 24:14</text:p>
      <table:table table:name="Table2399" table:style-name="TableParallel">
        <table:table-column table:style-name="TableParallel.B"/>
        <table:table-column table:style-name="TableParallel.A"/>
        <table:table-row>
          <table:table-cell table:style-name="TableParallel.B1" office:value-type="string">
            <text:p text:style-name="BodyEDrop">FROM the beginning, and before the world, was I created, and unto the world to come I shall not cease to be, and in the holy dwelling place I have ministered before him.</text:p>
            <text:p text:style-name="BodyE"><text:span text:style-name="VR">R. </text:span>Thanks be to God.</text:p>
          </table:table-cell>
          <table:table-cell table:style-name="TableParallel.A1" office:value-type="string">
            <text:p text:style-name="BodyLDrop">AB inítio et ante sæcula creáta sum, et usque ad futúrum sæculum non désinam, et in habitatióne sancta coram ipso ministrávi.</text:p>
            <text:p text:style-name="BodyL"><text:span text:style-name="VR">R. </text:span>Deo grátias.</text:p>
          </table:table-cell>
        </table:table-row>
      </table:table>
      <text:p text:style-name="Head3">Hymnus cum Versum</text:p>
      <text:p text:style-name="RubricH">Prima stropha sequentis hymni dicitur flexis genibus:</text:p>
      <table:table table:name="Table2399" table:style-name="TableParallel">
        <table:table-column table:style-name="TableParallel.B"/>
        <table:table-column table:style-name="TableParallel.A"/>
        <table:table-row>
          <table:table-cell table:style-name="TableParallel.B1" office:value-type="string">
            <text:p text:style-name="HymnE1"><text:span text:style-name="HymnR">H</text:span>ail thou Star of ocean!</text:p>
            <text:p text:style-name="HymnE">Portal of the sky!</text:p>
            <text:p text:style-name="HymnE">Ever Virgin Mother</text:p>
            <text:p text:style-name="HymnE">Of the Lord most High!</text:p>
          </table:table-cell>
          <table:table-cell table:style-name="TableParallel.A1" office:value-type="string">
            <text:p text:style-name="HymnL1"><text:span text:style-name="HymnR">A</text:span>ve, maris stella,</text:p>
            <text:p text:style-name="HymnL">Dei Mater alma,</text:p>
            <text:p text:style-name="HymnL">Atque semper Virgo,</text:p>
            <text:p text:style-name="HymnL">Felix cæli porta.</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O</text:span>h! by Gabriel’s Ave,</text:p>
            <text:p text:style-name="HymnE">Utter’d long ago,</text:p>
            <text:p text:style-name="HymnE">Eva’s name reversing,</text:p>
            <text:p text:style-name="HymnE">Stablish peace below.</text:p>
          </table:table-cell>
          <table:table-cell table:style-name="TableParallel.A1" office:value-type="string">
            <text:p text:style-name="HymnL"><text:span text:style-name="HymnR">S</text:span>umens illud Ave</text:p>
            <text:p text:style-name="HymnL">Gabriélis ore,</text:p>
            <text:p text:style-name="HymnL">Funda nos in pace,</text:p>
            <text:p text:style-name="HymnL">Mutans Hevæ nomen.</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B</text:span>reak the captive’s fetters;</text:p>
            <text:p text:style-name="HymnE">Light on blindness pour;</text:p>
            <text:p text:style-name="HymnE">All our ills expelling,</text:p>
            <text:p text:style-name="HymnE">Every bliss implore.</text:p>
          </table:table-cell>
          <table:table-cell table:style-name="TableParallel.A1" office:value-type="string">
            <text:p text:style-name="HymnL"><text:span text:style-name="HymnR">S</text:span>olve vincla reis,</text:p>
            <text:p text:style-name="HymnL">Profer lumen cæcis,</text:p>
            <text:p text:style-name="HymnL">Mala nostra pelle,</text:p>
            <text:p text:style-name="HymnL">Bona cuncta posce.</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S</text:span>hew thyself a Mother;</text:p>
            <text:p text:style-name="HymnE">Offer Him our sighs,</text:p>
            <text:p text:style-name="HymnE">Who for us Incarnate</text:p>
            <text:p text:style-name="HymnE">Did not thee despise.</text:p>
          </table:table-cell>
          <table:table-cell table:style-name="TableParallel.A1" office:value-type="string">
            <text:p text:style-name="HymnL"><text:span text:style-name="HymnR">M</text:span>onstra te esse matrem,</text:p>
            <text:p text:style-name="HymnL">Sumat per te preces,</text:p>
            <text:p text:style-name="HymnL">Qui pro nobis natus</text:p>
            <text:p text:style-name="HymnL">Tulit esse tuus.</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V</text:span>irgin of all Virgins!</text:p>
            <text:p text:style-name="HymnE">To thy shelter take us;</text:p>
            <text:p text:style-name="HymnE">Gentlest of the gentle!</text:p>
            <text:p text:style-name="HymnE">Chase and gentle make us.</text:p>
          </table:table-cell>
          <table:table-cell table:style-name="TableParallel.A1" office:value-type="string">
            <text:p text:style-name="HymnL"><text:span text:style-name="HymnR">V</text:span>irgo singuláris,</text:p>
            <text:p text:style-name="HymnL">Inter omnes mitis,</text:p>
            <text:p text:style-name="HymnL">Nos, culpis solútos,</text:p>
            <text:p text:style-name="HymnL">Mites fac et castos.</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S</text:span>till as on we journey,</text:p>
            <text:p text:style-name="HymnE">Help our weak endeavour;</text:p>
            <text:p text:style-name="HymnE">Till with thee and Jesus</text:p>
            <text:p text:style-name="HymnE">We rejoice for ever.</text:p>
          </table:table-cell>
          <table:table-cell table:style-name="TableParallel.A1" office:value-type="string">
            <text:p text:style-name="HymnL"><text:span text:style-name="HymnR">V</text:span>itam præsta puram,</text:p>
            <text:p text:style-name="HymnL">Iter para tutum,</text:p>
            <text:p text:style-name="HymnL">Ut, vidéntes Jesum,</text:p>
            <text:p text:style-name="HymnL">Semper collætémur.</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T</text:span>hrough the highest Heaven,,</text:p>
            <text:p text:style-name="HymnE">To the Almighty Three,</text:p>
            <text:p text:style-name="HymnE">Father, Son, and Spirit,</text:p>
            <text:p text:style-name="HymnE">One same glory be. Amen.</text:p>
          </table:table-cell>
          <table:table-cell table:style-name="TableParallel.A1" office:value-type="string">
            <text:p text:style-name="HymnL"><text:span text:style-name="HymnR">S</text:span>it laus Deo Patri,</text:p>
            <text:p text:style-name="HymnL">Summo Christo decus,</text:p>
            <text:p text:style-name="HymnL">Spirítui Sancto,</text:p>
            <text:p text:style-name="HymnL">Tribus honor unus. Amen.</text:p>
          </table:table-cell>
        </table:table-row>
      </table:table>
      <text:p text:style-name="BodySm"><text:span text:style-name="Rubric">Auth. Unk. 6-9th c.<text:tab/>Trans. Fr. E.Caswall</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Graciously vouchsafe that I may praise thee, O holy Virgin.  <text:span text:style-name="VR">R. </text:span>Give me strength against thine enemies.</text:p>
          </table:table-cell>
          <table:table-cell table:style-name="TableParallel.A1" office:value-type="string">
            <text:p text:style-name="BodyL"><text:span text:style-name="VR">V. </text:span>Dignáre me laudáre te, Virgo sacráta.  <text:span text:style-name="VR">R. </text:span>Da mihi virtútem contra hostes tuos.</text:p>
          </table:table-cell>
        </table:table-row>
      </table:table>
      <text:p text:style-name="Head3">Magnificat</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All generations * shall call me blessed, for God hath regarded his lowly handmaid.</text:p>
          </table:table-cell>
          <table:table-cell table:style-name="TableParallel.A1" office:value-type="string">
            <text:p text:style-name="BodyL"><text:span text:style-name="Rubric">Ant. </text:span>Beátam me dicent * omnes generatiónes, quia ancíllam húmilem respéxit Deus.</text:p>
          </table:table-cell>
        </table:table-row>
      </table:table>
      <text:p text:style-name="Rubric">On Feasts of the 1st or 2nd class, Compline of Sunday is said; on Feasts of the 3rd class, Compline of the feria is said.</text:p>
      <text:p text:style-name="Body"/>
      <text:p text:style-name="Head3"><draw:frame text:anchor-type="as-char" svg:width="1309" style:rel-width="100%" svg:height="257" style:rel-height="scale"><draw:image xlink:href="../Images/separator2.tif" xlink:type="simple" xlink:show="embed" xlink:actuate="onLoad"/></draw:frame></text:p>
      <text:p text:style-name="RubricH"/>
      <text:p text:style-name="Hidden1">Common of Saints</text:p>
      <text:p text:style-name="Hidden2">BVM Saturday</text:p>
      <text:p text:style-name="BkHidden"><text:bookmark text:name="csBVMSat"/></text:p>
      <text:p text:style-name="Head1">Commune Sanctæ Mariæ in Sabbato</text:p>
      <text:p text:style-name="Head2">ad Laudes</text:p>
      <text:p text:style-name="Head3">Psalmi cum Antiphona</text:p>
      <text:p text:style-name="Rubric">Psalms and antiphons as in Saturday Lauds I, <text:span text:style-name="NonRubric">p. <text:bookmark-ref text:reference-format="page" text:ref-name="PsSaL1"/></text:span></text:p>
      <text:p text:style-name="Head3">Capitulum</text:p>
      <text:p text:style-name="RubricHSm"><text:tab/>Ecclus. 24:14</text:p>
      <table:table table:name="Table2399" table:style-name="TableParallel">
        <table:table-column table:style-name="TableParallel.B"/>
        <table:table-column table:style-name="TableParallel.A"/>
        <table:table-row>
          <table:table-cell table:style-name="TableParallel.B1" office:value-type="string">
            <text:p text:style-name="BodyEDrop">FROM the beginning, and before the world, was I created, and unto the world to come I shall not cease to be, and in the holy dwelling place I have ministered before him.</text:p>
            <text:p text:style-name="BodyE"><text:span text:style-name="VR">R. </text:span>Thanks be to God.</text:p>
          </table:table-cell>
          <table:table-cell table:style-name="TableParallel.A1" office:value-type="string">
            <text:p text:style-name="BodyLDrop">AB inítio et ante sæcula creáta sum, et usque ad futúrum sæculum non désinam, et in habitatióne sancta coram ipso ministrávi.</text:p>
            <text:p text:style-name="BodyL"><text:span text:style-name="VR">R. </text:span>Deo grátias.</text:p>
          </table:table-cell>
        </table:table-row>
      </table:table>
      <text:p text:style-name="Head3">Hymnus cum Versum</text:p>
      <table:table table:name="Table2399" table:style-name="TableParallel">
        <table:table-column table:style-name="TableParallel.B"/>
        <table:table-column table:style-name="TableParallel.A"/>
        <table:table-row>
          <table:table-cell table:style-name="TableParallel.B1" office:value-type="string">
            <text:p text:style-name="HymnE1"><text:span text:style-name="HymnR">O</text:span> Queen of all the Virgin choir!</text:p>
            <text:p text:style-name="HymnE">Enthroned above the starry sky!</text:p>
            <text:p text:style-name="HymnE">Who with thy bosom’s milk didst feed</text:p>
            <text:p text:style-name="HymnE">Thy own Creator Lord most high.</text:p>
          </table:table-cell>
          <table:table-cell table:style-name="TableParallel.A1" office:value-type="string">
            <text:p text:style-name="HymnL1"><text:span text:style-name="HymnR">O</text:span> gloriósa vírginum,</text:p>
            <text:p text:style-name="HymnL">Sublímis inter sídera,</text:p>
            <text:p text:style-name="HymnL">Qui te creávit, párvulum</text:p>
            <text:p text:style-name="HymnL">Lacténte nutris úbere.</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W</text:span>hat man had lost in hapless Eve,</text:p>
            <text:p text:style-name="HymnE">Thy sacred womb to man restores;</text:p>
            <text:p text:style-name="HymnE">Thou to the wretched here beneath</text:p>
            <text:p text:style-name="HymnE">Hast open’d Heaven’s eternal doors.</text:p>
          </table:table-cell>
          <table:table-cell table:style-name="TableParallel.A1" office:value-type="string">
            <text:p text:style-name="HymnL"><text:span text:style-name="HymnR">Q</text:span>uod Heva tristis ábstulit,</text:p>
            <text:p text:style-name="HymnL">Tu reddis almo gérmine:</text:p>
            <text:p text:style-name="HymnL">Intrent ut astra flébiles,</text:p>
            <text:p text:style-name="HymnL">Cæli reclúdis cárdines.</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H</text:span>ail, O refulgent Hall of light!</text:p>
            <text:p text:style-name="HymnE">Hail, Gate august of Heaven’s high King!</text:p>
            <text:p text:style-name="HymnE">Through Thee redeem’d to endless life,</text:p>
            <text:p text:style-name="HymnE">Thy praise let all the nations sing.</text:p>
          </table:table-cell>
          <table:table-cell table:style-name="TableParallel.A1" office:value-type="string">
            <text:p text:style-name="HymnL"><text:span text:style-name="HymnR">T</text:span>u Regis alti jánua</text:p>
            <text:p text:style-name="HymnL">Et aula lucis fúlgida:</text:p>
            <text:p text:style-name="HymnL">Vitam datam per Vírginem,</text:p>
            <text:p text:style-name="HymnL">Gentes redémptæ, pláudite.</text:p>
          </table:table-cell>
        </table:table-row>
        <table:table-row>
          <table:table-cell table:style-name="TableParallel.B1" office:value-type="string">
            <text:p text:style-name="HymnS"/>
          </table:table-cell>
          <table:table-cell table:style-name="TableParallel.A1" office:value-type="string">
            <text:p text:style-name="HymnS"/>
          </table:table-cell>
        </table:table-row>
        <table:table-row>
          <table:table-cell table:style-name="TableParallel.B1" office:value-type="string">
            <text:p text:style-name="HymnE"><text:span text:style-name="HymnR">O</text:span> Jesu! born of Virgin bright,</text:p>
            <text:p text:style-name="HymnE">Immortal glory be to Thee;</text:p>
            <text:p text:style-name="HymnE">Praise to the Father infinite,</text:p>
            <text:p text:style-name="HymnE">And Holy Ghost eternally. Amen.</text:p>
          </table:table-cell>
          <table:table-cell table:style-name="TableParallel.A1" office:value-type="string">
            <text:p text:style-name="HymnL"><text:span text:style-name="HymnR">J</text:span>esu tibi sit glória,</text:p>
            <text:p text:style-name="HymnL">Qui natus es de Vírgine,</text:p>
            <text:p text:style-name="HymnL">Cum Patre, et almo Spíritu,</text:p>
            <text:p text:style-name="HymnL">In sempitérna sæcula. Amen.</text:p>
          </table:table-cell>
        </table:table-row>
      </table:table>
      <text:p text:style-name="BodySm"><text:span text:style-name="Rubric">Auth. Venantius Fortunatus<text:tab/>Trans. Fr. E.Caswall</text:span></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Blessed art thou among women.  <text:span text:style-name="VR">R. </text:span>And blessed is the fruit of thy womb.</text:p>
          </table:table-cell>
          <table:table-cell table:style-name="TableParallel.A1" office:value-type="string">
            <text:p text:style-name="BodyL"><text:span text:style-name="VR">V. </text:span>Benedícta tu in muliéribus.  <text:span text:style-name="VR">R. </text:span>Et benedíctus fructus ventris tui.</text:p>
          </table:table-cell>
        </table:table-row>
      </table:table>
      <text:p text:style-name="BodySm"/>
      <text:p text:style-name="RubricH">From the Saturday after the Octave of the Nativity of our Lord to the Saturday before the Purification, inclusive:</text:p>
      <text:p text:style-name="Head3">Benedíctus</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An admirable mystery * is this day revealed: the two natures are united in a new way, God is made man. He remained what he was, and he assumed what he was not, suffering neither confusion nor division.</text:p>
          </table:table-cell>
          <table:table-cell table:style-name="TableParallel.A1" office:value-type="string">
            <text:p text:style-name="BodyL"><text:span text:style-name="Rubric">Ant. </text:span>Mirábile mystérium * declarátur hódie: innovántur natúræ, Deus homo factus est: id quod fuit permánsit, et quod non erat assúmpsit non commixtiónem passus, neque divisiónem.</text:p>
          </table:table-cell>
        </table:table-row>
      </table:table>
      <text:p text:style-name="Head3">Oratio</text:p>
      <table:table table:name="Table2399" table:style-name="TableParallel">
        <table:table-column table:style-name="TableParallel.B"/>
        <table:table-column table:style-name="TableParallel.A"/>
        <table:table-row>
          <table:table-cell table:style-name="TableParallel.B1" office:value-type="string">
            <text:p text:style-name="BodyEDrop">O GOD, who by the fruitful virginity of blessed Mary, hast given to mankind the rewards of eternal salvation; grant, we beseech thee, that we may experience her intercession for us, by whom we received the Author of life, our Lord Jesus Christ, thy Son. Who liveth.</text:p>
          </table:table-cell>
          <table:table-cell table:style-name="TableParallel.A1" office:value-type="string">
            <text:p text:style-name="BodyLDrop">DEUS, qui salútis ætérnæ, beátæ Maríæ virginitáte fœcúnda, humáno géneri præmia præstitísti: tríbue, quæsumus; ut ipsam pro nobis intercédere sentiámus, per quam merúimus auctórem vitæ suscípere, Dóminum nostrum Jesum Christum Fílium tuum: Qui tecum vivit.</text:p>
          </table:table-cell>
        </table:table-row>
      </table:table>
      <text:p text:style-name="BodySm"/>
      <text:p text:style-name="RubricH">From the Saturday after the Purification to the Saturday before Quinquagesima Sunday, and from the Saturday after the feast of the Trinity until the Saturday before the first Sunday of Advent, inclusive:</text:p>
      <text:p text:style-name="Head3">Benedíctus</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O blessed Mary, * Mother of God, ever Virgin, temple of the Lord, sanctuary of the Holy Ghost, thou alone without previous example hast been pleasing to our Lord Jesus Christ; pray for the people, mediate for the clergy, intercede for all women vowed to God.</text:p>
          </table:table-cell>
          <table:table-cell table:style-name="TableParallel.A1" office:value-type="string">
            <text:p text:style-name="BodyL"><text:span text:style-name="Rubric">Ant. </text:span>Beáta Dei Génitrix, María, * Virgo perpétua, templum Dómini, sacrárium Spíritus Sancti, sola sine exémplo placuísti Dómino nostro Jesu Christo: ora pro pópulo, intérveni pro clero, intercéde pro devóto femíneo sexu.</text:p>
          </table:table-cell>
        </table:table-row>
      </table:table>
      <text:p text:style-name="Head3">Oratio</text:p>
      <table:table table:name="Table2399" table:style-name="TableParallel">
        <table:table-column table:style-name="TableParallel.B"/>
        <table:table-column table:style-name="TableParallel.A"/>
        <table:table-row>
          <table:table-cell table:style-name="TableParallel.B1" office:value-type="string">
            <text:p text:style-name="BodyEDrop">GRANT, we beseech thee, O Lord God, that we thy servants may enjoy perpetual health of body and mind; and, by the glorious intercession of the Blessed Mary, ever Virgin, be delivered from present sorrow, and possess eternal joy. Through our Lord.</text:p>
          </table:table-cell>
          <table:table-cell table:style-name="TableParallel.A1" office:value-type="string">
            <text:p text:style-name="BodyLDrop">CONCÉDE nos fámulos tuos, quæsumus, Dómine Deus, perpétua mentis et córporis sanitáte gaudére: et gloriósa beátæ Maríæ semper Vírginis intercessióne, a præsénti liberári tristítia, et ætérna pérfrui lætítia. Per Dóminum.</text:p>
          </table:table-cell>
        </table:table-row>
      </table:table>
      <text:p text:style-name="BodySm"/>
      <text:p text:style-name="RubricH">From the Saturday after the Low Sunday (the Sunday after Easter) to the Saturday after the Ascension, inclusive:</text:p>
      <text:p text:style-name="Head3">Benedíctus</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Rubric">Ant. </text:span>Queen of heaven, * rejoice, alleluia, for he whom thou didst merit to bear, alleluia, hath risen as he said, alleluia: pray for us to God, alleluia.</text:p>
          </table:table-cell>
          <table:table-cell table:style-name="TableParallel.A1" office:value-type="string">
            <text:p text:style-name="BodyL"><text:span text:style-name="Rubric">Ant. </text:span>Regína cæli,* lætáre, allelúja; quia quem meruísti portáre, allelúja; resurréxit, sicut dixit, allelúja: ora pro nobis Deum, allelúja.</text:p>
          </table:table-cell>
        </table:table-row>
      </table:table>
      <text:p text:style-name="Head3">Oratio</text:p>
      <text:p text:style-name="Rubric">Prayer <text:span text:style-name="NonRubric">Concéde nos</text:span>, as above.</text:p>
      <text:p text:style-name="BodySm"/>
      <text:p text:style-name="RubricH">In the Brief Response at Prime, the following versicle is said:</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Who wast born of the Virgin Mary.</text:p>
          </table:table-cell>
          <table:table-cell table:style-name="TableParallel.A1" office:value-type="string">
            <text:p text:style-name="BodyL"><text:span text:style-name="VR">V. </text:span>Qui natus es de María Vírgine.</text:p>
          </table:table-cell>
        </table:table-row>
      </table:table>
      <text:p text:style-name="BodySm"/>
      <text:p text:style-name="Head2">ad Tértiam</text:p>
      <text:p text:style-name="RubricHSm"><text:tab/>Ecclus. 24:14</text:p>
      <table:table table:name="Table2399" table:style-name="TableParallel">
        <table:table-column table:style-name="TableParallel.B"/>
        <table:table-column table:style-name="TableParallel.A"/>
        <table:table-row>
          <table:table-cell table:style-name="TableParallel.B1" office:value-type="string">
            <text:p text:style-name="BodyEDrop">FROM the beginning, and before the world, was I created, and unto the world to come I shall not cease to be, and in the holy dwelling place I have ministered before him.</text:p>
            <text:p text:style-name="BodyE"><text:span text:style-name="VR">R. </text:span>Thanks be to God.</text:p>
          </table:table-cell>
          <table:table-cell table:style-name="TableParallel.A1" office:value-type="string">
            <text:p text:style-name="BodyLDrop">AB inítio et ante sæcula creáta sum, et usque ad futúrum sæculum non désinam, et in habitatióne sancta coram ipso ministrávi.</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In thy comeliness * And thy beauty. <text:span text:style-name="VR">R. </text:span>In thy...</text:p>
          </table:table-cell>
          <table:table-cell table:style-name="TableParallel.A1" office:value-type="string">
            <text:p text:style-name="BodyL"><text:span text:style-name="VR">V. </text:span>Spécie tua * Et pulchritúdine tua. <text:span text:style-name="VR">R. </text:span>Spécie tua...</text:p>
          </table:table-cell>
        </table:table-row>
        <table:table-row>
          <table:table-cell table:style-name="TableParallel.B1" office:value-type="string">
            <text:p text:style-name="BodyE"><text:span text:style-name="VR">V. </text:span>Set out, proceed prosperously, and reign. <text:span text:style-name="VR">R. </text:span>And thy beauty.</text:p>
          </table:table-cell>
          <table:table-cell table:style-name="TableParallel.A1" office:value-type="string">
            <text:p text:style-name="BodyL"><text:span text:style-name="VR">V. </text:span>Inténde, próspere procéde, et regna. <text:span text:style-name="VR">R. </text:span>Et pulchritúdine tua.</text:p>
          </table:table-cell>
        </table:table-row>
        <table:table-row>
          <table:table-cell table:style-name="TableParallel.B1" office:value-type="string">
            <text:p text:style-name="BodyE"><text:span text:style-name="VR">V. </text:span>Glory be...Spirit. <text:span text:style-name="VR">R. </text:span>In thy...</text:p>
          </table:table-cell>
          <table:table-cell table:style-name="TableParallel.A1" office:value-type="string">
            <text:p text:style-name="BodyL"><text:span text:style-name="VR">V. </text:span>Glória Patri...Sancto. <text:span text:style-name="VR">R. </text:span>Spécie tua...</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God shall help her with his countenance. <text:span text:style-name="VR">R. </text:span>God dwelleth in her; she shall not be moved.</text:p>
          </table:table-cell>
          <table:table-cell table:style-name="TableParallel.A1" office:value-type="string">
            <text:p text:style-name="BodyL"><text:span text:style-name="VR">V. </text:span>Adjuvábit eam Deus vultu suo. <text:span text:style-name="VR">R. </text:span>Deus in médio ejus, non commovébitur.</text:p>
          </table:table-cell>
        </table:table-row>
      </table:table>
      <text:p text:style-name="BodySm"/>
      <text:p text:style-name="Head2">ad Sextam</text:p>
      <text:p text:style-name="Head3">Capitulum</text:p>
      <text:p text:style-name="RubricHSm"><text:tab/>Ecclus. 24:15</text:p>
      <table:table table:name="Table2399" table:style-name="TableParallel">
        <table:table-column table:style-name="TableParallel.B"/>
        <table:table-column table:style-name="TableParallel.A"/>
        <table:table-row>
          <table:table-cell table:style-name="TableParallel.B1" office:value-type="string">
            <text:p text:style-name="BodyEDrop">AND SO was I established in Sion, and in the holy city likewise I rested, and my power was in Jerusalem. And I took root in an honourable people, and in the portion of my God his inheritance, and my abode is in the full assembly of saints.</text:p>
            <text:p text:style-name="BodyE"><text:span text:style-name="VR">R. </text:span>Thanks be to God.</text:p>
          </table:table-cell>
          <table:table-cell table:style-name="TableParallel.A1" office:value-type="string">
            <text:p text:style-name="BodyLDrop">ET SIC in Sion firmáta sum, et in civitáte sanctificáta simíliter requiévi, et in Jerúsalem potéstas mea. Et radicávi in pópulo honorificáto, et in parte Dei mei heréditas illíus, et in plenitúdine sanctórum deténtio mea.</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God shall help her * With his countenance. <text:span text:style-name="VR">R. </text:span>God shall...</text:p>
          </table:table-cell>
          <table:table-cell table:style-name="TableParallel.A1" office:value-type="string">
            <text:p text:style-name="BodyL"><text:span text:style-name="VR">V. </text:span>Adjuvábit eam * Deus vultu suo. <text:span text:style-name="VR">R. </text:span>Adjuvábit eam...</text:p>
          </table:table-cell>
        </table:table-row>
        <table:table-row>
          <table:table-cell table:style-name="TableParallel.B1" office:value-type="string">
            <text:p text:style-name="BodyE"><text:span text:style-name="VR">V. </text:span>God dwelleth in her; she shall not be moved. <text:span text:style-name="VR">R. </text:span>With his countenance.</text:p>
          </table:table-cell>
          <table:table-cell table:style-name="TableParallel.A1" office:value-type="string">
            <text:p text:style-name="BodyL"><text:span text:style-name="VR">V. </text:span>Deus in médio ejus, non commovébitur. <text:span text:style-name="VR">R. </text:span>Deus vultu suo.</text:p>
          </table:table-cell>
        </table:table-row>
        <table:table-row>
          <table:table-cell table:style-name="TableParallel.B1" office:value-type="string">
            <text:p text:style-name="BodyE"><text:span text:style-name="VR">V. </text:span>Glory be...Spirit. <text:span text:style-name="VR">R. </text:span>God shall...</text:p>
          </table:table-cell>
          <table:table-cell table:style-name="TableParallel.A1" office:value-type="string">
            <text:p text:style-name="BodyL"><text:span text:style-name="VR">V. </text:span>Glória Patri...Sancto. <text:span text:style-name="VR">R. </text:span>Adjuvábit eam...</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God hath chosen her, and forechosen her. <text:span text:style-name="VR">R. </text:span>He hath made her to dwell in his tabernacle.</text:p>
          </table:table-cell>
          <table:table-cell table:style-name="TableParallel.A1" office:value-type="string">
            <text:p text:style-name="BodyL"><text:span text:style-name="VR">V. </text:span>Elégit eam Deus, et præelégit eam. <text:span text:style-name="VR">R. </text:span>In tabernáculo suo habitáre facit eam.</text:p>
          </table:table-cell>
        </table:table-row>
      </table:table>
      <text:p text:style-name="BodySm"/>
      <text:p text:style-name="Head2">ad Nonam</text:p>
      <text:p text:style-name="Head3">Capitulum</text:p>
      <text:p text:style-name="RubricHSm"><text:tab/>Ecclus. 24:19</text:p>
      <table:table table:name="Table2399" table:style-name="TableParallel">
        <table:table-column table:style-name="TableParallel.B"/>
        <table:table-column table:style-name="TableParallel.A"/>
        <table:table-row>
          <table:table-cell table:style-name="TableParallel.B1" office:value-type="string">
            <text:p text:style-name="BodyEDrop">IN THE streets I gave a sweet smell like cinnamon and aromatical balm: I yielded a sweet odour like the best myrrh.</text:p>
            <text:p text:style-name="BodyE"><text:span text:style-name="VR">R. </text:span>Thanks be to God.</text:p>
          </table:table-cell>
          <table:table-cell table:style-name="TableParallel.A1" office:value-type="string">
            <text:p text:style-name="BodyLDrop">IN PLATÉIS sicut cinnamómum et bálsamum aromatízans odórem dedi: quasi myrrha elécta, dedi suavitátem odóris.</text:p>
            <text:p text:style-name="BodyL"><text:span text:style-name="VR">R. </text:span>Deo grátias.</text:p>
          </table:table-cell>
        </table:table-row>
      </table:table>
      <text:p text:style-name="Head3">Responsórium Brevium</text:p>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God hath chosen her, * And forechosen her. <text:span text:style-name="VR">R. </text:span>God hath...</text:p>
          </table:table-cell>
          <table:table-cell table:style-name="TableParallel.A1" office:value-type="string">
            <text:p text:style-name="BodyL"><text:span text:style-name="VR">V. </text:span>Elégit eam Deus, * Et præelégit eam. <text:span text:style-name="VR">R. </text:span>Elégit eam...</text:p>
          </table:table-cell>
        </table:table-row>
        <table:table-row>
          <table:table-cell table:style-name="TableParallel.B1" office:value-type="string">
            <text:p text:style-name="BodyE"><text:span text:style-name="VR">V. </text:span>He hath made her to dwell in his tabernacle. <text:span text:style-name="VR">R. </text:span>And forechosen her.</text:p>
          </table:table-cell>
          <table:table-cell table:style-name="TableParallel.A1" office:value-type="string">
            <text:p text:style-name="BodyL"><text:span text:style-name="VR">V. </text:span>In tabernáculo suo habitáre facit eam. <text:span text:style-name="VR">R. </text:span>Et præelégit eam.</text:p>
          </table:table-cell>
        </table:table-row>
        <table:table-row>
          <table:table-cell table:style-name="TableParallel.B1" office:value-type="string">
            <text:p text:style-name="BodyE"><text:span text:style-name="VR">V. </text:span>Glory be...Spirit. <text:span text:style-name="VR">R. </text:span>God hath...</text:p>
          </table:table-cell>
          <table:table-cell table:style-name="TableParallel.A1" office:value-type="string">
            <text:p text:style-name="BodyL"><text:span text:style-name="VR">V. </text:span>Glória Patri...Sancto. <text:span text:style-name="VR">R. </text:span>Elégit eam...</text:p>
          </table:table-cell>
        </table:table-row>
      </table:table>
      <table:table table:name="Table2399" table:style-name="TableParallel">
        <table:table-column table:style-name="TableParallel.B"/>
        <table:table-column table:style-name="TableParallel.A"/>
        <table:table-row>
          <table:table-cell table:style-name="TableParallel.B1" office:value-type="string">
            <text:p text:style-name="BodyE"><text:span text:style-name="VR">V. </text:span>Grace is poured abroad on thy lips.  <text:span text:style-name="VR">R. </text:span>Therefore hath God blessed thee for ever.</text:p>
          </table:table-cell>
          <table:table-cell table:style-name="TableParallel.A1" office:value-type="string">
            <text:p text:style-name="BodyL"><text:span text:style-name="VR">V. </text:span>Diffúsa est grátia in lábiis tuis.  <text:span text:style-name="VR">R. </text:span>Proptérea benedíxit te Deus in ætérnum.</text:p>
          </table:table-cell>
        </table:table-row>
      </table:table>
      <text:p text:style-name="Rubric">The Office of the B.V.M. on Saturdays ends after None.</text:p>
      <text:p text:style-name="BodySm"/>
      <text:p text:style-name="Head3"><draw:frame text:anchor-type="as-char" svg:width="619" style:rel-width="33%" svg:height="59" style:rel-height="scale"><draw:image xlink:href="../Images/separator4.t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loister Black" svg:font-family="'Cloister Black'" style:font-adornments="Light" style:font-pitch="variable"/>
    <style:font-face style:name="Times VR" svg:font-family="'Times VR'" style:font-adornments="Regular"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dy" style:family="paragraph" style:parent-style-name="Standard" style:master-page-name="">
      <style:paragraph-properties fo:text-align="start" style:justify-single-word="false" fo:hyphenation-ladder-count="no-limit" style:page-number="auto" fo:background-color="transparent" style:shadow="none">
        <style:tab-stops>
          <style:tab-stop style:position="5in" style:type="right"/>
        </style:tab-stops>
        <style:background-image/>
      </style:paragraph-properties>
      <style:text-properties fo:font-size="9pt" style:text-scale="95%" fo:hyphenate="true" fo:hyphenation-remain-char-count="2" fo:hyphenation-push-char-count="2"/>
    </style:style>
    <style:style style:name="BodyE" style:family="paragraph" style:parent-style-name="Body">
      <style:paragraph-properties fo:text-align="justify" style:justify-single-word="false"/>
    </style:style>
    <style:style style:name="BodyL" style:family="paragraph" style:parent-style-name="BodyE">
      <style:text-properties fo:language="la" fo:country="VA"/>
    </style:style>
    <style:style style:name="BodySm" style:family="paragraph" style:parent-style-name="Body" style:master-page-name="">
      <style:paragraph-properties style:page-number="auto"/>
      <style:text-properties fo:font-size="8pt"/>
    </style:style>
    <style:style style:name="BodyESm" style:family="paragraph" style:parent-style-name="BodySm">
      <style:paragraph-properties fo:text-align="justify" style:justify-single-word="false"/>
    </style:style>
    <style:style style:name="BodyLSm" style:family="paragraph" style:parent-style-name="BodyESm">
      <style:text-properties fo:language="la" fo:country="VA"/>
    </style:style>
    <style:style style:name="BodyEDrop" style:family="paragraph" style:parent-style-name="BodyE" style:class="extra" style:master-page-name="">
      <style:paragraph-properties style:page-number="auto">
        <style:drop-cap style:lines="2" style:distance="0.0201in" style:style-name="DropCap"/>
      </style:paragraph-properties>
    </style:style>
    <style:style style:name="BodyLDrop" style:family="paragraph" style:parent-style-name="BodyEDrop">
      <style:text-properties fo:language="la" fo:country="VA"/>
    </style:style>
    <style:style style:name="BodyEIndent" style:family="paragraph" style:parent-style-name="BodyE">
      <style:paragraph-properties fo:margin-left="0in" fo:margin-right="0in" fo:text-indent="0.1in" style:auto-text-indent="false"/>
    </style:style>
    <style:style style:name="BodyLIndent" style:family="paragraph" style:parent-style-name="BodyEIndent">
      <style:text-properties fo:language="la" fo:country="VA"/>
    </style:style>
    <style:style style:name="Rubric" style:family="paragraph" style:parent-style-name="Body" style:class="extra" style:master-page-name="">
      <style:paragraph-properties fo:text-align="start" style:justify-single-word="false" style:page-number="auto" fo:background-color="transparent">
        <style:background-image/>
      </style:paragraph-properties>
      <style:text-properties fo:color="#ff0000" fo:font-style="italic"/>
    </style:style>
    <style:style style:name="RubricH" style:family="paragraph" style:parent-style-name="Rubric" style:master-page-name="">
      <style:paragraph-properties style:page-number="auto" fo:keep-with-next="always"/>
    </style:style>
    <style:style style:name="RubricHSm" style:family="paragraph" style:parent-style-name="RubricH">
      <style:text-properties fo:font-size="7.5pt"/>
    </style:style>
    <style:style style:name="RubricHidden" style:family="paragraph" style:parent-style-name="Body">
      <style:paragraph-properties fo:keep-with-next="always"/>
      <style:text-properties text:display="true"/>
    </style:style>
    <style:style style:name="BkHidden" style:family="paragraph" style:parent-style-name="RubricHidden"/>
    <style:style style:name="HymnE" style:family="paragraph" style:parent-style-name="Body">
      <style:paragraph-properties fo:margin-left="0.1in" fo:margin-right="0in" fo:text-indent="-0.1in" style:auto-text-indent="false"/>
    </style:style>
    <style:style style:name="HymnE1" style:family="paragraph" style:parent-style-name="HymnE"/>
    <style:style style:name="HymnL" style:family="paragraph" style:parent-style-name="HymnE">
      <style:text-properties fo:language="la" fo:country="VA"/>
    </style:style>
    <style:style style:name="HymnL1" style:family="paragraph" style:parent-style-name="HymnL"/>
    <style:style style:name="HymnS" style:family="paragraph" style:parent-style-name="Body">
      <style:text-properties fo:font-size="4pt"/>
    </style:style>
    <style:style style:name="Head0" style:family="paragraph" style:parent-style-name="Standard">
      <style:paragraph-properties fo:margin-top="0.0402in" fo:margin-bottom="0.0402in" fo:text-align="center" style:justify-single-word="false" fo:keep-with-next="always"/>
      <style:text-properties style:font-name="Cloister Black" fo:font-size="20pt"/>
    </style:style>
    <style:style style:name="Head0L" style:family="paragraph" style:parent-style-name="Head0">
      <style:text-properties text:display="true"/>
    </style:style>
    <style:style style:name="Head1" style:family="paragraph" style:parent-style-name="Head0">
      <style:text-properties fo:font-size="18pt"/>
    </style:style>
    <style:style style:name="Head1L" style:family="paragraph" style:parent-style-name="Head1">
      <style:text-properties text:display="true"/>
    </style:style>
    <style:style style:name="Head1NI" style:family="paragraph" style:parent-style-name="Head1"/>
    <style:style style:name="Head1NIL" style:family="paragraph" style:parent-style-name="Head1NI">
      <style:text-properties text:display="true"/>
    </style:style>
    <style:style style:name="Head2" style:family="paragraph" style:parent-style-name="Head1" style:next-style-name="Rubric" style:master-page-name="">
      <style:paragraph-properties fo:margin-top="0.0201in" fo:margin-bottom="0.0201in" style:page-number="auto"/>
      <style:text-properties style:font-name="Times New Roman" fo:font-size="10pt" fo:font-weight="bold"/>
    </style:style>
    <style:style style:name="Head2L" style:family="paragraph" style:parent-style-name="Head2">
      <style:text-properties text:display="true"/>
    </style:style>
    <style:style style:name="Head2Ps" style:family="paragraph" style:parent-style-name="Head2"/>
    <style:style style:name="Head2Cant" style:family="paragraph" style:parent-style-name="Head2"/>
    <style:style style:name="Head3" style:family="paragraph" style:parent-style-name="Head2">
      <style:text-properties fo:font-size="9pt" fo:font-style="italic" fo:font-weight="normal"/>
    </style:style>
    <style:style style:name="Head3L" style:family="paragraph" style:parent-style-name="Head3">
      <style:text-properties text:display="true"/>
    </style:style>
    <style:style style:name="Head4" style:family="paragraph" style:parent-style-name="RubricHSm">
      <style:paragraph-properties fo:text-align="center" style:justify-single-word="false"/>
    </style:style>
    <style:style style:name="IndexCaps" style:family="paragraph" style:parent-style-name="Body" style:master-page-name="">
      <style:paragraph-properties fo:margin-top="0.0402in" fo:margin-bottom="0.0402in" style:page-number="auto"/>
      <style:text-properties fo:text-transform="uppercase" fo:font-weight="bold"/>
    </style:style>
    <style:style style:name="Spacer" style:family="paragraph" style:parent-style-name="Body" style:master-page-name="">
      <style:paragraph-properties style:page-number="auto"/>
      <style:text-properties fo:font-size="2pt"/>
    </style:style>
    <style:style style:name="PageHeader" style:family="paragraph" style:parent-style-name="BodySm">
      <style:paragraph-properties fo:padding="0in" fo:border-left="none" fo:border-right="none" fo:border-top="none" fo:border-bottom="0.0008in solid #000000" style:shadow="none"/>
    </style:style>
    <style:style style:name="Hidden1" style:family="paragraph" style:parent-style-name="Body" style:list-style-name="Outline" style:master-page-name="" style:default-outline-level="1">
      <style:paragraph-properties style:page-number="auto" fo:keep-with-next="always"/>
      <style:text-properties text:display="true"/>
    </style:style>
    <style:style style:name="Hidden2" style:family="paragraph" style:parent-style-name="Hidden1" style:list-style-name="Outline" style:master-page-name="" style:default-outline-level="2">
      <style:paragraph-properties style:page-number="auto"/>
    </style:style>
    <style:style style:name="Header" style:family="paragraph" style:parent-style-name="Standard" style:class="extra">
      <style:paragraph-properties text:number-lines="false" text:line-number="0">
        <style:tab-stops>
          <style:tab-stop style:position="1.7307in" style:type="center"/>
          <style:tab-stop style:position="3.461in" style:type="right"/>
        </style:tab-stops>
      </style:paragraph-properties>
    </style:style>
    <style:style style:name="Footer" style:family="paragraph" style:parent-style-name="Standard" style:class="extra">
      <style:paragraph-properties text:number-lines="false" text:line-number="0">
        <style:tab-stops>
          <style:tab-stop style:position="1.7307in" style:type="center"/>
          <style:tab-stop style:position="3.46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ymnR" style:family="text">
      <style:text-properties fo:color="#ff0000" fo:font-size="10pt" fo:font-weight="bold"/>
    </style:style>
    <style:style style:name="Rubric" style:family="text">
      <style:text-properties fo:color="#ff0000" fo:font-style="italic"/>
    </style:style>
    <style:style style:name="NonRubric" style:family="text" style:parent-style-name="Rubric">
      <style:text-properties fo:color="#000000" fo:font-style="normal" fo:font-weight="normal"/>
    </style:style>
    <style:style style:name="AllCaps" style:family="text">
      <style:text-properties fo:font-variant="small-caps"/>
    </style:style>
    <style:style style:name="DropCap" style:family="text">
      <style:text-properties style:font-name="Cloister Black" fo:font-weight="250"/>
    </style:style>
    <style:style style:name="VR" style:family="text">
      <style:text-properties fo:color="#ff0000" style:font-name="Times V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fr1" style:family="graphic" style:parent-style-name="Frame">
      <style:graphic-properties fo:margin-left="0in" fo:margin-right="0in" fo:margin-top="0in" fo:margin-bottom="0in" style:vertical-pos="from-top" style:vertical-rel="page-content" style:horizontal-pos="center" style:horizontal-rel="page-content" fo:padding="0in" fo:border="none" style:shadow="none" style:flow-with-text="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6.25in" fo:page-height="9.25in" style:num-format="1" style:print-orientation="portrait" fo:margin-top="0.3299in" fo:margin-bottom="0.3299in" fo:margin-left="0.75in" fo:margin-right="0.3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0902in" fo:margin-left="0in" fo:margin-right="0in" fo:margin-bottom="0.05in" style:dynamic-spacing="false"/>
      </style:header-style>
      <style:footer-style>
        <style:header-footer-properties fo:min-height="0.0402in" fo:margin-left="0in" fo:margin-right="0in" fo:margin-top="0in" style:dynamic-spacing="false"/>
      </style:footer-style>
    </style:page-layout>
    <style:page-layout style:name="pm3" style:page-usage="mirrored">
      <style:page-layout-properties fo:page-width="6.25in" fo:page-height="9.25in" style:num-format="1" style:print-orientation="portrait" fo:margin-top="0.3299in" fo:margin-bottom="0.3299in" fo:margin-left="0.75in" fo:margin-right="0.3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0902in" fo:margin-left="0in" fo:margin-right="0in" fo:margin-bottom="0.05in" style:dynamic-spacing="false"/>
      </style:header-style>
      <style:footer-style/>
    </style:page-layout>
    <style:page-layout style:name="pm4" style:page-usage="right">
      <style:page-layout-properties fo:page-width="6.25in" fo:page-height="9.25in" style:num-format="1" style:print-orientation="portrait" fo:margin-top="0.3299in" fo:margin-bottom="0.3299in" fo:margin-left="0.75in" fo:margin-right="0.3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style:master-page style:name="Body" style:page-layout-name="pm2">
      <style:header>
        <text:p text:style-name="PageHeader"><text:tab/><text:page-number text:select-page="current">45</text:page-number></text:p>
      </style:header>
      <style:header-left>
        <text:p text:style-name="PageHeader"><text:page-number text:select-page="current">45</text:page-number></text:p>
      </style:header-left>
      <style:footer>
        <text:p text:style-name="Spacer"><draw:frame draw:style-name="fr1" draw:name="FrLeft" text:anchor-type="paragraph" svg:y="-0.2in" fo:min-width="0.1in" draw:z-index="57">
      <draw:text-box fo:min-height="0.0201in">
       <text:p text:style-name="BodySm"><text:chapter text:display="name" text:outline-level="2">BVM Saturday</text:chapter></text:p>
      </draw:text-box>
     </draw:frame></text:p>
      </style:footer>
      <style:footer-left>
        <text:p text:style-name="Spacer"><draw:frame draw:style-name="fr1" draw:name="FrRight" text:anchor-type="paragraph" svg:y="-0.2in" fo:min-width="0.1in" draw:z-index="28">
      <draw:text-box fo:min-height="0.0201in">
       <text:p text:style-name="BodySm"><text:chapter text:display="name" text:outline-level="1">Common of Saints</text:chapter></text:p>
      </draw:text-box>
     </draw:frame></text:p>
      </style:footer-left>
    </style:master-page>
    <style:master-page style:name="Intro" style:page-layout-name="pm3">
      <style:header>
        <text:p text:style-name="PageHeader"><text:tab/><text:page-number text:select-page="current">45</text:page-number></text:p>
      </style:header>
      <style:header-left>
        <text:p text:style-name="PageHeader"><text:page-number text:select-page="current">45</text:page-number></text:p>
      </style:header-left>
    </style:master-page>
    <style:master-page style:name="Header_20_Page" style:display-name="Header Pag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
  </meta:generator>
    <meta:initial-creator>David Siefker</meta:initial-creator>
    <meta:creation-date>2007-12-09T19:37:48</meta:creation-date>
    <dc:creator>David Siefker</dc:creator>
    <dc:date>2009-01-12T04:43:08</dc:date>
    <meta:printed-by>David Siefker</meta:printed-by>
    <meta:print-date>2008-03-21T01:26:28</meta:print-date>
    <meta:editing-cycles>218</meta:editing-cycles>
    <meta:editing-duration>P2DT13H10M21S</meta:editing-duration>
    <meta:user-defined meta:name="Info 1"/>
    <meta:user-defined meta:name="Info 2"/>
    <meta:user-defined meta:name="Info 3"/>
    <meta:user-defined meta:name="Info 4"/>
    <meta:document-statistic meta:table-count="296" meta:image-count="14" meta:object-count="0" meta:page-count="45" meta:paragraph-count="2381" meta:word-count="22555" meta:character-count="129231"/>
  </office:meta>
</office:document-meta>
</file>